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9307in"/>
    </style:style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2528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9193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0.7118in"/>
    </style:style>
    <style:style style:name="co10" style:family="table-column">
      <style:table-column-properties fo:break-before="auto" style:column-width="0.4492in"/>
    </style:style>
    <style:style style:name="co11" style:family="table-column">
      <style:table-column-properties fo:break-before="auto" style:column-width="0.428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1.0071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0.6134in"/>
    </style:style>
    <style:style style:name="co16" style:family="table-column">
      <style:table-column-properties fo:break-before="auto" style:column-width="0.7008in"/>
    </style:style>
    <style:style style:name="co17" style:family="table-column">
      <style:table-column-properties fo:break-before="auto" style:column-width="1.1484in"/>
    </style:style>
    <style:style style:name="co18" style:family="table-column">
      <style:table-column-properties fo:break-before="auto" style:column-width="1.1047in"/>
    </style:style>
    <style:style style:name="co19" style:family="table-column">
      <style:table-column-properties fo:break-before="auto" style:column-width="1.2665in"/>
    </style:style>
    <style:style style:name="co20" style:family="table-column">
      <style:table-column-properties fo:break-before="auto" style:column-width="1.1709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1744in"/>
    </style:style>
    <style:style style:name="co23" style:family="table-column">
      <style:table-column-properties fo:break-before="auto" style:column-width="3.5398in"/>
    </style:style>
    <style:style style:name="co25" style:family="table-column">
      <style:table-column-properties fo:break-before="auto" style:column-width="3.561in"/>
    </style:style>
    <style:style style:name="co26" style:family="table-column">
      <style:table-column-properties fo:break-before="auto" style:column-width="0.22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8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ext-properties fo:color="#000000" style:text-outline="false" style:text-line-through-style="none" style:font-name="Courier New" fo:font-size="8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font-style-asian="normal" style:font-weight-asian="bold" style:font-name-complex="Courier New" style:font-size-complex="4.55000019073486pt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ff"/>
      <style:text-properties fo:color="#ff0000" style:text-outline="false" style:text-line-through-style="none" style:font-name="Courier New" fo:font-size="8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font-name="Courier New" fo:font-size="8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ourier New" fo:font-size="8pt" fo:text-shadow="none" style:text-underline-style="none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style:font-name="Courier New" fo:font-size="8pt" fo:text-shadow="none" style:text-underline-style="none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6e6ff"/>
      <style:text-properties fo:color="#000000" style:text-outline="false" style:text-line-through-style="none" style:font-name="Courier New" fo:font-size="8pt" fo:text-shadow="none" style:text-underline-style="none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6e6ff"/>
      <style:text-properties fo:color="#ff0000" style:text-outline="false" style:text-line-through-style="none" style:font-name="Courier New" fo:font-size="8pt" fo:text-shadow="none" style:text-underline-style="none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0c0c0"/>
      <style:text-properties fo:color="#000000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#e6e6ff"/>
      <style:text-properties fo:color="#ff0000"/>
    </style:style>
    <style:style style:name="ce17" style:family="table-cell" style:parent-style-name="Default">
      <style:table-cell-properties fo:background-color="transparent"/>
      <style:text-properties fo:color="#000000"/>
    </style:style>
    <style:style style:name="ce19" style:family="table-cell" style:parent-style-name="Default">
      <style:table-cell-properties fo:background-color="#e6e6ff"/>
      <style:text-properties fo:color="#000000"/>
    </style:style>
    <style:style style:name="ce20" style:family="table-cell" style:parent-style-name="Default" style:data-style-name="N80">
      <style:table-cell-properties fo:background-color="#e6e6ff"/>
      <style:text-properties fo:color="#ff0000"/>
    </style:style>
    <style:style style:name="ce21" style:family="table-cell" style:parent-style-name="Default" style:data-style-name="N80">
      <style:text-properties fo:color="#000000"/>
    </style:style>
    <style:style style:name="ce22" style:family="table-cell" style:parent-style-name="Default" style:data-style-name="N80">
      <style:table-cell-properties fo:background-color="transparent"/>
      <style:text-properties fo:color="#000000"/>
    </style:style>
    <style:style style:name="ce23" style:family="table-cell" style:parent-style-name="Default" style:data-style-name="N80">
      <style:table-cell-properties fo:background-color="#e6e6ff"/>
      <style:text-properties fo:color="#000000"/>
    </style:style>
    <style:style style:name="ce24" style:family="table-cell" style:parent-style-name="Default">
      <style:text-properties fo:color="#ff00ff" fo:font-weight="bold" style:font-weight-asian="bold" style:font-weight-complex="bold"/>
    </style:style>
    <style:style style:name="ce25" style:family="table-cell" style:parent-style-name="Default" style:data-style-name="N80">
      <style:table-cell-properties fo:background-color="#e6e6ff"/>
      <style:text-properties fo:color="#ff00ff"/>
    </style:style>
    <style:style style:name="ce26" style:family="table-cell" style:parent-style-name="Default" style:data-style-name="N0">
      <style:text-properties fo:color="#ff00ff"/>
    </style:style>
    <style:style style:name="ce27" style:family="table-cell" style:parent-style-name="Default" style:data-style-name="N0">
      <style:table-cell-properties fo:background-color="#e6e6ff"/>
      <style:text-properties fo:color="#ff00ff"/>
    </style:style>
    <style:style style:name="ce28" style:family="table-cell" style:parent-style-name="Default" style:data-style-name="N0">
      <style:table-cell-properties fo:background-color="transparent"/>
      <style:text-properties fo:color="#ff00ff"/>
    </style:style>
    <style:style style:name="ce29" style:family="table-cell" style:parent-style-name="Default">
      <style:table-cell-properties fo:background-color="#c0c0c0"/>
      <style:text-properties fo:color="#ff00ff"/>
    </style:style>
    <style:style style:name="ce30" style:family="table-cell" style:parent-style-name="Default">
      <style:text-properties fo:color="#ff00ff"/>
    </style:style>
    <style:style style:name="ce31" style:family="table-cell" style:parent-style-name="Default">
      <style:table-cell-properties fo:background-color="#e6e6ff"/>
      <style:text-properties fo:color="#ff00ff"/>
    </style:style>
    <style:style style:name="ce32" style:family="table-cell" style:parent-style-name="Default">
      <style:table-cell-properties fo:background-color="transparent"/>
      <style:text-properties fo:color="#ff00ff"/>
    </style:style>
    <style:style style:name="ce33" style:family="table-cell" style:parent-style-name="Default" style:data-style-name="N80">
      <style:table-cell-properties fo:background-color="#e6e6ff"/>
    </style:style>
    <style:style style:name="ce34" style:family="table-cell" style:parent-style-name="Default" style:data-style-name="N80"/>
    <style:style style:name="ce35" style:family="table-cell" style:parent-style-name="Default" style:data-style-name="N80">
      <style:table-cell-properties fo:background-color="transparent"/>
    </style:style>
    <style:style style:name="ce36" style:family="table-cell" style:parent-style-name="Default">
      <style:table-cell-properties fo:background-color="#c0c0c0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ackground-color="#c0c0c0"/>
      <style:text-properties fo:color="#ff0000"/>
    </style:style>
    <style:style style:name="ce38" style:family="table-cell" style:parent-style-name="Default">
      <style:table-cell-properties fo:background-color="#e6e6ff"/>
      <style:text-properties style:use-window-font-color="true"/>
    </style:style>
    <style:style style:name="ce39" style:family="table-cell" style:parent-style-name="Default">
      <style:text-properties style:use-window-font-color="true"/>
    </style:style>
    <style:style style:name="ce40" style:family="table-cell" style:parent-style-name="Default">
      <style:table-cell-properties fo:background-color="transparent"/>
      <style:text-properties style:use-window-font-color="true"/>
    </style:style>
    <style:style style:name="ce41" style:family="table-cell" style:parent-style-name="Default">
      <style:table-cell-properties fo:background-color="transparent"/>
      <style:text-properties fo:color="#ff0000"/>
    </style:style>
    <style:style style:name="ce42" style:family="table-cell" style:parent-style-name="Default">
      <style:text-properties fo:color="#ff0000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  <style:style style:name="T7" style:family="text">
      <style:text-properties fo:color="#800080"/>
    </style:style>
    <style:style style:name="T8" style:family="text">
      <style:text-properties fo:color="#808000"/>
    </style:style>
  </office:automatic-styles>
  <office:body>
    <office:spreadsheet>
      <table:table table:name="Sheet1" table:style-name="ta1" table:print="false">
        <table:table-column table:style-name="co5" table:default-cell-style-name="Default"/>
        <table:table-column table:style-name="co6" table:default-cell-style-name="ce14"/>
        <table:table-column table:style-name="co4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0" table:default-cell-style-name="ce30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0" table:default-cell-style-name="ce30"/>
        <table:table-column table:style-name="co17" table:default-cell-style-name="ce14"/>
        <table:table-column table:style-name="co10" table:default-cell-style-name="ce14"/>
        <table:table-column table:style-name="co12" table:default-cell-style-name="ce14"/>
        <table:table-column table:style-name="co18" table:default-cell-style-name="ce14"/>
        <table:table-column table:style-name="co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ce13"/>
        <table:table-column table:style-name="co23" table:default-cell-style-name="ce14"/>
        <table:table-column table:style-name="co25" table:default-cell-style-name="ce14"/>
        <table:table-column table:style-name="co26" table:default-cell-style-name="ce13"/>
        <table:table-column table:style-name="co1" table:number-columns-repeated="992" table:default-cell-style-name="ce14"/>
        <table:table-column table:style-name="co1" table:default-cell-style-name="Default"/>
        <table:table-row table:style-name="ro1">
          <table:table-cell table:style-name="ce2" office:value-type="string">
            <text:p>ID</text:p>
          </table:table-cell>
          <table:table-cell table:style-name="ce6" office:value-type="string">
            <text:p>EMPNO</text:p>
          </table:table-cell>
          <table:table-cell table:style-name="ce15" office:value-type="string">
            <text:p>ENAME</text:p>
          </table:table-cell>
          <table:table-cell table:style-name="ce15" office:value-type="string">
            <text:p>JOB</text:p>
          </table:table-cell>
          <table:table-cell table:style-name="ce15" office:value-type="string">
            <text:p>MGR_EMP_ID</text:p>
          </table:table-cell>
          <table:table-cell table:style-name="ce15" office:value-type="string">
            <text:p>Ellisson</text:p>
          </table:table-cell>
          <table:table-cell table:style-name="ce15" office:value-type="string">
            <text:p>King</text:p>
          </table:table-cell>
          <table:table-cell table:style-name="ce15" office:value-type="string">
            <text:p>Lane</text:p>
          </table:table-cell>
          <table:table-cell table:style-name="ce15" office:value-type="string">
            <text:p>Mgr</text:p>
          </table:table-cell>
          <table:table-cell table:style-name="ce15" office:value-type="string">
            <text:p>HIREDATE</text:p>
          </table:table-cell>
          <table:table-cell table:style-name="ce24" office:value-type="string">
            <text:p>FLAG</text:p>
          </table:table-cell>
          <table:table-cell table:style-name="ce15" office:value-type="string">
            <text:p>SAL</text:p>
          </table:table-cell>
          <table:table-cell table:style-name="ce15" office:value-type="string">
            <text:p>COMM</text:p>
          </table:table-cell>
          <table:table-cell table:style-name="ce15" office:value-type="string">
            <text:p>DEPT_ID</text:p>
          </table:table-cell>
          <table:table-cell table:style-name="ce24" office:value-type="string">
            <text:p>FLAG</text:p>
          </table:table-cell>
          <table:table-cell table:style-name="ce15" office:value-type="string">
            <text:p>EFF_BEG_DTM</text:p>
          </table:table-cell>
          <table:table-cell table:number-columns-repeated="2" table:style-name="ce24" office:value-type="string">
            <text:p>FLAG</text:p>
          </table:table-cell>
          <table:table-cell table:style-name="ce15" office:value-type="string">
            <text:p>EFF_END_DTM</text:p>
          </table:table-cell>
          <table:table-cell table:style-name="ce2" office:value-type="string">
            <text:p>LAST_ACTIVE</text:p>
          </table:table-cell>
          <table:table-cell table:style-name="ce2" office:value-type="string">
            <text:p>AUD_BEG_DTM</text:p>
          </table:table-cell>
          <table:table-cell table:style-name="ce24" office:value-type="string">
            <text:p>FLAG</text:p>
          </table:table-cell>
          <table:table-cell table:style-name="ce2" office:value-type="string">
            <text:p>AUD_BEG_USR</text:p>
          </table:table-cell>
          <table:table-cell table:style-name="ce24" office:value-type="string">
            <text:p>FLAG</text:p>
          </table:table-cell>
          <table:table-cell table:style-name="ce2" office:value-type="string">
            <text:p>AUD_END_DTM</text:p>
          </table:table-cell>
          <table:table-cell table:style-name="ce24" office:value-type="string">
            <text:p>FLAG</text:p>
          </table:table-cell>
          <table:table-cell table:style-name="ce2" office:value-type="string">
            <text:p>AUD_END_USR</text:p>
          </table:table-cell>
          <table:table-cell table:style-name="ce36"/>
          <table:table-cell table:style-name="ce15" table:formula="of:=&quot;insert into EMP (&quot;&amp;[.A1]&amp;&quot;,&quot;&amp;[.B1]&amp;&quot;,&quot;&amp;[.C1]&amp;&quot;,&quot;&amp;[.D1]&amp;&quot;,&quot;&amp;[.E1]&amp;&quot;,&quot;&amp;[.J1]&amp;&quot;,&quot;&amp;[.L1]&amp;&quot;,&quot;&amp;[.M1]&amp;&quot;,&quot;&amp;[.N1]&amp;&quot;,&quot;&amp;[.P1]&amp;&quot;,&quot;&amp;[.U1]&amp;&quot;,&quot;&amp;[.W1]&amp;&quot;) values (&quot;" office:value-type="string" office:string-value="insert into EMP (ID,EMPNO,ENAME,JOB,MGR_EMP_ID,HIREDATE,SAL,COMM,DEPT_ID,EFF_BEG_DTM,AUD_BEG_DTM,AUD_BEG_USR) values (">
            <text:p>insert into EMP (ID,EMPNO,ENAME,JOB,MGR_EMP_ID,HIREDATE,SAL,COMM,DEPT_ID,EFF_BEG_DTM,AUD_BEG_DTM,AUD_BEG_USR) values (</text:p>
          </table:table-cell>
          <table:table-cell table:style-name="ce15" table:formula="of:=&quot;insert into EMP_HIST (EMP_&quot;&amp;[.A1]&amp;&quot;,&quot;&amp;[.B1]&amp;&quot;,&quot;&amp;[.C1]&amp;&quot;,&quot;&amp;[.D1]&amp;&quot;,&quot;&amp;[.E1]&amp;&quot;,&quot;&amp;[.J1]&amp;&quot;,&quot;&amp;[.L1]&amp;&quot;,&quot;&amp;[.M1]&amp;&quot;,&quot;&amp;[.N1]&amp;&quot;,&quot;&amp;[.P1]&amp;&quot;,&quot;&amp;[.S1]&amp;&quot;,&quot;&amp;[.T1]&amp;&quot;,&quot;&amp;[.U1]&amp;&quot;,&quot;&amp;[.W1]&amp;&quot;,&quot;&amp;[.Y1]&amp;&quot;,&quot;&amp;[.AA1]&amp;&quot;) values (&quot;" office:value-type="string" office:string-value="insert into EMP_HIST (EMP_ID,EMPNO,ENAME,JOB,MGR_EMP_ID,HIREDATE,SAL,COMM,DEPT_ID,EFF_BEG_DTM,EFF_END_DTM,LAST_ACTIVE,AUD_BEG_DTM,AUD_BEG_USR,AUD_END_DTM,AUD_END_USR) values (">
            <text:p>insert into EMP_HIST (EMP_ID,EMPNO,ENAME,JOB,MGR_EMP_ID,HIREDATE,SAL,COMM,DEPT_ID,EFF_BEG_DTM,EFF_END_DTM,LAST_ACTIVE,AUD_BEG_DTM,AUD_BEG_USR,AUD_END_DTM,AUD_END_USR) values (</text:p>
          </table:table-cell>
          <table:table-cell table:style-name="ce36" office:value-type="string">
            <text:p><text:s/></text:p>
          </table:table-cell>
          <table:table-cell table:style-name="ce15" table:number-columns-repeated="992"/>
          <table:table-cell table:style-name="ce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7301">
            <text:p>7301</text:p>
          </table:table-cell>
          <table:table-cell table:style-name="ce16" office:value-type="string">
            <text:p>ELLISON</text:p>
          </table:table-cell>
          <table:table-cell table:style-name="ce16" office:value-type="string">
            <text:p>PRESIDENT</text:p>
          </table:table-cell>
          <table:table-cell table:style-name="ce16" office:value-type="string">
            <text:p>null</text:p>
          </table:table-cell>
          <table:table-cell table:style-name="ce16" table:number-columns-repeated="4"/>
          <table:table-cell table:style-name="ce20" office:value-type="date" office:date-value="1980-11-02">
            <text:p>2. Nov. 1980</text:p>
          </table:table-cell>
          <table:table-cell table:style-name="ce25"/>
          <table:table-cell table:style-name="ce16" office:value-type="float" office:value="4000">
            <text:p>4000</text:p>
          </table:table-cell>
          <table:table-cell table:style-name="ce16" office:value-type="string">
            <text:p>null</text:p>
          </table:table-cell>
          <table:table-cell table:style-name="ce16" office:value-type="float" office:value="1">
            <text:p>1</text:p>
          </table:table-cell>
          <table:table-cell table:style-name="ce31" table:formula="of:=IF([.P2]&lt;[.J2];[.O$1];&quot;&quot;)">
            <text:p/>
          </table:table-cell>
          <table:table-cell table:style-name="ce20" office:value-type="date" office:date-value="1980-11-02">
            <text:p>2. Nov. 1980</text:p>
          </table:table-cell>
          <table:table-cell table:style-name="ce16"/>
          <table:table-cell table:style-name="ce27" table:formula="of:=IF(AND([.P2]&gt;[.S2];[.S2]&lt;&gt;0);[.R$1];&quot;&quot;)">
            <text:p/>
          </table:table-cell>
          <table:table-cell table:style-name="ce20" office:value-type="date" office:date-value="1981-06-30">
            <text:p>30. Jun. 1981</text:p>
          </table:table-cell>
          <table:table-cell table:style-name="ce3" office:value-type="string">
            <text:p>Y</text:p>
          </table:table-cell>
          <table:table-cell table:style-name="ce33" office:value-type="date" office:date-value="1980-11-04T07:36:59.238281">
            <text:p>4. Nov. 1980</text:p>
          </table:table-cell>
          <table:table-cell table:style-name="ce16"/>
          <table:table-cell table:style-name="ce33" table:formula="of:=VLOOKUP([.U2];[Sheet2.$A$2:.$B$6];2)" office:value-type="string" office:string-value="DAVIS">
            <text:p>DAVIS</text:p>
          </table:table-cell>
          <table:table-cell table:style-name="ce33" table:formula="of:=IF(AND([.Y2]&lt;&gt;&quot;&quot;;[.Y2]&lt;[.U2]);[.X$1];&quot;&quot;)">
            <text:p/>
          </table:table-cell>
          <table:table-cell table:style-name="ce33" office:value-type="date" office:date-value="1981-06-28T01:35:50.683594">
            <text:p>28. Jun. 1981</text:p>
          </table:table-cell>
          <table:table-cell table:style-name="ce16"/>
          <table:table-cell table:style-name="ce33" table:formula="of:=IF([.Y2]&lt;&gt;&quot;&quot;;VLOOKUP([.Y2];[Sheet2.$A$2:.$B$6];2);&quot;&quot;)" office:value-type="string" office:string-value="THOMPSON">
            <text:p>THOMPSON</text:p>
          </table:table-cell>
          <table:table-cell table:style-name="ce37"/>
          <table:table-cell table:style-name="ce19" table:formula="of:=[.AC$1]&amp;[.A2]&amp;&quot;,&quot;&amp;[.B2]&amp;&quot;,'&quot;&amp;[.C2]&amp;&quot;','&quot;&amp;[.D2]&amp;&quot;',&quot;&amp;[.E2]&amp;&quot;,to_date('&quot;&amp;YEAR([.J2])&amp;&quot;-&quot;&amp;MONTH([.J2])&amp;&quot;-&quot;&amp;DAY([.J2])&amp;&quot;','YYYY-MM-DD'),&quot;&amp;[.L2]&amp;&quot;,&quot;&amp;[.M2]&amp;&quot;,&quot;&amp;[.N2]&amp;&quot;,to_date('&quot;&amp;YEAR([.P2])&amp;&quot;-&quot;&amp;MONTH([.P2])&amp;&quot;-&quot;&amp;DAY([.P2])&amp;&quot;','YYYY-MM-DD'),to_date('&quot;&amp;YEAR([.U2])&amp;&quot;-&quot;&amp;MONTH([.U2])&amp;&quot;-&quot;&amp;DAY([.U2])&amp;&quot;','YYYY-MM-DD'),'&quot;&amp;[.W2]&amp;&quot;');&quot;" office:value-type="string" office:string-value="insert into EMP (ID,EMPNO,ENAME,JOB,MGR_EMP_ID,HIREDATE,SAL,COMM,DEPT_ID,EFF_BEG_DTM,AUD_BEG_DTM,AUD_BEG_USR) values (1,7301,'ELLISON','PRESIDENT',null,to_date('1980-11-2','YYYY-MM-DD'),4000,null,1,to_date('1980-11-2','YYYY-MM-DD'),to_date('1980-11-4','YYYY-MM-DD'),'DAVIS');">
            <text:p>insert into EMP (ID,EMPNO,ENAME,JOB,MGR_EMP_ID,HIREDATE,SAL,COMM,DEPT_ID,EFF_BEG_DTM,AUD_BEG_DTM,AUD_BEG_USR) values (1,7301,'ELLISON','PRESIDENT',null,to_date('1980-11-2','YYYY-MM-DD'),4000,null,1,to_date('1980-11-2','YYYY-MM-DD'),to_date('1980-11-4','YYYY-MM-DD'),'DAVIS');</text:p>
          </table:table-cell>
          <table:table-cell table:style-name="ce38" table:formula="of:=[.AD$1]&amp;[.A2]&amp;&quot;,&quot;&amp;[.B2]&amp;&quot;,'&quot;&amp;[.C2]&amp;&quot;','&quot;&amp;[.D2]&amp;&quot;',&quot;&amp;[.E2]&amp;&quot;,to_date('&quot;&amp;YEAR([.J2])&amp;&quot;-&quot;&amp;MONTH([.J2])&amp;&quot;-&quot;&amp;DAY([.J2])&amp;&quot;','YYYY-MM-DD'),&quot;&amp;[.L2]&amp;&quot;,&quot;&amp;[.M2]&amp;&quot;,&quot;&amp;[.N2]&amp;&quot;,to_date('&quot;&amp;YEAR([.P2])&amp;&quot;-&quot;&amp;MONTH([.P2])&amp;&quot;-&quot;&amp;DAY([.P2])&amp;&quot;','YYYY-MM-DD'),to_date('&quot;&amp;YEAR([.S2])&amp;&quot;-&quot;&amp;MONTH([.S2])&amp;&quot;-&quot;&amp;DAY([.S2])&amp;&quot;','YYYY-MM-DD'),'&quot;&amp;[.T2]&amp;&quot;',to_date('&quot;&amp;YEAR([.U2])&amp;&quot;-&quot;&amp;MONTH([.U2])&amp;&quot;-&quot;&amp;DAY([.U2])&amp;&quot;','YYYY-MM-DD'),'&quot;&amp;[.W2]&amp;&quot;',to_date('&quot;&amp;YEAR([.Y2])&amp;&quot;-&quot;&amp;MONTH([.Y2])&amp;&quot;-&quot;&amp;DAY([.Y2])&amp;&quot;','YYYY-MM-DD'),'&quot;&amp;[.AA2]&amp;&quot;');&quot;" office:value-type="string" office:string-value="insert into EMP_HIST (EMP_ID,EMPNO,ENAME,JOB,MGR_EMP_ID,HIREDATE,SAL,COMM,DEPT_ID,EFF_BEG_DTM,EFF_END_DTM,LAST_ACTIVE,AUD_BEG_DTM,AUD_BEG_USR,AUD_END_DTM,AUD_END_USR) values (1,7301,'ELLISON','PRESIDENT',null,to_date('1980-11-2','YYYY-MM-DD'),4000,null,1,to_date('1980-11-2','YYYY-MM-DD'),to_date('1981-6-30','YYYY-MM-DD'),'Y',to_date('1980-11-4','YYYY-MM-DD'),'DAVIS',to_date('1981-6-28','YYYY-MM-DD'),'THOMPSON');">
            <text:p>insert into EMP_HIST (EMP_ID,EMPNO,ENAME,JOB,MGR_EMP_ID,HIREDATE,SAL,COMM,DEPT_ID,EFF_BEG_DTM,EFF_END_DTM,LAST_ACTIVE,AUD_BEG_DTM,AUD_BEG_USR,AUD_END_DTM,AUD_END_USR) values (1,7301,'ELLISON','PRESIDENT',null,to_date('1980-11-2','YYYY-MM-DD'),4000,null,1,to_date('1980-11-2','YYYY-MM-DD'),to_date('1981-6-30','YYYY-MM-DD'),'Y',to_date('1980-11-4','YYYY-MM-DD'),'DAVIS',to_date('1981-6-28','YYYY-MM-DD'),'THOMPSON');</text:p>
          </table:table-cell>
          <table:table-cell table:style-name="ce37" office:value-type="string">
            <text:p><text:s/></text:p>
          </table:table-cell>
          <table:table-cell table:style-name="ce38" table:formula="of:=IF([.Y2]=&quot;&quot;;[.AC2];[.AD2])" office:value-type="string" office:string-value="insert into EMP_HIST (EMP_ID,EMPNO,ENAME,JOB,MGR_EMP_ID,HIREDATE,SAL,COMM,DEPT_ID,EFF_BEG_DTM,EFF_END_DTM,LAST_ACTIVE,AUD_BEG_DTM,AUD_BEG_USR,AUD_END_DTM,AUD_END_USR) values (1,7301,'ELLISON','PRESIDENT',null,to_date('1980-11-2','YYYY-MM-DD'),4000,null,1,to_date('1980-11-2','YYYY-MM-DD'),to_date('1981-6-30','YYYY-MM-DD'),'Y',to_date('1980-11-4','YYYY-MM-DD'),'DAVIS',to_date('1981-6-28','YYYY-MM-DD'),'THOMPSON');">
            <text:p>insert into EMP_HIST (EMP_ID,EMPNO,ENAME,JOB,MGR_EMP_ID,HIREDATE,SAL,COMM,DEPT_ID,EFF_BEG_DTM,EFF_END_DTM,LAST_ACTIVE,AUD_BEG_DTM,AUD_BEG_USR,AUD_END_DTM,AUD_END_USR) values (1,7301,'ELLISON','PRESIDENT',null,to_date('1980-11-2','YYYY-MM-DD'),4000,null,1,to_date('1980-11-2','YYYY-MM-DD'),to_date('1981-6-30','YYYY-MM-DD'),'Y',to_date('1980-11-4','YYYY-MM-DD'),'DAVIS',to_date('1981-6-28','YYYY-MM-DD'),'THOMPSON');</text:p>
          </table:table-cell>
          <table:table-cell table:style-name="ce16" table:number-columns-repeated="991"/>
          <table:table-cell table:style-name="ce3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7344">
            <text:p>7344</text:p>
          </table:table-cell>
          <table:table-cell office:value-type="string">
            <text:p>DAVIS</text:p>
          </table:table-cell>
          <table:table-cell office:value-type="string">
            <text:p>CLERK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21" office:value-type="date" office:date-value="1980-11-16">
            <text:p>16. Nov. 1980</text:p>
          </table:table-cell>
          <table:table-cell table:style-name="ce26" table:formula="of:=IF([.J3]&lt;[.J2];[.K$1];&quot;&quot;)">
            <text:p/>
          </table:table-cell>
          <table:table-cell office:value-type="float" office:value="1400">
            <text:p>1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3]&lt;[.J3];[.O$1];&quot;&quot;)">
            <text:p/>
          </table:table-cell>
          <table:table-cell table:style-name="ce21" office:value-type="date" office:date-value="1980-11-16">
            <text:p>16. Nov. 1980</text:p>
          </table:table-cell>
          <table:table-cell table:style-name="ce26" table:formula="of:=IF([.P3]&lt;[.P2];[.Q$1];&quot;&quot;)">
            <text:p/>
          </table:table-cell>
          <table:table-cell table:style-name="ce26" table:formula="of:=IF(AND([.P3]&gt;[.S3];[.S3]&lt;&gt;0);[.R$1];&quot;&quot;)">
            <text:p/>
          </table:table-cell>
          <table:table-cell table:style-name="ce21" office:value-type="date" office:date-value="1981-06-23">
            <text:p>23. Jun. 1981</text:p>
          </table:table-cell>
          <table:table-cell/>
          <table:table-cell table:style-name="ce34" office:value-type="date" office:date-value="1980-11-14T15:22:14.179688">
            <text:p>14. Nov. 1980</text:p>
          </table:table-cell>
          <table:table-cell table:style-name="ce26" table:formula="of:=IF([.U3]&lt;[.U2];[.V$1];&quot;&quot;)">
            <text:p/>
          </table:table-cell>
          <table:table-cell table:style-name="ce34" table:formula="of:=VLOOKUP([.U3];[Sheet2.$A$2:.$B$6];2)" office:value-type="string" office:string-value="DAVIS">
            <text:p>DAVIS</text:p>
          </table:table-cell>
          <table:table-cell table:style-name="ce34" table:formula="of:=IF(AND([.Y3]&lt;&gt;&quot;&quot;;[.Y3]&lt;[.U3]);[.X$1];&quot;&quot;)">
            <text:p/>
          </table:table-cell>
          <table:table-cell table:style-name="ce34" office:value-type="date" office:date-value="1981-06-25T11:06:10.019531">
            <text:p>25. Jun. 1981</text:p>
          </table:table-cell>
          <table:table-cell table:style-name="ce26" table:formula="of:=IF(AND([.Y3]&lt;&gt;&quot;&quot;;[.Y3]&lt;[.Y2]);[.Z$1];&quot;&quot;)" office:value-type="string" office:string-value="FLAG">
            <text:p>FLAG</text:p>
          </table:table-cell>
          <table:table-cell table:style-name="ce34" table:formula="of:=IF([.Y3]&lt;&gt;&quot;&quot;;VLOOKUP([.Y3];[Sheet2.$A$2:.$B$6];2);&quot;&quot;)" office:value-type="string" office:string-value="THOMPSON">
            <text:p>THOMPSON</text:p>
          </table:table-cell>
          <table:table-cell/>
          <table:table-cell table:formula="of:=[.AC$1]&amp;[.A3]&amp;&quot;,&quot;&amp;[.B3]&amp;&quot;,'&quot;&amp;[.C3]&amp;&quot;','&quot;&amp;[.D3]&amp;&quot;',&quot;&amp;[.E3]&amp;&quot;,to_date('&quot;&amp;YEAR([.J3])&amp;&quot;-&quot;&amp;MONTH([.J3])&amp;&quot;-&quot;&amp;DAY([.J3])&amp;&quot;','YYYY-MM-DD'),&quot;&amp;[.L3]&amp;&quot;,&quot;&amp;[.M3]&amp;&quot;,&quot;&amp;[.N3]&amp;&quot;,to_date('&quot;&amp;YEAR([.P3])&amp;&quot;-&quot;&amp;MONTH([.P3])&amp;&quot;-&quot;&amp;DAY([.P3])&amp;&quot;','YYYY-MM-DD'),to_date('&quot;&amp;YEAR([.U3])&amp;&quot;-&quot;&amp;MONTH([.U3])&amp;&quot;-&quot;&amp;DAY([.U3])&amp;&quot;','YYYY-MM-DD'),'&quot;&amp;[.W3]&amp;&quot;');&quot;" office:value-type="string" office:string-value="insert into EMP (ID,EMPNO,ENAME,JOB,MGR_EMP_ID,HIREDATE,SAL,COMM,DEPT_ID,EFF_BEG_DTM,AUD_BEG_DTM,AUD_BEG_USR) values (2,7344,'DAVIS','CLERK',1,to_date('1980-11-16','YYYY-MM-DD'),1400,null,1,to_date('1980-11-16','YYYY-MM-DD'),to_date('1980-11-14','YYYY-MM-DD'),'DAVIS');">
            <text:p>insert into EMP (ID,EMPNO,ENAME,JOB,MGR_EMP_ID,HIREDATE,SAL,COMM,DEPT_ID,EFF_BEG_DTM,AUD_BEG_DTM,AUD_BEG_USR) values (2,7344,'DAVIS','CLERK',1,to_date('1980-11-16','YYYY-MM-DD'),1400,null,1,to_date('1980-11-16','YYYY-MM-DD'),to_date('1980-11-14','YYYY-MM-DD'),'DAVIS');</text:p>
          </table:table-cell>
          <table:table-cell table:style-name="ce39" table:formula="of:=[.AD$1]&amp;[.A3]&amp;&quot;,&quot;&amp;[.B3]&amp;&quot;,'&quot;&amp;[.C3]&amp;&quot;','&quot;&amp;[.D3]&amp;&quot;',&quot;&amp;[.E3]&amp;&quot;,to_date('&quot;&amp;YEAR([.J3])&amp;&quot;-&quot;&amp;MONTH([.J3])&amp;&quot;-&quot;&amp;DAY([.J3])&amp;&quot;','YYYY-MM-DD'),&quot;&amp;[.L3]&amp;&quot;,&quot;&amp;[.M3]&amp;&quot;,&quot;&amp;[.N3]&amp;&quot;,to_date('&quot;&amp;YEAR([.P3])&amp;&quot;-&quot;&amp;MONTH([.P3])&amp;&quot;-&quot;&amp;DAY([.P3])&amp;&quot;','YYYY-MM-DD'),to_date('&quot;&amp;YEAR([.S3])&amp;&quot;-&quot;&amp;MONTH([.S3])&amp;&quot;-&quot;&amp;DAY([.S3])&amp;&quot;','YYYY-MM-DD'),'&quot;&amp;[.T3]&amp;&quot;',to_date('&quot;&amp;YEAR([.U3])&amp;&quot;-&quot;&amp;MONTH([.U3])&amp;&quot;-&quot;&amp;DAY([.U3])&amp;&quot;','YYYY-MM-DD'),'&quot;&amp;[.W3]&amp;&quot;',to_date('&quot;&amp;YEAR([.Y3])&amp;&quot;-&quot;&amp;MONTH([.Y3])&amp;&quot;-&quot;&amp;DAY([.Y3])&amp;&quot;','YYYY-MM-DD'),'&quot;&amp;[.AA3]&amp;&quot;');&quot;" office:value-type="string" office:string-value="insert into EMP_HIST (EMP_ID,EMPNO,ENAME,JOB,MGR_EMP_ID,HIREDATE,SAL,COMM,DEPT_ID,EFF_BEG_DTM,EFF_END_DTM,LAST_ACTIVE,AUD_BEG_DTM,AUD_BEG_USR,AUD_END_DTM,AUD_END_USR) values (2,7344,'DAVIS','CLERK',1,to_date('1980-11-16','YYYY-MM-DD'),1400,null,1,to_date('1980-11-16','YYYY-MM-DD'),to_date('1981-6-23','YYYY-MM-DD'),'',to_date('1980-11-14','YYYY-MM-DD'),'DAVIS',to_date('1981-6-25','YYYY-MM-DD'),'THOMPSON');">
            <text:p>insert into EMP_HIST (EMP_ID,EMPNO,ENAME,JOB,MGR_EMP_ID,HIREDATE,SAL,COMM,DEPT_ID,EFF_BEG_DTM,EFF_END_DTM,LAST_ACTIVE,AUD_BEG_DTM,AUD_BEG_USR,AUD_END_DTM,AUD_END_USR) values (2,7344,'DAVIS','CLERK',1,to_date('1980-11-16','YYYY-MM-DD'),1400,null,1,to_date('1980-11-16','YYYY-MM-DD'),to_date('1981-6-23','YYYY-MM-DD'),'',to_date('1980-11-14','YYYY-MM-DD'),'DAVIS',to_date('1981-6-25','YYYY-MM-DD'),'THOMPSON');</text:p>
          </table:table-cell>
          <table:table-cell table:style-name="ce37" office:value-type="string">
            <text:p><text:s/></text:p>
          </table:table-cell>
          <table:table-cell table:style-name="ce39" table:formula="of:=IF([.Y3]=&quot;&quot;;[.AC3];[.AD3])" office:value-type="string" office:string-value="insert into EMP_HIST (EMP_ID,EMPNO,ENAME,JOB,MGR_EMP_ID,HIREDATE,SAL,COMM,DEPT_ID,EFF_BEG_DTM,EFF_END_DTM,LAST_ACTIVE,AUD_BEG_DTM,AUD_BEG_USR,AUD_END_DTM,AUD_END_USR) values (2,7344,'DAVIS','CLERK',1,to_date('1980-11-16','YYYY-MM-DD'),1400,null,1,to_date('1980-11-16','YYYY-MM-DD'),to_date('1981-6-23','YYYY-MM-DD'),'',to_date('1980-11-14','YYYY-MM-DD'),'DAVIS',to_date('1981-6-25','YYYY-MM-DD'),'THOMPSON');">
            <text:p>insert into EMP_HIST (EMP_ID,EMPNO,ENAME,JOB,MGR_EMP_ID,HIREDATE,SAL,COMM,DEPT_ID,EFF_BEG_DTM,EFF_END_DTM,LAST_ACTIVE,AUD_BEG_DTM,AUD_BEG_USR,AUD_END_DTM,AUD_END_USR) values (2,7344,'DAVIS','CLERK',1,to_date('1980-11-16','YYYY-MM-DD'),1400,null,1,to_date('1980-11-16','YYYY-MM-DD'),to_date('1981-6-23','YYYY-MM-DD'),'',to_date('1980-11-14','YYYY-MM-DD'),'DAVIS',to_date('1981-6-25','YYYY-MM-DD'),'THOMPSON');</text:p>
          </table:table-cell>
          <table:table-cell table:number-columns-repeated="992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7344">
            <text:p>7344</text:p>
          </table:table-cell>
          <table:table-cell office:value-type="string">
            <text:p>DAVIS</text:p>
          </table:table-cell>
          <table:table-cell office:value-type="string">
            <text:p>CLERK</text:p>
          </table:table-cell>
          <table:table-cell table:style-name="ce9" office:value-type="float" office:value="11">
            <text:p>11</text:p>
          </table:table-cell>
          <table:table-cell table:style-name="ce9"/>
          <table:table-cell office:value-type="string">
            <text:p>King </text:p>
          </table:table-cell>
          <table:table-cell/>
          <table:table-cell table:style-name="ce9"/>
          <table:table-cell table:style-name="ce21" office:value-type="date" office:date-value="1980-11-16">
            <text:p>16. Nov. 1980</text:p>
          </table:table-cell>
          <table:table-cell table:style-name="ce26" table:formula="of:=IF([.J4]&lt;[.J3];[.K$1];&quot;&quot;)">
            <text:p/>
          </table:table-cell>
          <table:table-cell office:value-type="float" office:value="1400">
            <text:p>1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4]&lt;[.J4];[.O$1];&quot;&quot;)">
            <text:p/>
          </table:table-cell>
          <table:table-cell table:style-name="ce21" office:value-type="date" office:date-value="1981-06-23">
            <text:p>23. Jun. 1981</text:p>
          </table:table-cell>
          <table:table-cell table:style-name="ce26" table:formula="of:=IF([.P4]&lt;[.P3];[.Q$1];&quot;&quot;)">
            <text:p/>
          </table:table-cell>
          <table:table-cell table:style-name="ce26" table:formula="of:=IF(AND([.P4]&gt;[.S4];[.S4]&lt;&gt;0);[.R$1];&quot;&quot;)">
            <text:p/>
          </table:table-cell>
          <table:table-cell table:style-name="ce21" office:value-type="date" office:date-value="1981-08-21T12:00:00">
            <text:p>21. Aug. 1981</text:p>
          </table:table-cell>
          <table:table-cell/>
          <table:table-cell table:style-name="ce34" table:formula="of:=[.Y3]" office:value-type="date" office:date-value="1981-06-25T11:06:10.019531">
            <text:p>25. Jun. 1981</text:p>
          </table:table-cell>
          <table:table-cell table:style-name="ce26" table:formula="of:=IF([.U4]&lt;[.U3];[.V$1];&quot;&quot;)">
            <text:p/>
          </table:table-cell>
          <table:table-cell table:style-name="ce34" table:formula="of:=VLOOKUP([.U4];[Sheet2.$A$2:.$B$6];2)" office:value-type="string" office:string-value="THOMPSON">
            <text:p>THOMPSON</text:p>
          </table:table-cell>
          <table:table-cell table:style-name="ce34" table:formula="of:=IF(AND([.Y4]&lt;&gt;&quot;&quot;;[.Y4]&lt;[.U4]);[.X$1];&quot;&quot;)">
            <text:p/>
          </table:table-cell>
          <table:table-cell table:style-name="ce34" office:value-type="date" office:date-value="1981-08-20T20:59:46.816406">
            <text:p>20. Aug. 1981</text:p>
          </table:table-cell>
          <table:table-cell table:style-name="ce26" table:formula="of:=IF(AND([.Y4]&lt;&gt;&quot;&quot;;[.Y4]&lt;[.Y3]);[.Z$1];&quot;&quot;)">
            <text:p/>
          </table:table-cell>
          <table:table-cell table:style-name="ce34" table:formula="of:=IF([.Y4]&lt;&gt;&quot;&quot;;VLOOKUP([.Y4];[Sheet2.$A$2:.$B$6];2);&quot;&quot;)" office:value-type="string" office:string-value="THOMPSON">
            <text:p>THOMPSON</text:p>
          </table:table-cell>
          <table:table-cell/>
          <table:table-cell table:formula="of:=[.AC$1]&amp;[.A4]&amp;&quot;,&quot;&amp;[.B4]&amp;&quot;,'&quot;&amp;[.C4]&amp;&quot;','&quot;&amp;[.D4]&amp;&quot;',&quot;&amp;[.E4]&amp;&quot;,to_date('&quot;&amp;YEAR([.J4])&amp;&quot;-&quot;&amp;MONTH([.J4])&amp;&quot;-&quot;&amp;DAY([.J4])&amp;&quot;','YYYY-MM-DD'),&quot;&amp;[.L4]&amp;&quot;,&quot;&amp;[.M4]&amp;&quot;,&quot;&amp;[.N4]&amp;&quot;,to_date('&quot;&amp;YEAR([.P4])&amp;&quot;-&quot;&amp;MONTH([.P4])&amp;&quot;-&quot;&amp;DAY([.P4])&amp;&quot;','YYYY-MM-DD'),to_date('&quot;&amp;YEAR([.U4])&amp;&quot;-&quot;&amp;MONTH([.U4])&amp;&quot;-&quot;&amp;DAY([.U4])&amp;&quot;','YYYY-MM-DD'),'&quot;&amp;[.W4]&amp;&quot;');&quot;" office:value-type="string" office:string-value="insert into EMP (ID,EMPNO,ENAME,JOB,MGR_EMP_ID,HIREDATE,SAL,COMM,DEPT_ID,EFF_BEG_DTM,AUD_BEG_DTM,AUD_BEG_USR) values (2,7344,'DAVIS','CLERK',11,to_date('1980-11-16','YYYY-MM-DD'),1400,null,1,to_date('1981-6-23','YYYY-MM-DD'),to_date('1981-6-25','YYYY-MM-DD'),'THOMPSON');">
            <text:p>insert into EMP (ID,EMPNO,ENAME,JOB,MGR_EMP_ID,HIREDATE,SAL,COMM,DEPT_ID,EFF_BEG_DTM,AUD_BEG_DTM,AUD_BEG_USR) values (2,7344,'DAVIS','CLERK',11,to_date('1980-11-16','YYYY-MM-DD'),1400,null,1,to_date('1981-6-23','YYYY-MM-DD'),to_date('1981-6-25','YYYY-MM-DD'),'THOMPSON');</text:p>
          </table:table-cell>
          <table:table-cell table:style-name="ce39" table:formula="of:=[.AD$1]&amp;[.A4]&amp;&quot;,&quot;&amp;[.B4]&amp;&quot;,'&quot;&amp;[.C4]&amp;&quot;','&quot;&amp;[.D4]&amp;&quot;',&quot;&amp;[.E4]&amp;&quot;,to_date('&quot;&amp;YEAR([.J4])&amp;&quot;-&quot;&amp;MONTH([.J4])&amp;&quot;-&quot;&amp;DAY([.J4])&amp;&quot;','YYYY-MM-DD'),&quot;&amp;[.L4]&amp;&quot;,&quot;&amp;[.M4]&amp;&quot;,&quot;&amp;[.N4]&amp;&quot;,to_date('&quot;&amp;YEAR([.P4])&amp;&quot;-&quot;&amp;MONTH([.P4])&amp;&quot;-&quot;&amp;DAY([.P4])&amp;&quot;','YYYY-MM-DD'),to_date('&quot;&amp;YEAR([.S4])&amp;&quot;-&quot;&amp;MONTH([.S4])&amp;&quot;-&quot;&amp;DAY([.S4])&amp;&quot;','YYYY-MM-DD'),'&quot;&amp;[.T4]&amp;&quot;',to_date('&quot;&amp;YEAR([.U4])&amp;&quot;-&quot;&amp;MONTH([.U4])&amp;&quot;-&quot;&amp;DAY([.U4])&amp;&quot;','YYYY-MM-DD'),'&quot;&amp;[.W4]&amp;&quot;',to_date('&quot;&amp;YEAR([.Y4])&amp;&quot;-&quot;&amp;MONTH([.Y4])&amp;&quot;-&quot;&amp;DAY([.Y4])&amp;&quot;','YYYY-MM-DD'),'&quot;&amp;[.AA4]&amp;&quot;');&quot;" office:value-type="string" office:string-value="insert into EMP_HIST (EMP_ID,EMPNO,ENAME,JOB,MGR_EMP_ID,HIREDATE,SAL,COMM,DEPT_ID,EFF_BEG_DTM,EFF_END_DTM,LAST_ACTIVE,AUD_BEG_DTM,AUD_BEG_USR,AUD_END_DTM,AUD_END_USR) values (2,7344,'DAVIS','CLERK',11,to_date('1980-11-16','YYYY-MM-DD'),1400,null,1,to_date('1981-6-23','YYYY-MM-DD'),to_date('1981-8-21','YYYY-MM-DD'),'',to_date('1981-6-25','YYYY-MM-DD'),'THOMPSON',to_date('1981-8-20','YYYY-MM-DD'),'THOMPSON');">
            <text:p>insert into EMP_HIST (EMP_ID,EMPNO,ENAME,JOB,MGR_EMP_ID,HIREDATE,SAL,COMM,DEPT_ID,EFF_BEG_DTM,EFF_END_DTM,LAST_ACTIVE,AUD_BEG_DTM,AUD_BEG_USR,AUD_END_DTM,AUD_END_USR) values (2,7344,'DAVIS','CLERK',11,to_date('1980-11-16','YYYY-MM-DD'),1400,null,1,to_date('1981-6-23','YYYY-MM-DD'),to_date('1981-8-21','YYYY-MM-DD'),'',to_date('1981-6-25','YYYY-MM-DD'),'THOMPSON',to_date('1981-8-20','YYYY-MM-DD'),'THOMPSON');</text:p>
          </table:table-cell>
          <table:table-cell table:style-name="ce37" office:value-type="string">
            <text:p><text:s/></text:p>
          </table:table-cell>
          <table:table-cell table:style-name="ce39" table:formula="of:=IF([.Y4]=&quot;&quot;;[.AC4];[.AD4])" office:value-type="string" office:string-value="insert into EMP_HIST (EMP_ID,EMPNO,ENAME,JOB,MGR_EMP_ID,HIREDATE,SAL,COMM,DEPT_ID,EFF_BEG_DTM,EFF_END_DTM,LAST_ACTIVE,AUD_BEG_DTM,AUD_BEG_USR,AUD_END_DTM,AUD_END_USR) values (2,7344,'DAVIS','CLERK',11,to_date('1980-11-16','YYYY-MM-DD'),1400,null,1,to_date('1981-6-23','YYYY-MM-DD'),to_date('1981-8-21','YYYY-MM-DD'),'',to_date('1981-6-25','YYYY-MM-DD'),'THOMPSON',to_date('1981-8-20','YYYY-MM-DD'),'THOMPSON');">
            <text:p>insert into EMP_HIST (EMP_ID,EMPNO,ENAME,JOB,MGR_EMP_ID,HIREDATE,SAL,COMM,DEPT_ID,EFF_BEG_DTM,EFF_END_DTM,LAST_ACTIVE,AUD_BEG_DTM,AUD_BEG_USR,AUD_END_DTM,AUD_END_USR) values (2,7344,'DAVIS','CLERK',11,to_date('1980-11-16','YYYY-MM-DD'),1400,null,1,to_date('1981-6-23','YYYY-MM-DD'),to_date('1981-8-21','YYYY-MM-DD'),'',to_date('1981-6-25','YYYY-MM-DD'),'THOMPSON',to_date('1981-8-20','YYYY-MM-DD'),'THOMPSON');</text:p>
          </table:table-cell>
          <table:table-cell table:number-columns-repeated="992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7344">
            <text:p>7344</text:p>
          </table:table-cell>
          <table:table-cell office:value-type="string">
            <text:p>DAVIS</text:p>
          </table:table-cell>
          <table:table-cell office:value-type="string">
            <text:p>CLERK</text:p>
          </table:table-cell>
          <table:table-cell table:style-name="ce9" office:value-type="float" office:value="12">
            <text:p>12</text:p>
          </table:table-cell>
          <table:table-cell table:style-name="ce9"/>
          <table:table-cell/>
          <table:table-cell office:value-type="string">
            <text:p>Lane</text:p>
          </table:table-cell>
          <table:table-cell table:style-name="ce9"/>
          <table:table-cell table:style-name="ce21" office:value-type="date" office:date-value="1980-11-16">
            <text:p>16. Nov. 1980</text:p>
          </table:table-cell>
          <table:table-cell table:style-name="ce26" table:formula="of:=IF([.J5]&lt;[.J4];[.K$1];&quot;&quot;)">
            <text:p/>
          </table:table-cell>
          <table:table-cell office:value-type="float" office:value="1400">
            <text:p>1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5]&lt;[.J5];[.O$1];&quot;&quot;)">
            <text:p/>
          </table:table-cell>
          <table:table-cell table:style-name="ce21" office:value-type="date" office:date-value="1981-08-21T12:00:00">
            <text:p>21. Aug. 1981</text:p>
          </table:table-cell>
          <table:table-cell table:style-name="ce26" table:formula="of:=IF([.P5]&lt;[.P4];[.Q$1];&quot;&quot;)">
            <text:p/>
          </table:table-cell>
          <table:table-cell table:style-name="ce26" table:formula="of:=IF(AND([.P5]&gt;[.S5];[.S5]&lt;&gt;0);[.R$1];&quot;&quot;)">
            <text:p/>
          </table:table-cell>
          <table:table-cell table:style-name="ce21" office:value-type="date" office:date-value="1981-11-29">
            <text:p>29. Nov. 1981</text:p>
          </table:table-cell>
          <table:table-cell/>
          <table:table-cell table:style-name="ce34" table:formula="of:=[.Y4]" office:value-type="date" office:date-value="1981-08-20T20:59:46.816406">
            <text:p>20. Aug. 1981</text:p>
          </table:table-cell>
          <table:table-cell table:style-name="ce26" table:formula="of:=IF([.U5]&lt;[.U4];[.V$1];&quot;&quot;)">
            <text:p/>
          </table:table-cell>
          <table:table-cell table:style-name="ce34" table:formula="of:=VLOOKUP([.U5];[Sheet2.$A$2:.$B$6];2)" office:value-type="string" office:string-value="THOMPSON">
            <text:p>THOMPSON</text:p>
          </table:table-cell>
          <table:table-cell table:style-name="ce34" table:formula="of:=IF(AND([.Y5]&lt;&gt;&quot;&quot;;[.Y5]&lt;[.U5]);[.X$1];&quot;&quot;)">
            <text:p/>
          </table:table-cell>
          <table:table-cell table:style-name="ce34" office:value-type="date" office:date-value="1981-11-29T08:04:03.457031">
            <text:p>29. Nov. 1981</text:p>
          </table:table-cell>
          <table:table-cell table:style-name="ce26" table:formula="of:=IF(AND([.Y5]&lt;&gt;&quot;&quot;;[.Y5]&lt;[.Y4]);[.Z$1];&quot;&quot;)">
            <text:p/>
          </table:table-cell>
          <table:table-cell table:style-name="ce34" table:formula="of:=IF([.Y5]&lt;&gt;&quot;&quot;;VLOOKUP([.Y5];[Sheet2.$A$2:.$B$6];2);&quot;&quot;)" office:value-type="string" office:string-value="SMITH">
            <text:p>SMITH</text:p>
          </table:table-cell>
          <table:table-cell/>
          <table:table-cell table:formula="of:=[.AC$1]&amp;[.A5]&amp;&quot;,&quot;&amp;[.B5]&amp;&quot;,'&quot;&amp;[.C5]&amp;&quot;','&quot;&amp;[.D5]&amp;&quot;',&quot;&amp;[.E5]&amp;&quot;,to_date('&quot;&amp;YEAR([.J5])&amp;&quot;-&quot;&amp;MONTH([.J5])&amp;&quot;-&quot;&amp;DAY([.J5])&amp;&quot;','YYYY-MM-DD'),&quot;&amp;[.L5]&amp;&quot;,&quot;&amp;[.M5]&amp;&quot;,&quot;&amp;[.N5]&amp;&quot;,to_date('&quot;&amp;YEAR([.P5])&amp;&quot;-&quot;&amp;MONTH([.P5])&amp;&quot;-&quot;&amp;DAY([.P5])&amp;&quot;','YYYY-MM-DD'),to_date('&quot;&amp;YEAR([.U5])&amp;&quot;-&quot;&amp;MONTH([.U5])&amp;&quot;-&quot;&amp;DAY([.U5])&amp;&quot;','YYYY-MM-DD'),'&quot;&amp;[.W5]&amp;&quot;');&quot;" office:value-type="string" office:string-value="insert into EMP (ID,EMPNO,ENAME,JOB,MGR_EMP_ID,HIREDATE,SAL,COMM,DEPT_ID,EFF_BEG_DTM,AUD_BEG_DTM,AUD_BEG_USR) values (2,7344,'DAVIS','CLERK',12,to_date('1980-11-16','YYYY-MM-DD'),1400,null,1,to_date('1981-8-21','YYYY-MM-DD'),to_date('1981-8-20','YYYY-MM-DD'),'THOMPSON');">
            <text:p>insert into EMP (ID,EMPNO,ENAME,JOB,MGR_EMP_ID,HIREDATE,SAL,COMM,DEPT_ID,EFF_BEG_DTM,AUD_BEG_DTM,AUD_BEG_USR) values (2,7344,'DAVIS','CLERK',12,to_date('1980-11-16','YYYY-MM-DD'),1400,null,1,to_date('1981-8-21','YYYY-MM-DD'),to_date('1981-8-20','YYYY-MM-DD'),'THOMPSON');</text:p>
          </table:table-cell>
          <table:table-cell table:style-name="ce39" table:formula="of:=[.AD$1]&amp;[.A5]&amp;&quot;,&quot;&amp;[.B5]&amp;&quot;,'&quot;&amp;[.C5]&amp;&quot;','&quot;&amp;[.D5]&amp;&quot;',&quot;&amp;[.E5]&amp;&quot;,to_date('&quot;&amp;YEAR([.J5])&amp;&quot;-&quot;&amp;MONTH([.J5])&amp;&quot;-&quot;&amp;DAY([.J5])&amp;&quot;','YYYY-MM-DD'),&quot;&amp;[.L5]&amp;&quot;,&quot;&amp;[.M5]&amp;&quot;,&quot;&amp;[.N5]&amp;&quot;,to_date('&quot;&amp;YEAR([.P5])&amp;&quot;-&quot;&amp;MONTH([.P5])&amp;&quot;-&quot;&amp;DAY([.P5])&amp;&quot;','YYYY-MM-DD'),to_date('&quot;&amp;YEAR([.S5])&amp;&quot;-&quot;&amp;MONTH([.S5])&amp;&quot;-&quot;&amp;DAY([.S5])&amp;&quot;','YYYY-MM-DD'),'&quot;&amp;[.T5]&amp;&quot;',to_date('&quot;&amp;YEAR([.U5])&amp;&quot;-&quot;&amp;MONTH([.U5])&amp;&quot;-&quot;&amp;DAY([.U5])&amp;&quot;','YYYY-MM-DD'),'&quot;&amp;[.W5]&amp;&quot;',to_date('&quot;&amp;YEAR([.Y5])&amp;&quot;-&quot;&amp;MONTH([.Y5])&amp;&quot;-&quot;&amp;DAY([.Y5])&amp;&quot;','YYYY-MM-DD'),'&quot;&amp;[.AA5]&amp;&quot;');&quot;" office:value-type="string" office:string-value="insert into EMP_HIST (EMP_ID,EMPNO,ENAME,JOB,MGR_EMP_ID,HIREDATE,SAL,COMM,DEPT_ID,EFF_BEG_DTM,EFF_END_DTM,LAST_ACTIVE,AUD_BEG_DTM,AUD_BEG_USR,AUD_END_DTM,AUD_END_USR) values (2,7344,'DAVIS','CLERK',12,to_date('1980-11-16','YYYY-MM-DD'),1400,null,1,to_date('1981-8-21','YYYY-MM-DD'),to_date('1981-11-29','YYYY-MM-DD'),'',to_date('1981-8-20','YYYY-MM-DD'),'THOMPSON',to_date('1981-11-29','YYYY-MM-DD'),'SMITH');">
            <text:p>insert into EMP_HIST (EMP_ID,EMPNO,ENAME,JOB,MGR_EMP_ID,HIREDATE,SAL,COMM,DEPT_ID,EFF_BEG_DTM,EFF_END_DTM,LAST_ACTIVE,AUD_BEG_DTM,AUD_BEG_USR,AUD_END_DTM,AUD_END_USR) values (2,7344,'DAVIS','CLERK',12,to_date('1980-11-16','YYYY-MM-DD'),1400,null,1,to_date('1981-8-21','YYYY-MM-DD'),to_date('1981-11-29','YYYY-MM-DD'),'',to_date('1981-8-20','YYYY-MM-DD'),'THOMPSON',to_date('1981-11-29','YYYY-MM-DD'),'SMITH');</text:p>
          </table:table-cell>
          <table:table-cell table:style-name="ce37" office:value-type="string">
            <text:p><text:s/></text:p>
          </table:table-cell>
          <table:table-cell table:style-name="ce39" table:formula="of:=IF([.Y5]=&quot;&quot;;[.AC5];[.AD5])" office:value-type="string" office:string-value="insert into EMP_HIST (EMP_ID,EMPNO,ENAME,JOB,MGR_EMP_ID,HIREDATE,SAL,COMM,DEPT_ID,EFF_BEG_DTM,EFF_END_DTM,LAST_ACTIVE,AUD_BEG_DTM,AUD_BEG_USR,AUD_END_DTM,AUD_END_USR) values (2,7344,'DAVIS','CLERK',12,to_date('1980-11-16','YYYY-MM-DD'),1400,null,1,to_date('1981-8-21','YYYY-MM-DD'),to_date('1981-11-29','YYYY-MM-DD'),'',to_date('1981-8-20','YYYY-MM-DD'),'THOMPSON',to_date('1981-11-29','YYYY-MM-DD'),'SMITH');">
            <text:p>insert into EMP_HIST (EMP_ID,EMPNO,ENAME,JOB,MGR_EMP_ID,HIREDATE,SAL,COMM,DEPT_ID,EFF_BEG_DTM,EFF_END_DTM,LAST_ACTIVE,AUD_BEG_DTM,AUD_BEG_USR,AUD_END_DTM,AUD_END_USR) values (2,7344,'DAVIS','CLERK',12,to_date('1980-11-16','YYYY-MM-DD'),1400,null,1,to_date('1981-8-21','YYYY-MM-DD'),to_date('1981-11-29','YYYY-MM-DD'),'',to_date('1981-8-20','YYYY-MM-DD'),'THOMPSON',to_date('1981-11-29','YYYY-MM-DD'),'SMITH');</text:p>
          </table:table-cell>
          <table:table-cell table:number-columns-repeated="99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float" office:value="7344">
            <text:p>7344</text:p>
          </table:table-cell>
          <table:table-cell table:style-name="ce16" office:value-type="string">
            <text:p>DAVIS</text:p>
          </table:table-cell>
          <table:table-cell table:style-name="ce16" office:value-type="string">
            <text:p>CLERK</text:p>
          </table:table-cell>
          <table:table-cell table:style-name="ce12" office:value-type="float" office:value="15">
            <text:p>15</text:p>
          </table:table-cell>
          <table:table-cell table:style-name="ce16"/>
          <table:table-cell table:style-name="ce16" office:value-type="string">
            <text:p>King</text:p>
          </table:table-cell>
          <table:table-cell table:style-name="ce16" table:number-columns-repeated="2"/>
          <table:table-cell table:style-name="ce20" office:value-type="date" office:date-value="1980-11-16">
            <text:p>16. Nov. 1980</text:p>
          </table:table-cell>
          <table:table-cell table:style-name="ce27" table:formula="of:=IF([.J6]&lt;[.J5];[.K$1];&quot;&quot;)">
            <text:p/>
          </table:table-cell>
          <table:table-cell table:style-name="ce16" office:value-type="float" office:value="1400">
            <text:p>1400</text:p>
          </table:table-cell>
          <table:table-cell table:style-name="ce16" office:value-type="string">
            <text:p>null</text:p>
          </table:table-cell>
          <table:table-cell table:style-name="ce16" office:value-type="float" office:value="1">
            <text:p>1</text:p>
          </table:table-cell>
          <table:table-cell table:style-name="ce31" table:formula="of:=IF([.P6]&lt;[.J6];[.O$1];&quot;&quot;)">
            <text:p/>
          </table:table-cell>
          <table:table-cell table:style-name="ce20" office:value-type="date" office:date-value="1981-11-29">
            <text:p>29. Nov. 1981</text:p>
          </table:table-cell>
          <table:table-cell table:style-name="ce27" table:formula="of:=IF([.P6]&lt;[.P5];[.Q$1];&quot;&quot;)">
            <text:p/>
          </table:table-cell>
          <table:table-cell table:style-name="ce27" table:formula="of:=IF(AND([.P6]&gt;[.S6];[.S6]&lt;&gt;0);[.R$1];&quot;&quot;)">
            <text:p/>
          </table:table-cell>
          <table:table-cell table:style-name="ce20" office:value-type="date" office:date-value="1981-12-08">
            <text:p>8. Dec. 1981</text:p>
          </table:table-cell>
          <table:table-cell table:style-name="ce3" office:value-type="string">
            <text:p>Y</text:p>
          </table:table-cell>
          <table:table-cell table:style-name="ce33" table:formula="of:=[.Y5]" office:value-type="date" office:date-value="1981-11-29T08:04:03.457031">
            <text:p>29. Nov. 1981</text:p>
          </table:table-cell>
          <table:table-cell table:style-name="ce27" table:formula="of:=IF([.U6]&lt;[.U5];[.V$1];&quot;&quot;)">
            <text:p/>
          </table:table-cell>
          <table:table-cell table:style-name="ce33" table:formula="of:=VLOOKUP([.U6];[Sheet2.$A$2:.$B$6];2)" office:value-type="string" office:string-value="SMITH">
            <text:p>SMITH</text:p>
          </table:table-cell>
          <table:table-cell table:style-name="ce33" table:formula="of:=IF(AND([.Y6]&lt;&gt;&quot;&quot;;[.Y6]&lt;[.U6]);[.X$1];&quot;&quot;)">
            <text:p/>
          </table:table-cell>
          <table:table-cell table:style-name="ce33" office:value-type="date" office:date-value="1981-12-06T20:38:12.1875">
            <text:p>6. Dec. 1981</text:p>
          </table:table-cell>
          <table:table-cell table:style-name="ce27" table:formula="of:=IF(AND([.Y6]&lt;&gt;&quot;&quot;;[.Y6]&lt;[.Y5]);[.Z$1];&quot;&quot;)">
            <text:p/>
          </table:table-cell>
          <table:table-cell table:style-name="ce33" table:formula="of:=IF([.Y6]&lt;&gt;&quot;&quot;;VLOOKUP([.Y6];[Sheet2.$A$2:.$B$6];2);&quot;&quot;)" office:value-type="string" office:string-value="SMITH">
            <text:p>SMITH</text:p>
          </table:table-cell>
          <table:table-cell/>
          <table:table-cell table:style-name="ce19" table:formula="of:=[.AC$1]&amp;[.A6]&amp;&quot;,&quot;&amp;[.B6]&amp;&quot;,'&quot;&amp;[.C6]&amp;&quot;','&quot;&amp;[.D6]&amp;&quot;',&quot;&amp;[.E6]&amp;&quot;,to_date('&quot;&amp;YEAR([.J6])&amp;&quot;-&quot;&amp;MONTH([.J6])&amp;&quot;-&quot;&amp;DAY([.J6])&amp;&quot;','YYYY-MM-DD'),&quot;&amp;[.L6]&amp;&quot;,&quot;&amp;[.M6]&amp;&quot;,&quot;&amp;[.N6]&amp;&quot;,to_date('&quot;&amp;YEAR([.P6])&amp;&quot;-&quot;&amp;MONTH([.P6])&amp;&quot;-&quot;&amp;DAY([.P6])&amp;&quot;','YYYY-MM-DD'),to_date('&quot;&amp;YEAR([.U6])&amp;&quot;-&quot;&amp;MONTH([.U6])&amp;&quot;-&quot;&amp;DAY([.U6])&amp;&quot;','YYYY-MM-DD'),'&quot;&amp;[.W6]&amp;&quot;');&quot;" office:value-type="string" office:string-value="insert into EMP (ID,EMPNO,ENAME,JOB,MGR_EMP_ID,HIREDATE,SAL,COMM,DEPT_ID,EFF_BEG_DTM,AUD_BEG_DTM,AUD_BEG_USR) values (2,7344,'DAVIS','CLERK',15,to_date('1980-11-16','YYYY-MM-DD'),1400,null,1,to_date('1981-11-29','YYYY-MM-DD'),to_date('1981-11-29','YYYY-MM-DD'),'SMITH');">
            <text:p>insert into EMP (ID,EMPNO,ENAME,JOB,MGR_EMP_ID,HIREDATE,SAL,COMM,DEPT_ID,EFF_BEG_DTM,AUD_BEG_DTM,AUD_BEG_USR) values (2,7344,'DAVIS','CLERK',15,to_date('1980-11-16','YYYY-MM-DD'),1400,null,1,to_date('1981-11-29','YYYY-MM-DD'),to_date('1981-11-29','YYYY-MM-DD'),'SMITH');</text:p>
          </table:table-cell>
          <table:table-cell table:style-name="ce38" table:formula="of:=[.AD$1]&amp;[.A6]&amp;&quot;,&quot;&amp;[.B6]&amp;&quot;,'&quot;&amp;[.C6]&amp;&quot;','&quot;&amp;[.D6]&amp;&quot;',&quot;&amp;[.E6]&amp;&quot;,to_date('&quot;&amp;YEAR([.J6])&amp;&quot;-&quot;&amp;MONTH([.J6])&amp;&quot;-&quot;&amp;DAY([.J6])&amp;&quot;','YYYY-MM-DD'),&quot;&amp;[.L6]&amp;&quot;,&quot;&amp;[.M6]&amp;&quot;,&quot;&amp;[.N6]&amp;&quot;,to_date('&quot;&amp;YEAR([.P6])&amp;&quot;-&quot;&amp;MONTH([.P6])&amp;&quot;-&quot;&amp;DAY([.P6])&amp;&quot;','YYYY-MM-DD'),to_date('&quot;&amp;YEAR([.S6])&amp;&quot;-&quot;&amp;MONTH([.S6])&amp;&quot;-&quot;&amp;DAY([.S6])&amp;&quot;','YYYY-MM-DD'),'&quot;&amp;[.T6]&amp;&quot;',to_date('&quot;&amp;YEAR([.U6])&amp;&quot;-&quot;&amp;MONTH([.U6])&amp;&quot;-&quot;&amp;DAY([.U6])&amp;&quot;','YYYY-MM-DD'),'&quot;&amp;[.W6]&amp;&quot;',to_date('&quot;&amp;YEAR([.Y6])&amp;&quot;-&quot;&amp;MONTH([.Y6])&amp;&quot;-&quot;&amp;DAY([.Y6])&amp;&quot;','YYYY-MM-DD'),'&quot;&amp;[.AA6]&amp;&quot;');&quot;" office:value-type="string" office:string-value="insert into EMP_HIST (EMP_ID,EMPNO,ENAME,JOB,MGR_EMP_ID,HIREDATE,SAL,COMM,DEPT_ID,EFF_BEG_DTM,EFF_END_DTM,LAST_ACTIVE,AUD_BEG_DTM,AUD_BEG_USR,AUD_END_DTM,AUD_END_USR) values (2,7344,'DAVIS','CLERK',15,to_date('1980-11-16','YYYY-MM-DD'),1400,null,1,to_date('1981-11-29','YYYY-MM-DD'),to_date('1981-12-8','YYYY-MM-DD'),'Y',to_date('1981-11-29','YYYY-MM-DD'),'SMITH',to_date('1981-12-6','YYYY-MM-DD'),'SMITH');">
            <text:p>insert into EMP_HIST (EMP_ID,EMPNO,ENAME,JOB,MGR_EMP_ID,HIREDATE,SAL,COMM,DEPT_ID,EFF_BEG_DTM,EFF_END_DTM,LAST_ACTIVE,AUD_BEG_DTM,AUD_BEG_USR,AUD_END_DTM,AUD_END_USR) values (2,7344,'DAVIS','CLERK',15,to_date('1980-11-16','YYYY-MM-DD'),1400,null,1,to_date('1981-11-29','YYYY-MM-DD'),to_date('1981-12-8','YYYY-MM-DD'),'Y',to_date('1981-11-29','YYYY-MM-DD'),'SMITH',to_date('1981-12-6','YYYY-MM-DD'),'SMITH');</text:p>
          </table:table-cell>
          <table:table-cell table:style-name="ce37" office:value-type="string">
            <text:p><text:s/></text:p>
          </table:table-cell>
          <table:table-cell table:style-name="ce38" table:formula="of:=IF([.Y6]=&quot;&quot;;[.AC6];[.AD6])" office:value-type="string" office:string-value="insert into EMP_HIST (EMP_ID,EMPNO,ENAME,JOB,MGR_EMP_ID,HIREDATE,SAL,COMM,DEPT_ID,EFF_BEG_DTM,EFF_END_DTM,LAST_ACTIVE,AUD_BEG_DTM,AUD_BEG_USR,AUD_END_DTM,AUD_END_USR) values (2,7344,'DAVIS','CLERK',15,to_date('1980-11-16','YYYY-MM-DD'),1400,null,1,to_date('1981-11-29','YYYY-MM-DD'),to_date('1981-12-8','YYYY-MM-DD'),'Y',to_date('1981-11-29','YYYY-MM-DD'),'SMITH',to_date('1981-12-6','YYYY-MM-DD'),'SMITH');">
            <text:p>insert into EMP_HIST (EMP_ID,EMPNO,ENAME,JOB,MGR_EMP_ID,HIREDATE,SAL,COMM,DEPT_ID,EFF_BEG_DTM,EFF_END_DTM,LAST_ACTIVE,AUD_BEG_DTM,AUD_BEG_USR,AUD_END_DTM,AUD_END_USR) values (2,7344,'DAVIS','CLERK',15,to_date('1980-11-16','YYYY-MM-DD'),1400,null,1,to_date('1981-11-29','YYYY-MM-DD'),to_date('1981-12-8','YYYY-MM-DD'),'Y',to_date('1981-11-29','YYYY-MM-DD'),'SMITH',to_date('1981-12-6','YYYY-MM-DD'),'SMITH');</text:p>
          </table:table-cell>
          <table:table-cell table:style-name="ce19" table:number-columns-repeated="991"/>
          <table:table-cell table:style-name="ce3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float" office:value="7369">
            <text:p>7369</text:p>
          </table:table-cell>
          <table:table-cell office:value-type="string">
            <text:p>THOMPSON</text:p>
          </table:table-cell>
          <table:table-cell office:value-type="string">
            <text:p>CLERK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21" office:value-type="date" office:date-value="1980-12-17">
            <text:p>17. Dec. 1980</text:p>
          </table:table-cell>
          <table:table-cell table:style-name="ce26" table:formula="of:=IF([.J7]&lt;[.J6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7]&lt;[.J7];[.O$1];&quot;&quot;)">
            <text:p/>
          </table:table-cell>
          <table:table-cell table:style-name="ce21" office:value-type="date" office:date-value="1980-12-17">
            <text:p>17. Dec. 1980</text:p>
          </table:table-cell>
          <table:table-cell table:style-name="ce26"/>
          <table:table-cell table:style-name="ce26" table:formula="of:=IF(AND([.P7]&gt;[.S7];[.S7]&lt;&gt;0);[.R$1];&quot;&quot;)">
            <text:p/>
          </table:table-cell>
          <table:table-cell table:style-name="ce21" office:value-type="date" office:date-value="1981-06-23">
            <text:p>23. Jun. 1981</text:p>
          </table:table-cell>
          <table:table-cell/>
          <table:table-cell table:style-name="ce34" office:value-type="date" office:date-value="1980-12-15T09:23:12.1875">
            <text:p>15. Dec. 1980</text:p>
          </table:table-cell>
          <table:table-cell table:style-name="ce26"/>
          <table:table-cell table:style-name="ce34" table:formula="of:=VLOOKUP([.U7];[Sheet2.$A$2:.$B$6];2)" office:value-type="string" office:string-value="DAVIS">
            <text:p>DAVIS</text:p>
          </table:table-cell>
          <table:table-cell table:style-name="ce34" table:formula="of:=IF(AND([.Y7]&lt;&gt;&quot;&quot;;[.Y7]&lt;[.U7]);[.X$1];&quot;&quot;)">
            <text:p/>
          </table:table-cell>
          <table:table-cell table:style-name="ce34" office:value-type="date" office:date-value="1981-06-25T01:26:58.066406">
            <text:p>25. Jun. 1981</text:p>
          </table:table-cell>
          <table:table-cell table:style-name="ce26" table:formula="of:=IF(AND([.Y7]&lt;&gt;&quot;&quot;;[.Y7]&lt;[.Y6]);[.Z$1];&quot;&quot;)" office:value-type="string" office:string-value="FLAG">
            <text:p>FLAG</text:p>
          </table:table-cell>
          <table:table-cell table:style-name="ce34" table:formula="of:=IF([.Y7]&lt;&gt;&quot;&quot;;VLOOKUP([.Y7];[Sheet2.$A$2:.$B$6];2);&quot;&quot;)" office:value-type="string" office:string-value="THOMPSON">
            <text:p>THOMPSON</text:p>
          </table:table-cell>
          <table:table-cell/>
          <table:table-cell table:formula="of:=[.AC$1]&amp;[.A7]&amp;&quot;,&quot;&amp;[.B7]&amp;&quot;,'&quot;&amp;[.C7]&amp;&quot;','&quot;&amp;[.D7]&amp;&quot;',&quot;&amp;[.E7]&amp;&quot;,to_date('&quot;&amp;YEAR([.J7])&amp;&quot;-&quot;&amp;MONTH([.J7])&amp;&quot;-&quot;&amp;DAY([.J7])&amp;&quot;','YYYY-MM-DD'),&quot;&amp;[.L7]&amp;&quot;,&quot;&amp;[.M7]&amp;&quot;,&quot;&amp;[.N7]&amp;&quot;,to_date('&quot;&amp;YEAR([.P7])&amp;&quot;-&quot;&amp;MONTH([.P7])&amp;&quot;-&quot;&amp;DAY([.P7])&amp;&quot;','YYYY-MM-DD'),to_date('&quot;&amp;YEAR([.U7])&amp;&quot;-&quot;&amp;MONTH([.U7])&amp;&quot;-&quot;&amp;DAY([.U7])&amp;&quot;','YYYY-MM-DD'),'&quot;&amp;[.W7]&amp;&quot;');&quot;" office:value-type="string" office:string-value="insert into EMP (ID,EMPNO,ENAME,JOB,MGR_EMP_ID,HIREDATE,SAL,COMM,DEPT_ID,EFF_BEG_DTM,AUD_BEG_DTM,AUD_BEG_USR) values (3,7369,'THOMPSON','CLERK',1,to_date('1980-12-17','YYYY-MM-DD'),800,null,1,to_date('1980-12-17','YYYY-MM-DD'),to_date('1980-12-15','YYYY-MM-DD'),'DAVIS');">
            <text:p>insert into EMP (ID,EMPNO,ENAME,JOB,MGR_EMP_ID,HIREDATE,SAL,COMM,DEPT_ID,EFF_BEG_DTM,AUD_BEG_DTM,AUD_BEG_USR) values (3,7369,'THOMPSON','CLERK',1,to_date('1980-12-17','YYYY-MM-DD'),800,null,1,to_date('1980-12-17','YYYY-MM-DD'),to_date('1980-12-15','YYYY-MM-DD'),'DAVIS');</text:p>
          </table:table-cell>
          <table:table-cell table:style-name="ce39" table:formula="of:=[.AD$1]&amp;[.A7]&amp;&quot;,&quot;&amp;[.B7]&amp;&quot;,'&quot;&amp;[.C7]&amp;&quot;','&quot;&amp;[.D7]&amp;&quot;',&quot;&amp;[.E7]&amp;&quot;,to_date('&quot;&amp;YEAR([.J7])&amp;&quot;-&quot;&amp;MONTH([.J7])&amp;&quot;-&quot;&amp;DAY([.J7])&amp;&quot;','YYYY-MM-DD'),&quot;&amp;[.L7]&amp;&quot;,&quot;&amp;[.M7]&amp;&quot;,&quot;&amp;[.N7]&amp;&quot;,to_date('&quot;&amp;YEAR([.P7])&amp;&quot;-&quot;&amp;MONTH([.P7])&amp;&quot;-&quot;&amp;DAY([.P7])&amp;&quot;','YYYY-MM-DD'),to_date('&quot;&amp;YEAR([.S7])&amp;&quot;-&quot;&amp;MONTH([.S7])&amp;&quot;-&quot;&amp;DAY([.S7])&amp;&quot;','YYYY-MM-DD'),'&quot;&amp;[.T7]&amp;&quot;',to_date('&quot;&amp;YEAR([.U7])&amp;&quot;-&quot;&amp;MONTH([.U7])&amp;&quot;-&quot;&amp;DAY([.U7])&amp;&quot;','YYYY-MM-DD'),'&quot;&amp;[.W7]&amp;&quot;',to_date('&quot;&amp;YEAR([.Y7])&amp;&quot;-&quot;&amp;MONTH([.Y7])&amp;&quot;-&quot;&amp;DAY([.Y7])&amp;&quot;','YYYY-MM-DD'),'&quot;&amp;[.AA7]&amp;&quot;');&quot;" office:value-type="string" office:string-value="insert into EMP_HIST (EMP_ID,EMPNO,ENAME,JOB,MGR_EMP_ID,HIREDATE,SAL,COMM,DEPT_ID,EFF_BEG_DTM,EFF_END_DTM,LAST_ACTIVE,AUD_BEG_DTM,AUD_BEG_USR,AUD_END_DTM,AUD_END_USR) values (3,7369,'THOMPSON','CLERK',1,to_date('1980-12-17','YYYY-MM-DD'),800,null,1,to_date('1980-12-17','YYYY-MM-DD'),to_date('1981-6-23','YYYY-MM-DD'),'',to_date('1980-12-15','YYYY-MM-DD'),'DAVIS',to_date('1981-6-25','YYYY-MM-DD'),'THOMPSON');">
            <text:p>insert into EMP_HIST (EMP_ID,EMPNO,ENAME,JOB,MGR_EMP_ID,HIREDATE,SAL,COMM,DEPT_ID,EFF_BEG_DTM,EFF_END_DTM,LAST_ACTIVE,AUD_BEG_DTM,AUD_BEG_USR,AUD_END_DTM,AUD_END_USR) values (3,7369,'THOMPSON','CLERK',1,to_date('1980-12-17','YYYY-MM-DD'),800,null,1,to_date('1980-12-17','YYYY-MM-DD'),to_date('1981-6-23','YYYY-MM-DD'),'',to_date('1980-12-15','YYYY-MM-DD'),'DAVIS',to_date('1981-6-25','YYYY-MM-DD'),'THOMPSON');</text:p>
          </table:table-cell>
          <table:table-cell table:style-name="ce37" office:value-type="string">
            <text:p><text:s/></text:p>
          </table:table-cell>
          <table:table-cell table:style-name="ce39" table:formula="of:=IF([.Y7]=&quot;&quot;;[.AC7];[.AD7])" office:value-type="string" office:string-value="insert into EMP_HIST (EMP_ID,EMPNO,ENAME,JOB,MGR_EMP_ID,HIREDATE,SAL,COMM,DEPT_ID,EFF_BEG_DTM,EFF_END_DTM,LAST_ACTIVE,AUD_BEG_DTM,AUD_BEG_USR,AUD_END_DTM,AUD_END_USR) values (3,7369,'THOMPSON','CLERK',1,to_date('1980-12-17','YYYY-MM-DD'),800,null,1,to_date('1980-12-17','YYYY-MM-DD'),to_date('1981-6-23','YYYY-MM-DD'),'',to_date('1980-12-15','YYYY-MM-DD'),'DAVIS',to_date('1981-6-25','YYYY-MM-DD'),'THOMPSON');">
            <text:p>insert into EMP_HIST (EMP_ID,EMPNO,ENAME,JOB,MGR_EMP_ID,HIREDATE,SAL,COMM,DEPT_ID,EFF_BEG_DTM,EFF_END_DTM,LAST_ACTIVE,AUD_BEG_DTM,AUD_BEG_USR,AUD_END_DTM,AUD_END_USR) values (3,7369,'THOMPSON','CLERK',1,to_date('1980-12-17','YYYY-MM-DD'),800,null,1,to_date('1980-12-17','YYYY-MM-DD'),to_date('1981-6-23','YYYY-MM-DD'),'',to_date('1980-12-15','YYYY-MM-DD'),'DAVIS',to_date('1981-6-25','YYYY-MM-DD'),'THOMPSON');</text:p>
          </table:table-cell>
          <table:table-cell table:number-columns-repeated="99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0" office:value-type="float" office:value="7369">
            <text:p>7369</text:p>
          </table:table-cell>
          <table:table-cell table:style-name="ce17" office:value-type="string">
            <text:p>THOMPSON</text:p>
          </table:table-cell>
          <table:table-cell table:style-name="ce17" office:value-type="string">
            <text:p>CLERK</text:p>
          </table:table-cell>
          <table:table-cell table:style-name="ce10" office:value-type="float" office:value="11">
            <text:p>11</text:p>
          </table:table-cell>
          <table:table-cell table:style-name="ce10"/>
          <table:table-cell table:style-name="ce17" office:value-type="string">
            <text:p>King </text:p>
          </table:table-cell>
          <table:table-cell table:style-name="ce17"/>
          <table:table-cell table:style-name="ce10"/>
          <table:table-cell table:style-name="ce22" office:value-type="date" office:date-value="1980-12-17">
            <text:p>17. Dec. 1980</text:p>
          </table:table-cell>
          <table:table-cell table:style-name="ce28" table:formula="of:=IF([.J8]&lt;[.J7];[.K$1];&quot;&quot;)">
            <text:p/>
          </table:table-cell>
          <table:table-cell table:style-name="ce17" office:value-type="float" office:value="800">
            <text:p>800</text:p>
          </table:table-cell>
          <table:table-cell table:style-name="ce17" office:value-type="string">
            <text:p>null</text:p>
          </table:table-cell>
          <table:table-cell table:style-name="ce17" office:value-type="float" office:value="1">
            <text:p>1</text:p>
          </table:table-cell>
          <table:table-cell table:style-name="ce32" table:formula="of:=IF([.P8]&lt;[.J8];[.O$1];&quot;&quot;)">
            <text:p/>
          </table:table-cell>
          <table:table-cell table:style-name="ce22" office:value-type="date" office:date-value="1981-06-23">
            <text:p>23. Jun. 1981</text:p>
          </table:table-cell>
          <table:table-cell table:style-name="ce28" table:formula="of:=IF([.P8]&lt;[.P7];[.Q$1];&quot;&quot;)">
            <text:p/>
          </table:table-cell>
          <table:table-cell table:style-name="ce28" table:formula="of:=IF(AND([.P8]&gt;[.S8];[.S8]&lt;&gt;0);[.R$1];&quot;&quot;)">
            <text:p/>
          </table:table-cell>
          <table:table-cell table:style-name="ce22" office:value-type="date" office:date-value="1981-08-21T12:00:00">
            <text:p>21. Aug. 1981</text:p>
          </table:table-cell>
          <table:table-cell table:style-name="ce4"/>
          <table:table-cell table:style-name="ce35" table:formula="of:=[.Y7]" office:value-type="date" office:date-value="1981-06-25T01:26:58.066406">
            <text:p>25. Jun. 1981</text:p>
          </table:table-cell>
          <table:table-cell table:style-name="ce28" table:formula="of:=IF([.U8]&lt;[.U7];[.V$1];&quot;&quot;)">
            <text:p/>
          </table:table-cell>
          <table:table-cell table:style-name="ce35" table:formula="of:=VLOOKUP([.U8];[Sheet2.$A$2:.$B$6];2)" office:value-type="string" office:string-value="THOMPSON">
            <text:p>THOMPSON</text:p>
          </table:table-cell>
          <table:table-cell table:style-name="ce35" table:formula="of:=IF(AND([.Y8]&lt;&gt;&quot;&quot;;[.Y8]&lt;[.U8]);[.X$1];&quot;&quot;)">
            <text:p/>
          </table:table-cell>
          <table:table-cell table:style-name="ce35" office:value-type="date" office:date-value="1981-08-21T03:46:16.464844">
            <text:p>21. Aug. 1981</text:p>
          </table:table-cell>
          <table:table-cell table:style-name="ce28" table:formula="of:=IF(AND([.Y8]&lt;&gt;&quot;&quot;;[.Y8]&lt;[.Y7]);[.Z$1];&quot;&quot;)">
            <text:p/>
          </table:table-cell>
          <table:table-cell table:style-name="ce35" table:formula="of:=IF([.Y8]&lt;&gt;&quot;&quot;;VLOOKUP([.Y8];[Sheet2.$A$2:.$B$6];2);&quot;&quot;)" office:value-type="string" office:string-value="SMITH">
            <text:p>SMITH</text:p>
          </table:table-cell>
          <table:table-cell table:style-name="ce37"/>
          <table:table-cell table:style-name="ce17" table:formula="of:=[.AC$1]&amp;[.A8]&amp;&quot;,&quot;&amp;[.B8]&amp;&quot;,'&quot;&amp;[.C8]&amp;&quot;','&quot;&amp;[.D8]&amp;&quot;',&quot;&amp;[.E8]&amp;&quot;,to_date('&quot;&amp;YEAR([.J8])&amp;&quot;-&quot;&amp;MONTH([.J8])&amp;&quot;-&quot;&amp;DAY([.J8])&amp;&quot;','YYYY-MM-DD'),&quot;&amp;[.L8]&amp;&quot;,&quot;&amp;[.M8]&amp;&quot;,&quot;&amp;[.N8]&amp;&quot;,to_date('&quot;&amp;YEAR([.P8])&amp;&quot;-&quot;&amp;MONTH([.P8])&amp;&quot;-&quot;&amp;DAY([.P8])&amp;&quot;','YYYY-MM-DD'),to_date('&quot;&amp;YEAR([.U8])&amp;&quot;-&quot;&amp;MONTH([.U8])&amp;&quot;-&quot;&amp;DAY([.U8])&amp;&quot;','YYYY-MM-DD'),'&quot;&amp;[.W8]&amp;&quot;');&quot;" office:value-type="string" office:string-value="insert into EMP (ID,EMPNO,ENAME,JOB,MGR_EMP_ID,HIREDATE,SAL,COMM,DEPT_ID,EFF_BEG_DTM,AUD_BEG_DTM,AUD_BEG_USR) values (3,7369,'THOMPSON','CLERK',11,to_date('1980-12-17','YYYY-MM-DD'),800,null,1,to_date('1981-6-23','YYYY-MM-DD'),to_date('1981-6-25','YYYY-MM-DD'),'THOMPSON');">
            <text:p>insert into EMP (ID,EMPNO,ENAME,JOB,MGR_EMP_ID,HIREDATE,SAL,COMM,DEPT_ID,EFF_BEG_DTM,AUD_BEG_DTM,AUD_BEG_USR) values (3,7369,'THOMPSON','CLERK',11,to_date('1980-12-17','YYYY-MM-DD'),800,null,1,to_date('1981-6-23','YYYY-MM-DD'),to_date('1981-6-25','YYYY-MM-DD'),'THOMPSON');</text:p>
          </table:table-cell>
          <table:table-cell table:style-name="ce40" table:formula="of:=[.AD$1]&amp;[.A8]&amp;&quot;,&quot;&amp;[.B8]&amp;&quot;,'&quot;&amp;[.C8]&amp;&quot;','&quot;&amp;[.D8]&amp;&quot;',&quot;&amp;[.E8]&amp;&quot;,to_date('&quot;&amp;YEAR([.J8])&amp;&quot;-&quot;&amp;MONTH([.J8])&amp;&quot;-&quot;&amp;DAY([.J8])&amp;&quot;','YYYY-MM-DD'),&quot;&amp;[.L8]&amp;&quot;,&quot;&amp;[.M8]&amp;&quot;,&quot;&amp;[.N8]&amp;&quot;,to_date('&quot;&amp;YEAR([.P8])&amp;&quot;-&quot;&amp;MONTH([.P8])&amp;&quot;-&quot;&amp;DAY([.P8])&amp;&quot;','YYYY-MM-DD'),to_date('&quot;&amp;YEAR([.S8])&amp;&quot;-&quot;&amp;MONTH([.S8])&amp;&quot;-&quot;&amp;DAY([.S8])&amp;&quot;','YYYY-MM-DD'),'&quot;&amp;[.T8]&amp;&quot;',to_date('&quot;&amp;YEAR([.U8])&amp;&quot;-&quot;&amp;MONTH([.U8])&amp;&quot;-&quot;&amp;DAY([.U8])&amp;&quot;','YYYY-MM-DD'),'&quot;&amp;[.W8]&amp;&quot;',to_date('&quot;&amp;YEAR([.Y8])&amp;&quot;-&quot;&amp;MONTH([.Y8])&amp;&quot;-&quot;&amp;DAY([.Y8])&amp;&quot;','YYYY-MM-DD'),'&quot;&amp;[.AA8]&amp;&quot;');&quot;" office:value-type="string" office:string-value="insert into EMP_HIST (EMP_ID,EMPNO,ENAME,JOB,MGR_EMP_ID,HIREDATE,SAL,COMM,DEPT_ID,EFF_BEG_DTM,EFF_END_DTM,LAST_ACTIVE,AUD_BEG_DTM,AUD_BEG_USR,AUD_END_DTM,AUD_END_USR) values (3,7369,'THOMPSON','CLERK',11,to_date('1980-12-17','YYYY-MM-DD'),800,null,1,to_date('1981-6-23','YYYY-MM-DD'),to_date('1981-8-21','YYYY-MM-DD'),'',to_date('1981-6-25','YYYY-MM-DD'),'THOMPSON',to_date('1981-8-21','YYYY-MM-DD'),'SMITH');">
            <text:p>insert into EMP_HIST (EMP_ID,EMPNO,ENAME,JOB,MGR_EMP_ID,HIREDATE,SAL,COMM,DEPT_ID,EFF_BEG_DTM,EFF_END_DTM,LAST_ACTIVE,AUD_BEG_DTM,AUD_BEG_USR,AUD_END_DTM,AUD_END_USR) values (3,7369,'THOMPSON','CLERK',11,to_date('1980-12-17','YYYY-MM-DD'),800,null,1,to_date('1981-6-23','YYYY-MM-DD'),to_date('1981-8-21','YYYY-MM-DD'),'',to_date('1981-6-25','YYYY-MM-DD'),'THOMPSON',to_date('1981-8-21','YYYY-MM-DD'),'SMITH');</text:p>
          </table:table-cell>
          <table:table-cell table:style-name="ce37" office:value-type="string">
            <text:p><text:s/></text:p>
          </table:table-cell>
          <table:table-cell table:style-name="ce40" table:formula="of:=IF([.Y8]=&quot;&quot;;[.AC8];[.AD8])" office:value-type="string" office:string-value="insert into EMP_HIST (EMP_ID,EMPNO,ENAME,JOB,MGR_EMP_ID,HIREDATE,SAL,COMM,DEPT_ID,EFF_BEG_DTM,EFF_END_DTM,LAST_ACTIVE,AUD_BEG_DTM,AUD_BEG_USR,AUD_END_DTM,AUD_END_USR) values (3,7369,'THOMPSON','CLERK',11,to_date('1980-12-17','YYYY-MM-DD'),800,null,1,to_date('1981-6-23','YYYY-MM-DD'),to_date('1981-8-21','YYYY-MM-DD'),'',to_date('1981-6-25','YYYY-MM-DD'),'THOMPSON',to_date('1981-8-21','YYYY-MM-DD'),'SMITH');">
            <text:p>insert into EMP_HIST (EMP_ID,EMPNO,ENAME,JOB,MGR_EMP_ID,HIREDATE,SAL,COMM,DEPT_ID,EFF_BEG_DTM,EFF_END_DTM,LAST_ACTIVE,AUD_BEG_DTM,AUD_BEG_USR,AUD_END_DTM,AUD_END_USR) values (3,7369,'THOMPSON','CLERK',11,to_date('1980-12-17','YYYY-MM-DD'),800,null,1,to_date('1981-6-23','YYYY-MM-DD'),to_date('1981-8-21','YYYY-MM-DD'),'',to_date('1981-6-25','YYYY-MM-DD'),'THOMPSON',to_date('1981-8-21','YYYY-MM-DD'),'SMITH');</text:p>
          </table:table-cell>
          <table:table-cell table:style-name="ce41" table:number-columns-repeated="991"/>
          <table:table-cell table:style-name="ce4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float" office:value="7369">
            <text:p>7369</text:p>
          </table:table-cell>
          <table:table-cell office:value-type="string">
            <text:p>SMITH</text:p>
          </table:table-cell>
          <table:table-cell office:value-type="string">
            <text:p>CLERK</text:p>
          </table:table-cell>
          <table:table-cell table:style-name="ce9" office:value-type="float" office:value="12">
            <text:p>12</text:p>
          </table:table-cell>
          <table:table-cell table:style-name="ce9"/>
          <table:table-cell/>
          <table:table-cell office:value-type="string">
            <text:p>Lane</text:p>
          </table:table-cell>
          <table:table-cell table:style-name="ce9"/>
          <table:table-cell table:style-name="ce21" office:value-type="date" office:date-value="1980-12-17">
            <text:p>17. Dec. 1980</text:p>
          </table:table-cell>
          <table:table-cell table:style-name="ce26" table:formula="of:=IF([.J9]&lt;[.J8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9]&lt;[.J9];[.O$1];&quot;&quot;)">
            <text:p/>
          </table:table-cell>
          <table:table-cell table:style-name="ce21" office:value-type="date" office:date-value="1981-08-21">
            <text:p>21. Aug. 1981</text:p>
          </table:table-cell>
          <table:table-cell table:style-name="ce26" table:formula="of:=IF([.P9]&lt;[.P8];[.Q$1];&quot;&quot;)">
            <text:p/>
          </table:table-cell>
          <table:table-cell table:style-name="ce26" table:formula="of:=IF(AND([.P9]&gt;[.S9];[.S9]&lt;&gt;0);[.R$1];&quot;&quot;)">
            <text:p/>
          </table:table-cell>
          <table:table-cell table:style-name="ce21" office:value-type="date" office:date-value="1981-11-29">
            <text:p>29. Nov. 1981</text:p>
          </table:table-cell>
          <table:table-cell/>
          <table:table-cell table:style-name="ce34" table:formula="of:=[.Y8]" office:value-type="date" office:date-value="1981-08-21T03:46:16.464844">
            <text:p>21. Aug. 1981</text:p>
          </table:table-cell>
          <table:table-cell table:style-name="ce26" table:formula="of:=IF([.U9]&lt;[.U8];[.V$1];&quot;&quot;)">
            <text:p/>
          </table:table-cell>
          <table:table-cell table:style-name="ce34" table:formula="of:=VLOOKUP([.U9];[Sheet2.$A$2:.$B$6];2)" office:value-type="string" office:string-value="SMITH">
            <text:p>SMITH</text:p>
          </table:table-cell>
          <table:table-cell table:style-name="ce34" table:formula="of:=IF(AND([.Y9]&lt;&gt;&quot;&quot;;[.Y9]&lt;[.U9]);[.X$1];&quot;&quot;)">
            <text:p/>
          </table:table-cell>
          <table:table-cell table:style-name="ce34" office:value-type="date" office:date-value="1981-12-01T05:34:49.160156">
            <text:p>1. Dec. 1981</text:p>
          </table:table-cell>
          <table:table-cell table:style-name="ce26" table:formula="of:=IF(AND([.Y9]&lt;&gt;&quot;&quot;;[.Y9]&lt;[.Y8]);[.Z$1];&quot;&quot;)">
            <text:p/>
          </table:table-cell>
          <table:table-cell table:style-name="ce34" table:formula="of:=IF([.Y9]&lt;&gt;&quot;&quot;;VLOOKUP([.Y9];[Sheet2.$A$2:.$B$6];2);&quot;&quot;)" office:value-type="string" office:string-value="SMITH">
            <text:p>SMITH</text:p>
          </table:table-cell>
          <table:table-cell/>
          <table:table-cell table:formula="of:=[.AC$1]&amp;[.A9]&amp;&quot;,&quot;&amp;[.B9]&amp;&quot;,'&quot;&amp;[.C9]&amp;&quot;','&quot;&amp;[.D9]&amp;&quot;',&quot;&amp;[.E9]&amp;&quot;,to_date('&quot;&amp;YEAR([.J9])&amp;&quot;-&quot;&amp;MONTH([.J9])&amp;&quot;-&quot;&amp;DAY([.J9])&amp;&quot;','YYYY-MM-DD'),&quot;&amp;[.L9]&amp;&quot;,&quot;&amp;[.M9]&amp;&quot;,&quot;&amp;[.N9]&amp;&quot;,to_date('&quot;&amp;YEAR([.P9])&amp;&quot;-&quot;&amp;MONTH([.P9])&amp;&quot;-&quot;&amp;DAY([.P9])&amp;&quot;','YYYY-MM-DD'),to_date('&quot;&amp;YEAR([.U9])&amp;&quot;-&quot;&amp;MONTH([.U9])&amp;&quot;-&quot;&amp;DAY([.U9])&amp;&quot;','YYYY-MM-DD'),'&quot;&amp;[.W9]&amp;&quot;');&quot;" office:value-type="string" office:string-value="insert into EMP (ID,EMPNO,ENAME,JOB,MGR_EMP_ID,HIREDATE,SAL,COMM,DEPT_ID,EFF_BEG_DTM,AUD_BEG_DTM,AUD_BEG_USR) values (3,7369,'SMITH','CLERK',12,to_date('1980-12-17','YYYY-MM-DD'),800,null,1,to_date('1981-8-21','YYYY-MM-DD'),to_date('1981-8-21','YYYY-MM-DD'),'SMITH');">
            <text:p>insert into EMP (ID,EMPNO,ENAME,JOB,MGR_EMP_ID,HIREDATE,SAL,COMM,DEPT_ID,EFF_BEG_DTM,AUD_BEG_DTM,AUD_BEG_USR) values (3,7369,'SMITH','CLERK',12,to_date('1980-12-17','YYYY-MM-DD'),800,null,1,to_date('1981-8-21','YYYY-MM-DD'),to_date('1981-8-21','YYYY-MM-DD'),'SMITH');</text:p>
          </table:table-cell>
          <table:table-cell table:style-name="ce39" table:formula="of:=[.AD$1]&amp;[.A9]&amp;&quot;,&quot;&amp;[.B9]&amp;&quot;,'&quot;&amp;[.C9]&amp;&quot;','&quot;&amp;[.D9]&amp;&quot;',&quot;&amp;[.E9]&amp;&quot;,to_date('&quot;&amp;YEAR([.J9])&amp;&quot;-&quot;&amp;MONTH([.J9])&amp;&quot;-&quot;&amp;DAY([.J9])&amp;&quot;','YYYY-MM-DD'),&quot;&amp;[.L9]&amp;&quot;,&quot;&amp;[.M9]&amp;&quot;,&quot;&amp;[.N9]&amp;&quot;,to_date('&quot;&amp;YEAR([.P9])&amp;&quot;-&quot;&amp;MONTH([.P9])&amp;&quot;-&quot;&amp;DAY([.P9])&amp;&quot;','YYYY-MM-DD'),to_date('&quot;&amp;YEAR([.S9])&amp;&quot;-&quot;&amp;MONTH([.S9])&amp;&quot;-&quot;&amp;DAY([.S9])&amp;&quot;','YYYY-MM-DD'),'&quot;&amp;[.T9]&amp;&quot;',to_date('&quot;&amp;YEAR([.U9])&amp;&quot;-&quot;&amp;MONTH([.U9])&amp;&quot;-&quot;&amp;DAY([.U9])&amp;&quot;','YYYY-MM-DD'),'&quot;&amp;[.W9]&amp;&quot;',to_date('&quot;&amp;YEAR([.Y9])&amp;&quot;-&quot;&amp;MONTH([.Y9])&amp;&quot;-&quot;&amp;DAY([.Y9])&amp;&quot;','YYYY-MM-DD'),'&quot;&amp;[.AA9]&amp;&quot;');&quot;" office:value-type="string" office:string-value="insert into EMP_HIST (EMP_ID,EMPNO,ENAME,JOB,MGR_EMP_ID,HIREDATE,SAL,COMM,DEPT_ID,EFF_BEG_DTM,EFF_END_DTM,LAST_ACTIVE,AUD_BEG_DTM,AUD_BEG_USR,AUD_END_DTM,AUD_END_USR) values (3,7369,'SMITH','CLERK',12,to_date('1980-12-17','YYYY-MM-DD'),800,null,1,to_date('1981-8-21','YYYY-MM-DD'),to_date('1981-11-29','YYYY-MM-DD'),'',to_date('1981-8-21','YYYY-MM-DD'),'SMITH',to_date('1981-12-1','YYYY-MM-DD'),'SMITH');">
            <text:p>insert into EMP_HIST (EMP_ID,EMPNO,ENAME,JOB,MGR_EMP_ID,HIREDATE,SAL,COMM,DEPT_ID,EFF_BEG_DTM,EFF_END_DTM,LAST_ACTIVE,AUD_BEG_DTM,AUD_BEG_USR,AUD_END_DTM,AUD_END_USR) values (3,7369,'SMITH','CLERK',12,to_date('1980-12-17','YYYY-MM-DD'),800,null,1,to_date('1981-8-21','YYYY-MM-DD'),to_date('1981-11-29','YYYY-MM-DD'),'',to_date('1981-8-21','YYYY-MM-DD'),'SMITH',to_date('1981-12-1','YYYY-MM-DD'),'SMITH');</text:p>
          </table:table-cell>
          <table:table-cell table:style-name="ce37" office:value-type="string">
            <text:p><text:s/></text:p>
          </table:table-cell>
          <table:table-cell table:style-name="ce39" table:formula="of:=IF([.Y9]=&quot;&quot;;[.AC9];[.AD9])" office:value-type="string" office:string-value="insert into EMP_HIST (EMP_ID,EMPNO,ENAME,JOB,MGR_EMP_ID,HIREDATE,SAL,COMM,DEPT_ID,EFF_BEG_DTM,EFF_END_DTM,LAST_ACTIVE,AUD_BEG_DTM,AUD_BEG_USR,AUD_END_DTM,AUD_END_USR) values (3,7369,'SMITH','CLERK',12,to_date('1980-12-17','YYYY-MM-DD'),800,null,1,to_date('1981-8-21','YYYY-MM-DD'),to_date('1981-11-29','YYYY-MM-DD'),'',to_date('1981-8-21','YYYY-MM-DD'),'SMITH',to_date('1981-12-1','YYYY-MM-DD'),'SMITH');">
            <text:p>insert into EMP_HIST (EMP_ID,EMPNO,ENAME,JOB,MGR_EMP_ID,HIREDATE,SAL,COMM,DEPT_ID,EFF_BEG_DTM,EFF_END_DTM,LAST_ACTIVE,AUD_BEG_DTM,AUD_BEG_USR,AUD_END_DTM,AUD_END_USR) values (3,7369,'SMITH','CLERK',12,to_date('1980-12-17','YYYY-MM-DD'),800,null,1,to_date('1981-8-21','YYYY-MM-DD'),to_date('1981-11-29','YYYY-MM-DD'),'',to_date('1981-8-21','YYYY-MM-DD'),'SMITH',to_date('1981-12-1','YYYY-MM-DD'),'SMITH');</text:p>
          </table:table-cell>
          <table:table-cell table:number-columns-repeated="992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float" office:value="7369">
            <text:p>7369</text:p>
          </table:table-cell>
          <table:table-cell office:value-type="string">
            <text:p>SMITH</text:p>
          </table:table-cell>
          <table:table-cell office:value-type="string">
            <text:p>CLERK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21" office:value-type="date" office:date-value="1980-12-17">
            <text:p>17. Dec. 1980</text:p>
          </table:table-cell>
          <table:table-cell table:style-name="ce26" table:formula="of:=IF([.J10]&lt;[.J9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10]&lt;[.J10];[.O$1];&quot;&quot;)">
            <text:p/>
          </table:table-cell>
          <table:table-cell table:style-name="ce21" office:value-type="date" office:date-value="1981-11-29">
            <text:p>29. Nov. 1981</text:p>
          </table:table-cell>
          <table:table-cell table:style-name="ce26" table:formula="of:=IF([.P10]&lt;[.P9];[.Q$1];&quot;&quot;)">
            <text:p/>
          </table:table-cell>
          <table:table-cell table:style-name="ce26" table:formula="of:=IF(AND([.P10]&gt;[.S10];[.S10]&lt;&gt;0);[.R$1];&quot;&quot;)">
            <text:p/>
          </table:table-cell>
          <table:table-cell table:style-name="ce21" office:value-type="date" office:date-value="1983-02-26">
            <text:p>26. Feb. 1983</text:p>
          </table:table-cell>
          <table:table-cell/>
          <table:table-cell table:style-name="ce35" table:formula="of:=[.Y9]" office:value-type="date" office:date-value="1981-12-01T05:34:49.160156">
            <text:p>1. Dec. 1981</text:p>
          </table:table-cell>
          <table:table-cell table:style-name="ce26" table:formula="of:=IF([.U10]&lt;[.U9];[.V$1];&quot;&quot;)">
            <text:p/>
          </table:table-cell>
          <table:table-cell table:style-name="ce34" table:formula="of:=VLOOKUP([.U10];[Sheet2.$A$2:.$B$6];2)" office:value-type="string" office:string-value="SMITH">
            <text:p>SMITH</text:p>
          </table:table-cell>
          <table:table-cell table:style-name="ce34" table:formula="of:=IF(AND([.Y10]&lt;&gt;&quot;&quot;;[.Y10]&lt;[.U10]);[.X$1];&quot;&quot;)">
            <text:p/>
          </table:table-cell>
          <table:table-cell table:style-name="ce34" office:value-type="date" office:date-value="1983-02-26T00:41:05.332031">
            <text:p>26. Feb. 1983</text:p>
          </table:table-cell>
          <table:table-cell table:style-name="ce26" table:formula="of:=IF(AND([.Y10]&lt;&gt;&quot;&quot;;[.Y10]&lt;[.Y9]);[.Z$1];&quot;&quot;)">
            <text:p/>
          </table:table-cell>
          <table:table-cell table:style-name="ce34" table:formula="of:=IF([.Y10]&lt;&gt;&quot;&quot;;VLOOKUP([.Y10];[Sheet2.$A$2:.$B$6];2);&quot;&quot;)" office:value-type="string" office:string-value="SMITH">
            <text:p>SMITH</text:p>
          </table:table-cell>
          <table:table-cell/>
          <table:table-cell table:formula="of:=[.AC$1]&amp;[.A10]&amp;&quot;,&quot;&amp;[.B10]&amp;&quot;,'&quot;&amp;[.C10]&amp;&quot;','&quot;&amp;[.D10]&amp;&quot;',&quot;&amp;[.E10]&amp;&quot;,to_date('&quot;&amp;YEAR([.J10])&amp;&quot;-&quot;&amp;MONTH([.J10])&amp;&quot;-&quot;&amp;DAY([.J10])&amp;&quot;','YYYY-MM-DD'),&quot;&amp;[.L10]&amp;&quot;,&quot;&amp;[.M10]&amp;&quot;,&quot;&amp;[.N10]&amp;&quot;,to_date('&quot;&amp;YEAR([.P10])&amp;&quot;-&quot;&amp;MONTH([.P10])&amp;&quot;-&quot;&amp;DAY([.P10])&amp;&quot;','YYYY-MM-DD'),to_date('&quot;&amp;YEAR([.U10])&amp;&quot;-&quot;&amp;MONTH([.U10])&amp;&quot;-&quot;&amp;DAY([.U10])&amp;&quot;','YYYY-MM-DD'),'&quot;&amp;[.W10]&amp;&quot;');&quot;" office:value-type="string" office:string-value="insert into EMP (ID,EMPNO,ENAME,JOB,MGR_EMP_ID,HIREDATE,SAL,COMM,DEPT_ID,EFF_BEG_DTM,AUD_BEG_DTM,AUD_BEG_USR) values (3,7369,'SMITH','CLERK',15,to_date('1980-12-17','YYYY-MM-DD'),800,null,1,to_date('1981-11-29','YYYY-MM-DD'),to_date('1981-12-1','YYYY-MM-DD'),'SMITH');">
            <text:p>insert into EMP (ID,EMPNO,ENAME,JOB,MGR_EMP_ID,HIREDATE,SAL,COMM,DEPT_ID,EFF_BEG_DTM,AUD_BEG_DTM,AUD_BEG_USR) values (3,7369,'SMITH','CLERK',15,to_date('1980-12-17','YYYY-MM-DD'),800,null,1,to_date('1981-11-29','YYYY-MM-DD'),to_date('1981-12-1','YYYY-MM-DD'),'SMITH');</text:p>
          </table:table-cell>
          <table:table-cell table:style-name="ce39" table:formula="of:=[.AD$1]&amp;[.A10]&amp;&quot;,&quot;&amp;[.B10]&amp;&quot;,'&quot;&amp;[.C10]&amp;&quot;','&quot;&amp;[.D10]&amp;&quot;',&quot;&amp;[.E10]&amp;&quot;,to_date('&quot;&amp;YEAR([.J10])&amp;&quot;-&quot;&amp;MONTH([.J10])&amp;&quot;-&quot;&amp;DAY([.J10])&amp;&quot;','YYYY-MM-DD'),&quot;&amp;[.L10]&amp;&quot;,&quot;&amp;[.M10]&amp;&quot;,&quot;&amp;[.N10]&amp;&quot;,to_date('&quot;&amp;YEAR([.P10])&amp;&quot;-&quot;&amp;MONTH([.P10])&amp;&quot;-&quot;&amp;DAY([.P10])&amp;&quot;','YYYY-MM-DD'),to_date('&quot;&amp;YEAR([.S10])&amp;&quot;-&quot;&amp;MONTH([.S10])&amp;&quot;-&quot;&amp;DAY([.S10])&amp;&quot;','YYYY-MM-DD'),'&quot;&amp;[.T10]&amp;&quot;',to_date('&quot;&amp;YEAR([.U10])&amp;&quot;-&quot;&amp;MONTH([.U10])&amp;&quot;-&quot;&amp;DAY([.U10])&amp;&quot;','YYYY-MM-DD'),'&quot;&amp;[.W10]&amp;&quot;',to_date('&quot;&amp;YEAR([.Y10])&amp;&quot;-&quot;&amp;MONTH([.Y10])&amp;&quot;-&quot;&amp;DAY([.Y10])&amp;&quot;','YYYY-MM-DD'),'&quot;&amp;[.AA10]&amp;&quot;');&quot;" office:value-type="string" office:string-value="insert into EMP_HIST (EMP_ID,EMPNO,ENAME,JOB,MGR_EMP_ID,HIREDATE,SAL,COMM,DEPT_ID,EFF_BEG_DTM,EFF_END_DTM,LAST_ACTIVE,AUD_BEG_DTM,AUD_BEG_USR,AUD_END_DTM,AUD_END_USR) values (3,7369,'SMITH','CLERK',15,to_date('1980-12-17','YYYY-MM-DD'),800,null,1,to_date('1981-11-29','YYYY-MM-DD'),to_date('1983-2-26','YYYY-MM-DD'),'',to_date('1981-12-1','YYYY-MM-DD'),'SMITH',to_date('1983-2-26','YYYY-MM-DD'),'SMITH');">
            <text:p>insert into EMP_HIST (EMP_ID,EMPNO,ENAME,JOB,MGR_EMP_ID,HIREDATE,SAL,COMM,DEPT_ID,EFF_BEG_DTM,EFF_END_DTM,LAST_ACTIVE,AUD_BEG_DTM,AUD_BEG_USR,AUD_END_DTM,AUD_END_USR) values (3,7369,'SMITH','CLERK',15,to_date('1980-12-17','YYYY-MM-DD'),800,null,1,to_date('1981-11-29','YYYY-MM-DD'),to_date('1983-2-26','YYYY-MM-DD'),'',to_date('1981-12-1','YYYY-MM-DD'),'SMITH',to_date('1983-2-26','YYYY-MM-DD'),'SMITH');</text:p>
          </table:table-cell>
          <table:table-cell table:style-name="ce37" office:value-type="string">
            <text:p><text:s/></text:p>
          </table:table-cell>
          <table:table-cell table:style-name="ce39" table:formula="of:=IF([.Y10]=&quot;&quot;;[.AC10];[.AD10])" office:value-type="string" office:string-value="insert into EMP_HIST (EMP_ID,EMPNO,ENAME,JOB,MGR_EMP_ID,HIREDATE,SAL,COMM,DEPT_ID,EFF_BEG_DTM,EFF_END_DTM,LAST_ACTIVE,AUD_BEG_DTM,AUD_BEG_USR,AUD_END_DTM,AUD_END_USR) values (3,7369,'SMITH','CLERK',15,to_date('1980-12-17','YYYY-MM-DD'),800,null,1,to_date('1981-11-29','YYYY-MM-DD'),to_date('1983-2-26','YYYY-MM-DD'),'',to_date('1981-12-1','YYYY-MM-DD'),'SMITH',to_date('1983-2-26','YYYY-MM-DD'),'SMITH');">
            <text:p>insert into EMP_HIST (EMP_ID,EMPNO,ENAME,JOB,MGR_EMP_ID,HIREDATE,SAL,COMM,DEPT_ID,EFF_BEG_DTM,EFF_END_DTM,LAST_ACTIVE,AUD_BEG_DTM,AUD_BEG_USR,AUD_END_DTM,AUD_END_USR) values (3,7369,'SMITH','CLERK',15,to_date('1980-12-17','YYYY-MM-DD'),800,null,1,to_date('1981-11-29','YYYY-MM-DD'),to_date('1983-2-26','YYYY-MM-DD'),'',to_date('1981-12-1','YYYY-MM-DD'),'SMITH',to_date('1983-2-26','YYYY-MM-DD'),'SMITH');</text:p>
          </table:table-cell>
          <table:table-cell table:number-columns-repeated="99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float" office:value="7369">
            <text:p>7369</text:p>
          </table:table-cell>
          <table:table-cell table:style-name="ce19" office:value-type="string">
            <text:p>SMITH</text:p>
          </table:table-cell>
          <table:table-cell table:style-name="ce19" office:value-type="string">
            <text:p>CLERK</text:p>
          </table:table-cell>
          <table:table-cell table:style-name="ce19" office:value-type="float" office:value="18">
            <text:p>18</text:p>
          </table:table-cell>
          <table:table-cell table:style-name="ce19" table:number-columns-repeated="3"/>
          <table:table-cell table:style-name="ce19" office:value-type="string">
            <text:p>Ford</text:p>
          </table:table-cell>
          <table:table-cell table:style-name="ce23" office:value-type="date" office:date-value="1980-12-17">
            <text:p>17. Dec. 1980</text:p>
          </table:table-cell>
          <table:table-cell table:style-name="ce27" table:formula="of:=IF([.J11]&lt;[.J10];[.K$1];&quot;&quot;)">
            <text:p/>
          </table:table-cell>
          <table:table-cell table:style-name="ce19" office:value-type="float" office:value="800">
            <text:p>800</text:p>
          </table:table-cell>
          <table:table-cell table:style-name="ce19" office:value-type="string">
            <text:p>null</text:p>
          </table:table-cell>
          <table:table-cell table:style-name="ce19" office:value-type="float" office:value="2">
            <text:p>2</text:p>
          </table:table-cell>
          <table:table-cell table:style-name="ce31" table:formula="of:=IF([.P11]&lt;[.J11];[.O$1];&quot;&quot;)">
            <text:p/>
          </table:table-cell>
          <table:table-cell table:style-name="ce23" office:value-type="date" office:date-value="1983-02-26">
            <text:p>26. Feb. 1983</text:p>
          </table:table-cell>
          <table:table-cell table:style-name="ce27" table:formula="of:=IF([.P11]&lt;[.P10];[.Q$1];&quot;&quot;)">
            <text:p/>
          </table:table-cell>
          <table:table-cell table:style-name="ce27" table:formula="of:=IF(AND([.P11]&gt;[.S11];[.S11]&lt;&gt;0);[.R$1];&quot;&quot;)">
            <text:p/>
          </table:table-cell>
          <table:table-cell table:style-name="ce19"/>
          <table:table-cell table:style-name="ce3"/>
          <table:table-cell table:style-name="ce33" table:formula="of:=[.Y10]" office:value-type="date" office:date-value="1983-02-26T00:41:05.332031">
            <text:p>26. Feb. 1983</text:p>
          </table:table-cell>
          <table:table-cell table:style-name="ce27" table:formula="of:=IF([.U11]&lt;[.U10];[.V$1];&quot;&quot;)">
            <text:p/>
          </table:table-cell>
          <table:table-cell table:style-name="ce33" table:formula="of:=VLOOKUP([.U11];[Sheet2.$A$2:.$B$6];2)" office:value-type="string" office:string-value="SMITH">
            <text:p>SMITH</text:p>
          </table:table-cell>
          <table:table-cell table:style-name="ce33" table:formula="of:=IF(AND([.Y11]&lt;&gt;&quot;&quot;;[.Y11]&lt;[.U11]);[.X$1];&quot;&quot;)">
            <text:p/>
          </table:table-cell>
          <table:table-cell table:style-name="ce33"/>
          <table:table-cell table:style-name="ce27" table:formula="of:=IF(AND([.Y11]&lt;&gt;&quot;&quot;;[.Y11]&lt;[.Y10]);[.Z$1];&quot;&quot;)">
            <text:p/>
          </table:table-cell>
          <table:table-cell table:style-name="ce33" table:formula="of:=IF([.Y11]&lt;&gt;&quot;&quot;;VLOOKUP([.Y11];[Sheet2.$A$2:.$B$6];2);&quot;&quot;)">
            <text:p/>
          </table:table-cell>
          <table:table-cell/>
          <table:table-cell table:style-name="ce19" table:formula="of:=[.AC$1]&amp;[.A11]&amp;&quot;,&quot;&amp;[.B11]&amp;&quot;,'&quot;&amp;[.C11]&amp;&quot;','&quot;&amp;[.D11]&amp;&quot;',&quot;&amp;[.E11]&amp;&quot;,to_date('&quot;&amp;YEAR([.J11])&amp;&quot;-&quot;&amp;MONTH([.J11])&amp;&quot;-&quot;&amp;DAY([.J11])&amp;&quot;','YYYY-MM-DD'),&quot;&amp;[.L11]&amp;&quot;,&quot;&amp;[.M11]&amp;&quot;,&quot;&amp;[.N11]&amp;&quot;,to_date('&quot;&amp;YEAR([.P11])&amp;&quot;-&quot;&amp;MONTH([.P11])&amp;&quot;-&quot;&amp;DAY([.P11])&amp;&quot;','YYYY-MM-DD'),to_date('&quot;&amp;YEAR([.U11])&amp;&quot;-&quot;&amp;MONTH([.U11])&amp;&quot;-&quot;&amp;DAY([.U11])&amp;&quot;','YYYY-MM-DD'),'&quot;&amp;[.W11]&amp;&quot;');&quot;" office:value-type="string" office:string-value="insert into EMP (ID,EMPNO,ENAME,JOB,MGR_EMP_ID,HIREDATE,SAL,COMM,DEPT_ID,EFF_BEG_DTM,AUD_BEG_DTM,AUD_BEG_USR) values (3,7369,'SMITH','CLERK',18,to_date('1980-12-17','YYYY-MM-DD'),800,null,2,to_date('1983-2-26','YYYY-MM-DD'),to_date('1983-2-26','YYYY-MM-DD'),'SMITH');">
            <text:p>insert into EMP (ID,EMPNO,ENAME,JOB,MGR_EMP_ID,HIREDATE,SAL,COMM,DEPT_ID,EFF_BEG_DTM,AUD_BEG_DTM,AUD_BEG_USR) values (3,7369,'SMITH','CLERK',18,to_date('1980-12-17','YYYY-MM-DD'),800,null,2,to_date('1983-2-26','YYYY-MM-DD'),to_date('1983-2-26','YYYY-MM-DD'),'SMITH');</text:p>
          </table:table-cell>
          <table:table-cell table:style-name="ce38" table:formula="of:=[.AD$1]&amp;[.A11]&amp;&quot;,&quot;&amp;[.B11]&amp;&quot;,'&quot;&amp;[.C11]&amp;&quot;','&quot;&amp;[.D11]&amp;&quot;',&quot;&amp;[.E11]&amp;&quot;,to_date('&quot;&amp;YEAR([.J11])&amp;&quot;-&quot;&amp;MONTH([.J11])&amp;&quot;-&quot;&amp;DAY([.J11])&amp;&quot;','YYYY-MM-DD'),&quot;&amp;[.L11]&amp;&quot;,&quot;&amp;[.M11]&amp;&quot;,&quot;&amp;[.N11]&amp;&quot;,to_date('&quot;&amp;YEAR([.P11])&amp;&quot;-&quot;&amp;MONTH([.P11])&amp;&quot;-&quot;&amp;DAY([.P11])&amp;&quot;','YYYY-MM-DD'),to_date('&quot;&amp;YEAR([.S11])&amp;&quot;-&quot;&amp;MONTH([.S11])&amp;&quot;-&quot;&amp;DAY([.S11])&amp;&quot;','YYYY-MM-DD'),'&quot;&amp;[.T11]&amp;&quot;',to_date('&quot;&amp;YEAR([.U11])&amp;&quot;-&quot;&amp;MONTH([.U11])&amp;&quot;-&quot;&amp;DAY([.U11])&amp;&quot;','YYYY-MM-DD'),'&quot;&amp;[.W11]&amp;&quot;',to_date('&quot;&amp;YEAR([.Y11])&amp;&quot;-&quot;&amp;MONTH([.Y11])&amp;&quot;-&quot;&amp;DAY([.Y11])&amp;&quot;','YYYY-MM-DD'),'&quot;&amp;[.AA11]&amp;&quot;');&quot;" office:value-type="string" office:string-value="insert into EMP_HIST (EMP_ID,EMPNO,ENAME,JOB,MGR_EMP_ID,HIREDATE,SAL,COMM,DEPT_ID,EFF_BEG_DTM,EFF_END_DTM,LAST_ACTIVE,AUD_BEG_DTM,AUD_BEG_USR,AUD_END_DTM,AUD_END_USR) values (3,7369,'SMITH','CLERK',18,to_date('1980-12-17','YYYY-MM-DD'),800,null,2,to_date('1983-2-26','YYYY-MM-DD'),to_date('1899-12-30','YYYY-MM-DD'),'',to_date('1983-2-26','YYYY-MM-DD'),'SMITH',to_date('1899-12-30','YYYY-MM-DD'),'');">
            <text:p>insert into EMP_HIST (EMP_ID,EMPNO,ENAME,JOB,MGR_EMP_ID,HIREDATE,SAL,COMM,DEPT_ID,EFF_BEG_DTM,EFF_END_DTM,LAST_ACTIVE,AUD_BEG_DTM,AUD_BEG_USR,AUD_END_DTM,AUD_END_USR) values (3,7369,'SMITH','CLERK',18,to_date('1980-12-17','YYYY-MM-DD'),800,null,2,to_date('1983-2-26','YYYY-MM-DD'),to_date('1899-12-30','YYYY-MM-DD'),'',to_date('1983-2-26','YYYY-MM-DD'),'SMITH',to_date('1899-12-30','YYYY-MM-DD'),'');</text:p>
          </table:table-cell>
          <table:table-cell table:style-name="ce37" office:value-type="string">
            <text:p><text:s/></text:p>
          </table:table-cell>
          <table:table-cell table:style-name="ce38" table:formula="of:=IF([.Y11]=&quot;&quot;;[.AC11];[.AD11])" office:value-type="string" office:string-value="insert into EMP (ID,EMPNO,ENAME,JOB,MGR_EMP_ID,HIREDATE,SAL,COMM,DEPT_ID,EFF_BEG_DTM,AUD_BEG_DTM,AUD_BEG_USR) values (3,7369,'SMITH','CLERK',18,to_date('1980-12-17','YYYY-MM-DD'),800,null,2,to_date('1983-2-26','YYYY-MM-DD'),to_date('1983-2-26','YYYY-MM-DD'),'SMITH');">
            <text:p>insert into EMP (ID,EMPNO,ENAME,JOB,MGR_EMP_ID,HIREDATE,SAL,COMM,DEPT_ID,EFF_BEG_DTM,AUD_BEG_DTM,AUD_BEG_USR) values (3,7369,'SMITH','CLERK',18,to_date('1980-12-17','YYYY-MM-DD'),800,null,2,to_date('1983-2-26','YYYY-MM-DD'),to_date('1983-2-26','YYYY-MM-DD'),'SMITH');</text:p>
          </table:table-cell>
          <table:table-cell table:style-name="ce19" table:number-columns-repeated="991"/>
          <table:table-cell table:style-name="ce3"/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float" office:value="7499">
            <text:p>7499</text:p>
          </table:table-cell>
          <table:table-cell office:value-type="string">
            <text:p>ALLEN</text:p>
          </table:table-cell>
          <table:table-cell office:value-type="string">
            <text:p>SALESMAN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21" office:value-type="date" office:date-value="1981-02-20">
            <text:p>20. Feb. 1981</text:p>
          </table:table-cell>
          <table:table-cell table:style-name="ce26" table:formula="of:=IF([.J12]&lt;[.J11];[.K$1];&quot;&quot;)">
            <text:p/>
          </table:table-cell>
          <table:table-cell office:value-type="float" office:value="1600">
            <text:p>16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IF([.P12]&lt;[.J12];[.O$1];&quot;&quot;)">
            <text:p/>
          </table:table-cell>
          <table:table-cell table:style-name="ce21" office:value-type="date" office:date-value="1981-02-20">
            <text:p>20. Feb. 1981</text:p>
          </table:table-cell>
          <table:table-cell table:style-name="ce26"/>
          <table:table-cell table:style-name="ce26" table:formula="of:=IF(AND([.P12]&gt;[.S12];[.S12]&lt;&gt;0);[.R$1];&quot;&quot;)">
            <text:p/>
          </table:table-cell>
          <table:table-cell table:style-name="ce21" office:value-type="date" office:date-value="1981-05-15">
            <text:p>15. May. 1981</text:p>
          </table:table-cell>
          <table:table-cell/>
          <table:table-cell table:style-name="ce34" office:value-type="date" office:date-value="1981-02-17T12:09:26.894531">
            <text:p>17. Feb. 1981</text:p>
          </table:table-cell>
          <table:table-cell table:style-name="ce26"/>
          <table:table-cell table:style-name="ce34" table:formula="of:=VLOOKUP([.U12];[Sheet2.$A$2:.$B$6];2)" office:value-type="string" office:string-value="THOMPSON">
            <text:p>THOMPSON</text:p>
          </table:table-cell>
          <table:table-cell table:style-name="ce34" table:formula="of:=IF(AND([.Y12]&lt;&gt;&quot;&quot;;[.Y12]&lt;[.U12]);[.X$1];&quot;&quot;)">
            <text:p/>
          </table:table-cell>
          <table:table-cell table:style-name="ce34" office:value-type="date" office:date-value="1981-05-12T17:14:12.539063">
            <text:p>12. May. 1981</text:p>
          </table:table-cell>
          <table:table-cell table:style-name="ce26" table:formula="of:=IF(AND([.Y12]&lt;&gt;&quot;&quot;;[.Y12]&lt;[.Y11]);[.Z$1];&quot;&quot;)">
            <text:p/>
          </table:table-cell>
          <table:table-cell table:style-name="ce34" table:formula="of:=IF([.Y12]&lt;&gt;&quot;&quot;;VLOOKUP([.Y12];[Sheet2.$A$2:.$B$6];2);&quot;&quot;)" office:value-type="string" office:string-value="THOMPSON">
            <text:p>THOMPSON</text:p>
          </table:table-cell>
          <table:table-cell/>
          <table:table-cell table:formula="of:=[.AC$1]&amp;[.A12]&amp;&quot;,&quot;&amp;[.B12]&amp;&quot;,'&quot;&amp;[.C12]&amp;&quot;','&quot;&amp;[.D12]&amp;&quot;',&quot;&amp;[.E12]&amp;&quot;,to_date('&quot;&amp;YEAR([.J12])&amp;&quot;-&quot;&amp;MONTH([.J12])&amp;&quot;-&quot;&amp;DAY([.J12])&amp;&quot;','YYYY-MM-DD'),&quot;&amp;[.L12]&amp;&quot;,&quot;&amp;[.M12]&amp;&quot;,&quot;&amp;[.N12]&amp;&quot;,to_date('&quot;&amp;YEAR([.P12])&amp;&quot;-&quot;&amp;MONTH([.P12])&amp;&quot;-&quot;&amp;DAY([.P12])&amp;&quot;','YYYY-MM-DD'),to_date('&quot;&amp;YEAR([.U12])&amp;&quot;-&quot;&amp;MONTH([.U12])&amp;&quot;-&quot;&amp;DAY([.U12])&amp;&quot;','YYYY-MM-DD'),'&quot;&amp;[.W12]&amp;&quot;');&quot;" office:value-type="string" office:string-value="insert into EMP (ID,EMPNO,ENAME,JOB,MGR_EMP_ID,HIREDATE,SAL,COMM,DEPT_ID,EFF_BEG_DTM,AUD_BEG_DTM,AUD_BEG_USR) values (4,7499,'ALLEN','SALESMAN',1,to_date('1981-2-20','YYYY-MM-DD'),1600,300,1,to_date('1981-2-20','YYYY-MM-DD'),to_date('1981-2-17','YYYY-MM-DD'),'THOMPSON');">
            <text:p>insert into EMP (ID,EMPNO,ENAME,JOB,MGR_EMP_ID,HIREDATE,SAL,COMM,DEPT_ID,EFF_BEG_DTM,AUD_BEG_DTM,AUD_BEG_USR) values (4,7499,'ALLEN','SALESMAN',1,to_date('1981-2-20','YYYY-MM-DD'),1600,300,1,to_date('1981-2-20','YYYY-MM-DD'),to_date('1981-2-17','YYYY-MM-DD'),'THOMPSON');</text:p>
          </table:table-cell>
          <table:table-cell table:style-name="ce39" table:formula="of:=[.AD$1]&amp;[.A12]&amp;&quot;,&quot;&amp;[.B12]&amp;&quot;,'&quot;&amp;[.C12]&amp;&quot;','&quot;&amp;[.D12]&amp;&quot;',&quot;&amp;[.E12]&amp;&quot;,to_date('&quot;&amp;YEAR([.J12])&amp;&quot;-&quot;&amp;MONTH([.J12])&amp;&quot;-&quot;&amp;DAY([.J12])&amp;&quot;','YYYY-MM-DD'),&quot;&amp;[.L12]&amp;&quot;,&quot;&amp;[.M12]&amp;&quot;,&quot;&amp;[.N12]&amp;&quot;,to_date('&quot;&amp;YEAR([.P12])&amp;&quot;-&quot;&amp;MONTH([.P12])&amp;&quot;-&quot;&amp;DAY([.P12])&amp;&quot;','YYYY-MM-DD'),to_date('&quot;&amp;YEAR([.S12])&amp;&quot;-&quot;&amp;MONTH([.S12])&amp;&quot;-&quot;&amp;DAY([.S12])&amp;&quot;','YYYY-MM-DD'),'&quot;&amp;[.T12]&amp;&quot;',to_date('&quot;&amp;YEAR([.U12])&amp;&quot;-&quot;&amp;MONTH([.U12])&amp;&quot;-&quot;&amp;DAY([.U12])&amp;&quot;','YYYY-MM-DD'),'&quot;&amp;[.W12]&amp;&quot;',to_date('&quot;&amp;YEAR([.Y12])&amp;&quot;-&quot;&amp;MONTH([.Y12])&amp;&quot;-&quot;&amp;DAY([.Y12])&amp;&quot;','YYYY-MM-DD'),'&quot;&amp;[.AA12]&amp;&quot;');&quot;" office:value-type="string" office:string-value="insert into EMP_HIST (EMP_ID,EMPNO,ENAME,JOB,MGR_EMP_ID,HIREDATE,SAL,COMM,DEPT_ID,EFF_BEG_DTM,EFF_END_DTM,LAST_ACTIVE,AUD_BEG_DTM,AUD_BEG_USR,AUD_END_DTM,AUD_END_USR) values (4,7499,'ALLEN','SALESMAN',1,to_date('1981-2-20','YYYY-MM-DD'),1600,300,1,to_date('1981-2-20','YYYY-MM-DD'),to_date('1981-5-15','YYYY-MM-DD'),'',to_date('1981-2-17','YYYY-MM-DD'),'THOMPSON',to_date('1981-5-12','YYYY-MM-DD'),'THOMPSON');">
            <text:p>insert into EMP_HIST (EMP_ID,EMPNO,ENAME,JOB,MGR_EMP_ID,HIREDATE,SAL,COMM,DEPT_ID,EFF_BEG_DTM,EFF_END_DTM,LAST_ACTIVE,AUD_BEG_DTM,AUD_BEG_USR,AUD_END_DTM,AUD_END_USR) values (4,7499,'ALLEN','SALESMAN',1,to_date('1981-2-20','YYYY-MM-DD'),1600,300,1,to_date('1981-2-20','YYYY-MM-DD'),to_date('1981-5-15','YYYY-MM-DD'),'',to_date('1981-2-17','YYYY-MM-DD'),'THOMPSON',to_date('1981-5-12','YYYY-MM-DD'),'THOMPSON');</text:p>
          </table:table-cell>
          <table:table-cell table:style-name="ce37" office:value-type="string">
            <text:p><text:s/></text:p>
          </table:table-cell>
          <table:table-cell table:style-name="ce39" table:formula="of:=IF([.Y12]=&quot;&quot;;[.AC12];[.AD12])" office:value-type="string" office:string-value="insert into EMP_HIST (EMP_ID,EMPNO,ENAME,JOB,MGR_EMP_ID,HIREDATE,SAL,COMM,DEPT_ID,EFF_BEG_DTM,EFF_END_DTM,LAST_ACTIVE,AUD_BEG_DTM,AUD_BEG_USR,AUD_END_DTM,AUD_END_USR) values (4,7499,'ALLEN','SALESMAN',1,to_date('1981-2-20','YYYY-MM-DD'),1600,300,1,to_date('1981-2-20','YYYY-MM-DD'),to_date('1981-5-15','YYYY-MM-DD'),'',to_date('1981-2-17','YYYY-MM-DD'),'THOMPSON',to_date('1981-5-12','YYYY-MM-DD'),'THOMPSON');">
            <text:p>insert into EMP_HIST (EMP_ID,EMPNO,ENAME,JOB,MGR_EMP_ID,HIREDATE,SAL,COMM,DEPT_ID,EFF_BEG_DTM,EFF_END_DTM,LAST_ACTIVE,AUD_BEG_DTM,AUD_BEG_USR,AUD_END_DTM,AUD_END_USR) values (4,7499,'ALLEN','SALESMAN',1,to_date('1981-2-20','YYYY-MM-DD'),1600,300,1,to_date('1981-2-20','YYYY-MM-DD'),to_date('1981-5-15','YYYY-MM-DD'),'',to_date('1981-2-17','YYYY-MM-DD'),'THOMPSON',to_date('1981-5-12','YYYY-MM-DD'),'THOMPSON');</text:p>
          </table:table-cell>
          <table:table-cell table:number-columns-repeated="99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float" office:value="7499">
            <text:p>7499</text:p>
          </table:table-cell>
          <table:table-cell table:style-name="ce19" office:value-type="string">
            <text:p>ALLEN</text:p>
          </table:table-cell>
          <table:table-cell table:style-name="ce19" office:value-type="string">
            <text:p>SALESMAN</text:p>
          </table:table-cell>
          <table:table-cell table:style-name="ce19" office:value-type="float" office:value="8">
            <text:p>8</text:p>
          </table:table-cell>
          <table:table-cell table:style-name="ce19" table:number-columns-repeated="3"/>
          <table:table-cell table:style-name="ce19" office:value-type="string">
            <text:p>Blake</text:p>
          </table:table-cell>
          <table:table-cell table:style-name="ce23" office:value-type="date" office:date-value="1981-02-20">
            <text:p>20. Feb. 1981</text:p>
          </table:table-cell>
          <table:table-cell table:style-name="ce27" table:formula="of:=IF([.J13]&lt;[.J12];[.K$1];&quot;&quot;)">
            <text:p/>
          </table:table-cell>
          <table:table-cell table:style-name="ce19" office:value-type="float" office:value="1600">
            <text:p>1600</text:p>
          </table:table-cell>
          <table:table-cell table:style-name="ce19" office:value-type="float" office:value="300">
            <text:p>300</text:p>
          </table:table-cell>
          <table:table-cell table:style-name="ce19" office:value-type="float" office:value="3">
            <text:p>3</text:p>
          </table:table-cell>
          <table:table-cell table:style-name="ce31" table:formula="of:=IF([.P13]&lt;[.J13];[.O$1];&quot;&quot;)">
            <text:p/>
          </table:table-cell>
          <table:table-cell table:style-name="ce23" office:value-type="date" office:date-value="1981-05-15">
            <text:p>15. May. 1981</text:p>
          </table:table-cell>
          <table:table-cell table:style-name="ce27" table:formula="of:=IF([.P13]&lt;[.P12];[.Q$1];&quot;&quot;)">
            <text:p/>
          </table:table-cell>
          <table:table-cell table:style-name="ce27" table:formula="of:=IF(AND([.P13]&gt;[.S13];[.S13]&lt;&gt;0);[.R$1];&quot;&quot;)">
            <text:p/>
          </table:table-cell>
          <table:table-cell table:style-name="ce23"/>
          <table:table-cell table:style-name="ce3"/>
          <table:table-cell table:style-name="ce33" table:formula="of:=[.Y12]" office:value-type="date" office:date-value="1981-05-12T17:14:12.539063">
            <text:p>12. May. 1981</text:p>
          </table:table-cell>
          <table:table-cell table:style-name="ce27" table:formula="of:=IF([.U13]&lt;[.U12];[.V$1];&quot;&quot;)">
            <text:p/>
          </table:table-cell>
          <table:table-cell table:style-name="ce33" table:formula="of:=VLOOKUP([.U13];[Sheet2.$A$2:.$B$6];2)" office:value-type="string" office:string-value="THOMPSON">
            <text:p>THOMPSON</text:p>
          </table:table-cell>
          <table:table-cell table:style-name="ce33" table:formula="of:=IF(AND([.Y13]&lt;&gt;&quot;&quot;;[.Y13]&lt;[.U13]);[.X$1];&quot;&quot;)">
            <text:p/>
          </table:table-cell>
          <table:table-cell table:style-name="ce33"/>
          <table:table-cell table:style-name="ce27" table:formula="of:=IF(AND([.Y13]&lt;&gt;&quot;&quot;;[.Y13]&lt;[.Y12]);[.Z$1];&quot;&quot;)">
            <text:p/>
          </table:table-cell>
          <table:table-cell table:style-name="ce33" table:formula="of:=IF([.Y13]&lt;&gt;&quot;&quot;;VLOOKUP([.Y13];[Sheet2.$A$2:.$B$6];2);&quot;&quot;)">
            <text:p/>
          </table:table-cell>
          <table:table-cell table:style-name="ce37"/>
          <table:table-cell table:style-name="ce19" table:formula="of:=[.AC$1]&amp;[.A13]&amp;&quot;,&quot;&amp;[.B13]&amp;&quot;,'&quot;&amp;[.C13]&amp;&quot;','&quot;&amp;[.D13]&amp;&quot;',&quot;&amp;[.E13]&amp;&quot;,to_date('&quot;&amp;YEAR([.J13])&amp;&quot;-&quot;&amp;MONTH([.J13])&amp;&quot;-&quot;&amp;DAY([.J13])&amp;&quot;','YYYY-MM-DD'),&quot;&amp;[.L13]&amp;&quot;,&quot;&amp;[.M13]&amp;&quot;,&quot;&amp;[.N13]&amp;&quot;,to_date('&quot;&amp;YEAR([.P13])&amp;&quot;-&quot;&amp;MONTH([.P13])&amp;&quot;-&quot;&amp;DAY([.P13])&amp;&quot;','YYYY-MM-DD'),to_date('&quot;&amp;YEAR([.U13])&amp;&quot;-&quot;&amp;MONTH([.U13])&amp;&quot;-&quot;&amp;DAY([.U13])&amp;&quot;','YYYY-MM-DD'),'&quot;&amp;[.W13]&amp;&quot;');&quot;" office:value-type="string" office:string-value="insert into EMP (ID,EMPNO,ENAME,JOB,MGR_EMP_ID,HIREDATE,SAL,COMM,DEPT_ID,EFF_BEG_DTM,AUD_BEG_DTM,AUD_BEG_USR) values (4,7499,'ALLEN','SALESMAN',8,to_date('1981-2-20','YYYY-MM-DD'),1600,300,3,to_date('1981-5-15','YYYY-MM-DD'),to_date('1981-5-12','YYYY-MM-DD'),'THOMPSON');">
            <text:p>insert into EMP (ID,EMPNO,ENAME,JOB,MGR_EMP_ID,HIREDATE,SAL,COMM,DEPT_ID,EFF_BEG_DTM,AUD_BEG_DTM,AUD_BEG_USR) values (4,7499,'ALLEN','SALESMAN',8,to_date('1981-2-20','YYYY-MM-DD'),1600,300,3,to_date('1981-5-15','YYYY-MM-DD'),to_date('1981-5-12','YYYY-MM-DD'),'THOMPSON');</text:p>
          </table:table-cell>
          <table:table-cell table:style-name="ce38" table:formula="of:=[.AD$1]&amp;[.A13]&amp;&quot;,&quot;&amp;[.B13]&amp;&quot;,'&quot;&amp;[.C13]&amp;&quot;','&quot;&amp;[.D13]&amp;&quot;',&quot;&amp;[.E13]&amp;&quot;,to_date('&quot;&amp;YEAR([.J13])&amp;&quot;-&quot;&amp;MONTH([.J13])&amp;&quot;-&quot;&amp;DAY([.J13])&amp;&quot;','YYYY-MM-DD'),&quot;&amp;[.L13]&amp;&quot;,&quot;&amp;[.M13]&amp;&quot;,&quot;&amp;[.N13]&amp;&quot;,to_date('&quot;&amp;YEAR([.P13])&amp;&quot;-&quot;&amp;MONTH([.P13])&amp;&quot;-&quot;&amp;DAY([.P13])&amp;&quot;','YYYY-MM-DD'),to_date('&quot;&amp;YEAR([.S13])&amp;&quot;-&quot;&amp;MONTH([.S13])&amp;&quot;-&quot;&amp;DAY([.S13])&amp;&quot;','YYYY-MM-DD'),'&quot;&amp;[.T13]&amp;&quot;',to_date('&quot;&amp;YEAR([.U13])&amp;&quot;-&quot;&amp;MONTH([.U13])&amp;&quot;-&quot;&amp;DAY([.U13])&amp;&quot;','YYYY-MM-DD'),'&quot;&amp;[.W13]&amp;&quot;',to_date('&quot;&amp;YEAR([.Y13])&amp;&quot;-&quot;&amp;MONTH([.Y13])&amp;&quot;-&quot;&amp;DAY([.Y13])&amp;&quot;','YYYY-MM-DD'),'&quot;&amp;[.AA13]&amp;&quot;');&quot;" office:value-type="string" office:string-value="insert into EMP_HIST (EMP_ID,EMPNO,ENAME,JOB,MGR_EMP_ID,HIREDATE,SAL,COMM,DEPT_ID,EFF_BEG_DTM,EFF_END_DTM,LAST_ACTIVE,AUD_BEG_DTM,AUD_BEG_USR,AUD_END_DTM,AUD_END_USR) values (4,7499,'ALLEN','SALESMAN',8,to_date('1981-2-20','YYYY-MM-DD'),1600,300,3,to_date('1981-5-15','YYYY-MM-DD'),to_date('1899-12-30','YYYY-MM-DD'),'',to_date('1981-5-12','YYYY-MM-DD'),'THOMPSON',to_date('1899-12-30','YYYY-MM-DD'),'');">
            <text:p>insert into EMP_HIST (EMP_ID,EMPNO,ENAME,JOB,MGR_EMP_ID,HIREDATE,SAL,COMM,DEPT_ID,EFF_BEG_DTM,EFF_END_DTM,LAST_ACTIVE,AUD_BEG_DTM,AUD_BEG_USR,AUD_END_DTM,AUD_END_USR) values (4,7499,'ALLEN','SALESMAN',8,to_date('1981-2-20','YYYY-MM-DD'),1600,300,3,to_date('1981-5-15','YYYY-MM-DD'),to_date('1899-12-30','YYYY-MM-DD'),'',to_date('1981-5-12','YYYY-MM-DD'),'THOMPSON',to_date('1899-12-30','YYYY-MM-DD'),'');</text:p>
          </table:table-cell>
          <table:table-cell table:style-name="ce37" office:value-type="string">
            <text:p><text:s/></text:p>
          </table:table-cell>
          <table:table-cell table:style-name="ce38" table:formula="of:=IF([.Y13]=&quot;&quot;;[.AC13];[.AD13])" office:value-type="string" office:string-value="insert into EMP (ID,EMPNO,ENAME,JOB,MGR_EMP_ID,HIREDATE,SAL,COMM,DEPT_ID,EFF_BEG_DTM,AUD_BEG_DTM,AUD_BEG_USR) values (4,7499,'ALLEN','SALESMAN',8,to_date('1981-2-20','YYYY-MM-DD'),1600,300,3,to_date('1981-5-15','YYYY-MM-DD'),to_date('1981-5-12','YYYY-MM-DD'),'THOMPSON');">
            <text:p>insert into EMP (ID,EMPNO,ENAME,JOB,MGR_EMP_ID,HIREDATE,SAL,COMM,DEPT_ID,EFF_BEG_DTM,AUD_BEG_DTM,AUD_BEG_USR) values (4,7499,'ALLEN','SALESMAN',8,to_date('1981-2-20','YYYY-MM-DD'),1600,300,3,to_date('1981-5-15','YYYY-MM-DD'),to_date('1981-5-12','YYYY-MM-DD'),'THOMPSON');</text:p>
          </table:table-cell>
          <table:table-cell table:style-name="ce16" table:number-columns-repeated="991"/>
          <table:table-cell table:style-name="ce3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float" office:value="7521">
            <text:p>7521</text:p>
          </table:table-cell>
          <table:table-cell office:value-type="string">
            <text:p>WARD</text:p>
          </table:table-cell>
          <table:table-cell office:value-type="string">
            <text:p>SALESMAN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21" office:value-type="date" office:date-value="1981-02-22">
            <text:p>22. Feb. 1981</text:p>
          </table:table-cell>
          <table:table-cell table:style-name="ce26" table:formula="of:=IF([.J14]&lt;[.J13];[.K$1];&quot;&quot;)">
            <text:p/>
          </table:table-cell>
          <table:table-cell office:value-type="float" office:value="1250">
            <text:p>12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IF([.P14]&lt;[.J14];[.O$1];&quot;&quot;)">
            <text:p/>
          </table:table-cell>
          <table:table-cell table:style-name="ce21" office:value-type="date" office:date-value="1981-02-22">
            <text:p>22. Feb. 1981</text:p>
          </table:table-cell>
          <table:table-cell table:style-name="ce26"/>
          <table:table-cell table:style-name="ce26" table:formula="of:=IF(AND([.P14]&gt;[.S14];[.S14]&lt;&gt;0);[.R$1];&quot;&quot;)">
            <text:p/>
          </table:table-cell>
          <table:table-cell table:style-name="ce21" office:value-type="date" office:date-value="1981-05-15">
            <text:p>15. May. 1981</text:p>
          </table:table-cell>
          <table:table-cell/>
          <table:table-cell table:style-name="ce34" office:value-type="date" office:date-value="1981-02-24T11:09:40.957031">
            <text:p>24. Feb. 1981</text:p>
          </table:table-cell>
          <table:table-cell table:style-name="ce26"/>
          <table:table-cell table:style-name="ce34" table:formula="of:=VLOOKUP([.U14];[Sheet2.$A$2:.$B$6];2)" office:value-type="string" office:string-value="THOMPSON">
            <text:p>THOMPSON</text:p>
          </table:table-cell>
          <table:table-cell table:style-name="ce34" table:formula="of:=IF(AND([.Y14]&lt;&gt;&quot;&quot;;[.Y14]&lt;[.U14]);[.X$1];&quot;&quot;)">
            <text:p/>
          </table:table-cell>
          <table:table-cell table:style-name="ce34" office:value-type="date" office:date-value="1981-05-14T14:22:46.699219">
            <text:p>14. May. 1981</text:p>
          </table:table-cell>
          <table:table-cell table:style-name="ce26" table:formula="of:=IF(AND([.Y14]&lt;&gt;&quot;&quot;;[.Y14]&lt;[.Y13]);[.Z$1];&quot;&quot;)">
            <text:p/>
          </table:table-cell>
          <table:table-cell table:style-name="ce34" table:formula="of:=IF([.Y14]&lt;&gt;&quot;&quot;;VLOOKUP([.Y14];[Sheet2.$A$2:.$B$6];2);&quot;&quot;)" office:value-type="string" office:string-value="THOMPSON">
            <text:p>THOMPSON</text:p>
          </table:table-cell>
          <table:table-cell table:style-name="ce37"/>
          <table:table-cell table:formula="of:=[.AC$1]&amp;[.A14]&amp;&quot;,&quot;&amp;[.B14]&amp;&quot;,'&quot;&amp;[.C14]&amp;&quot;','&quot;&amp;[.D14]&amp;&quot;',&quot;&amp;[.E14]&amp;&quot;,to_date('&quot;&amp;YEAR([.J14])&amp;&quot;-&quot;&amp;MONTH([.J14])&amp;&quot;-&quot;&amp;DAY([.J14])&amp;&quot;','YYYY-MM-DD'),&quot;&amp;[.L14]&amp;&quot;,&quot;&amp;[.M14]&amp;&quot;,&quot;&amp;[.N14]&amp;&quot;,to_date('&quot;&amp;YEAR([.P14])&amp;&quot;-&quot;&amp;MONTH([.P14])&amp;&quot;-&quot;&amp;DAY([.P14])&amp;&quot;','YYYY-MM-DD'),to_date('&quot;&amp;YEAR([.U14])&amp;&quot;-&quot;&amp;MONTH([.U14])&amp;&quot;-&quot;&amp;DAY([.U14])&amp;&quot;','YYYY-MM-DD'),'&quot;&amp;[.W14]&amp;&quot;');&quot;" office:value-type="string" office:string-value="insert into EMP (ID,EMPNO,ENAME,JOB,MGR_EMP_ID,HIREDATE,SAL,COMM,DEPT_ID,EFF_BEG_DTM,AUD_BEG_DTM,AUD_BEG_USR) values (5,7521,'WARD','SALESMAN',1,to_date('1981-2-22','YYYY-MM-DD'),1250,500,1,to_date('1981-2-22','YYYY-MM-DD'),to_date('1981-2-24','YYYY-MM-DD'),'THOMPSON');">
            <text:p>insert into EMP (ID,EMPNO,ENAME,JOB,MGR_EMP_ID,HIREDATE,SAL,COMM,DEPT_ID,EFF_BEG_DTM,AUD_BEG_DTM,AUD_BEG_USR) values (5,7521,'WARD','SALESMAN',1,to_date('1981-2-22','YYYY-MM-DD'),1250,500,1,to_date('1981-2-22','YYYY-MM-DD'),to_date('1981-2-24','YYYY-MM-DD'),'THOMPSON');</text:p>
          </table:table-cell>
          <table:table-cell table:style-name="ce39" table:formula="of:=[.AD$1]&amp;[.A14]&amp;&quot;,&quot;&amp;[.B14]&amp;&quot;,'&quot;&amp;[.C14]&amp;&quot;','&quot;&amp;[.D14]&amp;&quot;',&quot;&amp;[.E14]&amp;&quot;,to_date('&quot;&amp;YEAR([.J14])&amp;&quot;-&quot;&amp;MONTH([.J14])&amp;&quot;-&quot;&amp;DAY([.J14])&amp;&quot;','YYYY-MM-DD'),&quot;&amp;[.L14]&amp;&quot;,&quot;&amp;[.M14]&amp;&quot;,&quot;&amp;[.N14]&amp;&quot;,to_date('&quot;&amp;YEAR([.P14])&amp;&quot;-&quot;&amp;MONTH([.P14])&amp;&quot;-&quot;&amp;DAY([.P14])&amp;&quot;','YYYY-MM-DD'),to_date('&quot;&amp;YEAR([.S14])&amp;&quot;-&quot;&amp;MONTH([.S14])&amp;&quot;-&quot;&amp;DAY([.S14])&amp;&quot;','YYYY-MM-DD'),'&quot;&amp;[.T14]&amp;&quot;',to_date('&quot;&amp;YEAR([.U14])&amp;&quot;-&quot;&amp;MONTH([.U14])&amp;&quot;-&quot;&amp;DAY([.U14])&amp;&quot;','YYYY-MM-DD'),'&quot;&amp;[.W14]&amp;&quot;',to_date('&quot;&amp;YEAR([.Y14])&amp;&quot;-&quot;&amp;MONTH([.Y14])&amp;&quot;-&quot;&amp;DAY([.Y14])&amp;&quot;','YYYY-MM-DD'),'&quot;&amp;[.AA14]&amp;&quot;');&quot;" office:value-type="string" office:string-value="insert into EMP_HIST (EMP_ID,EMPNO,ENAME,JOB,MGR_EMP_ID,HIREDATE,SAL,COMM,DEPT_ID,EFF_BEG_DTM,EFF_END_DTM,LAST_ACTIVE,AUD_BEG_DTM,AUD_BEG_USR,AUD_END_DTM,AUD_END_USR) values (5,7521,'WARD','SALESMAN',1,to_date('1981-2-22','YYYY-MM-DD'),1250,500,1,to_date('1981-2-22','YYYY-MM-DD'),to_date('1981-5-15','YYYY-MM-DD'),'',to_date('1981-2-24','YYYY-MM-DD'),'THOMPSON',to_date('1981-5-14','YYYY-MM-DD'),'THOMPSON');">
            <text:p>insert into EMP_HIST (EMP_ID,EMPNO,ENAME,JOB,MGR_EMP_ID,HIREDATE,SAL,COMM,DEPT_ID,EFF_BEG_DTM,EFF_END_DTM,LAST_ACTIVE,AUD_BEG_DTM,AUD_BEG_USR,AUD_END_DTM,AUD_END_USR) values (5,7521,'WARD','SALESMAN',1,to_date('1981-2-22','YYYY-MM-DD'),1250,500,1,to_date('1981-2-22','YYYY-MM-DD'),to_date('1981-5-15','YYYY-MM-DD'),'',to_date('1981-2-24','YYYY-MM-DD'),'THOMPSON',to_date('1981-5-14','YYYY-MM-DD'),'THOMPSON');</text:p>
          </table:table-cell>
          <table:table-cell table:style-name="ce37" office:value-type="string">
            <text:p><text:s/></text:p>
          </table:table-cell>
          <table:table-cell table:style-name="ce39" table:formula="of:=IF([.Y14]=&quot;&quot;;[.AC14];[.AD14])" office:value-type="string" office:string-value="insert into EMP_HIST (EMP_ID,EMPNO,ENAME,JOB,MGR_EMP_ID,HIREDATE,SAL,COMM,DEPT_ID,EFF_BEG_DTM,EFF_END_DTM,LAST_ACTIVE,AUD_BEG_DTM,AUD_BEG_USR,AUD_END_DTM,AUD_END_USR) values (5,7521,'WARD','SALESMAN',1,to_date('1981-2-22','YYYY-MM-DD'),1250,500,1,to_date('1981-2-22','YYYY-MM-DD'),to_date('1981-5-15','YYYY-MM-DD'),'',to_date('1981-2-24','YYYY-MM-DD'),'THOMPSON',to_date('1981-5-14','YYYY-MM-DD'),'THOMPSON');">
            <text:p>insert into EMP_HIST (EMP_ID,EMPNO,ENAME,JOB,MGR_EMP_ID,HIREDATE,SAL,COMM,DEPT_ID,EFF_BEG_DTM,EFF_END_DTM,LAST_ACTIVE,AUD_BEG_DTM,AUD_BEG_USR,AUD_END_DTM,AUD_END_USR) values (5,7521,'WARD','SALESMAN',1,to_date('1981-2-22','YYYY-MM-DD'),1250,500,1,to_date('1981-2-22','YYYY-MM-DD'),to_date('1981-5-15','YYYY-MM-DD'),'',to_date('1981-2-24','YYYY-MM-DD'),'THOMPSON',to_date('1981-5-14','YYYY-MM-DD'),'THOMPSON');</text:p>
          </table:table-cell>
          <table:table-cell table:style-name="ce42" table:number-columns-repeated="991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1" office:value-type="float" office:value="7521">
            <text:p>7521</text:p>
          </table:table-cell>
          <table:table-cell table:style-name="ce19" office:value-type="string">
            <text:p>WARD</text:p>
          </table:table-cell>
          <table:table-cell table:style-name="ce19" office:value-type="string">
            <text:p>SALESMAN</text:p>
          </table:table-cell>
          <table:table-cell table:style-name="ce19" office:value-type="float" office:value="8">
            <text:p>8</text:p>
          </table:table-cell>
          <table:table-cell table:style-name="ce19" table:number-columns-repeated="3"/>
          <table:table-cell table:style-name="ce19" office:value-type="string">
            <text:p>Blake</text:p>
          </table:table-cell>
          <table:table-cell table:style-name="ce23" office:value-type="date" office:date-value="1981-02-22">
            <text:p>22. Feb. 1981</text:p>
          </table:table-cell>
          <table:table-cell table:style-name="ce27" table:formula="of:=IF([.J15]&lt;[.J14];[.K$1];&quot;&quot;)">
            <text:p/>
          </table:table-cell>
          <table:table-cell table:style-name="ce19" office:value-type="float" office:value="1250">
            <text:p>1250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3">
            <text:p>3</text:p>
          </table:table-cell>
          <table:table-cell table:style-name="ce31" table:formula="of:=IF([.P15]&lt;[.J15];[.O$1];&quot;&quot;)">
            <text:p/>
          </table:table-cell>
          <table:table-cell table:style-name="ce23" office:value-type="date" office:date-value="1981-05-15">
            <text:p>15. May. 1981</text:p>
          </table:table-cell>
          <table:table-cell table:style-name="ce27" table:formula="of:=IF([.P15]&lt;[.P14];[.Q$1];&quot;&quot;)">
            <text:p/>
          </table:table-cell>
          <table:table-cell table:style-name="ce27" table:formula="of:=IF(AND([.P15]&gt;[.S15];[.S15]&lt;&gt;0);[.R$1];&quot;&quot;)">
            <text:p/>
          </table:table-cell>
          <table:table-cell table:style-name="ce23"/>
          <table:table-cell table:style-name="ce3"/>
          <table:table-cell table:style-name="ce33" table:formula="of:=[.Y14]" office:value-type="date" office:date-value="1981-05-14T14:22:46.699219">
            <text:p>14. May. 1981</text:p>
          </table:table-cell>
          <table:table-cell table:style-name="ce27" table:formula="of:=IF([.U15]&lt;[.U14];[.V$1];&quot;&quot;)">
            <text:p/>
          </table:table-cell>
          <table:table-cell table:style-name="ce33" table:formula="of:=VLOOKUP([.U15];[Sheet2.$A$2:.$B$6];2)" office:value-type="string" office:string-value="THOMPSON">
            <text:p>THOMPSON</text:p>
          </table:table-cell>
          <table:table-cell table:style-name="ce33" table:formula="of:=IF(AND([.Y15]&lt;&gt;&quot;&quot;;[.Y15]&lt;[.U15]);[.X$1];&quot;&quot;)">
            <text:p/>
          </table:table-cell>
          <table:table-cell table:style-name="ce33"/>
          <table:table-cell table:style-name="ce27" table:formula="of:=IF(AND([.Y15]&lt;&gt;&quot;&quot;;[.Y15]&lt;[.Y14]);[.Z$1];&quot;&quot;)">
            <text:p/>
          </table:table-cell>
          <table:table-cell table:style-name="ce33" table:formula="of:=IF([.Y15]&lt;&gt;&quot;&quot;;VLOOKUP([.Y15];[Sheet2.$A$2:.$B$6];2);&quot;&quot;)">
            <text:p/>
          </table:table-cell>
          <table:table-cell/>
          <table:table-cell table:style-name="ce19" table:formula="of:=[.AC$1]&amp;[.A15]&amp;&quot;,&quot;&amp;[.B15]&amp;&quot;,'&quot;&amp;[.C15]&amp;&quot;','&quot;&amp;[.D15]&amp;&quot;',&quot;&amp;[.E15]&amp;&quot;,to_date('&quot;&amp;YEAR([.J15])&amp;&quot;-&quot;&amp;MONTH([.J15])&amp;&quot;-&quot;&amp;DAY([.J15])&amp;&quot;','YYYY-MM-DD'),&quot;&amp;[.L15]&amp;&quot;,&quot;&amp;[.M15]&amp;&quot;,&quot;&amp;[.N15]&amp;&quot;,to_date('&quot;&amp;YEAR([.P15])&amp;&quot;-&quot;&amp;MONTH([.P15])&amp;&quot;-&quot;&amp;DAY([.P15])&amp;&quot;','YYYY-MM-DD'),to_date('&quot;&amp;YEAR([.U15])&amp;&quot;-&quot;&amp;MONTH([.U15])&amp;&quot;-&quot;&amp;DAY([.U15])&amp;&quot;','YYYY-MM-DD'),'&quot;&amp;[.W15]&amp;&quot;');&quot;" office:value-type="string" office:string-value="insert into EMP (ID,EMPNO,ENAME,JOB,MGR_EMP_ID,HIREDATE,SAL,COMM,DEPT_ID,EFF_BEG_DTM,AUD_BEG_DTM,AUD_BEG_USR) values (5,7521,'WARD','SALESMAN',8,to_date('1981-2-22','YYYY-MM-DD'),1250,500,3,to_date('1981-5-15','YYYY-MM-DD'),to_date('1981-5-14','YYYY-MM-DD'),'THOMPSON');">
            <text:p>insert into EMP (ID,EMPNO,ENAME,JOB,MGR_EMP_ID,HIREDATE,SAL,COMM,DEPT_ID,EFF_BEG_DTM,AUD_BEG_DTM,AUD_BEG_USR) values (5,7521,'WARD','SALESMAN',8,to_date('1981-2-22','YYYY-MM-DD'),1250,500,3,to_date('1981-5-15','YYYY-MM-DD'),to_date('1981-5-14','YYYY-MM-DD'),'THOMPSON');</text:p>
          </table:table-cell>
          <table:table-cell table:style-name="ce38" table:formula="of:=[.AD$1]&amp;[.A15]&amp;&quot;,&quot;&amp;[.B15]&amp;&quot;,'&quot;&amp;[.C15]&amp;&quot;','&quot;&amp;[.D15]&amp;&quot;',&quot;&amp;[.E15]&amp;&quot;,to_date('&quot;&amp;YEAR([.J15])&amp;&quot;-&quot;&amp;MONTH([.J15])&amp;&quot;-&quot;&amp;DAY([.J15])&amp;&quot;','YYYY-MM-DD'),&quot;&amp;[.L15]&amp;&quot;,&quot;&amp;[.M15]&amp;&quot;,&quot;&amp;[.N15]&amp;&quot;,to_date('&quot;&amp;YEAR([.P15])&amp;&quot;-&quot;&amp;MONTH([.P15])&amp;&quot;-&quot;&amp;DAY([.P15])&amp;&quot;','YYYY-MM-DD'),to_date('&quot;&amp;YEAR([.S15])&amp;&quot;-&quot;&amp;MONTH([.S15])&amp;&quot;-&quot;&amp;DAY([.S15])&amp;&quot;','YYYY-MM-DD'),'&quot;&amp;[.T15]&amp;&quot;',to_date('&quot;&amp;YEAR([.U15])&amp;&quot;-&quot;&amp;MONTH([.U15])&amp;&quot;-&quot;&amp;DAY([.U15])&amp;&quot;','YYYY-MM-DD'),'&quot;&amp;[.W15]&amp;&quot;',to_date('&quot;&amp;YEAR([.Y15])&amp;&quot;-&quot;&amp;MONTH([.Y15])&amp;&quot;-&quot;&amp;DAY([.Y15])&amp;&quot;','YYYY-MM-DD'),'&quot;&amp;[.AA15]&amp;&quot;');&quot;" office:value-type="string" office:string-value="insert into EMP_HIST (EMP_ID,EMPNO,ENAME,JOB,MGR_EMP_ID,HIREDATE,SAL,COMM,DEPT_ID,EFF_BEG_DTM,EFF_END_DTM,LAST_ACTIVE,AUD_BEG_DTM,AUD_BEG_USR,AUD_END_DTM,AUD_END_USR) values (5,7521,'WARD','SALESMAN',8,to_date('1981-2-22','YYYY-MM-DD'),1250,500,3,to_date('1981-5-15','YYYY-MM-DD'),to_date('1899-12-30','YYYY-MM-DD'),'',to_date('1981-5-14','YYYY-MM-DD'),'THOMPSON',to_date('1899-12-30','YYYY-MM-DD'),'');">
            <text:p>insert into EMP_HIST (EMP_ID,EMPNO,ENAME,JOB,MGR_EMP_ID,HIREDATE,SAL,COMM,DEPT_ID,EFF_BEG_DTM,EFF_END_DTM,LAST_ACTIVE,AUD_BEG_DTM,AUD_BEG_USR,AUD_END_DTM,AUD_END_USR) values (5,7521,'WARD','SALESMAN',8,to_date('1981-2-22','YYYY-MM-DD'),1250,500,3,to_date('1981-5-15','YYYY-MM-DD'),to_date('1899-12-30','YYYY-MM-DD'),'',to_date('1981-5-14','YYYY-MM-DD'),'THOMPSON',to_date('1899-12-30','YYYY-MM-DD'),'');</text:p>
          </table:table-cell>
          <table:table-cell table:style-name="ce37" office:value-type="string">
            <text:p><text:s/></text:p>
          </table:table-cell>
          <table:table-cell table:style-name="ce38" table:formula="of:=IF([.Y15]=&quot;&quot;;[.AC15];[.AD15])" office:value-type="string" office:string-value="insert into EMP (ID,EMPNO,ENAME,JOB,MGR_EMP_ID,HIREDATE,SAL,COMM,DEPT_ID,EFF_BEG_DTM,AUD_BEG_DTM,AUD_BEG_USR) values (5,7521,'WARD','SALESMAN',8,to_date('1981-2-22','YYYY-MM-DD'),1250,500,3,to_date('1981-5-15','YYYY-MM-DD'),to_date('1981-5-14','YYYY-MM-DD'),'THOMPSON');">
            <text:p>insert into EMP (ID,EMPNO,ENAME,JOB,MGR_EMP_ID,HIREDATE,SAL,COMM,DEPT_ID,EFF_BEG_DTM,AUD_BEG_DTM,AUD_BEG_USR) values (5,7521,'WARD','SALESMAN',8,to_date('1981-2-22','YYYY-MM-DD'),1250,500,3,to_date('1981-5-15','YYYY-MM-DD'),to_date('1981-5-14','YYYY-MM-DD'),'THOMPSON');</text:p>
          </table:table-cell>
          <table:table-cell table:style-name="ce19" table:number-columns-repeated="991"/>
          <table:table-cell table:style-name="ce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7566">
            <text:p>7566</text:p>
          </table:table-cell>
          <table:table-cell office:value-type="string">
            <text:p>JONES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21" office:value-type="date" office:date-value="1981-04-02">
            <text:p>2. Apr. 1981</text:p>
          </table:table-cell>
          <table:table-cell table:style-name="ce26" table:formula="of:=IF([.J16]&lt;[.J15];[.K$1];&quot;&quot;)">
            <text:p/>
          </table:table-cell>
          <table:table-cell office:value-type="float" office:value="2975">
            <text:p>297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6]&lt;[.J16];[.O$1];&quot;&quot;)">
            <text:p/>
          </table:table-cell>
          <table:table-cell table:style-name="ce21" office:value-type="date" office:date-value="1981-04-02">
            <text:p>2. Apr. 1981</text:p>
          </table:table-cell>
          <table:table-cell table:style-name="ce26"/>
          <table:table-cell table:style-name="ce26" table:formula="of:=IF(AND([.P16]&gt;[.S16];[.S16]&lt;&gt;0);[.R$1];&quot;&quot;)">
            <text:p/>
          </table:table-cell>
          <table:table-cell table:style-name="ce21" office:value-type="date" office:date-value="1981-06-23">
            <text:p>23. Jun. 1981</text:p>
          </table:table-cell>
          <table:table-cell/>
          <table:table-cell table:style-name="ce34" office:value-type="date" office:date-value="1981-04-03T10:42:47.285156">
            <text:p>3. Apr. 1981</text:p>
          </table:table-cell>
          <table:table-cell table:style-name="ce26"/>
          <table:table-cell table:style-name="ce34" table:formula="of:=VLOOKUP([.U16];[Sheet2.$A$2:.$B$6];2)" office:value-type="string" office:string-value="THOMPSON">
            <text:p>THOMPSON</text:p>
          </table:table-cell>
          <table:table-cell table:style-name="ce34" table:formula="of:=IF(AND([.Y16]&lt;&gt;&quot;&quot;;[.Y16]&lt;[.U16]);[.X$1];&quot;&quot;)">
            <text:p/>
          </table:table-cell>
          <table:table-cell table:style-name="ce34" office:value-type="date" office:date-value="1981-06-24T06:33:23.90625">
            <text:p>24. Jun. 1981</text:p>
          </table:table-cell>
          <table:table-cell table:style-name="ce26" table:formula="of:=IF(AND([.Y16]&lt;&gt;&quot;&quot;;[.Y16]&lt;[.Y15]);[.Z$1];&quot;&quot;)">
            <text:p/>
          </table:table-cell>
          <table:table-cell table:style-name="ce34" table:formula="of:=IF([.Y16]&lt;&gt;&quot;&quot;;VLOOKUP([.Y16];[Sheet2.$A$2:.$B$6];2);&quot;&quot;)" office:value-type="string" office:string-value="THOMPSON">
            <text:p>THOMPSON</text:p>
          </table:table-cell>
          <table:table-cell/>
          <table:table-cell table:formula="of:=[.AC$1]&amp;[.A16]&amp;&quot;,&quot;&amp;[.B16]&amp;&quot;,'&quot;&amp;[.C16]&amp;&quot;','&quot;&amp;[.D16]&amp;&quot;',&quot;&amp;[.E16]&amp;&quot;,to_date('&quot;&amp;YEAR([.J16])&amp;&quot;-&quot;&amp;MONTH([.J16])&amp;&quot;-&quot;&amp;DAY([.J16])&amp;&quot;','YYYY-MM-DD'),&quot;&amp;[.L16]&amp;&quot;,&quot;&amp;[.M16]&amp;&quot;,&quot;&amp;[.N16]&amp;&quot;,to_date('&quot;&amp;YEAR([.P16])&amp;&quot;-&quot;&amp;MONTH([.P16])&amp;&quot;-&quot;&amp;DAY([.P16])&amp;&quot;','YYYY-MM-DD'),to_date('&quot;&amp;YEAR([.U16])&amp;&quot;-&quot;&amp;MONTH([.U16])&amp;&quot;-&quot;&amp;DAY([.U16])&amp;&quot;','YYYY-MM-DD'),'&quot;&amp;[.W16]&amp;&quot;');&quot;" office:value-type="string" office:string-value="insert into EMP (ID,EMPNO,ENAME,JOB,MGR_EMP_ID,HIREDATE,SAL,COMM,DEPT_ID,EFF_BEG_DTM,AUD_BEG_DTM,AUD_BEG_USR) values (6,7566,'JONES','MANAGER',1,to_date('1981-4-2','YYYY-MM-DD'),2975,null,2,to_date('1981-4-2','YYYY-MM-DD'),to_date('1981-4-3','YYYY-MM-DD'),'THOMPSON');">
            <text:p>insert into EMP (ID,EMPNO,ENAME,JOB,MGR_EMP_ID,HIREDATE,SAL,COMM,DEPT_ID,EFF_BEG_DTM,AUD_BEG_DTM,AUD_BEG_USR) values (6,7566,'JONES','MANAGER',1,to_date('1981-4-2','YYYY-MM-DD'),2975,null,2,to_date('1981-4-2','YYYY-MM-DD'),to_date('1981-4-3','YYYY-MM-DD'),'THOMPSON');</text:p>
          </table:table-cell>
          <table:table-cell table:style-name="ce39" table:formula="of:=[.AD$1]&amp;[.A16]&amp;&quot;,&quot;&amp;[.B16]&amp;&quot;,'&quot;&amp;[.C16]&amp;&quot;','&quot;&amp;[.D16]&amp;&quot;',&quot;&amp;[.E16]&amp;&quot;,to_date('&quot;&amp;YEAR([.J16])&amp;&quot;-&quot;&amp;MONTH([.J16])&amp;&quot;-&quot;&amp;DAY([.J16])&amp;&quot;','YYYY-MM-DD'),&quot;&amp;[.L16]&amp;&quot;,&quot;&amp;[.M16]&amp;&quot;,&quot;&amp;[.N16]&amp;&quot;,to_date('&quot;&amp;YEAR([.P16])&amp;&quot;-&quot;&amp;MONTH([.P16])&amp;&quot;-&quot;&amp;DAY([.P16])&amp;&quot;','YYYY-MM-DD'),to_date('&quot;&amp;YEAR([.S16])&amp;&quot;-&quot;&amp;MONTH([.S16])&amp;&quot;-&quot;&amp;DAY([.S16])&amp;&quot;','YYYY-MM-DD'),'&quot;&amp;[.T16]&amp;&quot;',to_date('&quot;&amp;YEAR([.U16])&amp;&quot;-&quot;&amp;MONTH([.U16])&amp;&quot;-&quot;&amp;DAY([.U16])&amp;&quot;','YYYY-MM-DD'),'&quot;&amp;[.W16]&amp;&quot;',to_date('&quot;&amp;YEAR([.Y16])&amp;&quot;-&quot;&amp;MONTH([.Y16])&amp;&quot;-&quot;&amp;DAY([.Y16])&amp;&quot;','YYYY-MM-DD'),'&quot;&amp;[.AA16]&amp;&quot;');&quot;" office:value-type="string" office:string-value="insert into EMP_HIST (EMP_ID,EMPNO,ENAME,JOB,MGR_EMP_ID,HIREDATE,SAL,COMM,DEPT_ID,EFF_BEG_DTM,EFF_END_DTM,LAST_ACTIVE,AUD_BEG_DTM,AUD_BEG_USR,AUD_END_DTM,AUD_END_USR) values (6,7566,'JONES','MANAGER',1,to_date('1981-4-2','YYYY-MM-DD'),2975,null,2,to_date('1981-4-2','YYYY-MM-DD'),to_date('1981-6-23','YYYY-MM-DD'),'',to_date('1981-4-3','YYYY-MM-DD'),'THOMPSON',to_date('1981-6-24','YYYY-MM-DD'),'THOMPSON');">
            <text:p>insert into EMP_HIST (EMP_ID,EMPNO,ENAME,JOB,MGR_EMP_ID,HIREDATE,SAL,COMM,DEPT_ID,EFF_BEG_DTM,EFF_END_DTM,LAST_ACTIVE,AUD_BEG_DTM,AUD_BEG_USR,AUD_END_DTM,AUD_END_USR) values (6,7566,'JONES','MANAGER',1,to_date('1981-4-2','YYYY-MM-DD'),2975,null,2,to_date('1981-4-2','YYYY-MM-DD'),to_date('1981-6-23','YYYY-MM-DD'),'',to_date('1981-4-3','YYYY-MM-DD'),'THOMPSON',to_date('1981-6-24','YYYY-MM-DD'),'THOMPSON');</text:p>
          </table:table-cell>
          <table:table-cell table:style-name="ce37" office:value-type="string">
            <text:p><text:s/></text:p>
          </table:table-cell>
          <table:table-cell table:style-name="ce39" table:formula="of:=IF([.Y16]=&quot;&quot;;[.AC16];[.AD16])" office:value-type="string" office:string-value="insert into EMP_HIST (EMP_ID,EMPNO,ENAME,JOB,MGR_EMP_ID,HIREDATE,SAL,COMM,DEPT_ID,EFF_BEG_DTM,EFF_END_DTM,LAST_ACTIVE,AUD_BEG_DTM,AUD_BEG_USR,AUD_END_DTM,AUD_END_USR) values (6,7566,'JONES','MANAGER',1,to_date('1981-4-2','YYYY-MM-DD'),2975,null,2,to_date('1981-4-2','YYYY-MM-DD'),to_date('1981-6-23','YYYY-MM-DD'),'',to_date('1981-4-3','YYYY-MM-DD'),'THOMPSON',to_date('1981-6-24','YYYY-MM-DD'),'THOMPSON');">
            <text:p>insert into EMP_HIST (EMP_ID,EMPNO,ENAME,JOB,MGR_EMP_ID,HIREDATE,SAL,COMM,DEPT_ID,EFF_BEG_DTM,EFF_END_DTM,LAST_ACTIVE,AUD_BEG_DTM,AUD_BEG_USR,AUD_END_DTM,AUD_END_USR) values (6,7566,'JONES','MANAGER',1,to_date('1981-4-2','YYYY-MM-DD'),2975,null,2,to_date('1981-4-2','YYYY-MM-DD'),to_date('1981-6-23','YYYY-MM-DD'),'',to_date('1981-4-3','YYYY-MM-DD'),'THOMPSON',to_date('1981-6-24','YYYY-MM-DD'),'THOMPSON');</text:p>
          </table:table-cell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7566">
            <text:p>7566</text:p>
          </table:table-cell>
          <table:table-cell office:value-type="string">
            <text:p>JONES</text:p>
          </table:table-cell>
          <table:table-cell office:value-type="string">
            <text:p>MANAGE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21" office:value-type="date" office:date-value="1981-04-02">
            <text:p>2. Apr. 1981</text:p>
          </table:table-cell>
          <table:table-cell table:style-name="ce26" table:formula="of:=IF([.J17]&lt;[.J16];[.K$1];&quot;&quot;)">
            <text:p/>
          </table:table-cell>
          <table:table-cell office:value-type="float" office:value="2975">
            <text:p>297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7]&lt;[.J17];[.O$1];&quot;&quot;)">
            <text:p/>
          </table:table-cell>
          <table:table-cell table:style-name="ce21" office:value-type="date" office:date-value="1981-06-23">
            <text:p>23. Jun. 1981</text:p>
          </table:table-cell>
          <table:table-cell table:style-name="ce26" table:formula="of:=IF([.P17]&lt;[.P16];[.Q$1];&quot;&quot;)">
            <text:p/>
          </table:table-cell>
          <table:table-cell table:style-name="ce26" table:formula="of:=IF(AND([.P17]&gt;[.S17];[.S17]&lt;&gt;0);[.R$1];&quot;&quot;)">
            <text:p/>
          </table:table-cell>
          <table:table-cell table:style-name="ce21" office:value-type="date" office:date-value="1981-08-21T12:00:00">
            <text:p>21. Aug. 1981</text:p>
          </table:table-cell>
          <table:table-cell/>
          <table:table-cell table:style-name="ce34" table:formula="of:=[.Y16]" office:value-type="date" office:date-value="1981-06-24T06:33:23.90625">
            <text:p>24. Jun. 1981</text:p>
          </table:table-cell>
          <table:table-cell table:style-name="ce26" table:formula="of:=IF([.U17]&lt;[.U16];[.V$1];&quot;&quot;)">
            <text:p/>
          </table:table-cell>
          <table:table-cell table:style-name="ce34" table:formula="of:=VLOOKUP([.U17];[Sheet2.$A$2:.$B$6];2)" office:value-type="string" office:string-value="THOMPSON">
            <text:p>THOMPSON</text:p>
          </table:table-cell>
          <table:table-cell table:style-name="ce34" table:formula="of:=IF(AND([.Y17]&lt;&gt;&quot;&quot;;[.Y17]&lt;[.U17]);[.X$1];&quot;&quot;)">
            <text:p/>
          </table:table-cell>
          <table:table-cell table:style-name="ce34" office:value-type="date" office:date-value="1981-08-22T21:31:48.984375">
            <text:p>22. Aug. 1981</text:p>
          </table:table-cell>
          <table:table-cell table:style-name="ce26" table:formula="of:=IF(AND([.Y17]&lt;&gt;&quot;&quot;;[.Y17]&lt;[.Y16]);[.Z$1];&quot;&quot;)">
            <text:p/>
          </table:table-cell>
          <table:table-cell table:style-name="ce34" table:formula="of:=IF([.Y17]&lt;&gt;&quot;&quot;;VLOOKUP([.Y17];[Sheet2.$A$2:.$B$6];2);&quot;&quot;)" office:value-type="string" office:string-value="SMITH">
            <text:p>SMITH</text:p>
          </table:table-cell>
          <table:table-cell/>
          <table:table-cell table:formula="of:=[.AC$1]&amp;[.A17]&amp;&quot;,&quot;&amp;[.B17]&amp;&quot;,'&quot;&amp;[.C17]&amp;&quot;','&quot;&amp;[.D17]&amp;&quot;',&quot;&amp;[.E17]&amp;&quot;,to_date('&quot;&amp;YEAR([.J17])&amp;&quot;-&quot;&amp;MONTH([.J17])&amp;&quot;-&quot;&amp;DAY([.J17])&amp;&quot;','YYYY-MM-DD'),&quot;&amp;[.L17]&amp;&quot;,&quot;&amp;[.M17]&amp;&quot;,&quot;&amp;[.N17]&amp;&quot;,to_date('&quot;&amp;YEAR([.P17])&amp;&quot;-&quot;&amp;MONTH([.P17])&amp;&quot;-&quot;&amp;DAY([.P17])&amp;&quot;','YYYY-MM-DD'),to_date('&quot;&amp;YEAR([.U17])&amp;&quot;-&quot;&amp;MONTH([.U17])&amp;&quot;-&quot;&amp;DAY([.U17])&amp;&quot;','YYYY-MM-DD'),'&quot;&amp;[.W17]&amp;&quot;');&quot;" office:value-type="string" office:string-value="insert into EMP (ID,EMPNO,ENAME,JOB,MGR_EMP_ID,HIREDATE,SAL,COMM,DEPT_ID,EFF_BEG_DTM,AUD_BEG_DTM,AUD_BEG_USR) values (6,7566,'JONES','MANAGER',11,to_date('1981-4-2','YYYY-MM-DD'),2975,null,2,to_date('1981-6-23','YYYY-MM-DD'),to_date('1981-6-24','YYYY-MM-DD'),'THOMPSON');">
            <text:p>insert into EMP (ID,EMPNO,ENAME,JOB,MGR_EMP_ID,HIREDATE,SAL,COMM,DEPT_ID,EFF_BEG_DTM,AUD_BEG_DTM,AUD_BEG_USR) values (6,7566,'JONES','MANAGER',11,to_date('1981-4-2','YYYY-MM-DD'),2975,null,2,to_date('1981-6-23','YYYY-MM-DD'),to_date('1981-6-24','YYYY-MM-DD'),'THOMPSON');</text:p>
          </table:table-cell>
          <table:table-cell table:style-name="ce39" table:formula="of:=[.AD$1]&amp;[.A17]&amp;&quot;,&quot;&amp;[.B17]&amp;&quot;,'&quot;&amp;[.C17]&amp;&quot;','&quot;&amp;[.D17]&amp;&quot;',&quot;&amp;[.E17]&amp;&quot;,to_date('&quot;&amp;YEAR([.J17])&amp;&quot;-&quot;&amp;MONTH([.J17])&amp;&quot;-&quot;&amp;DAY([.J17])&amp;&quot;','YYYY-MM-DD'),&quot;&amp;[.L17]&amp;&quot;,&quot;&amp;[.M17]&amp;&quot;,&quot;&amp;[.N17]&amp;&quot;,to_date('&quot;&amp;YEAR([.P17])&amp;&quot;-&quot;&amp;MONTH([.P17])&amp;&quot;-&quot;&amp;DAY([.P17])&amp;&quot;','YYYY-MM-DD'),to_date('&quot;&amp;YEAR([.S17])&amp;&quot;-&quot;&amp;MONTH([.S17])&amp;&quot;-&quot;&amp;DAY([.S17])&amp;&quot;','YYYY-MM-DD'),'&quot;&amp;[.T17]&amp;&quot;',to_date('&quot;&amp;YEAR([.U17])&amp;&quot;-&quot;&amp;MONTH([.U17])&amp;&quot;-&quot;&amp;DAY([.U17])&amp;&quot;','YYYY-MM-DD'),'&quot;&amp;[.W17]&amp;&quot;',to_date('&quot;&amp;YEAR([.Y17])&amp;&quot;-&quot;&amp;MONTH([.Y17])&amp;&quot;-&quot;&amp;DAY([.Y17])&amp;&quot;','YYYY-MM-DD'),'&quot;&amp;[.AA17]&amp;&quot;');&quot;" office:value-type="string" office:string-value="insert into EMP_HIST (EMP_ID,EMPNO,ENAME,JOB,MGR_EMP_ID,HIREDATE,SAL,COMM,DEPT_ID,EFF_BEG_DTM,EFF_END_DTM,LAST_ACTIVE,AUD_BEG_DTM,AUD_BEG_USR,AUD_END_DTM,AUD_END_USR) values (6,7566,'JONES','MANAGER',11,to_date('1981-4-2','YYYY-MM-DD'),2975,null,2,to_date('1981-6-23','YYYY-MM-DD'),to_date('1981-8-21','YYYY-MM-DD'),'',to_date('1981-6-24','YYYY-MM-DD'),'THOMPSON',to_date('1981-8-22','YYYY-MM-DD'),'SMITH');">
            <text:p>insert into EMP_HIST (EMP_ID,EMPNO,ENAME,JOB,MGR_EMP_ID,HIREDATE,SAL,COMM,DEPT_ID,EFF_BEG_DTM,EFF_END_DTM,LAST_ACTIVE,AUD_BEG_DTM,AUD_BEG_USR,AUD_END_DTM,AUD_END_USR) values (6,7566,'JONES','MANAGER',11,to_date('1981-4-2','YYYY-MM-DD'),2975,null,2,to_date('1981-6-23','YYYY-MM-DD'),to_date('1981-8-21','YYYY-MM-DD'),'',to_date('1981-6-24','YYYY-MM-DD'),'THOMPSON',to_date('1981-8-22','YYYY-MM-DD'),'SMITH');</text:p>
          </table:table-cell>
          <table:table-cell table:style-name="ce37" office:value-type="string">
            <text:p><text:s/></text:p>
          </table:table-cell>
          <table:table-cell table:style-name="ce39" table:formula="of:=IF([.Y17]=&quot;&quot;;[.AC17];[.AD17])" office:value-type="string" office:string-value="insert into EMP_HIST (EMP_ID,EMPNO,ENAME,JOB,MGR_EMP_ID,HIREDATE,SAL,COMM,DEPT_ID,EFF_BEG_DTM,EFF_END_DTM,LAST_ACTIVE,AUD_BEG_DTM,AUD_BEG_USR,AUD_END_DTM,AUD_END_USR) values (6,7566,'JONES','MANAGER',11,to_date('1981-4-2','YYYY-MM-DD'),2975,null,2,to_date('1981-6-23','YYYY-MM-DD'),to_date('1981-8-21','YYYY-MM-DD'),'',to_date('1981-6-24','YYYY-MM-DD'),'THOMPSON',to_date('1981-8-22','YYYY-MM-DD'),'SMITH');">
            <text:p>insert into EMP_HIST (EMP_ID,EMPNO,ENAME,JOB,MGR_EMP_ID,HIREDATE,SAL,COMM,DEPT_ID,EFF_BEG_DTM,EFF_END_DTM,LAST_ACTIVE,AUD_BEG_DTM,AUD_BEG_USR,AUD_END_DTM,AUD_END_USR) values (6,7566,'JONES','MANAGER',11,to_date('1981-4-2','YYYY-MM-DD'),2975,null,2,to_date('1981-6-23','YYYY-MM-DD'),to_date('1981-8-21','YYYY-MM-DD'),'',to_date('1981-6-24','YYYY-MM-DD'),'THOMPSON',to_date('1981-8-22','YYYY-MM-DD'),'SMITH');</text:p>
          </table:table-cell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7566">
            <text:p>7566</text:p>
          </table:table-cell>
          <table:table-cell office:value-type="string">
            <text:p>JONES</text:p>
          </table:table-cell>
          <table:table-cell office:value-type="string">
            <text:p>MANAGER</text:p>
          </table:table-cell>
          <table:table-cell table:style-name="ce9" office:value-type="float" office:value="12">
            <text:p>12</text:p>
          </table:table-cell>
          <table:table-cell table:number-columns-repeated="2"/>
          <table:table-cell office:value-type="string">
            <text:p>Lane</text:p>
          </table:table-cell>
          <table:table-cell/>
          <table:table-cell table:style-name="ce21" office:value-type="date" office:date-value="1981-04-02">
            <text:p>2. Apr. 1981</text:p>
          </table:table-cell>
          <table:table-cell table:style-name="ce26" table:formula="of:=IF([.J18]&lt;[.J17];[.K$1];&quot;&quot;)">
            <text:p/>
          </table:table-cell>
          <table:table-cell office:value-type="float" office:value="2975">
            <text:p>297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8]&lt;[.J18];[.O$1];&quot;&quot;)">
            <text:p/>
          </table:table-cell>
          <table:table-cell table:style-name="ce21" office:value-type="date" office:date-value="1981-08-21T12:00:00">
            <text:p>21. Aug. 1981</text:p>
          </table:table-cell>
          <table:table-cell table:style-name="ce26" table:formula="of:=IF([.P18]&lt;[.P17];[.Q$1];&quot;&quot;)">
            <text:p/>
          </table:table-cell>
          <table:table-cell table:style-name="ce26" table:formula="of:=IF(AND([.P18]&gt;[.S18];[.S18]&lt;&gt;0);[.R$1];&quot;&quot;)">
            <text:p/>
          </table:table-cell>
          <table:table-cell table:style-name="ce21" office:value-type="date" office:date-value="1981-11-29">
            <text:p>29. Nov. 1981</text:p>
          </table:table-cell>
          <table:table-cell/>
          <table:table-cell table:style-name="ce34" table:formula="of:=[.Y17]" office:value-type="date" office:date-value="1981-08-22T21:31:48.984375">
            <text:p>22. Aug. 1981</text:p>
          </table:table-cell>
          <table:table-cell table:style-name="ce26" table:formula="of:=IF([.U18]&lt;[.U17];[.V$1];&quot;&quot;)">
            <text:p/>
          </table:table-cell>
          <table:table-cell table:style-name="ce34" table:formula="of:=VLOOKUP([.U18];[Sheet2.$A$2:.$B$6];2)" office:value-type="string" office:string-value="SMITH">
            <text:p>SMITH</text:p>
          </table:table-cell>
          <table:table-cell table:style-name="ce34" table:formula="of:=IF(AND([.Y18]&lt;&gt;&quot;&quot;;[.Y18]&lt;[.U18]);[.X$1];&quot;&quot;)">
            <text:p/>
          </table:table-cell>
          <table:table-cell table:style-name="ce34" office:value-type="date" office:date-value="1981-11-29T08:53:29.765625">
            <text:p>29. Nov. 1981</text:p>
          </table:table-cell>
          <table:table-cell table:style-name="ce26" table:formula="of:=IF(AND([.Y18]&lt;&gt;&quot;&quot;;[.Y18]&lt;[.Y17]);[.Z$1];&quot;&quot;)">
            <text:p/>
          </table:table-cell>
          <table:table-cell table:style-name="ce34" table:formula="of:=IF([.Y18]&lt;&gt;&quot;&quot;;VLOOKUP([.Y18];[Sheet2.$A$2:.$B$6];2);&quot;&quot;)" office:value-type="string" office:string-value="SMITH">
            <text:p>SMITH</text:p>
          </table:table-cell>
          <table:table-cell/>
          <table:table-cell table:formula="of:=[.AC$1]&amp;[.A18]&amp;&quot;,&quot;&amp;[.B18]&amp;&quot;,'&quot;&amp;[.C18]&amp;&quot;','&quot;&amp;[.D18]&amp;&quot;',&quot;&amp;[.E18]&amp;&quot;,to_date('&quot;&amp;YEAR([.J18])&amp;&quot;-&quot;&amp;MONTH([.J18])&amp;&quot;-&quot;&amp;DAY([.J18])&amp;&quot;','YYYY-MM-DD'),&quot;&amp;[.L18]&amp;&quot;,&quot;&amp;[.M18]&amp;&quot;,&quot;&amp;[.N18]&amp;&quot;,to_date('&quot;&amp;YEAR([.P18])&amp;&quot;-&quot;&amp;MONTH([.P18])&amp;&quot;-&quot;&amp;DAY([.P18])&amp;&quot;','YYYY-MM-DD'),to_date('&quot;&amp;YEAR([.U18])&amp;&quot;-&quot;&amp;MONTH([.U18])&amp;&quot;-&quot;&amp;DAY([.U18])&amp;&quot;','YYYY-MM-DD'),'&quot;&amp;[.W18]&amp;&quot;');&quot;" office:value-type="string" office:string-value="insert into EMP (ID,EMPNO,ENAME,JOB,MGR_EMP_ID,HIREDATE,SAL,COMM,DEPT_ID,EFF_BEG_DTM,AUD_BEG_DTM,AUD_BEG_USR) values (6,7566,'JONES','MANAGER',12,to_date('1981-4-2','YYYY-MM-DD'),2975,null,2,to_date('1981-8-21','YYYY-MM-DD'),to_date('1981-8-22','YYYY-MM-DD'),'SMITH');">
            <text:p>insert into EMP (ID,EMPNO,ENAME,JOB,MGR_EMP_ID,HIREDATE,SAL,COMM,DEPT_ID,EFF_BEG_DTM,AUD_BEG_DTM,AUD_BEG_USR) values (6,7566,'JONES','MANAGER',12,to_date('1981-4-2','YYYY-MM-DD'),2975,null,2,to_date('1981-8-21','YYYY-MM-DD'),to_date('1981-8-22','YYYY-MM-DD'),'SMITH');</text:p>
          </table:table-cell>
          <table:table-cell table:style-name="ce39" table:formula="of:=[.AD$1]&amp;[.A18]&amp;&quot;,&quot;&amp;[.B18]&amp;&quot;,'&quot;&amp;[.C18]&amp;&quot;','&quot;&amp;[.D18]&amp;&quot;',&quot;&amp;[.E18]&amp;&quot;,to_date('&quot;&amp;YEAR([.J18])&amp;&quot;-&quot;&amp;MONTH([.J18])&amp;&quot;-&quot;&amp;DAY([.J18])&amp;&quot;','YYYY-MM-DD'),&quot;&amp;[.L18]&amp;&quot;,&quot;&amp;[.M18]&amp;&quot;,&quot;&amp;[.N18]&amp;&quot;,to_date('&quot;&amp;YEAR([.P18])&amp;&quot;-&quot;&amp;MONTH([.P18])&amp;&quot;-&quot;&amp;DAY([.P18])&amp;&quot;','YYYY-MM-DD'),to_date('&quot;&amp;YEAR([.S18])&amp;&quot;-&quot;&amp;MONTH([.S18])&amp;&quot;-&quot;&amp;DAY([.S18])&amp;&quot;','YYYY-MM-DD'),'&quot;&amp;[.T18]&amp;&quot;',to_date('&quot;&amp;YEAR([.U18])&amp;&quot;-&quot;&amp;MONTH([.U18])&amp;&quot;-&quot;&amp;DAY([.U18])&amp;&quot;','YYYY-MM-DD'),'&quot;&amp;[.W18]&amp;&quot;',to_date('&quot;&amp;YEAR([.Y18])&amp;&quot;-&quot;&amp;MONTH([.Y18])&amp;&quot;-&quot;&amp;DAY([.Y18])&amp;&quot;','YYYY-MM-DD'),'&quot;&amp;[.AA18]&amp;&quot;');&quot;" office:value-type="string" office:string-value="insert into EMP_HIST (EMP_ID,EMPNO,ENAME,JOB,MGR_EMP_ID,HIREDATE,SAL,COMM,DEPT_ID,EFF_BEG_DTM,EFF_END_DTM,LAST_ACTIVE,AUD_BEG_DTM,AUD_BEG_USR,AUD_END_DTM,AUD_END_USR) values (6,7566,'JONES','MANAGER',12,to_date('1981-4-2','YYYY-MM-DD'),2975,null,2,to_date('1981-8-21','YYYY-MM-DD'),to_date('1981-11-29','YYYY-MM-DD'),'',to_date('1981-8-22','YYYY-MM-DD'),'SMITH',to_date('1981-11-29','YYYY-MM-DD'),'SMITH');">
            <text:p>insert into EMP_HIST (EMP_ID,EMPNO,ENAME,JOB,MGR_EMP_ID,HIREDATE,SAL,COMM,DEPT_ID,EFF_BEG_DTM,EFF_END_DTM,LAST_ACTIVE,AUD_BEG_DTM,AUD_BEG_USR,AUD_END_DTM,AUD_END_USR) values (6,7566,'JONES','MANAGER',12,to_date('1981-4-2','YYYY-MM-DD'),2975,null,2,to_date('1981-8-21','YYYY-MM-DD'),to_date('1981-11-29','YYYY-MM-DD'),'',to_date('1981-8-22','YYYY-MM-DD'),'SMITH',to_date('1981-11-29','YYYY-MM-DD'),'SMITH');</text:p>
          </table:table-cell>
          <table:table-cell table:style-name="ce37" office:value-type="string">
            <text:p><text:s/></text:p>
          </table:table-cell>
          <table:table-cell table:style-name="ce39" table:formula="of:=IF([.Y18]=&quot;&quot;;[.AC18];[.AD18])" office:value-type="string" office:string-value="insert into EMP_HIST (EMP_ID,EMPNO,ENAME,JOB,MGR_EMP_ID,HIREDATE,SAL,COMM,DEPT_ID,EFF_BEG_DTM,EFF_END_DTM,LAST_ACTIVE,AUD_BEG_DTM,AUD_BEG_USR,AUD_END_DTM,AUD_END_USR) values (6,7566,'JONES','MANAGER',12,to_date('1981-4-2','YYYY-MM-DD'),2975,null,2,to_date('1981-8-21','YYYY-MM-DD'),to_date('1981-11-29','YYYY-MM-DD'),'',to_date('1981-8-22','YYYY-MM-DD'),'SMITH',to_date('1981-11-29','YYYY-MM-DD'),'SMITH');">
            <text:p>insert into EMP_HIST (EMP_ID,EMPNO,ENAME,JOB,MGR_EMP_ID,HIREDATE,SAL,COMM,DEPT_ID,EFF_BEG_DTM,EFF_END_DTM,LAST_ACTIVE,AUD_BEG_DTM,AUD_BEG_USR,AUD_END_DTM,AUD_END_USR) values (6,7566,'JONES','MANAGER',12,to_date('1981-4-2','YYYY-MM-DD'),2975,null,2,to_date('1981-8-21','YYYY-MM-DD'),to_date('1981-11-29','YYYY-MM-DD'),'',to_date('1981-8-22','YYYY-MM-DD'),'SMITH',to_date('1981-11-29','YYYY-MM-DD'),'SMITH');</text:p>
          </table:table-cell>
          <table:table-cell table:number-columns-repeated="99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float" office:value="7566">
            <text:p>7566</text:p>
          </table:table-cell>
          <table:table-cell table:style-name="ce19" office:value-type="string">
            <text:p>JONES</text:p>
          </table:table-cell>
          <table:table-cell table:style-name="ce19" office:value-type="string">
            <text:p>MANAGER</text:p>
          </table:table-cell>
          <table:table-cell table:style-name="ce19" office:value-type="float" office:value="15">
            <text:p>15</text:p>
          </table:table-cell>
          <table:table-cell table:style-name="ce19"/>
          <table:table-cell table:style-name="ce19" office:value-type="string">
            <text:p>King</text:p>
          </table:table-cell>
          <table:table-cell table:style-name="ce19" table:number-columns-repeated="2"/>
          <table:table-cell table:style-name="ce23" office:value-type="date" office:date-value="1981-04-02">
            <text:p>2. Apr. 1981</text:p>
          </table:table-cell>
          <table:table-cell table:style-name="ce27" table:formula="of:=IF([.J19]&lt;[.J18];[.K$1];&quot;&quot;)">
            <text:p/>
          </table:table-cell>
          <table:table-cell table:style-name="ce19" office:value-type="float" office:value="2975">
            <text:p>2975</text:p>
          </table:table-cell>
          <table:table-cell table:style-name="ce19" office:value-type="string">
            <text:p>null</text:p>
          </table:table-cell>
          <table:table-cell table:style-name="ce19" office:value-type="float" office:value="2">
            <text:p>2</text:p>
          </table:table-cell>
          <table:table-cell table:style-name="ce31" table:formula="of:=IF([.P19]&lt;[.J19];[.O$1];&quot;&quot;)">
            <text:p/>
          </table:table-cell>
          <table:table-cell table:style-name="ce23" office:value-type="date" office:date-value="1981-11-29">
            <text:p>29. Nov. 1981</text:p>
          </table:table-cell>
          <table:table-cell table:style-name="ce27" table:formula="of:=IF([.P19]&lt;[.P18];[.Q$1];&quot;&quot;)">
            <text:p/>
          </table:table-cell>
          <table:table-cell table:style-name="ce27" table:formula="of:=IF(AND([.P19]&gt;[.S19];[.S19]&lt;&gt;0);[.R$1];&quot;&quot;)">
            <text:p/>
          </table:table-cell>
          <table:table-cell table:style-name="ce23"/>
          <table:table-cell table:style-name="ce3"/>
          <table:table-cell table:style-name="ce33" table:formula="of:=[.Y18]" office:value-type="date" office:date-value="1981-11-29T08:53:29.765625">
            <text:p>29. Nov. 1981</text:p>
          </table:table-cell>
          <table:table-cell table:style-name="ce27" table:formula="of:=IF([.U19]&lt;[.U18];[.V$1];&quot;&quot;)">
            <text:p/>
          </table:table-cell>
          <table:table-cell table:style-name="ce33" table:formula="of:=VLOOKUP([.U19];[Sheet2.$A$2:.$B$6];2)" office:value-type="string" office:string-value="SMITH">
            <text:p>SMITH</text:p>
          </table:table-cell>
          <table:table-cell table:style-name="ce33" table:formula="of:=IF(AND([.Y19]&lt;&gt;&quot;&quot;;[.Y19]&lt;[.U19]);[.X$1];&quot;&quot;)">
            <text:p/>
          </table:table-cell>
          <table:table-cell table:style-name="ce33"/>
          <table:table-cell table:style-name="ce27" table:formula="of:=IF(AND([.Y19]&lt;&gt;&quot;&quot;;[.Y19]&lt;[.Y18]);[.Z$1];&quot;&quot;)">
            <text:p/>
          </table:table-cell>
          <table:table-cell table:style-name="ce33" table:formula="of:=IF([.Y19]&lt;&gt;&quot;&quot;;VLOOKUP([.Y19];[Sheet2.$A$2:.$B$6];2);&quot;&quot;)">
            <text:p/>
          </table:table-cell>
          <table:table-cell/>
          <table:table-cell table:style-name="ce19" table:formula="of:=[.AC$1]&amp;[.A19]&amp;&quot;,&quot;&amp;[.B19]&amp;&quot;,'&quot;&amp;[.C19]&amp;&quot;','&quot;&amp;[.D19]&amp;&quot;',&quot;&amp;[.E19]&amp;&quot;,to_date('&quot;&amp;YEAR([.J19])&amp;&quot;-&quot;&amp;MONTH([.J19])&amp;&quot;-&quot;&amp;DAY([.J19])&amp;&quot;','YYYY-MM-DD'),&quot;&amp;[.L19]&amp;&quot;,&quot;&amp;[.M19]&amp;&quot;,&quot;&amp;[.N19]&amp;&quot;,to_date('&quot;&amp;YEAR([.P19])&amp;&quot;-&quot;&amp;MONTH([.P19])&amp;&quot;-&quot;&amp;DAY([.P19])&amp;&quot;','YYYY-MM-DD'),to_date('&quot;&amp;YEAR([.U19])&amp;&quot;-&quot;&amp;MONTH([.U19])&amp;&quot;-&quot;&amp;DAY([.U19])&amp;&quot;','YYYY-MM-DD'),'&quot;&amp;[.W19]&amp;&quot;');&quot;" office:value-type="string" office:string-value="insert into EMP (ID,EMPNO,ENAME,JOB,MGR_EMP_ID,HIREDATE,SAL,COMM,DEPT_ID,EFF_BEG_DTM,AUD_BEG_DTM,AUD_BEG_USR) values (6,7566,'JONES','MANAGER',15,to_date('1981-4-2','YYYY-MM-DD'),2975,null,2,to_date('1981-11-29','YYYY-MM-DD'),to_date('1981-11-29','YYYY-MM-DD'),'SMITH');">
            <text:p>insert into EMP (ID,EMPNO,ENAME,JOB,MGR_EMP_ID,HIREDATE,SAL,COMM,DEPT_ID,EFF_BEG_DTM,AUD_BEG_DTM,AUD_BEG_USR) values (6,7566,'JONES','MANAGER',15,to_date('1981-4-2','YYYY-MM-DD'),2975,null,2,to_date('1981-11-29','YYYY-MM-DD'),to_date('1981-11-29','YYYY-MM-DD'),'SMITH');</text:p>
          </table:table-cell>
          <table:table-cell table:style-name="ce38" table:formula="of:=[.AD$1]&amp;[.A19]&amp;&quot;,&quot;&amp;[.B19]&amp;&quot;,'&quot;&amp;[.C19]&amp;&quot;','&quot;&amp;[.D19]&amp;&quot;',&quot;&amp;[.E19]&amp;&quot;,to_date('&quot;&amp;YEAR([.J19])&amp;&quot;-&quot;&amp;MONTH([.J19])&amp;&quot;-&quot;&amp;DAY([.J19])&amp;&quot;','YYYY-MM-DD'),&quot;&amp;[.L19]&amp;&quot;,&quot;&amp;[.M19]&amp;&quot;,&quot;&amp;[.N19]&amp;&quot;,to_date('&quot;&amp;YEAR([.P19])&amp;&quot;-&quot;&amp;MONTH([.P19])&amp;&quot;-&quot;&amp;DAY([.P19])&amp;&quot;','YYYY-MM-DD'),to_date('&quot;&amp;YEAR([.S19])&amp;&quot;-&quot;&amp;MONTH([.S19])&amp;&quot;-&quot;&amp;DAY([.S19])&amp;&quot;','YYYY-MM-DD'),'&quot;&amp;[.T19]&amp;&quot;',to_date('&quot;&amp;YEAR([.U19])&amp;&quot;-&quot;&amp;MONTH([.U19])&amp;&quot;-&quot;&amp;DAY([.U19])&amp;&quot;','YYYY-MM-DD'),'&quot;&amp;[.W19]&amp;&quot;',to_date('&quot;&amp;YEAR([.Y19])&amp;&quot;-&quot;&amp;MONTH([.Y19])&amp;&quot;-&quot;&amp;DAY([.Y19])&amp;&quot;','YYYY-MM-DD'),'&quot;&amp;[.AA19]&amp;&quot;');&quot;" office:value-type="string" office:string-value="insert into EMP_HIST (EMP_ID,EMPNO,ENAME,JOB,MGR_EMP_ID,HIREDATE,SAL,COMM,DEPT_ID,EFF_BEG_DTM,EFF_END_DTM,LAST_ACTIVE,AUD_BEG_DTM,AUD_BEG_USR,AUD_END_DTM,AUD_END_USR) values (6,7566,'JONES','MANAGER',15,to_date('1981-4-2','YYYY-MM-DD'),2975,null,2,to_date('1981-11-29','YYYY-MM-DD'),to_date('1899-12-30','YYYY-MM-DD'),'',to_date('1981-11-29','YYYY-MM-DD'),'SMITH',to_date('1899-12-30','YYYY-MM-DD'),'');">
            <text:p>insert into EMP_HIST (EMP_ID,EMPNO,ENAME,JOB,MGR_EMP_ID,HIREDATE,SAL,COMM,DEPT_ID,EFF_BEG_DTM,EFF_END_DTM,LAST_ACTIVE,AUD_BEG_DTM,AUD_BEG_USR,AUD_END_DTM,AUD_END_USR) values (6,7566,'JONES','MANAGER',15,to_date('1981-4-2','YYYY-MM-DD'),2975,null,2,to_date('1981-11-29','YYYY-MM-DD'),to_date('1899-12-30','YYYY-MM-DD'),'',to_date('1981-11-29','YYYY-MM-DD'),'SMITH',to_date('1899-12-30','YYYY-MM-DD'),'');</text:p>
          </table:table-cell>
          <table:table-cell table:style-name="ce37" office:value-type="string">
            <text:p><text:s/></text:p>
          </table:table-cell>
          <table:table-cell table:style-name="ce38" table:formula="of:=IF([.Y19]=&quot;&quot;;[.AC19];[.AD19])" office:value-type="string" office:string-value="insert into EMP (ID,EMPNO,ENAME,JOB,MGR_EMP_ID,HIREDATE,SAL,COMM,DEPT_ID,EFF_BEG_DTM,AUD_BEG_DTM,AUD_BEG_USR) values (6,7566,'JONES','MANAGER',15,to_date('1981-4-2','YYYY-MM-DD'),2975,null,2,to_date('1981-11-29','YYYY-MM-DD'),to_date('1981-11-29','YYYY-MM-DD'),'SMITH');">
            <text:p>insert into EMP (ID,EMPNO,ENAME,JOB,MGR_EMP_ID,HIREDATE,SAL,COMM,DEPT_ID,EFF_BEG_DTM,AUD_BEG_DTM,AUD_BEG_USR) values (6,7566,'JONES','MANAGER',15,to_date('1981-4-2','YYYY-MM-DD'),2975,null,2,to_date('1981-11-29','YYYY-MM-DD'),to_date('1981-11-29','YYYY-MM-DD'),'SMITH');</text:p>
          </table:table-cell>
          <table:table-cell table:style-name="ce19" table:number-columns-repeated="991"/>
          <table:table-cell table:style-name="ce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2" office:value-type="float" office:value="7654">
            <text:p>7654</text:p>
          </table:table-cell>
          <table:table-cell table:style-name="ce16" office:value-type="string">
            <text:p>MARTIN</text:p>
          </table:table-cell>
          <table:table-cell table:style-name="ce16" office:value-type="string">
            <text:p>SALESMAN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Ellisson</text:p>
          </table:table-cell>
          <table:table-cell table:style-name="ce16" table:number-columns-repeated="3"/>
          <table:table-cell table:style-name="ce20" office:value-type="date" office:date-value="1981-04-17">
            <text:p>17. Apr. 1981</text:p>
          </table:table-cell>
          <table:table-cell table:style-name="ce27" table:formula="of:=IF([.J20]&lt;[.J19];[.K$1];&quot;&quot;)">
            <text:p/>
          </table:table-cell>
          <table:table-cell table:style-name="ce16" office:value-type="float" office:value="1250">
            <text:p>1250</text:p>
          </table:table-cell>
          <table:table-cell table:style-name="ce16" office:value-type="float" office:value="1400">
            <text:p>1400</text:p>
          </table:table-cell>
          <table:table-cell table:style-name="ce16" office:value-type="float" office:value="3">
            <text:p>3</text:p>
          </table:table-cell>
          <table:table-cell table:style-name="ce31" table:formula="of:=IF([.P20]&lt;[.J20];[.O$1];&quot;&quot;)">
            <text:p/>
          </table:table-cell>
          <table:table-cell table:style-name="ce20" office:value-type="date" office:date-value="1981-04-17">
            <text:p>17. Apr. 1981</text:p>
          </table:table-cell>
          <table:table-cell table:style-name="ce27"/>
          <table:table-cell table:style-name="ce27" table:formula="of:=IF(AND([.P20]&gt;[.S20];[.S20]&lt;&gt;0);[.R$1];&quot;&quot;)">
            <text:p/>
          </table:table-cell>
          <table:table-cell table:style-name="ce20" office:value-type="date" office:date-value="1981-05-15">
            <text:p>15. May. 1981</text:p>
          </table:table-cell>
          <table:table-cell table:style-name="ce3" office:value-type="string">
            <text:p>Y</text:p>
          </table:table-cell>
          <table:table-cell table:style-name="ce33" office:value-type="date" office:date-value="1981-04-16T13:11:35.214844">
            <text:p>16. Apr. 1981</text:p>
          </table:table-cell>
          <table:table-cell table:style-name="ce27"/>
          <table:table-cell table:style-name="ce33" table:formula="of:=VLOOKUP([.U20];[Sheet2.$A$2:.$B$6];2)" office:value-type="string" office:string-value="THOMPSON">
            <text:p>THOMPSON</text:p>
          </table:table-cell>
          <table:table-cell table:style-name="ce33" table:formula="of:=IF(AND([.Y20]&lt;&gt;&quot;&quot;;[.Y20]&lt;[.U20]);[.X$1];&quot;&quot;)">
            <text:p/>
          </table:table-cell>
          <table:table-cell table:style-name="ce33" office:value-type="date" office:date-value="1981-05-13T13:35:40.136719">
            <text:p>13. May. 1981</text:p>
          </table:table-cell>
          <table:table-cell table:style-name="ce27" table:formula="of:=IF(AND([.Y20]&lt;&gt;&quot;&quot;;[.Y20]&lt;[.Y19]);[.Z$1];&quot;&quot;)">
            <text:p/>
          </table:table-cell>
          <table:table-cell table:style-name="ce33" table:formula="of:=IF([.Y20]&lt;&gt;&quot;&quot;;VLOOKUP([.Y20];[Sheet2.$A$2:.$B$6];2);&quot;&quot;)" office:value-type="string" office:string-value="THOMPSON">
            <text:p>THOMPSON</text:p>
          </table:table-cell>
          <table:table-cell table:style-name="ce37"/>
          <table:table-cell table:style-name="ce19" table:formula="of:=[.AC$1]&amp;[.A20]&amp;&quot;,&quot;&amp;[.B20]&amp;&quot;,'&quot;&amp;[.C20]&amp;&quot;','&quot;&amp;[.D20]&amp;&quot;',&quot;&amp;[.E20]&amp;&quot;,to_date('&quot;&amp;YEAR([.J20])&amp;&quot;-&quot;&amp;MONTH([.J20])&amp;&quot;-&quot;&amp;DAY([.J20])&amp;&quot;','YYYY-MM-DD'),&quot;&amp;[.L20]&amp;&quot;,&quot;&amp;[.M20]&amp;&quot;,&quot;&amp;[.N20]&amp;&quot;,to_date('&quot;&amp;YEAR([.P20])&amp;&quot;-&quot;&amp;MONTH([.P20])&amp;&quot;-&quot;&amp;DAY([.P20])&amp;&quot;','YYYY-MM-DD'),to_date('&quot;&amp;YEAR([.U20])&amp;&quot;-&quot;&amp;MONTH([.U20])&amp;&quot;-&quot;&amp;DAY([.U20])&amp;&quot;','YYYY-MM-DD'),'&quot;&amp;[.W20]&amp;&quot;');&quot;" office:value-type="string" office:string-value="insert into EMP (ID,EMPNO,ENAME,JOB,MGR_EMP_ID,HIREDATE,SAL,COMM,DEPT_ID,EFF_BEG_DTM,AUD_BEG_DTM,AUD_BEG_USR) values (7,7654,'MARTIN','SALESMAN',1,to_date('1981-4-17','YYYY-MM-DD'),1250,1400,3,to_date('1981-4-17','YYYY-MM-DD'),to_date('1981-4-16','YYYY-MM-DD'),'THOMPSON');">
            <text:p>insert into EMP (ID,EMPNO,ENAME,JOB,MGR_EMP_ID,HIREDATE,SAL,COMM,DEPT_ID,EFF_BEG_DTM,AUD_BEG_DTM,AUD_BEG_USR) values (7,7654,'MARTIN','SALESMAN',1,to_date('1981-4-17','YYYY-MM-DD'),1250,1400,3,to_date('1981-4-17','YYYY-MM-DD'),to_date('1981-4-16','YYYY-MM-DD'),'THOMPSON');</text:p>
          </table:table-cell>
          <table:table-cell table:style-name="ce38" table:formula="of:=[.AD$1]&amp;[.A20]&amp;&quot;,&quot;&amp;[.B20]&amp;&quot;,'&quot;&amp;[.C20]&amp;&quot;','&quot;&amp;[.D20]&amp;&quot;',&quot;&amp;[.E20]&amp;&quot;,to_date('&quot;&amp;YEAR([.J20])&amp;&quot;-&quot;&amp;MONTH([.J20])&amp;&quot;-&quot;&amp;DAY([.J20])&amp;&quot;','YYYY-MM-DD'),&quot;&amp;[.L20]&amp;&quot;,&quot;&amp;[.M20]&amp;&quot;,&quot;&amp;[.N20]&amp;&quot;,to_date('&quot;&amp;YEAR([.P20])&amp;&quot;-&quot;&amp;MONTH([.P20])&amp;&quot;-&quot;&amp;DAY([.P20])&amp;&quot;','YYYY-MM-DD'),to_date('&quot;&amp;YEAR([.S20])&amp;&quot;-&quot;&amp;MONTH([.S20])&amp;&quot;-&quot;&amp;DAY([.S20])&amp;&quot;','YYYY-MM-DD'),'&quot;&amp;[.T20]&amp;&quot;',to_date('&quot;&amp;YEAR([.U20])&amp;&quot;-&quot;&amp;MONTH([.U20])&amp;&quot;-&quot;&amp;DAY([.U20])&amp;&quot;','YYYY-MM-DD'),'&quot;&amp;[.W20]&amp;&quot;',to_date('&quot;&amp;YEAR([.Y20])&amp;&quot;-&quot;&amp;MONTH([.Y20])&amp;&quot;-&quot;&amp;DAY([.Y20])&amp;&quot;','YYYY-MM-DD'),'&quot;&amp;[.AA20]&amp;&quot;');&quot;" office:value-type="string" office:string-value="insert into EMP_HIST (EMP_ID,EMPNO,ENAME,JOB,MGR_EMP_ID,HIREDATE,SAL,COMM,DEPT_ID,EFF_BEG_DTM,EFF_END_DTM,LAST_ACTIVE,AUD_BEG_DTM,AUD_BEG_USR,AUD_END_DTM,AUD_END_USR) values (7,7654,'MARTIN','SALESMAN',1,to_date('1981-4-17','YYYY-MM-DD'),1250,1400,3,to_date('1981-4-17','YYYY-MM-DD'),to_date('1981-5-15','YYYY-MM-DD'),'Y',to_date('1981-4-16','YYYY-MM-DD'),'THOMPSON',to_date('1981-5-13','YYYY-MM-DD'),'THOMPSON');">
            <text:p>insert into EMP_HIST (EMP_ID,EMPNO,ENAME,JOB,MGR_EMP_ID,HIREDATE,SAL,COMM,DEPT_ID,EFF_BEG_DTM,EFF_END_DTM,LAST_ACTIVE,AUD_BEG_DTM,AUD_BEG_USR,AUD_END_DTM,AUD_END_USR) values (7,7654,'MARTIN','SALESMAN',1,to_date('1981-4-17','YYYY-MM-DD'),1250,1400,3,to_date('1981-4-17','YYYY-MM-DD'),to_date('1981-5-15','YYYY-MM-DD'),'Y',to_date('1981-4-16','YYYY-MM-DD'),'THOMPSON',to_date('1981-5-13','YYYY-MM-DD'),'THOMPSON');</text:p>
          </table:table-cell>
          <table:table-cell table:style-name="ce37" office:value-type="string">
            <text:p><text:s/></text:p>
          </table:table-cell>
          <table:table-cell table:style-name="ce38" table:formula="of:=IF([.Y20]=&quot;&quot;;[.AC20];[.AD20])" office:value-type="string" office:string-value="insert into EMP_HIST (EMP_ID,EMPNO,ENAME,JOB,MGR_EMP_ID,HIREDATE,SAL,COMM,DEPT_ID,EFF_BEG_DTM,EFF_END_DTM,LAST_ACTIVE,AUD_BEG_DTM,AUD_BEG_USR,AUD_END_DTM,AUD_END_USR) values (7,7654,'MARTIN','SALESMAN',1,to_date('1981-4-17','YYYY-MM-DD'),1250,1400,3,to_date('1981-4-17','YYYY-MM-DD'),to_date('1981-5-15','YYYY-MM-DD'),'Y',to_date('1981-4-16','YYYY-MM-DD'),'THOMPSON',to_date('1981-5-13','YYYY-MM-DD'),'THOMPSON');">
            <text:p>insert into EMP_HIST (EMP_ID,EMPNO,ENAME,JOB,MGR_EMP_ID,HIREDATE,SAL,COMM,DEPT_ID,EFF_BEG_DTM,EFF_END_DTM,LAST_ACTIVE,AUD_BEG_DTM,AUD_BEG_USR,AUD_END_DTM,AUD_END_USR) values (7,7654,'MARTIN','SALESMAN',1,to_date('1981-4-17','YYYY-MM-DD'),1250,1400,3,to_date('1981-4-17','YYYY-MM-DD'),to_date('1981-5-15','YYYY-MM-DD'),'Y',to_date('1981-4-16','YYYY-MM-DD'),'THOMPSON',to_date('1981-5-13','YYYY-MM-DD'),'THOMPSON');</text:p>
          </table:table-cell>
          <table:table-cell table:style-name="ce16" table:number-columns-repeated="991"/>
          <table:table-cell table:style-name="ce3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float" office:value="7698">
            <text:p>7698</text:p>
          </table:table-cell>
          <table:table-cell office:value-type="string">
            <text:p>BLAKE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21" office:value-type="date" office:date-value="1981-05-01">
            <text:p>1. May. 1981</text:p>
          </table:table-cell>
          <table:table-cell table:style-name="ce26" table:formula="of:=IF([.J21]&lt;[.J20];[.K$1];&quot;&quot;)">
            <text:p/>
          </table:table-cell>
          <table:table-cell office:value-type="float" office:value="2850">
            <text:p>28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21]&lt;[.J21];[.O$1];&quot;&quot;)">
            <text:p/>
          </table:table-cell>
          <table:table-cell table:style-name="ce21" office:value-type="date" office:date-value="1981-05-01">
            <text:p>1. May. 1981</text:p>
          </table:table-cell>
          <table:table-cell table:style-name="ce26" table:formula="of:=IF([.P21]&lt;[.P20];[.Q$1];&quot;&quot;)">
            <text:p/>
          </table:table-cell>
          <table:table-cell table:style-name="ce26" table:formula="of:=IF(AND([.P21]&gt;[.S21];[.S21]&lt;&gt;0);[.R$1];&quot;&quot;)">
            <text:p/>
          </table:table-cell>
          <table:table-cell table:style-name="ce21" office:value-type="date" office:date-value="1981-06-23">
            <text:p>23. Jun. 1981</text:p>
          </table:table-cell>
          <table:table-cell/>
          <table:table-cell table:style-name="ce34" office:value-type="date" office:date-value="1981-05-02T22:05:28.710938">
            <text:p>2. May. 1981</text:p>
          </table:table-cell>
          <table:table-cell table:style-name="ce26" table:formula="of:=IF([.U21]&lt;[.U20];[.V$1];&quot;&quot;)">
            <text:p/>
          </table:table-cell>
          <table:table-cell table:style-name="ce34" table:formula="of:=VLOOKUP([.U21];[Sheet2.$A$2:.$B$6];2)" office:value-type="string" office:string-value="THOMPSON">
            <text:p>THOMPSON</text:p>
          </table:table-cell>
          <table:table-cell table:style-name="ce34" table:formula="of:=IF(AND([.Y21]&lt;&gt;&quot;&quot;;[.Y21]&lt;[.U21]);[.X$1];&quot;&quot;)">
            <text:p/>
          </table:table-cell>
          <table:table-cell table:style-name="ce34" office:value-type="date" office:date-value="1981-06-24T16:10:37.207031">
            <text:p>24. Jun. 1981</text:p>
          </table:table-cell>
          <table:table-cell table:style-name="ce26" table:formula="of:=IF(AND([.Y21]&lt;&gt;&quot;&quot;;[.Y21]&lt;[.Y20]);[.Z$1];&quot;&quot;)">
            <text:p/>
          </table:table-cell>
          <table:table-cell table:style-name="ce34" table:formula="of:=IF([.Y21]&lt;&gt;&quot;&quot;;VLOOKUP([.Y21];[Sheet2.$A$2:.$B$6];2);&quot;&quot;)" office:value-type="string" office:string-value="THOMPSON">
            <text:p>THOMPSON</text:p>
          </table:table-cell>
          <table:table-cell/>
          <table:table-cell table:formula="of:=[.AC$1]&amp;[.A21]&amp;&quot;,&quot;&amp;[.B21]&amp;&quot;,'&quot;&amp;[.C21]&amp;&quot;','&quot;&amp;[.D21]&amp;&quot;',&quot;&amp;[.E21]&amp;&quot;,to_date('&quot;&amp;YEAR([.J21])&amp;&quot;-&quot;&amp;MONTH([.J21])&amp;&quot;-&quot;&amp;DAY([.J21])&amp;&quot;','YYYY-MM-DD'),&quot;&amp;[.L21]&amp;&quot;,&quot;&amp;[.M21]&amp;&quot;,&quot;&amp;[.N21]&amp;&quot;,to_date('&quot;&amp;YEAR([.P21])&amp;&quot;-&quot;&amp;MONTH([.P21])&amp;&quot;-&quot;&amp;DAY([.P21])&amp;&quot;','YYYY-MM-DD'),to_date('&quot;&amp;YEAR([.U21])&amp;&quot;-&quot;&amp;MONTH([.U21])&amp;&quot;-&quot;&amp;DAY([.U21])&amp;&quot;','YYYY-MM-DD'),'&quot;&amp;[.W21]&amp;&quot;');&quot;" office:value-type="string" office:string-value="insert into EMP (ID,EMPNO,ENAME,JOB,MGR_EMP_ID,HIREDATE,SAL,COMM,DEPT_ID,EFF_BEG_DTM,AUD_BEG_DTM,AUD_BEG_USR) values (8,7698,'BLAKE','MANAGER',1,to_date('1981-5-1','YYYY-MM-DD'),2850,null,3,to_date('1981-5-1','YYYY-MM-DD'),to_date('1981-5-2','YYYY-MM-DD'),'THOMPSON');">
            <text:p>insert into EMP (ID,EMPNO,ENAME,JOB,MGR_EMP_ID,HIREDATE,SAL,COMM,DEPT_ID,EFF_BEG_DTM,AUD_BEG_DTM,AUD_BEG_USR) values (8,7698,'BLAKE','MANAGER',1,to_date('1981-5-1','YYYY-MM-DD'),2850,null,3,to_date('1981-5-1','YYYY-MM-DD'),to_date('1981-5-2','YYYY-MM-DD'),'THOMPSON');</text:p>
          </table:table-cell>
          <table:table-cell table:style-name="ce39" table:formula="of:=[.AD$1]&amp;[.A21]&amp;&quot;,&quot;&amp;[.B21]&amp;&quot;,'&quot;&amp;[.C21]&amp;&quot;','&quot;&amp;[.D21]&amp;&quot;',&quot;&amp;[.E21]&amp;&quot;,to_date('&quot;&amp;YEAR([.J21])&amp;&quot;-&quot;&amp;MONTH([.J21])&amp;&quot;-&quot;&amp;DAY([.J21])&amp;&quot;','YYYY-MM-DD'),&quot;&amp;[.L21]&amp;&quot;,&quot;&amp;[.M21]&amp;&quot;,&quot;&amp;[.N21]&amp;&quot;,to_date('&quot;&amp;YEAR([.P21])&amp;&quot;-&quot;&amp;MONTH([.P21])&amp;&quot;-&quot;&amp;DAY([.P21])&amp;&quot;','YYYY-MM-DD'),to_date('&quot;&amp;YEAR([.S21])&amp;&quot;-&quot;&amp;MONTH([.S21])&amp;&quot;-&quot;&amp;DAY([.S21])&amp;&quot;','YYYY-MM-DD'),'&quot;&amp;[.T21]&amp;&quot;',to_date('&quot;&amp;YEAR([.U21])&amp;&quot;-&quot;&amp;MONTH([.U21])&amp;&quot;-&quot;&amp;DAY([.U21])&amp;&quot;','YYYY-MM-DD'),'&quot;&amp;[.W21]&amp;&quot;',to_date('&quot;&amp;YEAR([.Y21])&amp;&quot;-&quot;&amp;MONTH([.Y21])&amp;&quot;-&quot;&amp;DAY([.Y21])&amp;&quot;','YYYY-MM-DD'),'&quot;&amp;[.AA21]&amp;&quot;');&quot;" office:value-type="string" office:string-value="insert into EMP_HIST (EMP_ID,EMPNO,ENAME,JOB,MGR_EMP_ID,HIREDATE,SAL,COMM,DEPT_ID,EFF_BEG_DTM,EFF_END_DTM,LAST_ACTIVE,AUD_BEG_DTM,AUD_BEG_USR,AUD_END_DTM,AUD_END_USR) values (8,7698,'BLAKE','MANAGER',1,to_date('1981-5-1','YYYY-MM-DD'),2850,null,3,to_date('1981-5-1','YYYY-MM-DD'),to_date('1981-6-23','YYYY-MM-DD'),'',to_date('1981-5-2','YYYY-MM-DD'),'THOMPSON',to_date('1981-6-24','YYYY-MM-DD'),'THOMPSON');">
            <text:p>insert into EMP_HIST (EMP_ID,EMPNO,ENAME,JOB,MGR_EMP_ID,HIREDATE,SAL,COMM,DEPT_ID,EFF_BEG_DTM,EFF_END_DTM,LAST_ACTIVE,AUD_BEG_DTM,AUD_BEG_USR,AUD_END_DTM,AUD_END_USR) values (8,7698,'BLAKE','MANAGER',1,to_date('1981-5-1','YYYY-MM-DD'),2850,null,3,to_date('1981-5-1','YYYY-MM-DD'),to_date('1981-6-23','YYYY-MM-DD'),'',to_date('1981-5-2','YYYY-MM-DD'),'THOMPSON',to_date('1981-6-24','YYYY-MM-DD'),'THOMPSON');</text:p>
          </table:table-cell>
          <table:table-cell table:style-name="ce37" office:value-type="string">
            <text:p><text:s/></text:p>
          </table:table-cell>
          <table:table-cell table:style-name="ce39" table:formula="of:=IF([.Y21]=&quot;&quot;;[.AC21];[.AD21])" office:value-type="string" office:string-value="insert into EMP_HIST (EMP_ID,EMPNO,ENAME,JOB,MGR_EMP_ID,HIREDATE,SAL,COMM,DEPT_ID,EFF_BEG_DTM,EFF_END_DTM,LAST_ACTIVE,AUD_BEG_DTM,AUD_BEG_USR,AUD_END_DTM,AUD_END_USR) values (8,7698,'BLAKE','MANAGER',1,to_date('1981-5-1','YYYY-MM-DD'),2850,null,3,to_date('1981-5-1','YYYY-MM-DD'),to_date('1981-6-23','YYYY-MM-DD'),'',to_date('1981-5-2','YYYY-MM-DD'),'THOMPSON',to_date('1981-6-24','YYYY-MM-DD'),'THOMPSON');">
            <text:p>insert into EMP_HIST (EMP_ID,EMPNO,ENAME,JOB,MGR_EMP_ID,HIREDATE,SAL,COMM,DEPT_ID,EFF_BEG_DTM,EFF_END_DTM,LAST_ACTIVE,AUD_BEG_DTM,AUD_BEG_USR,AUD_END_DTM,AUD_END_USR) values (8,7698,'BLAKE','MANAGER',1,to_date('1981-5-1','YYYY-MM-DD'),2850,null,3,to_date('1981-5-1','YYYY-MM-DD'),to_date('1981-6-23','YYYY-MM-DD'),'',to_date('1981-5-2','YYYY-MM-DD'),'THOMPSON',to_date('1981-6-24','YYYY-MM-DD'),'THOMPSON');</text:p>
          </table:table-cell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float" office:value="7698">
            <text:p>7698</text:p>
          </table:table-cell>
          <table:table-cell office:value-type="string">
            <text:p>BLAKE</text:p>
          </table:table-cell>
          <table:table-cell office:value-type="string">
            <text:p>MANAGE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21" office:value-type="date" office:date-value="1981-05-01">
            <text:p>1. May. 1981</text:p>
          </table:table-cell>
          <table:table-cell table:style-name="ce26" table:formula="of:=IF([.J22]&lt;[.J21];[.K$1];&quot;&quot;)">
            <text:p/>
          </table:table-cell>
          <table:table-cell office:value-type="float" office:value="2850">
            <text:p>28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22]&lt;[.J22];[.O$1];&quot;&quot;)">
            <text:p/>
          </table:table-cell>
          <table:table-cell table:style-name="ce21" office:value-type="date" office:date-value="1981-06-23">
            <text:p>23. Jun. 1981</text:p>
          </table:table-cell>
          <table:table-cell table:style-name="ce26" table:formula="of:=IF([.P22]&lt;[.P21];[.Q$1];&quot;&quot;)">
            <text:p/>
          </table:table-cell>
          <table:table-cell table:style-name="ce26" table:formula="of:=IF(AND([.P22]&gt;[.S22];[.S22]&lt;&gt;0);[.R$1];&quot;&quot;)">
            <text:p/>
          </table:table-cell>
          <table:table-cell table:style-name="ce21" office:value-type="date" office:date-value="1981-08-21T12:00:00">
            <text:p>21. Aug. 1981</text:p>
          </table:table-cell>
          <table:table-cell/>
          <table:table-cell table:style-name="ce34" table:formula="of:=[.Y21]" office:value-type="date" office:date-value="1981-06-24T16:10:37.207031">
            <text:p>24. Jun. 1981</text:p>
          </table:table-cell>
          <table:table-cell table:style-name="ce26" table:formula="of:=IF([.U22]&lt;[.U21];[.V$1];&quot;&quot;)">
            <text:p/>
          </table:table-cell>
          <table:table-cell table:style-name="ce34" table:formula="of:=VLOOKUP([.U22];[Sheet2.$A$2:.$B$6];2)" office:value-type="string" office:string-value="THOMPSON">
            <text:p>THOMPSON</text:p>
          </table:table-cell>
          <table:table-cell table:style-name="ce34" table:formula="of:=IF(AND([.Y22]&lt;&gt;&quot;&quot;;[.Y22]&lt;[.U22]);[.X$1];&quot;&quot;)">
            <text:p/>
          </table:table-cell>
          <table:table-cell table:style-name="ce34" office:value-type="date" office:date-value="1981-08-19T03:10:30.175781">
            <text:p>19. Aug. 1981</text:p>
          </table:table-cell>
          <table:table-cell table:style-name="ce26" table:formula="of:=IF(AND([.Y22]&lt;&gt;&quot;&quot;;[.Y22]&lt;[.Y21]);[.Z$1];&quot;&quot;)">
            <text:p/>
          </table:table-cell>
          <table:table-cell table:style-name="ce34" table:formula="of:=IF([.Y22]&lt;&gt;&quot;&quot;;VLOOKUP([.Y22];[Sheet2.$A$2:.$B$6];2);&quot;&quot;)" office:value-type="string" office:string-value="THOMPSON">
            <text:p>THOMPSON</text:p>
          </table:table-cell>
          <table:table-cell/>
          <table:table-cell table:formula="of:=[.AC$1]&amp;[.A22]&amp;&quot;,&quot;&amp;[.B22]&amp;&quot;,'&quot;&amp;[.C22]&amp;&quot;','&quot;&amp;[.D22]&amp;&quot;',&quot;&amp;[.E22]&amp;&quot;,to_date('&quot;&amp;YEAR([.J22])&amp;&quot;-&quot;&amp;MONTH([.J22])&amp;&quot;-&quot;&amp;DAY([.J22])&amp;&quot;','YYYY-MM-DD'),&quot;&amp;[.L22]&amp;&quot;,&quot;&amp;[.M22]&amp;&quot;,&quot;&amp;[.N22]&amp;&quot;,to_date('&quot;&amp;YEAR([.P22])&amp;&quot;-&quot;&amp;MONTH([.P22])&amp;&quot;-&quot;&amp;DAY([.P22])&amp;&quot;','YYYY-MM-DD'),to_date('&quot;&amp;YEAR([.U22])&amp;&quot;-&quot;&amp;MONTH([.U22])&amp;&quot;-&quot;&amp;DAY([.U22])&amp;&quot;','YYYY-MM-DD'),'&quot;&amp;[.W22]&amp;&quot;');&quot;" office:value-type="string" office:string-value="insert into EMP (ID,EMPNO,ENAME,JOB,MGR_EMP_ID,HIREDATE,SAL,COMM,DEPT_ID,EFF_BEG_DTM,AUD_BEG_DTM,AUD_BEG_USR) values (8,7698,'BLAKE','MANAGER',11,to_date('1981-5-1','YYYY-MM-DD'),2850,null,3,to_date('1981-6-23','YYYY-MM-DD'),to_date('1981-6-24','YYYY-MM-DD'),'THOMPSON');">
            <text:p>insert into EMP (ID,EMPNO,ENAME,JOB,MGR_EMP_ID,HIREDATE,SAL,COMM,DEPT_ID,EFF_BEG_DTM,AUD_BEG_DTM,AUD_BEG_USR) values (8,7698,'BLAKE','MANAGER',11,to_date('1981-5-1','YYYY-MM-DD'),2850,null,3,to_date('1981-6-23','YYYY-MM-DD'),to_date('1981-6-24','YYYY-MM-DD'),'THOMPSON');</text:p>
          </table:table-cell>
          <table:table-cell table:style-name="ce39" table:formula="of:=[.AD$1]&amp;[.A22]&amp;&quot;,&quot;&amp;[.B22]&amp;&quot;,'&quot;&amp;[.C22]&amp;&quot;','&quot;&amp;[.D22]&amp;&quot;',&quot;&amp;[.E22]&amp;&quot;,to_date('&quot;&amp;YEAR([.J22])&amp;&quot;-&quot;&amp;MONTH([.J22])&amp;&quot;-&quot;&amp;DAY([.J22])&amp;&quot;','YYYY-MM-DD'),&quot;&amp;[.L22]&amp;&quot;,&quot;&amp;[.M22]&amp;&quot;,&quot;&amp;[.N22]&amp;&quot;,to_date('&quot;&amp;YEAR([.P22])&amp;&quot;-&quot;&amp;MONTH([.P22])&amp;&quot;-&quot;&amp;DAY([.P22])&amp;&quot;','YYYY-MM-DD'),to_date('&quot;&amp;YEAR([.S22])&amp;&quot;-&quot;&amp;MONTH([.S22])&amp;&quot;-&quot;&amp;DAY([.S22])&amp;&quot;','YYYY-MM-DD'),'&quot;&amp;[.T22]&amp;&quot;',to_date('&quot;&amp;YEAR([.U22])&amp;&quot;-&quot;&amp;MONTH([.U22])&amp;&quot;-&quot;&amp;DAY([.U22])&amp;&quot;','YYYY-MM-DD'),'&quot;&amp;[.W22]&amp;&quot;',to_date('&quot;&amp;YEAR([.Y22])&amp;&quot;-&quot;&amp;MONTH([.Y22])&amp;&quot;-&quot;&amp;DAY([.Y22])&amp;&quot;','YYYY-MM-DD'),'&quot;&amp;[.AA22]&amp;&quot;');&quot;" office:value-type="string" office:string-value="insert into EMP_HIST (EMP_ID,EMPNO,ENAME,JOB,MGR_EMP_ID,HIREDATE,SAL,COMM,DEPT_ID,EFF_BEG_DTM,EFF_END_DTM,LAST_ACTIVE,AUD_BEG_DTM,AUD_BEG_USR,AUD_END_DTM,AUD_END_USR) values (8,7698,'BLAKE','MANAGER',11,to_date('1981-5-1','YYYY-MM-DD'),2850,null,3,to_date('1981-6-23','YYYY-MM-DD'),to_date('1981-8-21','YYYY-MM-DD'),'',to_date('1981-6-24','YYYY-MM-DD'),'THOMPSON',to_date('1981-8-19','YYYY-MM-DD'),'THOMPSON');">
            <text:p>insert into EMP_HIST (EMP_ID,EMPNO,ENAME,JOB,MGR_EMP_ID,HIREDATE,SAL,COMM,DEPT_ID,EFF_BEG_DTM,EFF_END_DTM,LAST_ACTIVE,AUD_BEG_DTM,AUD_BEG_USR,AUD_END_DTM,AUD_END_USR) values (8,7698,'BLAKE','MANAGER',11,to_date('1981-5-1','YYYY-MM-DD'),2850,null,3,to_date('1981-6-23','YYYY-MM-DD'),to_date('1981-8-21','YYYY-MM-DD'),'',to_date('1981-6-24','YYYY-MM-DD'),'THOMPSON',to_date('1981-8-19','YYYY-MM-DD'),'THOMPSON');</text:p>
          </table:table-cell>
          <table:table-cell table:style-name="ce37" office:value-type="string">
            <text:p><text:s/></text:p>
          </table:table-cell>
          <table:table-cell table:style-name="ce39" table:formula="of:=IF([.Y22]=&quot;&quot;;[.AC22];[.AD22])" office:value-type="string" office:string-value="insert into EMP_HIST (EMP_ID,EMPNO,ENAME,JOB,MGR_EMP_ID,HIREDATE,SAL,COMM,DEPT_ID,EFF_BEG_DTM,EFF_END_DTM,LAST_ACTIVE,AUD_BEG_DTM,AUD_BEG_USR,AUD_END_DTM,AUD_END_USR) values (8,7698,'BLAKE','MANAGER',11,to_date('1981-5-1','YYYY-MM-DD'),2850,null,3,to_date('1981-6-23','YYYY-MM-DD'),to_date('1981-8-21','YYYY-MM-DD'),'',to_date('1981-6-24','YYYY-MM-DD'),'THOMPSON',to_date('1981-8-19','YYYY-MM-DD'),'THOMPSON');">
            <text:p>insert into EMP_HIST (EMP_ID,EMPNO,ENAME,JOB,MGR_EMP_ID,HIREDATE,SAL,COMM,DEPT_ID,EFF_BEG_DTM,EFF_END_DTM,LAST_ACTIVE,AUD_BEG_DTM,AUD_BEG_USR,AUD_END_DTM,AUD_END_USR) values (8,7698,'BLAKE','MANAGER',11,to_date('1981-5-1','YYYY-MM-DD'),2850,null,3,to_date('1981-6-23','YYYY-MM-DD'),to_date('1981-8-21','YYYY-MM-DD'),'',to_date('1981-6-24','YYYY-MM-DD'),'THOMPSON',to_date('1981-8-19','YYYY-MM-DD'),'THOMPSON');</text:p>
          </table:table-cell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float" office:value="7698">
            <text:p>7698</text:p>
          </table:table-cell>
          <table:table-cell office:value-type="string">
            <text:p>BLAKE</text:p>
          </table:table-cell>
          <table:table-cell office:value-type="string">
            <text:p>MANAGER</text:p>
          </table:table-cell>
          <table:table-cell table:style-name="ce9" office:value-type="float" office:value="12">
            <text:p>12</text:p>
          </table:table-cell>
          <table:table-cell table:number-columns-repeated="2"/>
          <table:table-cell office:value-type="string">
            <text:p>Lane</text:p>
          </table:table-cell>
          <table:table-cell/>
          <table:table-cell table:style-name="ce21" office:value-type="date" office:date-value="1981-05-01">
            <text:p>1. May. 1981</text:p>
          </table:table-cell>
          <table:table-cell table:style-name="ce26" table:formula="of:=IF([.J23]&lt;[.J22];[.K$1];&quot;&quot;)">
            <text:p/>
          </table:table-cell>
          <table:table-cell office:value-type="float" office:value="2850">
            <text:p>28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23]&lt;[.J23];[.O$1];&quot;&quot;)">
            <text:p/>
          </table:table-cell>
          <table:table-cell table:style-name="ce21" office:value-type="date" office:date-value="1981-08-21T12:00:00">
            <text:p>21. Aug. 1981</text:p>
          </table:table-cell>
          <table:table-cell table:style-name="ce26" table:formula="of:=IF([.P23]&lt;[.P22];[.Q$1];&quot;&quot;)">
            <text:p/>
          </table:table-cell>
          <table:table-cell table:style-name="ce26" table:formula="of:=IF(AND([.P23]&gt;[.S23];[.S23]&lt;&gt;0);[.R$1];&quot;&quot;)">
            <text:p/>
          </table:table-cell>
          <table:table-cell table:style-name="ce21" office:value-type="date" office:date-value="1981-11-29">
            <text:p>29. Nov. 1981</text:p>
          </table:table-cell>
          <table:table-cell/>
          <table:table-cell table:style-name="ce34" table:formula="of:=[.Y22]" office:value-type="date" office:date-value="1981-08-19T03:10:30.175781">
            <text:p>19. Aug. 1981</text:p>
          </table:table-cell>
          <table:table-cell table:style-name="ce26" table:formula="of:=IF([.U23]&lt;[.U22];[.V$1];&quot;&quot;)">
            <text:p/>
          </table:table-cell>
          <table:table-cell table:style-name="ce34" table:formula="of:=VLOOKUP([.U23];[Sheet2.$A$2:.$B$6];2)" office:value-type="string" office:string-value="THOMPSON">
            <text:p>THOMPSON</text:p>
          </table:table-cell>
          <table:table-cell table:style-name="ce34" table:formula="of:=IF(AND([.Y23]&lt;&gt;&quot;&quot;;[.Y23]&lt;[.U23]);[.X$1];&quot;&quot;)">
            <text:p/>
          </table:table-cell>
          <table:table-cell table:style-name="ce34" office:value-type="date" office:date-value="1981-11-30T07:33:09.84375">
            <text:p>30. Nov. 1981</text:p>
          </table:table-cell>
          <table:table-cell table:style-name="ce26" table:formula="of:=IF(AND([.Y23]&lt;&gt;&quot;&quot;;[.Y23]&lt;[.Y22]);[.Z$1];&quot;&quot;)">
            <text:p/>
          </table:table-cell>
          <table:table-cell table:style-name="ce34" table:formula="of:=IF([.Y23]&lt;&gt;&quot;&quot;;VLOOKUP([.Y23];[Sheet2.$A$2:.$B$6];2);&quot;&quot;)" office:value-type="string" office:string-value="SMITH">
            <text:p>SMITH</text:p>
          </table:table-cell>
          <table:table-cell/>
          <table:table-cell table:formula="of:=[.AC$1]&amp;[.A23]&amp;&quot;,&quot;&amp;[.B23]&amp;&quot;,'&quot;&amp;[.C23]&amp;&quot;','&quot;&amp;[.D23]&amp;&quot;',&quot;&amp;[.E23]&amp;&quot;,to_date('&quot;&amp;YEAR([.J23])&amp;&quot;-&quot;&amp;MONTH([.J23])&amp;&quot;-&quot;&amp;DAY([.J23])&amp;&quot;','YYYY-MM-DD'),&quot;&amp;[.L23]&amp;&quot;,&quot;&amp;[.M23]&amp;&quot;,&quot;&amp;[.N23]&amp;&quot;,to_date('&quot;&amp;YEAR([.P23])&amp;&quot;-&quot;&amp;MONTH([.P23])&amp;&quot;-&quot;&amp;DAY([.P23])&amp;&quot;','YYYY-MM-DD'),to_date('&quot;&amp;YEAR([.U23])&amp;&quot;-&quot;&amp;MONTH([.U23])&amp;&quot;-&quot;&amp;DAY([.U23])&amp;&quot;','YYYY-MM-DD'),'&quot;&amp;[.W23]&amp;&quot;');&quot;" office:value-type="string" office:string-value="insert into EMP (ID,EMPNO,ENAME,JOB,MGR_EMP_ID,HIREDATE,SAL,COMM,DEPT_ID,EFF_BEG_DTM,AUD_BEG_DTM,AUD_BEG_USR) values (8,7698,'BLAKE','MANAGER',12,to_date('1981-5-1','YYYY-MM-DD'),2850,null,3,to_date('1981-8-21','YYYY-MM-DD'),to_date('1981-8-19','YYYY-MM-DD'),'THOMPSON');">
            <text:p>insert into EMP (ID,EMPNO,ENAME,JOB,MGR_EMP_ID,HIREDATE,SAL,COMM,DEPT_ID,EFF_BEG_DTM,AUD_BEG_DTM,AUD_BEG_USR) values (8,7698,'BLAKE','MANAGER',12,to_date('1981-5-1','YYYY-MM-DD'),2850,null,3,to_date('1981-8-21','YYYY-MM-DD'),to_date('1981-8-19','YYYY-MM-DD'),'THOMPSON');</text:p>
          </table:table-cell>
          <table:table-cell table:style-name="ce39" table:formula="of:=[.AD$1]&amp;[.A23]&amp;&quot;,&quot;&amp;[.B23]&amp;&quot;,'&quot;&amp;[.C23]&amp;&quot;','&quot;&amp;[.D23]&amp;&quot;',&quot;&amp;[.E23]&amp;&quot;,to_date('&quot;&amp;YEAR([.J23])&amp;&quot;-&quot;&amp;MONTH([.J23])&amp;&quot;-&quot;&amp;DAY([.J23])&amp;&quot;','YYYY-MM-DD'),&quot;&amp;[.L23]&amp;&quot;,&quot;&amp;[.M23]&amp;&quot;,&quot;&amp;[.N23]&amp;&quot;,to_date('&quot;&amp;YEAR([.P23])&amp;&quot;-&quot;&amp;MONTH([.P23])&amp;&quot;-&quot;&amp;DAY([.P23])&amp;&quot;','YYYY-MM-DD'),to_date('&quot;&amp;YEAR([.S23])&amp;&quot;-&quot;&amp;MONTH([.S23])&amp;&quot;-&quot;&amp;DAY([.S23])&amp;&quot;','YYYY-MM-DD'),'&quot;&amp;[.T23]&amp;&quot;',to_date('&quot;&amp;YEAR([.U23])&amp;&quot;-&quot;&amp;MONTH([.U23])&amp;&quot;-&quot;&amp;DAY([.U23])&amp;&quot;','YYYY-MM-DD'),'&quot;&amp;[.W23]&amp;&quot;',to_date('&quot;&amp;YEAR([.Y23])&amp;&quot;-&quot;&amp;MONTH([.Y23])&amp;&quot;-&quot;&amp;DAY([.Y23])&amp;&quot;','YYYY-MM-DD'),'&quot;&amp;[.AA23]&amp;&quot;');&quot;" office:value-type="string" office:string-value="insert into EMP_HIST (EMP_ID,EMPNO,ENAME,JOB,MGR_EMP_ID,HIREDATE,SAL,COMM,DEPT_ID,EFF_BEG_DTM,EFF_END_DTM,LAST_ACTIVE,AUD_BEG_DTM,AUD_BEG_USR,AUD_END_DTM,AUD_END_USR) values (8,7698,'BLAKE','MANAGER',12,to_date('1981-5-1','YYYY-MM-DD'),2850,null,3,to_date('1981-8-21','YYYY-MM-DD'),to_date('1981-11-29','YYYY-MM-DD'),'',to_date('1981-8-19','YYYY-MM-DD'),'THOMPSON',to_date('1981-11-30','YYYY-MM-DD'),'SMITH');">
            <text:p>insert into EMP_HIST (EMP_ID,EMPNO,ENAME,JOB,MGR_EMP_ID,HIREDATE,SAL,COMM,DEPT_ID,EFF_BEG_DTM,EFF_END_DTM,LAST_ACTIVE,AUD_BEG_DTM,AUD_BEG_USR,AUD_END_DTM,AUD_END_USR) values (8,7698,'BLAKE','MANAGER',12,to_date('1981-5-1','YYYY-MM-DD'),2850,null,3,to_date('1981-8-21','YYYY-MM-DD'),to_date('1981-11-29','YYYY-MM-DD'),'',to_date('1981-8-19','YYYY-MM-DD'),'THOMPSON',to_date('1981-11-30','YYYY-MM-DD'),'SMITH');</text:p>
          </table:table-cell>
          <table:table-cell table:style-name="ce37" office:value-type="string">
            <text:p><text:s/></text:p>
          </table:table-cell>
          <table:table-cell table:style-name="ce39" table:formula="of:=IF([.Y23]=&quot;&quot;;[.AC23];[.AD23])" office:value-type="string" office:string-value="insert into EMP_HIST (EMP_ID,EMPNO,ENAME,JOB,MGR_EMP_ID,HIREDATE,SAL,COMM,DEPT_ID,EFF_BEG_DTM,EFF_END_DTM,LAST_ACTIVE,AUD_BEG_DTM,AUD_BEG_USR,AUD_END_DTM,AUD_END_USR) values (8,7698,'BLAKE','MANAGER',12,to_date('1981-5-1','YYYY-MM-DD'),2850,null,3,to_date('1981-8-21','YYYY-MM-DD'),to_date('1981-11-29','YYYY-MM-DD'),'',to_date('1981-8-19','YYYY-MM-DD'),'THOMPSON',to_date('1981-11-30','YYYY-MM-DD'),'SMITH');">
            <text:p>insert into EMP_HIST (EMP_ID,EMPNO,ENAME,JOB,MGR_EMP_ID,HIREDATE,SAL,COMM,DEPT_ID,EFF_BEG_DTM,EFF_END_DTM,LAST_ACTIVE,AUD_BEG_DTM,AUD_BEG_USR,AUD_END_DTM,AUD_END_USR) values (8,7698,'BLAKE','MANAGER',12,to_date('1981-5-1','YYYY-MM-DD'),2850,null,3,to_date('1981-8-21','YYYY-MM-DD'),to_date('1981-11-29','YYYY-MM-DD'),'',to_date('1981-8-19','YYYY-MM-DD'),'THOMPSON',to_date('1981-11-30','YYYY-MM-DD'),'SMITH');</text:p>
          </table:table-cell>
          <table:table-cell table:number-columns-repeated="99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float" office:value="7698">
            <text:p>7698</text:p>
          </table:table-cell>
          <table:table-cell table:style-name="ce19" office:value-type="string">
            <text:p>BLAKE</text:p>
          </table:table-cell>
          <table:table-cell table:style-name="ce19" office:value-type="string">
            <text:p>MANAGER</text:p>
          </table:table-cell>
          <table:table-cell table:style-name="ce19" office:value-type="float" office:value="15">
            <text:p>15</text:p>
          </table:table-cell>
          <table:table-cell table:style-name="ce19"/>
          <table:table-cell table:style-name="ce19" office:value-type="string">
            <text:p>King</text:p>
          </table:table-cell>
          <table:table-cell table:style-name="ce19" table:number-columns-repeated="2"/>
          <table:table-cell table:style-name="ce23" office:value-type="date" office:date-value="1981-05-01">
            <text:p>1. May. 1981</text:p>
          </table:table-cell>
          <table:table-cell table:style-name="ce27" table:formula="of:=IF([.J24]&lt;[.J23];[.K$1];&quot;&quot;)">
            <text:p/>
          </table:table-cell>
          <table:table-cell table:style-name="ce19" office:value-type="float" office:value="2850">
            <text:p>2850</text:p>
          </table:table-cell>
          <table:table-cell table:style-name="ce19" office:value-type="string">
            <text:p>null</text:p>
          </table:table-cell>
          <table:table-cell table:style-name="ce19" office:value-type="float" office:value="3">
            <text:p>3</text:p>
          </table:table-cell>
          <table:table-cell table:style-name="ce31" table:formula="of:=IF([.P24]&lt;[.J24];[.O$1];&quot;&quot;)">
            <text:p/>
          </table:table-cell>
          <table:table-cell table:style-name="ce23" office:value-type="date" office:date-value="1981-11-29">
            <text:p>29. Nov. 1981</text:p>
          </table:table-cell>
          <table:table-cell table:style-name="ce27" table:formula="of:=IF([.P24]&lt;[.P23];[.Q$1];&quot;&quot;)">
            <text:p/>
          </table:table-cell>
          <table:table-cell table:style-name="ce27" table:formula="of:=IF(AND([.P24]&gt;[.S24];[.S24]&lt;&gt;0);[.R$1];&quot;&quot;)">
            <text:p/>
          </table:table-cell>
          <table:table-cell table:style-name="ce23"/>
          <table:table-cell table:style-name="ce3"/>
          <table:table-cell table:style-name="ce33" table:formula="of:=[.Y23]" office:value-type="date" office:date-value="1981-11-30T07:33:09.84375">
            <text:p>30. Nov. 1981</text:p>
          </table:table-cell>
          <table:table-cell table:style-name="ce27" table:formula="of:=IF([.U24]&lt;[.U23];[.V$1];&quot;&quot;)">
            <text:p/>
          </table:table-cell>
          <table:table-cell table:style-name="ce33" table:formula="of:=VLOOKUP([.U24];[Sheet2.$A$2:.$B$6];2)" office:value-type="string" office:string-value="SMITH">
            <text:p>SMITH</text:p>
          </table:table-cell>
          <table:table-cell table:style-name="ce33" table:formula="of:=IF(AND([.Y24]&lt;&gt;&quot;&quot;;[.Y24]&lt;[.U24]);[.X$1];&quot;&quot;)">
            <text:p/>
          </table:table-cell>
          <table:table-cell table:style-name="ce33"/>
          <table:table-cell table:style-name="ce27" table:formula="of:=IF(AND([.Y24]&lt;&gt;&quot;&quot;;[.Y24]&lt;[.Y23]);[.Z$1];&quot;&quot;)">
            <text:p/>
          </table:table-cell>
          <table:table-cell table:style-name="ce33" table:formula="of:=IF([.Y24]&lt;&gt;&quot;&quot;;VLOOKUP([.Y24];[Sheet2.$A$2:.$B$6];2);&quot;&quot;)">
            <text:p/>
          </table:table-cell>
          <table:table-cell/>
          <table:table-cell table:style-name="ce19" table:formula="of:=[.AC$1]&amp;[.A24]&amp;&quot;,&quot;&amp;[.B24]&amp;&quot;,'&quot;&amp;[.C24]&amp;&quot;','&quot;&amp;[.D24]&amp;&quot;',&quot;&amp;[.E24]&amp;&quot;,to_date('&quot;&amp;YEAR([.J24])&amp;&quot;-&quot;&amp;MONTH([.J24])&amp;&quot;-&quot;&amp;DAY([.J24])&amp;&quot;','YYYY-MM-DD'),&quot;&amp;[.L24]&amp;&quot;,&quot;&amp;[.M24]&amp;&quot;,&quot;&amp;[.N24]&amp;&quot;,to_date('&quot;&amp;YEAR([.P24])&amp;&quot;-&quot;&amp;MONTH([.P24])&amp;&quot;-&quot;&amp;DAY([.P24])&amp;&quot;','YYYY-MM-DD'),to_date('&quot;&amp;YEAR([.U24])&amp;&quot;-&quot;&amp;MONTH([.U24])&amp;&quot;-&quot;&amp;DAY([.U24])&amp;&quot;','YYYY-MM-DD'),'&quot;&amp;[.W24]&amp;&quot;');&quot;" office:value-type="string" office:string-value="insert into EMP (ID,EMPNO,ENAME,JOB,MGR_EMP_ID,HIREDATE,SAL,COMM,DEPT_ID,EFF_BEG_DTM,AUD_BEG_DTM,AUD_BEG_USR) values (8,7698,'BLAKE','MANAGER',15,to_date('1981-5-1','YYYY-MM-DD'),2850,null,3,to_date('1981-11-29','YYYY-MM-DD'),to_date('1981-11-30','YYYY-MM-DD'),'SMITH');">
            <text:p>insert into EMP (ID,EMPNO,ENAME,JOB,MGR_EMP_ID,HIREDATE,SAL,COMM,DEPT_ID,EFF_BEG_DTM,AUD_BEG_DTM,AUD_BEG_USR) values (8,7698,'BLAKE','MANAGER',15,to_date('1981-5-1','YYYY-MM-DD'),2850,null,3,to_date('1981-11-29','YYYY-MM-DD'),to_date('1981-11-30','YYYY-MM-DD'),'SMITH');</text:p>
          </table:table-cell>
          <table:table-cell table:style-name="ce38" table:formula="of:=[.AD$1]&amp;[.A24]&amp;&quot;,&quot;&amp;[.B24]&amp;&quot;,'&quot;&amp;[.C24]&amp;&quot;','&quot;&amp;[.D24]&amp;&quot;',&quot;&amp;[.E24]&amp;&quot;,to_date('&quot;&amp;YEAR([.J24])&amp;&quot;-&quot;&amp;MONTH([.J24])&amp;&quot;-&quot;&amp;DAY([.J24])&amp;&quot;','YYYY-MM-DD'),&quot;&amp;[.L24]&amp;&quot;,&quot;&amp;[.M24]&amp;&quot;,&quot;&amp;[.N24]&amp;&quot;,to_date('&quot;&amp;YEAR([.P24])&amp;&quot;-&quot;&amp;MONTH([.P24])&amp;&quot;-&quot;&amp;DAY([.P24])&amp;&quot;','YYYY-MM-DD'),to_date('&quot;&amp;YEAR([.S24])&amp;&quot;-&quot;&amp;MONTH([.S24])&amp;&quot;-&quot;&amp;DAY([.S24])&amp;&quot;','YYYY-MM-DD'),'&quot;&amp;[.T24]&amp;&quot;',to_date('&quot;&amp;YEAR([.U24])&amp;&quot;-&quot;&amp;MONTH([.U24])&amp;&quot;-&quot;&amp;DAY([.U24])&amp;&quot;','YYYY-MM-DD'),'&quot;&amp;[.W24]&amp;&quot;',to_date('&quot;&amp;YEAR([.Y24])&amp;&quot;-&quot;&amp;MONTH([.Y24])&amp;&quot;-&quot;&amp;DAY([.Y24])&amp;&quot;','YYYY-MM-DD'),'&quot;&amp;[.AA24]&amp;&quot;');&quot;" office:value-type="string" office:string-value="insert into EMP_HIST (EMP_ID,EMPNO,ENAME,JOB,MGR_EMP_ID,HIREDATE,SAL,COMM,DEPT_ID,EFF_BEG_DTM,EFF_END_DTM,LAST_ACTIVE,AUD_BEG_DTM,AUD_BEG_USR,AUD_END_DTM,AUD_END_USR) values (8,7698,'BLAKE','MANAGER',15,to_date('1981-5-1','YYYY-MM-DD'),2850,null,3,to_date('1981-11-29','YYYY-MM-DD'),to_date('1899-12-30','YYYY-MM-DD'),'',to_date('1981-11-30','YYYY-MM-DD'),'SMITH',to_date('1899-12-30','YYYY-MM-DD'),'');">
            <text:p>insert into EMP_HIST (EMP_ID,EMPNO,ENAME,JOB,MGR_EMP_ID,HIREDATE,SAL,COMM,DEPT_ID,EFF_BEG_DTM,EFF_END_DTM,LAST_ACTIVE,AUD_BEG_DTM,AUD_BEG_USR,AUD_END_DTM,AUD_END_USR) values (8,7698,'BLAKE','MANAGER',15,to_date('1981-5-1','YYYY-MM-DD'),2850,null,3,to_date('1981-11-29','YYYY-MM-DD'),to_date('1899-12-30','YYYY-MM-DD'),'',to_date('1981-11-30','YYYY-MM-DD'),'SMITH',to_date('1899-12-30','YYYY-MM-DD'),'');</text:p>
          </table:table-cell>
          <table:table-cell table:style-name="ce37" office:value-type="string">
            <text:p><text:s/></text:p>
          </table:table-cell>
          <table:table-cell table:style-name="ce38" table:formula="of:=IF([.Y24]=&quot;&quot;;[.AC24];[.AD24])" office:value-type="string" office:string-value="insert into EMP (ID,EMPNO,ENAME,JOB,MGR_EMP_ID,HIREDATE,SAL,COMM,DEPT_ID,EFF_BEG_DTM,AUD_BEG_DTM,AUD_BEG_USR) values (8,7698,'BLAKE','MANAGER',15,to_date('1981-5-1','YYYY-MM-DD'),2850,null,3,to_date('1981-11-29','YYYY-MM-DD'),to_date('1981-11-30','YYYY-MM-DD'),'SMITH');">
            <text:p>insert into EMP (ID,EMPNO,ENAME,JOB,MGR_EMP_ID,HIREDATE,SAL,COMM,DEPT_ID,EFF_BEG_DTM,AUD_BEG_DTM,AUD_BEG_USR) values (8,7698,'BLAKE','MANAGER',15,to_date('1981-5-1','YYYY-MM-DD'),2850,null,3,to_date('1981-11-29','YYYY-MM-DD'),to_date('1981-11-30','YYYY-MM-DD'),'SMITH');</text:p>
          </table:table-cell>
          <table:table-cell table:style-name="ce19" table:number-columns-repeated="991"/>
          <table:table-cell table:style-name="ce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7782">
            <text:p>7782</text:p>
          </table:table-cell>
          <table:table-cell office:value-type="string">
            <text:p>CLARK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21" office:value-type="date" office:date-value="1981-06-09">
            <text:p>9. Jun. 1981</text:p>
          </table:table-cell>
          <table:table-cell table:style-name="ce26" table:formula="of:=IF([.J25]&lt;[.J24];[.K$1];&quot;&quot;)">
            <text:p/>
          </table:table-cell>
          <table:table-cell office:value-type="float" office:value="2450">
            <text:p>245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25]&lt;[.J25];[.O$1];&quot;&quot;)">
            <text:p/>
          </table:table-cell>
          <table:table-cell table:style-name="ce21" office:value-type="date" office:date-value="1981-06-09">
            <text:p>9. Jun. 1981</text:p>
          </table:table-cell>
          <table:table-cell table:style-name="ce26"/>
          <table:table-cell table:style-name="ce26" table:formula="of:=IF(AND([.P25]&gt;[.S25];[.S25]&lt;&gt;0);[.R$1];&quot;&quot;)">
            <text:p/>
          </table:table-cell>
          <table:table-cell table:style-name="ce21" office:value-type="date" office:date-value="1981-06-23">
            <text:p>23. Jun. 1981</text:p>
          </table:table-cell>
          <table:table-cell/>
          <table:table-cell table:style-name="ce34" office:value-type="date" office:date-value="1981-06-07T12:53:42.070313">
            <text:p>7. Jun. 1981</text:p>
          </table:table-cell>
          <table:table-cell table:style-name="ce26"/>
          <table:table-cell table:style-name="ce34" table:formula="of:=VLOOKUP([.U25];[Sheet2.$A$2:.$B$6];2)" office:value-type="string" office:string-value="THOMPSON">
            <text:p>THOMPSON</text:p>
          </table:table-cell>
          <table:table-cell table:style-name="ce34" table:formula="of:=IF(AND([.Y25]&lt;&gt;&quot;&quot;;[.Y25]&lt;[.U25]);[.X$1];&quot;&quot;)">
            <text:p/>
          </table:table-cell>
          <table:table-cell table:style-name="ce34" office:value-type="date" office:date-value="1981-06-23T21:29:34.511719">
            <text:p>23. Jun. 1981</text:p>
          </table:table-cell>
          <table:table-cell table:style-name="ce26" table:formula="of:=IF(AND([.Y25]&lt;&gt;&quot;&quot;;[.Y25]&lt;[.Y24]);[.Z$1];&quot;&quot;)">
            <text:p/>
          </table:table-cell>
          <table:table-cell table:style-name="ce34" table:formula="of:=IF([.Y25]&lt;&gt;&quot;&quot;;VLOOKUP([.Y25];[Sheet2.$A$2:.$B$6];2);&quot;&quot;)" office:value-type="string" office:string-value="THOMPSON">
            <text:p>THOMPSON</text:p>
          </table:table-cell>
          <table:table-cell/>
          <table:table-cell table:formula="of:=[.AC$1]&amp;[.A25]&amp;&quot;,&quot;&amp;[.B25]&amp;&quot;,'&quot;&amp;[.C25]&amp;&quot;','&quot;&amp;[.D25]&amp;&quot;',&quot;&amp;[.E25]&amp;&quot;,to_date('&quot;&amp;YEAR([.J25])&amp;&quot;-&quot;&amp;MONTH([.J25])&amp;&quot;-&quot;&amp;DAY([.J25])&amp;&quot;','YYYY-MM-DD'),&quot;&amp;[.L25]&amp;&quot;,&quot;&amp;[.M25]&amp;&quot;,&quot;&amp;[.N25]&amp;&quot;,to_date('&quot;&amp;YEAR([.P25])&amp;&quot;-&quot;&amp;MONTH([.P25])&amp;&quot;-&quot;&amp;DAY([.P25])&amp;&quot;','YYYY-MM-DD'),to_date('&quot;&amp;YEAR([.U25])&amp;&quot;-&quot;&amp;MONTH([.U25])&amp;&quot;-&quot;&amp;DAY([.U25])&amp;&quot;','YYYY-MM-DD'),'&quot;&amp;[.W25]&amp;&quot;');&quot;" office:value-type="string" office:string-value="insert into EMP (ID,EMPNO,ENAME,JOB,MGR_EMP_ID,HIREDATE,SAL,COMM,DEPT_ID,EFF_BEG_DTM,AUD_BEG_DTM,AUD_BEG_USR) values (9,7782,'CLARK','MANAGER',1,to_date('1981-6-9','YYYY-MM-DD'),2450,null,1,to_date('1981-6-9','YYYY-MM-DD'),to_date('1981-6-7','YYYY-MM-DD'),'THOMPSON');">
            <text:p>insert into EMP (ID,EMPNO,ENAME,JOB,MGR_EMP_ID,HIREDATE,SAL,COMM,DEPT_ID,EFF_BEG_DTM,AUD_BEG_DTM,AUD_BEG_USR) values (9,7782,'CLARK','MANAGER',1,to_date('1981-6-9','YYYY-MM-DD'),2450,null,1,to_date('1981-6-9','YYYY-MM-DD'),to_date('1981-6-7','YYYY-MM-DD'),'THOMPSON');</text:p>
          </table:table-cell>
          <table:table-cell table:style-name="ce39" table:formula="of:=[.AD$1]&amp;[.A25]&amp;&quot;,&quot;&amp;[.B25]&amp;&quot;,'&quot;&amp;[.C25]&amp;&quot;','&quot;&amp;[.D25]&amp;&quot;',&quot;&amp;[.E25]&amp;&quot;,to_date('&quot;&amp;YEAR([.J25])&amp;&quot;-&quot;&amp;MONTH([.J25])&amp;&quot;-&quot;&amp;DAY([.J25])&amp;&quot;','YYYY-MM-DD'),&quot;&amp;[.L25]&amp;&quot;,&quot;&amp;[.M25]&amp;&quot;,&quot;&amp;[.N25]&amp;&quot;,to_date('&quot;&amp;YEAR([.P25])&amp;&quot;-&quot;&amp;MONTH([.P25])&amp;&quot;-&quot;&amp;DAY([.P25])&amp;&quot;','YYYY-MM-DD'),to_date('&quot;&amp;YEAR([.S25])&amp;&quot;-&quot;&amp;MONTH([.S25])&amp;&quot;-&quot;&amp;DAY([.S25])&amp;&quot;','YYYY-MM-DD'),'&quot;&amp;[.T25]&amp;&quot;',to_date('&quot;&amp;YEAR([.U25])&amp;&quot;-&quot;&amp;MONTH([.U25])&amp;&quot;-&quot;&amp;DAY([.U25])&amp;&quot;','YYYY-MM-DD'),'&quot;&amp;[.W25]&amp;&quot;',to_date('&quot;&amp;YEAR([.Y25])&amp;&quot;-&quot;&amp;MONTH([.Y25])&amp;&quot;-&quot;&amp;DAY([.Y25])&amp;&quot;','YYYY-MM-DD'),'&quot;&amp;[.AA25]&amp;&quot;');&quot;" office:value-type="string" office:string-value="insert into EMP_HIST (EMP_ID,EMPNO,ENAME,JOB,MGR_EMP_ID,HIREDATE,SAL,COMM,DEPT_ID,EFF_BEG_DTM,EFF_END_DTM,LAST_ACTIVE,AUD_BEG_DTM,AUD_BEG_USR,AUD_END_DTM,AUD_END_USR) values (9,7782,'CLARK','MANAGER',1,to_date('1981-6-9','YYYY-MM-DD'),2450,null,1,to_date('1981-6-9','YYYY-MM-DD'),to_date('1981-6-23','YYYY-MM-DD'),'',to_date('1981-6-7','YYYY-MM-DD'),'THOMPSON',to_date('1981-6-23','YYYY-MM-DD'),'THOMPSON');">
            <text:p>insert into EMP_HIST (EMP_ID,EMPNO,ENAME,JOB,MGR_EMP_ID,HIREDATE,SAL,COMM,DEPT_ID,EFF_BEG_DTM,EFF_END_DTM,LAST_ACTIVE,AUD_BEG_DTM,AUD_BEG_USR,AUD_END_DTM,AUD_END_USR) values (9,7782,'CLARK','MANAGER',1,to_date('1981-6-9','YYYY-MM-DD'),2450,null,1,to_date('1981-6-9','YYYY-MM-DD'),to_date('1981-6-23','YYYY-MM-DD'),'',to_date('1981-6-7','YYYY-MM-DD'),'THOMPSON',to_date('1981-6-23','YYYY-MM-DD'),'THOMPSON');</text:p>
          </table:table-cell>
          <table:table-cell table:style-name="ce37" office:value-type="string">
            <text:p><text:s/></text:p>
          </table:table-cell>
          <table:table-cell table:style-name="ce39" table:formula="of:=IF([.Y25]=&quot;&quot;;[.AC25];[.AD25])" office:value-type="string" office:string-value="insert into EMP_HIST (EMP_ID,EMPNO,ENAME,JOB,MGR_EMP_ID,HIREDATE,SAL,COMM,DEPT_ID,EFF_BEG_DTM,EFF_END_DTM,LAST_ACTIVE,AUD_BEG_DTM,AUD_BEG_USR,AUD_END_DTM,AUD_END_USR) values (9,7782,'CLARK','MANAGER',1,to_date('1981-6-9','YYYY-MM-DD'),2450,null,1,to_date('1981-6-9','YYYY-MM-DD'),to_date('1981-6-23','YYYY-MM-DD'),'',to_date('1981-6-7','YYYY-MM-DD'),'THOMPSON',to_date('1981-6-23','YYYY-MM-DD'),'THOMPSON');">
            <text:p>insert into EMP_HIST (EMP_ID,EMPNO,ENAME,JOB,MGR_EMP_ID,HIREDATE,SAL,COMM,DEPT_ID,EFF_BEG_DTM,EFF_END_DTM,LAST_ACTIVE,AUD_BEG_DTM,AUD_BEG_USR,AUD_END_DTM,AUD_END_USR) values (9,7782,'CLARK','MANAGER',1,to_date('1981-6-9','YYYY-MM-DD'),2450,null,1,to_date('1981-6-9','YYYY-MM-DD'),to_date('1981-6-23','YYYY-MM-DD'),'',to_date('1981-6-7','YYYY-MM-DD'),'THOMPSON',to_date('1981-6-23','YYYY-MM-DD'),'THOMPSON');</text:p>
          </table:table-cell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7782">
            <text:p>7782</text:p>
          </table:table-cell>
          <table:table-cell office:value-type="string">
            <text:p>CLARK</text:p>
          </table:table-cell>
          <table:table-cell office:value-type="string">
            <text:p>MANAGE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21" office:value-type="date" office:date-value="1981-06-09">
            <text:p>9. Jun. 1981</text:p>
          </table:table-cell>
          <table:table-cell table:style-name="ce26" table:formula="of:=IF([.J26]&lt;[.J25];[.K$1];&quot;&quot;)">
            <text:p/>
          </table:table-cell>
          <table:table-cell office:value-type="float" office:value="2450">
            <text:p>245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26]&lt;[.J26];[.O$1];&quot;&quot;)">
            <text:p/>
          </table:table-cell>
          <table:table-cell table:style-name="ce21" office:value-type="date" office:date-value="1981-06-23">
            <text:p>23. Jun. 1981</text:p>
          </table:table-cell>
          <table:table-cell table:style-name="ce26" table:formula="of:=IF([.P26]&lt;[.P25];[.Q$1];&quot;&quot;)">
            <text:p/>
          </table:table-cell>
          <table:table-cell table:style-name="ce26" table:formula="of:=IF(AND([.P26]&gt;[.S26];[.S26]&lt;&gt;0);[.R$1];&quot;&quot;)">
            <text:p/>
          </table:table-cell>
          <table:table-cell table:style-name="ce21" office:value-type="date" office:date-value="1981-08-21T12:00:00">
            <text:p>21. Aug. 1981</text:p>
          </table:table-cell>
          <table:table-cell/>
          <table:table-cell table:style-name="ce34" table:formula="of:=[.Y25]" office:value-type="date" office:date-value="1981-06-23T21:29:34.511719">
            <text:p>23. Jun. 1981</text:p>
          </table:table-cell>
          <table:table-cell table:style-name="ce26" table:formula="of:=IF([.U26]&lt;[.U25];[.V$1];&quot;&quot;)">
            <text:p/>
          </table:table-cell>
          <table:table-cell table:style-name="ce34" table:formula="of:=VLOOKUP([.U26];[Sheet2.$A$2:.$B$6];2)" office:value-type="string" office:string-value="THOMPSON">
            <text:p>THOMPSON</text:p>
          </table:table-cell>
          <table:table-cell table:style-name="ce34" table:formula="of:=IF(AND([.Y26]&lt;&gt;&quot;&quot;;[.Y26]&lt;[.U26]);[.X$1];&quot;&quot;)">
            <text:p/>
          </table:table-cell>
          <table:table-cell table:style-name="ce34" office:value-type="date" office:date-value="1981-08-23T08:49:14.003906">
            <text:p>23. Aug. 1981</text:p>
          </table:table-cell>
          <table:table-cell table:style-name="ce26" table:formula="of:=IF(AND([.Y26]&lt;&gt;&quot;&quot;;[.Y26]&lt;[.Y25]);[.Z$1];&quot;&quot;)">
            <text:p/>
          </table:table-cell>
          <table:table-cell table:style-name="ce34" table:formula="of:=IF([.Y26]&lt;&gt;&quot;&quot;;VLOOKUP([.Y26];[Sheet2.$A$2:.$B$6];2);&quot;&quot;)" office:value-type="string" office:string-value="SMITH">
            <text:p>SMITH</text:p>
          </table:table-cell>
          <table:table-cell/>
          <table:table-cell table:formula="of:=[.AC$1]&amp;[.A26]&amp;&quot;,&quot;&amp;[.B26]&amp;&quot;,'&quot;&amp;[.C26]&amp;&quot;','&quot;&amp;[.D26]&amp;&quot;',&quot;&amp;[.E26]&amp;&quot;,to_date('&quot;&amp;YEAR([.J26])&amp;&quot;-&quot;&amp;MONTH([.J26])&amp;&quot;-&quot;&amp;DAY([.J26])&amp;&quot;','YYYY-MM-DD'),&quot;&amp;[.L26]&amp;&quot;,&quot;&amp;[.M26]&amp;&quot;,&quot;&amp;[.N26]&amp;&quot;,to_date('&quot;&amp;YEAR([.P26])&amp;&quot;-&quot;&amp;MONTH([.P26])&amp;&quot;-&quot;&amp;DAY([.P26])&amp;&quot;','YYYY-MM-DD'),to_date('&quot;&amp;YEAR([.U26])&amp;&quot;-&quot;&amp;MONTH([.U26])&amp;&quot;-&quot;&amp;DAY([.U26])&amp;&quot;','YYYY-MM-DD'),'&quot;&amp;[.W26]&amp;&quot;');&quot;" office:value-type="string" office:string-value="insert into EMP (ID,EMPNO,ENAME,JOB,MGR_EMP_ID,HIREDATE,SAL,COMM,DEPT_ID,EFF_BEG_DTM,AUD_BEG_DTM,AUD_BEG_USR) values (9,7782,'CLARK','MANAGER',11,to_date('1981-6-9','YYYY-MM-DD'),2450,null,1,to_date('1981-6-23','YYYY-MM-DD'),to_date('1981-6-23','YYYY-MM-DD'),'THOMPSON');">
            <text:p>insert into EMP (ID,EMPNO,ENAME,JOB,MGR_EMP_ID,HIREDATE,SAL,COMM,DEPT_ID,EFF_BEG_DTM,AUD_BEG_DTM,AUD_BEG_USR) values (9,7782,'CLARK','MANAGER',11,to_date('1981-6-9','YYYY-MM-DD'),2450,null,1,to_date('1981-6-23','YYYY-MM-DD'),to_date('1981-6-23','YYYY-MM-DD'),'THOMPSON');</text:p>
          </table:table-cell>
          <table:table-cell table:style-name="ce39" table:formula="of:=[.AD$1]&amp;[.A26]&amp;&quot;,&quot;&amp;[.B26]&amp;&quot;,'&quot;&amp;[.C26]&amp;&quot;','&quot;&amp;[.D26]&amp;&quot;',&quot;&amp;[.E26]&amp;&quot;,to_date('&quot;&amp;YEAR([.J26])&amp;&quot;-&quot;&amp;MONTH([.J26])&amp;&quot;-&quot;&amp;DAY([.J26])&amp;&quot;','YYYY-MM-DD'),&quot;&amp;[.L26]&amp;&quot;,&quot;&amp;[.M26]&amp;&quot;,&quot;&amp;[.N26]&amp;&quot;,to_date('&quot;&amp;YEAR([.P26])&amp;&quot;-&quot;&amp;MONTH([.P26])&amp;&quot;-&quot;&amp;DAY([.P26])&amp;&quot;','YYYY-MM-DD'),to_date('&quot;&amp;YEAR([.S26])&amp;&quot;-&quot;&amp;MONTH([.S26])&amp;&quot;-&quot;&amp;DAY([.S26])&amp;&quot;','YYYY-MM-DD'),'&quot;&amp;[.T26]&amp;&quot;',to_date('&quot;&amp;YEAR([.U26])&amp;&quot;-&quot;&amp;MONTH([.U26])&amp;&quot;-&quot;&amp;DAY([.U26])&amp;&quot;','YYYY-MM-DD'),'&quot;&amp;[.W26]&amp;&quot;',to_date('&quot;&amp;YEAR([.Y26])&amp;&quot;-&quot;&amp;MONTH([.Y26])&amp;&quot;-&quot;&amp;DAY([.Y26])&amp;&quot;','YYYY-MM-DD'),'&quot;&amp;[.AA26]&amp;&quot;');&quot;" office:value-type="string" office:string-value="insert into EMP_HIST (EMP_ID,EMPNO,ENAME,JOB,MGR_EMP_ID,HIREDATE,SAL,COMM,DEPT_ID,EFF_BEG_DTM,EFF_END_DTM,LAST_ACTIVE,AUD_BEG_DTM,AUD_BEG_USR,AUD_END_DTM,AUD_END_USR) values (9,7782,'CLARK','MANAGER',11,to_date('1981-6-9','YYYY-MM-DD'),2450,null,1,to_date('1981-6-23','YYYY-MM-DD'),to_date('1981-8-21','YYYY-MM-DD'),'',to_date('1981-6-23','YYYY-MM-DD'),'THOMPSON',to_date('1981-8-23','YYYY-MM-DD'),'SMITH');">
            <text:p>insert into EMP_HIST (EMP_ID,EMPNO,ENAME,JOB,MGR_EMP_ID,HIREDATE,SAL,COMM,DEPT_ID,EFF_BEG_DTM,EFF_END_DTM,LAST_ACTIVE,AUD_BEG_DTM,AUD_BEG_USR,AUD_END_DTM,AUD_END_USR) values (9,7782,'CLARK','MANAGER',11,to_date('1981-6-9','YYYY-MM-DD'),2450,null,1,to_date('1981-6-23','YYYY-MM-DD'),to_date('1981-8-21','YYYY-MM-DD'),'',to_date('1981-6-23','YYYY-MM-DD'),'THOMPSON',to_date('1981-8-23','YYYY-MM-DD'),'SMITH');</text:p>
          </table:table-cell>
          <table:table-cell table:style-name="ce37" office:value-type="string">
            <text:p><text:s/></text:p>
          </table:table-cell>
          <table:table-cell table:style-name="ce39" table:formula="of:=IF([.Y26]=&quot;&quot;;[.AC26];[.AD26])" office:value-type="string" office:string-value="insert into EMP_HIST (EMP_ID,EMPNO,ENAME,JOB,MGR_EMP_ID,HIREDATE,SAL,COMM,DEPT_ID,EFF_BEG_DTM,EFF_END_DTM,LAST_ACTIVE,AUD_BEG_DTM,AUD_BEG_USR,AUD_END_DTM,AUD_END_USR) values (9,7782,'CLARK','MANAGER',11,to_date('1981-6-9','YYYY-MM-DD'),2450,null,1,to_date('1981-6-23','YYYY-MM-DD'),to_date('1981-8-21','YYYY-MM-DD'),'',to_date('1981-6-23','YYYY-MM-DD'),'THOMPSON',to_date('1981-8-23','YYYY-MM-DD'),'SMITH');">
            <text:p>insert into EMP_HIST (EMP_ID,EMPNO,ENAME,JOB,MGR_EMP_ID,HIREDATE,SAL,COMM,DEPT_ID,EFF_BEG_DTM,EFF_END_DTM,LAST_ACTIVE,AUD_BEG_DTM,AUD_BEG_USR,AUD_END_DTM,AUD_END_USR) values (9,7782,'CLARK','MANAGER',11,to_date('1981-6-9','YYYY-MM-DD'),2450,null,1,to_date('1981-6-23','YYYY-MM-DD'),to_date('1981-8-21','YYYY-MM-DD'),'',to_date('1981-6-23','YYYY-MM-DD'),'THOMPSON',to_date('1981-8-23','YYYY-MM-DD'),'SMITH');</text:p>
          </table:table-cell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7782">
            <text:p>7782</text:p>
          </table:table-cell>
          <table:table-cell office:value-type="string">
            <text:p>CLARK</text:p>
          </table:table-cell>
          <table:table-cell office:value-type="string">
            <text:p>MANAGER</text:p>
          </table:table-cell>
          <table:table-cell table:style-name="ce9" office:value-type="float" office:value="12">
            <text:p>12</text:p>
          </table:table-cell>
          <table:table-cell table:number-columns-repeated="2"/>
          <table:table-cell office:value-type="string">
            <text:p>Lane</text:p>
          </table:table-cell>
          <table:table-cell/>
          <table:table-cell table:style-name="ce21" office:value-type="date" office:date-value="1981-06-09">
            <text:p>9. Jun. 1981</text:p>
          </table:table-cell>
          <table:table-cell table:style-name="ce26" table:formula="of:=IF([.J27]&lt;[.J26];[.K$1];&quot;&quot;)">
            <text:p/>
          </table:table-cell>
          <table:table-cell office:value-type="float" office:value="2450">
            <text:p>245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27]&lt;[.J27];[.O$1];&quot;&quot;)">
            <text:p/>
          </table:table-cell>
          <table:table-cell table:style-name="ce21" office:value-type="date" office:date-value="1981-08-21T12:00:00">
            <text:p>21. Aug. 1981</text:p>
          </table:table-cell>
          <table:table-cell table:style-name="ce26" table:formula="of:=IF([.P27]&lt;[.P26];[.Q$1];&quot;&quot;)">
            <text:p/>
          </table:table-cell>
          <table:table-cell table:style-name="ce26" table:formula="of:=IF(AND([.P27]&gt;[.S27];[.S27]&lt;&gt;0);[.R$1];&quot;&quot;)">
            <text:p/>
          </table:table-cell>
          <table:table-cell table:style-name="ce21" office:value-type="date" office:date-value="1981-11-29">
            <text:p>29. Nov. 1981</text:p>
          </table:table-cell>
          <table:table-cell/>
          <table:table-cell table:style-name="ce34" table:formula="of:=[.Y26]" office:value-type="date" office:date-value="1981-08-23T08:49:14.003906">
            <text:p>23. Aug. 1981</text:p>
          </table:table-cell>
          <table:table-cell table:style-name="ce26" table:formula="of:=IF([.U27]&lt;[.U26];[.V$1];&quot;&quot;)">
            <text:p/>
          </table:table-cell>
          <table:table-cell table:style-name="ce34" table:formula="of:=VLOOKUP([.U27];[Sheet2.$A$2:.$B$6];2)" office:value-type="string" office:string-value="SMITH">
            <text:p>SMITH</text:p>
          </table:table-cell>
          <table:table-cell table:style-name="ce34" table:formula="of:=IF(AND([.Y27]&lt;&gt;&quot;&quot;;[.Y27]&lt;[.U27]);[.X$1];&quot;&quot;)">
            <text:p/>
          </table:table-cell>
          <table:table-cell table:style-name="ce34" office:value-type="date" office:date-value="1981-11-26T12:16:15.585938">
            <text:p>26. Nov. 1981</text:p>
          </table:table-cell>
          <table:table-cell table:style-name="ce26" table:formula="of:=IF(AND([.Y27]&lt;&gt;&quot;&quot;;[.Y27]&lt;[.Y26]);[.Z$1];&quot;&quot;)">
            <text:p/>
          </table:table-cell>
          <table:table-cell table:style-name="ce34" table:formula="of:=IF([.Y27]&lt;&gt;&quot;&quot;;VLOOKUP([.Y27];[Sheet2.$A$2:.$B$6];2);&quot;&quot;)" office:value-type="string" office:string-value="SMITH">
            <text:p>SMITH</text:p>
          </table:table-cell>
          <table:table-cell/>
          <table:table-cell table:formula="of:=[.AC$1]&amp;[.A27]&amp;&quot;,&quot;&amp;[.B27]&amp;&quot;,'&quot;&amp;[.C27]&amp;&quot;','&quot;&amp;[.D27]&amp;&quot;',&quot;&amp;[.E27]&amp;&quot;,to_date('&quot;&amp;YEAR([.J27])&amp;&quot;-&quot;&amp;MONTH([.J27])&amp;&quot;-&quot;&amp;DAY([.J27])&amp;&quot;','YYYY-MM-DD'),&quot;&amp;[.L27]&amp;&quot;,&quot;&amp;[.M27]&amp;&quot;,&quot;&amp;[.N27]&amp;&quot;,to_date('&quot;&amp;YEAR([.P27])&amp;&quot;-&quot;&amp;MONTH([.P27])&amp;&quot;-&quot;&amp;DAY([.P27])&amp;&quot;','YYYY-MM-DD'),to_date('&quot;&amp;YEAR([.U27])&amp;&quot;-&quot;&amp;MONTH([.U27])&amp;&quot;-&quot;&amp;DAY([.U27])&amp;&quot;','YYYY-MM-DD'),'&quot;&amp;[.W27]&amp;&quot;');&quot;" office:value-type="string" office:string-value="insert into EMP (ID,EMPNO,ENAME,JOB,MGR_EMP_ID,HIREDATE,SAL,COMM,DEPT_ID,EFF_BEG_DTM,AUD_BEG_DTM,AUD_BEG_USR) values (9,7782,'CLARK','MANAGER',12,to_date('1981-6-9','YYYY-MM-DD'),2450,null,1,to_date('1981-8-21','YYYY-MM-DD'),to_date('1981-8-23','YYYY-MM-DD'),'SMITH');">
            <text:p>insert into EMP (ID,EMPNO,ENAME,JOB,MGR_EMP_ID,HIREDATE,SAL,COMM,DEPT_ID,EFF_BEG_DTM,AUD_BEG_DTM,AUD_BEG_USR) values (9,7782,'CLARK','MANAGER',12,to_date('1981-6-9','YYYY-MM-DD'),2450,null,1,to_date('1981-8-21','YYYY-MM-DD'),to_date('1981-8-23','YYYY-MM-DD'),'SMITH');</text:p>
          </table:table-cell>
          <table:table-cell table:style-name="ce39" table:formula="of:=[.AD$1]&amp;[.A27]&amp;&quot;,&quot;&amp;[.B27]&amp;&quot;,'&quot;&amp;[.C27]&amp;&quot;','&quot;&amp;[.D27]&amp;&quot;',&quot;&amp;[.E27]&amp;&quot;,to_date('&quot;&amp;YEAR([.J27])&amp;&quot;-&quot;&amp;MONTH([.J27])&amp;&quot;-&quot;&amp;DAY([.J27])&amp;&quot;','YYYY-MM-DD'),&quot;&amp;[.L27]&amp;&quot;,&quot;&amp;[.M27]&amp;&quot;,&quot;&amp;[.N27]&amp;&quot;,to_date('&quot;&amp;YEAR([.P27])&amp;&quot;-&quot;&amp;MONTH([.P27])&amp;&quot;-&quot;&amp;DAY([.P27])&amp;&quot;','YYYY-MM-DD'),to_date('&quot;&amp;YEAR([.S27])&amp;&quot;-&quot;&amp;MONTH([.S27])&amp;&quot;-&quot;&amp;DAY([.S27])&amp;&quot;','YYYY-MM-DD'),'&quot;&amp;[.T27]&amp;&quot;',to_date('&quot;&amp;YEAR([.U27])&amp;&quot;-&quot;&amp;MONTH([.U27])&amp;&quot;-&quot;&amp;DAY([.U27])&amp;&quot;','YYYY-MM-DD'),'&quot;&amp;[.W27]&amp;&quot;',to_date('&quot;&amp;YEAR([.Y27])&amp;&quot;-&quot;&amp;MONTH([.Y27])&amp;&quot;-&quot;&amp;DAY([.Y27])&amp;&quot;','YYYY-MM-DD'),'&quot;&amp;[.AA27]&amp;&quot;');&quot;" office:value-type="string" office:string-value="insert into EMP_HIST (EMP_ID,EMPNO,ENAME,JOB,MGR_EMP_ID,HIREDATE,SAL,COMM,DEPT_ID,EFF_BEG_DTM,EFF_END_DTM,LAST_ACTIVE,AUD_BEG_DTM,AUD_BEG_USR,AUD_END_DTM,AUD_END_USR) values (9,7782,'CLARK','MANAGER',12,to_date('1981-6-9','YYYY-MM-DD'),2450,null,1,to_date('1981-8-21','YYYY-MM-DD'),to_date('1981-11-29','YYYY-MM-DD'),'',to_date('1981-8-23','YYYY-MM-DD'),'SMITH',to_date('1981-11-26','YYYY-MM-DD'),'SMITH');">
            <text:p>insert into EMP_HIST (EMP_ID,EMPNO,ENAME,JOB,MGR_EMP_ID,HIREDATE,SAL,COMM,DEPT_ID,EFF_BEG_DTM,EFF_END_DTM,LAST_ACTIVE,AUD_BEG_DTM,AUD_BEG_USR,AUD_END_DTM,AUD_END_USR) values (9,7782,'CLARK','MANAGER',12,to_date('1981-6-9','YYYY-MM-DD'),2450,null,1,to_date('1981-8-21','YYYY-MM-DD'),to_date('1981-11-29','YYYY-MM-DD'),'',to_date('1981-8-23','YYYY-MM-DD'),'SMITH',to_date('1981-11-26','YYYY-MM-DD'),'SMITH');</text:p>
          </table:table-cell>
          <table:table-cell table:style-name="ce37" office:value-type="string">
            <text:p><text:s/></text:p>
          </table:table-cell>
          <table:table-cell table:style-name="ce39" table:formula="of:=IF([.Y27]=&quot;&quot;;[.AC27];[.AD27])" office:value-type="string" office:string-value="insert into EMP_HIST (EMP_ID,EMPNO,ENAME,JOB,MGR_EMP_ID,HIREDATE,SAL,COMM,DEPT_ID,EFF_BEG_DTM,EFF_END_DTM,LAST_ACTIVE,AUD_BEG_DTM,AUD_BEG_USR,AUD_END_DTM,AUD_END_USR) values (9,7782,'CLARK','MANAGER',12,to_date('1981-6-9','YYYY-MM-DD'),2450,null,1,to_date('1981-8-21','YYYY-MM-DD'),to_date('1981-11-29','YYYY-MM-DD'),'',to_date('1981-8-23','YYYY-MM-DD'),'SMITH',to_date('1981-11-26','YYYY-MM-DD'),'SMITH');">
            <text:p>insert into EMP_HIST (EMP_ID,EMPNO,ENAME,JOB,MGR_EMP_ID,HIREDATE,SAL,COMM,DEPT_ID,EFF_BEG_DTM,EFF_END_DTM,LAST_ACTIVE,AUD_BEG_DTM,AUD_BEG_USR,AUD_END_DTM,AUD_END_USR) values (9,7782,'CLARK','MANAGER',12,to_date('1981-6-9','YYYY-MM-DD'),2450,null,1,to_date('1981-8-21','YYYY-MM-DD'),to_date('1981-11-29','YYYY-MM-DD'),'',to_date('1981-8-23','YYYY-MM-DD'),'SMITH',to_date('1981-11-26','YYYY-MM-DD'),'SMITH');</text:p>
          </table:table-cell>
          <table:table-cell table:number-columns-repeated="99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1" office:value-type="float" office:value="7782">
            <text:p>7782</text:p>
          </table:table-cell>
          <table:table-cell table:style-name="ce19" office:value-type="string">
            <text:p>CLARK</text:p>
          </table:table-cell>
          <table:table-cell table:style-name="ce19" office:value-type="string">
            <text:p>MANAGER</text:p>
          </table:table-cell>
          <table:table-cell table:style-name="ce19" office:value-type="float" office:value="15">
            <text:p>15</text:p>
          </table:table-cell>
          <table:table-cell table:style-name="ce19"/>
          <table:table-cell table:style-name="ce19" office:value-type="string">
            <text:p>King</text:p>
          </table:table-cell>
          <table:table-cell table:style-name="ce19" table:number-columns-repeated="2"/>
          <table:table-cell table:style-name="ce23" office:value-type="date" office:date-value="1981-06-09">
            <text:p>9. Jun. 1981</text:p>
          </table:table-cell>
          <table:table-cell table:style-name="ce27" table:formula="of:=IF([.J28]&lt;[.J27];[.K$1];&quot;&quot;)">
            <text:p/>
          </table:table-cell>
          <table:table-cell table:style-name="ce19" office:value-type="float" office:value="2450">
            <text:p>2450</text:p>
          </table:table-cell>
          <table:table-cell table:style-name="ce19" office:value-type="string">
            <text:p>null</text:p>
          </table:table-cell>
          <table:table-cell table:style-name="ce19" office:value-type="float" office:value="1">
            <text:p>1</text:p>
          </table:table-cell>
          <table:table-cell table:style-name="ce31" table:formula="of:=IF([.P28]&lt;[.J28];[.O$1];&quot;&quot;)">
            <text:p/>
          </table:table-cell>
          <table:table-cell table:style-name="ce23" office:value-type="date" office:date-value="1981-11-29">
            <text:p>29. Nov. 1981</text:p>
          </table:table-cell>
          <table:table-cell table:style-name="ce27" table:formula="of:=IF([.P28]&lt;[.P27];[.Q$1];&quot;&quot;)">
            <text:p/>
          </table:table-cell>
          <table:table-cell table:style-name="ce27" table:formula="of:=IF(AND([.P28]&gt;[.S28];[.S28]&lt;&gt;0);[.R$1];&quot;&quot;)">
            <text:p/>
          </table:table-cell>
          <table:table-cell table:style-name="ce23"/>
          <table:table-cell table:style-name="ce3"/>
          <table:table-cell table:style-name="ce33" table:formula="of:=[.Y27]" office:value-type="date" office:date-value="1981-11-26T12:16:15.585938">
            <text:p>26. Nov. 1981</text:p>
          </table:table-cell>
          <table:table-cell table:style-name="ce27" table:formula="of:=IF([.U28]&lt;[.U27];[.V$1];&quot;&quot;)">
            <text:p/>
          </table:table-cell>
          <table:table-cell table:style-name="ce33" table:formula="of:=VLOOKUP([.U28];[Sheet2.$A$2:.$B$6];2)" office:value-type="string" office:string-value="SMITH">
            <text:p>SMITH</text:p>
          </table:table-cell>
          <table:table-cell table:style-name="ce33" table:formula="of:=IF(AND([.Y28]&lt;&gt;&quot;&quot;;[.Y28]&lt;[.U28]);[.X$1];&quot;&quot;)">
            <text:p/>
          </table:table-cell>
          <table:table-cell table:style-name="ce33"/>
          <table:table-cell table:style-name="ce27" table:formula="of:=IF(AND([.Y28]&lt;&gt;&quot;&quot;;[.Y28]&lt;[.Y27]);[.Z$1];&quot;&quot;)">
            <text:p/>
          </table:table-cell>
          <table:table-cell table:style-name="ce33" table:formula="of:=IF([.Y28]&lt;&gt;&quot;&quot;;VLOOKUP([.Y28];[Sheet2.$A$2:.$B$6];2);&quot;&quot;)">
            <text:p/>
          </table:table-cell>
          <table:table-cell table:style-name="ce37"/>
          <table:table-cell table:style-name="ce19" table:formula="of:=[.AC$1]&amp;[.A28]&amp;&quot;,&quot;&amp;[.B28]&amp;&quot;,'&quot;&amp;[.C28]&amp;&quot;','&quot;&amp;[.D28]&amp;&quot;',&quot;&amp;[.E28]&amp;&quot;,to_date('&quot;&amp;YEAR([.J28])&amp;&quot;-&quot;&amp;MONTH([.J28])&amp;&quot;-&quot;&amp;DAY([.J28])&amp;&quot;','YYYY-MM-DD'),&quot;&amp;[.L28]&amp;&quot;,&quot;&amp;[.M28]&amp;&quot;,&quot;&amp;[.N28]&amp;&quot;,to_date('&quot;&amp;YEAR([.P28])&amp;&quot;-&quot;&amp;MONTH([.P28])&amp;&quot;-&quot;&amp;DAY([.P28])&amp;&quot;','YYYY-MM-DD'),to_date('&quot;&amp;YEAR([.U28])&amp;&quot;-&quot;&amp;MONTH([.U28])&amp;&quot;-&quot;&amp;DAY([.U28])&amp;&quot;','YYYY-MM-DD'),'&quot;&amp;[.W28]&amp;&quot;');&quot;" office:value-type="string" office:string-value="insert into EMP (ID,EMPNO,ENAME,JOB,MGR_EMP_ID,HIREDATE,SAL,COMM,DEPT_ID,EFF_BEG_DTM,AUD_BEG_DTM,AUD_BEG_USR) values (9,7782,'CLARK','MANAGER',15,to_date('1981-6-9','YYYY-MM-DD'),2450,null,1,to_date('1981-11-29','YYYY-MM-DD'),to_date('1981-11-26','YYYY-MM-DD'),'SMITH');">
            <text:p>insert into EMP (ID,EMPNO,ENAME,JOB,MGR_EMP_ID,HIREDATE,SAL,COMM,DEPT_ID,EFF_BEG_DTM,AUD_BEG_DTM,AUD_BEG_USR) values (9,7782,'CLARK','MANAGER',15,to_date('1981-6-9','YYYY-MM-DD'),2450,null,1,to_date('1981-11-29','YYYY-MM-DD'),to_date('1981-11-26','YYYY-MM-DD'),'SMITH');</text:p>
          </table:table-cell>
          <table:table-cell table:style-name="ce38" table:formula="of:=[.AD$1]&amp;[.A28]&amp;&quot;,&quot;&amp;[.B28]&amp;&quot;,'&quot;&amp;[.C28]&amp;&quot;','&quot;&amp;[.D28]&amp;&quot;',&quot;&amp;[.E28]&amp;&quot;,to_date('&quot;&amp;YEAR([.J28])&amp;&quot;-&quot;&amp;MONTH([.J28])&amp;&quot;-&quot;&amp;DAY([.J28])&amp;&quot;','YYYY-MM-DD'),&quot;&amp;[.L28]&amp;&quot;,&quot;&amp;[.M28]&amp;&quot;,&quot;&amp;[.N28]&amp;&quot;,to_date('&quot;&amp;YEAR([.P28])&amp;&quot;-&quot;&amp;MONTH([.P28])&amp;&quot;-&quot;&amp;DAY([.P28])&amp;&quot;','YYYY-MM-DD'),to_date('&quot;&amp;YEAR([.S28])&amp;&quot;-&quot;&amp;MONTH([.S28])&amp;&quot;-&quot;&amp;DAY([.S28])&amp;&quot;','YYYY-MM-DD'),'&quot;&amp;[.T28]&amp;&quot;',to_date('&quot;&amp;YEAR([.U28])&amp;&quot;-&quot;&amp;MONTH([.U28])&amp;&quot;-&quot;&amp;DAY([.U28])&amp;&quot;','YYYY-MM-DD'),'&quot;&amp;[.W28]&amp;&quot;',to_date('&quot;&amp;YEAR([.Y28])&amp;&quot;-&quot;&amp;MONTH([.Y28])&amp;&quot;-&quot;&amp;DAY([.Y28])&amp;&quot;','YYYY-MM-DD'),'&quot;&amp;[.AA28]&amp;&quot;');&quot;" office:value-type="string" office:string-value="insert into EMP_HIST (EMP_ID,EMPNO,ENAME,JOB,MGR_EMP_ID,HIREDATE,SAL,COMM,DEPT_ID,EFF_BEG_DTM,EFF_END_DTM,LAST_ACTIVE,AUD_BEG_DTM,AUD_BEG_USR,AUD_END_DTM,AUD_END_USR) values (9,7782,'CLARK','MANAGER',15,to_date('1981-6-9','YYYY-MM-DD'),2450,null,1,to_date('1981-11-29','YYYY-MM-DD'),to_date('1899-12-30','YYYY-MM-DD'),'',to_date('1981-11-26','YYYY-MM-DD'),'SMITH',to_date('1899-12-30','YYYY-MM-DD'),'');">
            <text:p>insert into EMP_HIST (EMP_ID,EMPNO,ENAME,JOB,MGR_EMP_ID,HIREDATE,SAL,COMM,DEPT_ID,EFF_BEG_DTM,EFF_END_DTM,LAST_ACTIVE,AUD_BEG_DTM,AUD_BEG_USR,AUD_END_DTM,AUD_END_USR) values (9,7782,'CLARK','MANAGER',15,to_date('1981-6-9','YYYY-MM-DD'),2450,null,1,to_date('1981-11-29','YYYY-MM-DD'),to_date('1899-12-30','YYYY-MM-DD'),'',to_date('1981-11-26','YYYY-MM-DD'),'SMITH',to_date('1899-12-30','YYYY-MM-DD'),'');</text:p>
          </table:table-cell>
          <table:table-cell table:style-name="ce37" office:value-type="string">
            <text:p><text:s/></text:p>
          </table:table-cell>
          <table:table-cell table:style-name="ce38" table:formula="of:=IF([.Y28]=&quot;&quot;;[.AC28];[.AD28])" office:value-type="string" office:string-value="insert into EMP (ID,EMPNO,ENAME,JOB,MGR_EMP_ID,HIREDATE,SAL,COMM,DEPT_ID,EFF_BEG_DTM,AUD_BEG_DTM,AUD_BEG_USR) values (9,7782,'CLARK','MANAGER',15,to_date('1981-6-9','YYYY-MM-DD'),2450,null,1,to_date('1981-11-29','YYYY-MM-DD'),to_date('1981-11-26','YYYY-MM-DD'),'SMITH');">
            <text:p>insert into EMP (ID,EMPNO,ENAME,JOB,MGR_EMP_ID,HIREDATE,SAL,COMM,DEPT_ID,EFF_BEG_DTM,AUD_BEG_DTM,AUD_BEG_USR) values (9,7782,'CLARK','MANAGER',15,to_date('1981-6-9','YYYY-MM-DD'),2450,null,1,to_date('1981-11-29','YYYY-MM-DD'),to_date('1981-11-26','YYYY-MM-DD'),'SMITH');</text:p>
          </table:table-cell>
          <table:table-cell table:style-name="ce16" table:number-columns-repeated="991"/>
          <table:table-cell table:style-name="ce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12" office:value-type="float" office:value="7788">
            <text:p>7788</text:p>
          </table:table-cell>
          <table:table-cell table:style-name="ce16" office:value-type="string">
            <text:p>SCOTT</text:p>
          </table:table-cell>
          <table:table-cell table:style-name="ce16" office:value-type="string">
            <text:p>ANALYST</text:p>
          </table:table-cell>
          <table:table-cell table:style-name="ce16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Jones</text:p>
          </table:table-cell>
          <table:table-cell table:style-name="ce20" office:value-type="date" office:date-value="1981-06-12">
            <text:p>12. Jun. 1981</text:p>
          </table:table-cell>
          <table:table-cell table:style-name="ce27" table:formula="of:=IF([.J29]&lt;[.J28];[.K$1];&quot;&quot;)">
            <text:p/>
          </table:table-cell>
          <table:table-cell table:style-name="ce16" office:value-type="float" office:value="3000">
            <text:p>3000</text:p>
          </table:table-cell>
          <table:table-cell table:style-name="ce16" office:value-type="string">
            <text:p>null</text:p>
          </table:table-cell>
          <table:table-cell table:style-name="ce16" office:value-type="float" office:value="2">
            <text:p>2</text:p>
          </table:table-cell>
          <table:table-cell table:style-name="ce31" table:formula="of:=IF([.P29]&lt;[.J29];[.O$1];&quot;&quot;)">
            <text:p/>
          </table:table-cell>
          <table:table-cell table:style-name="ce20" office:value-type="date" office:date-value="1981-06-12">
            <text:p>12. Jun. 1981</text:p>
          </table:table-cell>
          <table:table-cell table:style-name="ce27"/>
          <table:table-cell table:style-name="ce27" table:formula="of:=IF(AND([.P29]&gt;[.S29];[.S29]&lt;&gt;0);[.R$1];&quot;&quot;)">
            <text:p/>
          </table:table-cell>
          <table:table-cell table:style-name="ce20" office:value-type="date" office:date-value="1982-03-10">
            <text:p>10. Mar. 1982</text:p>
          </table:table-cell>
          <table:table-cell table:style-name="ce3" office:value-type="string">
            <text:p>Y</text:p>
          </table:table-cell>
          <table:table-cell table:style-name="ce33" office:value-type="date" office:date-value="1981-06-10T14:39:36.5625">
            <text:p>10. Jun. 1981</text:p>
          </table:table-cell>
          <table:table-cell table:style-name="ce27"/>
          <table:table-cell table:style-name="ce33" table:formula="of:=VLOOKUP([.U29];[Sheet2.$A$2:.$B$6];2)" office:value-type="string" office:string-value="THOMPSON">
            <text:p>THOMPSON</text:p>
          </table:table-cell>
          <table:table-cell table:style-name="ce33" table:formula="of:=IF(AND([.Y29]&lt;&gt;&quot;&quot;;[.Y29]&lt;[.U29]);[.X$1];&quot;&quot;)">
            <text:p/>
          </table:table-cell>
          <table:table-cell table:style-name="ce33" office:value-type="date" office:date-value="1982-03-09T07:01:47.226563">
            <text:p>9. Mar. 1982</text:p>
          </table:table-cell>
          <table:table-cell table:style-name="ce27" table:formula="of:=IF(AND([.Y29]&lt;&gt;&quot;&quot;;[.Y29]&lt;[.Y28]);[.Z$1];&quot;&quot;)">
            <text:p/>
          </table:table-cell>
          <table:table-cell table:style-name="ce33" table:formula="of:=IF([.Y29]&lt;&gt;&quot;&quot;;VLOOKUP([.Y29];[Sheet2.$A$2:.$B$6];2);&quot;&quot;)" office:value-type="string" office:string-value="JAMES">
            <text:p>JAMES</text:p>
          </table:table-cell>
          <table:table-cell table:style-name="ce37"/>
          <table:table-cell table:style-name="ce19" table:formula="of:=[.AC$1]&amp;[.A29]&amp;&quot;,&quot;&amp;[.B29]&amp;&quot;,'&quot;&amp;[.C29]&amp;&quot;','&quot;&amp;[.D29]&amp;&quot;',&quot;&amp;[.E29]&amp;&quot;,to_date('&quot;&amp;YEAR([.J29])&amp;&quot;-&quot;&amp;MONTH([.J29])&amp;&quot;-&quot;&amp;DAY([.J29])&amp;&quot;','YYYY-MM-DD'),&quot;&amp;[.L29]&amp;&quot;,&quot;&amp;[.M29]&amp;&quot;,&quot;&amp;[.N29]&amp;&quot;,to_date('&quot;&amp;YEAR([.P29])&amp;&quot;-&quot;&amp;MONTH([.P29])&amp;&quot;-&quot;&amp;DAY([.P29])&amp;&quot;','YYYY-MM-DD'),to_date('&quot;&amp;YEAR([.U29])&amp;&quot;-&quot;&amp;MONTH([.U29])&amp;&quot;-&quot;&amp;DAY([.U29])&amp;&quot;','YYYY-MM-DD'),'&quot;&amp;[.W29]&amp;&quot;');&quot;" office:value-type="string" office:string-value="insert into EMP (ID,EMPNO,ENAME,JOB,MGR_EMP_ID,HIREDATE,SAL,COMM,DEPT_ID,EFF_BEG_DTM,AUD_BEG_DTM,AUD_BEG_USR) values (10,7788,'SCOTT','ANALYST',6,to_date('1981-6-12','YYYY-MM-DD'),3000,null,2,to_date('1981-6-12','YYYY-MM-DD'),to_date('1981-6-10','YYYY-MM-DD'),'THOMPSON');">
            <text:p>insert into EMP (ID,EMPNO,ENAME,JOB,MGR_EMP_ID,HIREDATE,SAL,COMM,DEPT_ID,EFF_BEG_DTM,AUD_BEG_DTM,AUD_BEG_USR) values (10,7788,'SCOTT','ANALYST',6,to_date('1981-6-12','YYYY-MM-DD'),3000,null,2,to_date('1981-6-12','YYYY-MM-DD'),to_date('1981-6-10','YYYY-MM-DD'),'THOMPSON');</text:p>
          </table:table-cell>
          <table:table-cell table:style-name="ce38" table:formula="of:=[.AD$1]&amp;[.A29]&amp;&quot;,&quot;&amp;[.B29]&amp;&quot;,'&quot;&amp;[.C29]&amp;&quot;','&quot;&amp;[.D29]&amp;&quot;',&quot;&amp;[.E29]&amp;&quot;,to_date('&quot;&amp;YEAR([.J29])&amp;&quot;-&quot;&amp;MONTH([.J29])&amp;&quot;-&quot;&amp;DAY([.J29])&amp;&quot;','YYYY-MM-DD'),&quot;&amp;[.L29]&amp;&quot;,&quot;&amp;[.M29]&amp;&quot;,&quot;&amp;[.N29]&amp;&quot;,to_date('&quot;&amp;YEAR([.P29])&amp;&quot;-&quot;&amp;MONTH([.P29])&amp;&quot;-&quot;&amp;DAY([.P29])&amp;&quot;','YYYY-MM-DD'),to_date('&quot;&amp;YEAR([.S29])&amp;&quot;-&quot;&amp;MONTH([.S29])&amp;&quot;-&quot;&amp;DAY([.S29])&amp;&quot;','YYYY-MM-DD'),'&quot;&amp;[.T29]&amp;&quot;',to_date('&quot;&amp;YEAR([.U29])&amp;&quot;-&quot;&amp;MONTH([.U29])&amp;&quot;-&quot;&amp;DAY([.U29])&amp;&quot;','YYYY-MM-DD'),'&quot;&amp;[.W29]&amp;&quot;',to_date('&quot;&amp;YEAR([.Y29])&amp;&quot;-&quot;&amp;MONTH([.Y29])&amp;&quot;-&quot;&amp;DAY([.Y29])&amp;&quot;','YYYY-MM-DD'),'&quot;&amp;[.AA29]&amp;&quot;');&quot;" office:value-type="string" office:string-value="insert into EMP_HIST (EMP_ID,EMPNO,ENAME,JOB,MGR_EMP_ID,HIREDATE,SAL,COMM,DEPT_ID,EFF_BEG_DTM,EFF_END_DTM,LAST_ACTIVE,AUD_BEG_DTM,AUD_BEG_USR,AUD_END_DTM,AUD_END_USR) values (10,7788,'SCOTT','ANALYST',6,to_date('1981-6-12','YYYY-MM-DD'),3000,null,2,to_date('1981-6-12','YYYY-MM-DD'),to_date('1982-3-10','YYYY-MM-DD'),'Y',to_date('1981-6-10','YYYY-MM-DD'),'THOMPSON',to_date('1982-3-9','YYYY-MM-DD'),'JAMES');">
            <text:p>insert into EMP_HIST (EMP_ID,EMPNO,ENAME,JOB,MGR_EMP_ID,HIREDATE,SAL,COMM,DEPT_ID,EFF_BEG_DTM,EFF_END_DTM,LAST_ACTIVE,AUD_BEG_DTM,AUD_BEG_USR,AUD_END_DTM,AUD_END_USR) values (10,7788,'SCOTT','ANALYST',6,to_date('1981-6-12','YYYY-MM-DD'),3000,null,2,to_date('1981-6-12','YYYY-MM-DD'),to_date('1982-3-10','YYYY-MM-DD'),'Y',to_date('1981-6-10','YYYY-MM-DD'),'THOMPSON',to_date('1982-3-9','YYYY-MM-DD'),'JAMES');</text:p>
          </table:table-cell>
          <table:table-cell table:style-name="ce37" office:value-type="string">
            <text:p><text:s/></text:p>
          </table:table-cell>
          <table:table-cell table:style-name="ce38" table:formula="of:=IF([.Y29]=&quot;&quot;;[.AC29];[.AD29])" office:value-type="string" office:string-value="insert into EMP_HIST (EMP_ID,EMPNO,ENAME,JOB,MGR_EMP_ID,HIREDATE,SAL,COMM,DEPT_ID,EFF_BEG_DTM,EFF_END_DTM,LAST_ACTIVE,AUD_BEG_DTM,AUD_BEG_USR,AUD_END_DTM,AUD_END_USR) values (10,7788,'SCOTT','ANALYST',6,to_date('1981-6-12','YYYY-MM-DD'),3000,null,2,to_date('1981-6-12','YYYY-MM-DD'),to_date('1982-3-10','YYYY-MM-DD'),'Y',to_date('1981-6-10','YYYY-MM-DD'),'THOMPSON',to_date('1982-3-9','YYYY-MM-DD'),'JAMES');">
            <text:p>insert into EMP_HIST (EMP_ID,EMPNO,ENAME,JOB,MGR_EMP_ID,HIREDATE,SAL,COMM,DEPT_ID,EFF_BEG_DTM,EFF_END_DTM,LAST_ACTIVE,AUD_BEG_DTM,AUD_BEG_USR,AUD_END_DTM,AUD_END_USR) values (10,7788,'SCOTT','ANALYST',6,to_date('1981-6-12','YYYY-MM-DD'),3000,null,2,to_date('1981-6-12','YYYY-MM-DD'),to_date('1982-3-10','YYYY-MM-DD'),'Y',to_date('1981-6-10','YYYY-MM-DD'),'THOMPSON',to_date('1982-3-9','YYYY-MM-DD'),'JAMES');</text:p>
          </table:table-cell>
          <table:table-cell table:style-name="ce16" table:number-columns-repeated="991"/>
          <table:table-cell table:style-name="ce3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2" office:value-type="float" office:value="7839">
            <text:p>7839</text:p>
          </table:table-cell>
          <table:table-cell table:style-name="ce16" office:value-type="string">
            <text:p>KING</text:p>
          </table:table-cell>
          <table:table-cell table:style-name="ce16" office:value-type="string">
            <text:p>PRESIDENT</text:p>
          </table:table-cell>
          <table:table-cell table:style-name="ce16" office:value-type="string">
            <text:p>null</text:p>
          </table:table-cell>
          <table:table-cell table:style-name="ce16" table:number-columns-repeated="4"/>
          <table:table-cell table:style-name="ce20" office:value-type="date" office:date-value="1981-06-16">
            <text:p>16. Jun. 1981</text:p>
          </table:table-cell>
          <table:table-cell table:style-name="ce27" table:formula="of:=IF([.J30]&lt;[.J29];[.K$1];&quot;&quot;)">
            <text:p/>
          </table:table-cell>
          <table:table-cell table:style-name="ce16" office:value-type="float" office:value="5000">
            <text:p>5000</text:p>
          </table:table-cell>
          <table:table-cell table:style-name="ce16" office:value-type="string">
            <text:p>null</text:p>
          </table:table-cell>
          <table:table-cell table:style-name="ce16" office:value-type="float" office:value="1">
            <text:p>1</text:p>
          </table:table-cell>
          <table:table-cell table:style-name="ce31" table:formula="of:=IF([.P30]&lt;[.J30];[.O$1];&quot;&quot;)">
            <text:p/>
          </table:table-cell>
          <table:table-cell table:style-name="ce20" office:value-type="date" office:date-value="1981-06-16">
            <text:p>16. Jun. 1981</text:p>
          </table:table-cell>
          <table:table-cell table:style-name="ce27" table:formula="of:=IF([.P30]&lt;[.P29];[.Q$1];&quot;&quot;)">
            <text:p/>
          </table:table-cell>
          <table:table-cell table:style-name="ce27" table:formula="of:=IF(AND([.P30]&gt;[.S30];[.S30]&lt;&gt;0);[.R$1];&quot;&quot;)">
            <text:p/>
          </table:table-cell>
          <table:table-cell table:style-name="ce20" office:value-type="date" office:date-value="1981-08-28T12:00:00">
            <text:p>28. Aug. 1981</text:p>
          </table:table-cell>
          <table:table-cell table:style-name="ce3" office:value-type="string">
            <text:p>Y</text:p>
          </table:table-cell>
          <table:table-cell table:style-name="ce33" office:value-type="date" office:date-value="1981-06-18T11:10:07.324219">
            <text:p>18. Jun. 1981</text:p>
          </table:table-cell>
          <table:table-cell table:style-name="ce27" table:formula="of:=IF([.U30]&lt;[.U29];[.V$1];&quot;&quot;)">
            <text:p/>
          </table:table-cell>
          <table:table-cell table:style-name="ce33" table:formula="of:=VLOOKUP([.U30];[Sheet2.$A$2:.$B$6];2)" office:value-type="string" office:string-value="THOMPSON">
            <text:p>THOMPSON</text:p>
          </table:table-cell>
          <table:table-cell table:style-name="ce33" table:formula="of:=IF(AND([.Y30]&lt;&gt;&quot;&quot;;[.Y30]&lt;[.U30]);[.X$1];&quot;&quot;)">
            <text:p/>
          </table:table-cell>
          <table:table-cell table:style-name="ce33" office:value-type="date" office:date-value="1981-08-30T15:12:13.007813">
            <text:p>30. Aug. 1981</text:p>
          </table:table-cell>
          <table:table-cell table:style-name="ce27" table:formula="of:=IF(AND([.Y30]&lt;&gt;&quot;&quot;;[.Y30]&lt;[.Y29]);[.Z$1];&quot;&quot;)" office:value-type="string" office:string-value="FLAG">
            <text:p>FLAG</text:p>
          </table:table-cell>
          <table:table-cell table:style-name="ce33" table:formula="of:=IF([.Y30]&lt;&gt;&quot;&quot;;VLOOKUP([.Y30];[Sheet2.$A$2:.$B$6];2);&quot;&quot;)" office:value-type="string" office:string-value="SMITH">
            <text:p>SMITH</text:p>
          </table:table-cell>
          <table:table-cell/>
          <table:table-cell table:style-name="ce19" table:formula="of:=[.AC$1]&amp;[.A30]&amp;&quot;,&quot;&amp;[.B30]&amp;&quot;,'&quot;&amp;[.C30]&amp;&quot;','&quot;&amp;[.D30]&amp;&quot;',&quot;&amp;[.E30]&amp;&quot;,to_date('&quot;&amp;YEAR([.J30])&amp;&quot;-&quot;&amp;MONTH([.J30])&amp;&quot;-&quot;&amp;DAY([.J30])&amp;&quot;','YYYY-MM-DD'),&quot;&amp;[.L30]&amp;&quot;,&quot;&amp;[.M30]&amp;&quot;,&quot;&amp;[.N30]&amp;&quot;,to_date('&quot;&amp;YEAR([.P30])&amp;&quot;-&quot;&amp;MONTH([.P30])&amp;&quot;-&quot;&amp;DAY([.P30])&amp;&quot;','YYYY-MM-DD'),to_date('&quot;&amp;YEAR([.U30])&amp;&quot;-&quot;&amp;MONTH([.U30])&amp;&quot;-&quot;&amp;DAY([.U30])&amp;&quot;','YYYY-MM-DD'),'&quot;&amp;[.W30]&amp;&quot;');&quot;" office:value-type="string" office:string-value="insert into EMP (ID,EMPNO,ENAME,JOB,MGR_EMP_ID,HIREDATE,SAL,COMM,DEPT_ID,EFF_BEG_DTM,AUD_BEG_DTM,AUD_BEG_USR) values (11,7839,'KING','PRESIDENT',null,to_date('1981-6-16','YYYY-MM-DD'),5000,null,1,to_date('1981-6-16','YYYY-MM-DD'),to_date('1981-6-18','YYYY-MM-DD'),'THOMPSON');">
            <text:p>insert into EMP (ID,EMPNO,ENAME,JOB,MGR_EMP_ID,HIREDATE,SAL,COMM,DEPT_ID,EFF_BEG_DTM,AUD_BEG_DTM,AUD_BEG_USR) values (11,7839,'KING','PRESIDENT',null,to_date('1981-6-16','YYYY-MM-DD'),5000,null,1,to_date('1981-6-16','YYYY-MM-DD'),to_date('1981-6-18','YYYY-MM-DD'),'THOMPSON');</text:p>
          </table:table-cell>
          <table:table-cell table:style-name="ce38" table:formula="of:=[.AD$1]&amp;[.A30]&amp;&quot;,&quot;&amp;[.B30]&amp;&quot;,'&quot;&amp;[.C30]&amp;&quot;','&quot;&amp;[.D30]&amp;&quot;',&quot;&amp;[.E30]&amp;&quot;,to_date('&quot;&amp;YEAR([.J30])&amp;&quot;-&quot;&amp;MONTH([.J30])&amp;&quot;-&quot;&amp;DAY([.J30])&amp;&quot;','YYYY-MM-DD'),&quot;&amp;[.L30]&amp;&quot;,&quot;&amp;[.M30]&amp;&quot;,&quot;&amp;[.N30]&amp;&quot;,to_date('&quot;&amp;YEAR([.P30])&amp;&quot;-&quot;&amp;MONTH([.P30])&amp;&quot;-&quot;&amp;DAY([.P30])&amp;&quot;','YYYY-MM-DD'),to_date('&quot;&amp;YEAR([.S30])&amp;&quot;-&quot;&amp;MONTH([.S30])&amp;&quot;-&quot;&amp;DAY([.S30])&amp;&quot;','YYYY-MM-DD'),'&quot;&amp;[.T30]&amp;&quot;',to_date('&quot;&amp;YEAR([.U30])&amp;&quot;-&quot;&amp;MONTH([.U30])&amp;&quot;-&quot;&amp;DAY([.U30])&amp;&quot;','YYYY-MM-DD'),'&quot;&amp;[.W30]&amp;&quot;',to_date('&quot;&amp;YEAR([.Y30])&amp;&quot;-&quot;&amp;MONTH([.Y30])&amp;&quot;-&quot;&amp;DAY([.Y30])&amp;&quot;','YYYY-MM-DD'),'&quot;&amp;[.AA30]&amp;&quot;');&quot;" office:value-type="string" office:string-value="insert into EMP_HIST (EMP_ID,EMPNO,ENAME,JOB,MGR_EMP_ID,HIREDATE,SAL,COMM,DEPT_ID,EFF_BEG_DTM,EFF_END_DTM,LAST_ACTIVE,AUD_BEG_DTM,AUD_BEG_USR,AUD_END_DTM,AUD_END_USR) values (11,7839,'KING','PRESIDENT',null,to_date('1981-6-16','YYYY-MM-DD'),5000,null,1,to_date('1981-6-16','YYYY-MM-DD'),to_date('1981-8-28','YYYY-MM-DD'),'Y',to_date('1981-6-18','YYYY-MM-DD'),'THOMPSON',to_date('1981-8-30','YYYY-MM-DD'),'SMITH');">
            <text:p>insert into EMP_HIST (EMP_ID,EMPNO,ENAME,JOB,MGR_EMP_ID,HIREDATE,SAL,COMM,DEPT_ID,EFF_BEG_DTM,EFF_END_DTM,LAST_ACTIVE,AUD_BEG_DTM,AUD_BEG_USR,AUD_END_DTM,AUD_END_USR) values (11,7839,'KING','PRESIDENT',null,to_date('1981-6-16','YYYY-MM-DD'),5000,null,1,to_date('1981-6-16','YYYY-MM-DD'),to_date('1981-8-28','YYYY-MM-DD'),'Y',to_date('1981-6-18','YYYY-MM-DD'),'THOMPSON',to_date('1981-8-30','YYYY-MM-DD'),'SMITH');</text:p>
          </table:table-cell>
          <table:table-cell table:style-name="ce37" office:value-type="string">
            <text:p><text:s/></text:p>
          </table:table-cell>
          <table:table-cell table:style-name="ce38" table:formula="of:=IF([.Y30]=&quot;&quot;;[.AC30];[.AD30])" office:value-type="string" office:string-value="insert into EMP_HIST (EMP_ID,EMPNO,ENAME,JOB,MGR_EMP_ID,HIREDATE,SAL,COMM,DEPT_ID,EFF_BEG_DTM,EFF_END_DTM,LAST_ACTIVE,AUD_BEG_DTM,AUD_BEG_USR,AUD_END_DTM,AUD_END_USR) values (11,7839,'KING','PRESIDENT',null,to_date('1981-6-16','YYYY-MM-DD'),5000,null,1,to_date('1981-6-16','YYYY-MM-DD'),to_date('1981-8-28','YYYY-MM-DD'),'Y',to_date('1981-6-18','YYYY-MM-DD'),'THOMPSON',to_date('1981-8-30','YYYY-MM-DD'),'SMITH');">
            <text:p>insert into EMP_HIST (EMP_ID,EMPNO,ENAME,JOB,MGR_EMP_ID,HIREDATE,SAL,COMM,DEPT_ID,EFF_BEG_DTM,EFF_END_DTM,LAST_ACTIVE,AUD_BEG_DTM,AUD_BEG_USR,AUD_END_DTM,AUD_END_USR) values (11,7839,'KING','PRESIDENT',null,to_date('1981-6-16','YYYY-MM-DD'),5000,null,1,to_date('1981-6-16','YYYY-MM-DD'),to_date('1981-8-28','YYYY-MM-DD'),'Y',to_date('1981-6-18','YYYY-MM-DD'),'THOMPSON',to_date('1981-8-30','YYYY-MM-DD'),'SMITH');</text:p>
          </table:table-cell>
          <table:table-cell table:style-name="ce19" table:number-columns-repeated="991"/>
          <table:table-cell table:style-name="ce3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2" office:value-type="float" office:value="7840">
            <text:p>7840</text:p>
          </table:table-cell>
          <table:table-cell table:style-name="ce16" office:value-type="string">
            <text:p>LANE</text:p>
          </table:table-cell>
          <table:table-cell table:style-name="ce16" office:value-type="string">
            <text:p>PRESIDENT</text:p>
          </table:table-cell>
          <table:table-cell table:style-name="ce16" office:value-type="string">
            <text:p>null</text:p>
          </table:table-cell>
          <table:table-cell table:style-name="ce16" table:number-columns-repeated="4"/>
          <table:table-cell table:style-name="ce20" office:value-type="date" office:date-value="1981-08-14T12:00:00">
            <text:p>14. Aug. 1981</text:p>
          </table:table-cell>
          <table:table-cell table:style-name="ce27" table:formula="of:=IF([.J31]&lt;[.J30];[.K$1];&quot;&quot;)">
            <text:p/>
          </table:table-cell>
          <table:table-cell table:style-name="ce16" office:value-type="float" office:value="6000">
            <text:p>6000</text:p>
          </table:table-cell>
          <table:table-cell table:style-name="ce16" office:value-type="string">
            <text:p>null</text:p>
          </table:table-cell>
          <table:table-cell table:style-name="ce16" office:value-type="float" office:value="1">
            <text:p>1</text:p>
          </table:table-cell>
          <table:table-cell table:style-name="ce31" table:formula="of:=IF([.P31]&lt;[.J31];[.O$1];&quot;&quot;)">
            <text:p/>
          </table:table-cell>
          <table:table-cell table:style-name="ce20" office:value-type="date" office:date-value="1981-08-14T12:00:00">
            <text:p>14. Aug. 1981</text:p>
          </table:table-cell>
          <table:table-cell table:style-name="ce27" table:formula="of:=IF([.P31]&lt;[.P30];[.Q$1];&quot;&quot;)">
            <text:p/>
          </table:table-cell>
          <table:table-cell table:style-name="ce27" table:formula="of:=IF(AND([.P31]&gt;[.S31];[.S31]&lt;&gt;0);[.R$1];&quot;&quot;)">
            <text:p/>
          </table:table-cell>
          <table:table-cell table:style-name="ce20" office:value-type="date" office:date-value="1981-12-01">
            <text:p>1. Dec. 1981</text:p>
          </table:table-cell>
          <table:table-cell table:style-name="ce3" office:value-type="string">
            <text:p>Y</text:p>
          </table:table-cell>
          <table:table-cell table:style-name="ce33" office:value-type="date" office:date-value="1981-08-12T10:14:08.144531">
            <text:p>12. Aug. 1981</text:p>
          </table:table-cell>
          <table:table-cell table:style-name="ce27" table:formula="of:=IF([.U31]&lt;[.U30];[.V$1];&quot;&quot;)">
            <text:p/>
          </table:table-cell>
          <table:table-cell table:style-name="ce33" table:formula="of:=VLOOKUP([.U31];[Sheet2.$A$2:.$B$6];2)" office:value-type="string" office:string-value="THOMPSON">
            <text:p>THOMPSON</text:p>
          </table:table-cell>
          <table:table-cell table:style-name="ce33" table:formula="of:=IF(AND([.Y31]&lt;&gt;&quot;&quot;;[.Y31]&lt;[.U31]);[.X$1];&quot;&quot;)">
            <text:p/>
          </table:table-cell>
          <table:table-cell table:style-name="ce33" office:value-type="date" office:date-value="1981-11-29T14:01:09.433594">
            <text:p>29. Nov. 1981</text:p>
          </table:table-cell>
          <table:table-cell table:style-name="ce27" table:formula="of:=IF(AND([.Y31]&lt;&gt;&quot;&quot;;[.Y31]&lt;[.Y30]);[.Z$1];&quot;&quot;)">
            <text:p/>
          </table:table-cell>
          <table:table-cell table:style-name="ce33" table:formula="of:=IF([.Y31]&lt;&gt;&quot;&quot;;VLOOKUP([.Y31];[Sheet2.$A$2:.$B$6];2);&quot;&quot;)" office:value-type="string" office:string-value="SMITH">
            <text:p>SMITH</text:p>
          </table:table-cell>
          <table:table-cell/>
          <table:table-cell table:style-name="ce19" table:formula="of:=[.AC$1]&amp;[.A31]&amp;&quot;,&quot;&amp;[.B31]&amp;&quot;,'&quot;&amp;[.C31]&amp;&quot;','&quot;&amp;[.D31]&amp;&quot;',&quot;&amp;[.E31]&amp;&quot;,to_date('&quot;&amp;YEAR([.J31])&amp;&quot;-&quot;&amp;MONTH([.J31])&amp;&quot;-&quot;&amp;DAY([.J31])&amp;&quot;','YYYY-MM-DD'),&quot;&amp;[.L31]&amp;&quot;,&quot;&amp;[.M31]&amp;&quot;,&quot;&amp;[.N31]&amp;&quot;,to_date('&quot;&amp;YEAR([.P31])&amp;&quot;-&quot;&amp;MONTH([.P31])&amp;&quot;-&quot;&amp;DAY([.P31])&amp;&quot;','YYYY-MM-DD'),to_date('&quot;&amp;YEAR([.U31])&amp;&quot;-&quot;&amp;MONTH([.U31])&amp;&quot;-&quot;&amp;DAY([.U31])&amp;&quot;','YYYY-MM-DD'),'&quot;&amp;[.W31]&amp;&quot;');&quot;" office:value-type="string" office:string-value="insert into EMP (ID,EMPNO,ENAME,JOB,MGR_EMP_ID,HIREDATE,SAL,COMM,DEPT_ID,EFF_BEG_DTM,AUD_BEG_DTM,AUD_BEG_USR) values (12,7840,'LANE','PRESIDENT',null,to_date('1981-8-14','YYYY-MM-DD'),6000,null,1,to_date('1981-8-14','YYYY-MM-DD'),to_date('1981-8-12','YYYY-MM-DD'),'THOMPSON');">
            <text:p>insert into EMP (ID,EMPNO,ENAME,JOB,MGR_EMP_ID,HIREDATE,SAL,COMM,DEPT_ID,EFF_BEG_DTM,AUD_BEG_DTM,AUD_BEG_USR) values (12,7840,'LANE','PRESIDENT',null,to_date('1981-8-14','YYYY-MM-DD'),6000,null,1,to_date('1981-8-14','YYYY-MM-DD'),to_date('1981-8-12','YYYY-MM-DD'),'THOMPSON');</text:p>
          </table:table-cell>
          <table:table-cell table:style-name="ce38" table:formula="of:=[.AD$1]&amp;[.A31]&amp;&quot;,&quot;&amp;[.B31]&amp;&quot;,'&quot;&amp;[.C31]&amp;&quot;','&quot;&amp;[.D31]&amp;&quot;',&quot;&amp;[.E31]&amp;&quot;,to_date('&quot;&amp;YEAR([.J31])&amp;&quot;-&quot;&amp;MONTH([.J31])&amp;&quot;-&quot;&amp;DAY([.J31])&amp;&quot;','YYYY-MM-DD'),&quot;&amp;[.L31]&amp;&quot;,&quot;&amp;[.M31]&amp;&quot;,&quot;&amp;[.N31]&amp;&quot;,to_date('&quot;&amp;YEAR([.P31])&amp;&quot;-&quot;&amp;MONTH([.P31])&amp;&quot;-&quot;&amp;DAY([.P31])&amp;&quot;','YYYY-MM-DD'),to_date('&quot;&amp;YEAR([.S31])&amp;&quot;-&quot;&amp;MONTH([.S31])&amp;&quot;-&quot;&amp;DAY([.S31])&amp;&quot;','YYYY-MM-DD'),'&quot;&amp;[.T31]&amp;&quot;',to_date('&quot;&amp;YEAR([.U31])&amp;&quot;-&quot;&amp;MONTH([.U31])&amp;&quot;-&quot;&amp;DAY([.U31])&amp;&quot;','YYYY-MM-DD'),'&quot;&amp;[.W31]&amp;&quot;',to_date('&quot;&amp;YEAR([.Y31])&amp;&quot;-&quot;&amp;MONTH([.Y31])&amp;&quot;-&quot;&amp;DAY([.Y31])&amp;&quot;','YYYY-MM-DD'),'&quot;&amp;[.AA31]&amp;&quot;');&quot;" office:value-type="string" office:string-value="insert into EMP_HIST (EMP_ID,EMPNO,ENAME,JOB,MGR_EMP_ID,HIREDATE,SAL,COMM,DEPT_ID,EFF_BEG_DTM,EFF_END_DTM,LAST_ACTIVE,AUD_BEG_DTM,AUD_BEG_USR,AUD_END_DTM,AUD_END_USR) values (12,7840,'LANE','PRESIDENT',null,to_date('1981-8-14','YYYY-MM-DD'),6000,null,1,to_date('1981-8-14','YYYY-MM-DD'),to_date('1981-12-1','YYYY-MM-DD'),'Y',to_date('1981-8-12','YYYY-MM-DD'),'THOMPSON',to_date('1981-11-29','YYYY-MM-DD'),'SMITH');">
            <text:p>insert into EMP_HIST (EMP_ID,EMPNO,ENAME,JOB,MGR_EMP_ID,HIREDATE,SAL,COMM,DEPT_ID,EFF_BEG_DTM,EFF_END_DTM,LAST_ACTIVE,AUD_BEG_DTM,AUD_BEG_USR,AUD_END_DTM,AUD_END_USR) values (12,7840,'LANE','PRESIDENT',null,to_date('1981-8-14','YYYY-MM-DD'),6000,null,1,to_date('1981-8-14','YYYY-MM-DD'),to_date('1981-12-1','YYYY-MM-DD'),'Y',to_date('1981-8-12','YYYY-MM-DD'),'THOMPSON',to_date('1981-11-29','YYYY-MM-DD'),'SMITH');</text:p>
          </table:table-cell>
          <table:table-cell table:style-name="ce37" office:value-type="string">
            <text:p><text:s/></text:p>
          </table:table-cell>
          <table:table-cell table:style-name="ce38" table:formula="of:=IF([.Y31]=&quot;&quot;;[.AC31];[.AD31])" office:value-type="string" office:string-value="insert into EMP_HIST (EMP_ID,EMPNO,ENAME,JOB,MGR_EMP_ID,HIREDATE,SAL,COMM,DEPT_ID,EFF_BEG_DTM,EFF_END_DTM,LAST_ACTIVE,AUD_BEG_DTM,AUD_BEG_USR,AUD_END_DTM,AUD_END_USR) values (12,7840,'LANE','PRESIDENT',null,to_date('1981-8-14','YYYY-MM-DD'),6000,null,1,to_date('1981-8-14','YYYY-MM-DD'),to_date('1981-12-1','YYYY-MM-DD'),'Y',to_date('1981-8-12','YYYY-MM-DD'),'THOMPSON',to_date('1981-11-29','YYYY-MM-DD'),'SMITH');">
            <text:p>insert into EMP_HIST (EMP_ID,EMPNO,ENAME,JOB,MGR_EMP_ID,HIREDATE,SAL,COMM,DEPT_ID,EFF_BEG_DTM,EFF_END_DTM,LAST_ACTIVE,AUD_BEG_DTM,AUD_BEG_USR,AUD_END_DTM,AUD_END_USR) values (12,7840,'LANE','PRESIDENT',null,to_date('1981-8-14','YYYY-MM-DD'),6000,null,1,to_date('1981-8-14','YYYY-MM-DD'),to_date('1981-12-1','YYYY-MM-DD'),'Y',to_date('1981-8-12','YYYY-MM-DD'),'THOMPSON',to_date('1981-11-29','YYYY-MM-DD'),'SMITH');</text:p>
          </table:table-cell>
          <table:table-cell table:style-name="ce19" table:number-columns-repeated="991"/>
          <table:table-cell table:style-name="ce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1" office:value-type="float" office:value="7844">
            <text:p>7844</text:p>
          </table:table-cell>
          <table:table-cell table:style-name="ce19" office:value-type="string">
            <text:p>TURNER</text:p>
          </table:table-cell>
          <table:table-cell table:style-name="ce19" office:value-type="string">
            <text:p>SALESMAN</text:p>
          </table:table-cell>
          <table:table-cell table:style-name="ce19" office:value-type="float" office:value="8">
            <text:p>8</text:p>
          </table:table-cell>
          <table:table-cell table:style-name="ce19" table:number-columns-repeated="3"/>
          <table:table-cell table:style-name="ce19" office:value-type="string">
            <text:p>Blake</text:p>
          </table:table-cell>
          <table:table-cell table:style-name="ce23" office:value-type="date" office:date-value="1981-09-08">
            <text:p>8. Sep. 1981</text:p>
          </table:table-cell>
          <table:table-cell table:style-name="ce27" table:formula="of:=IF([.J32]&lt;[.J31];[.K$1];&quot;&quot;)">
            <text:p/>
          </table:table-cell>
          <table:table-cell table:style-name="ce19" office:value-type="float" office:value="1500">
            <text:p>150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31" table:formula="of:=IF([.P32]&lt;[.J32];[.O$1];&quot;&quot;)">
            <text:p/>
          </table:table-cell>
          <table:table-cell table:style-name="ce23" office:value-type="date" office:date-value="1981-09-08">
            <text:p>8. Sep. 1981</text:p>
          </table:table-cell>
          <table:table-cell table:style-name="ce27" table:formula="of:=IF([.P32]&lt;[.P31];[.Q$1];&quot;&quot;)">
            <text:p/>
          </table:table-cell>
          <table:table-cell table:style-name="ce27" table:formula="of:=IF(AND([.P32]&gt;[.S32];[.S32]&lt;&gt;0);[.R$1];&quot;&quot;)">
            <text:p/>
          </table:table-cell>
          <table:table-cell table:style-name="ce23"/>
          <table:table-cell table:style-name="ce3"/>
          <table:table-cell table:style-name="ce33" office:value-type="date" office:date-value="1981-09-06T14:25:19.628906">
            <text:p>6. Sep. 1981</text:p>
          </table:table-cell>
          <table:table-cell table:style-name="ce27" table:formula="of:=IF([.U32]&lt;[.U31];[.V$1];&quot;&quot;)">
            <text:p/>
          </table:table-cell>
          <table:table-cell table:style-name="ce33" table:formula="of:=VLOOKUP([.U32];[Sheet2.$A$2:.$B$6];2)" office:value-type="string" office:string-value="SMITH">
            <text:p>SMITH</text:p>
          </table:table-cell>
          <table:table-cell table:style-name="ce33" table:formula="of:=IF(AND([.Y32]&lt;&gt;&quot;&quot;;[.Y32]&lt;[.U32]);[.X$1];&quot;&quot;)">
            <text:p/>
          </table:table-cell>
          <table:table-cell table:style-name="ce33"/>
          <table:table-cell table:style-name="ce27" table:formula="of:=IF(AND([.Y32]&lt;&gt;&quot;&quot;;[.Y32]&lt;[.Y31]);[.Z$1];&quot;&quot;)">
            <text:p/>
          </table:table-cell>
          <table:table-cell table:style-name="ce33" table:formula="of:=IF([.Y32]&lt;&gt;&quot;&quot;;VLOOKUP([.Y32];[Sheet2.$A$2:.$B$6];2);&quot;&quot;)">
            <text:p/>
          </table:table-cell>
          <table:table-cell/>
          <table:table-cell table:style-name="ce19" table:formula="of:=[.AC$1]&amp;[.A32]&amp;&quot;,&quot;&amp;[.B32]&amp;&quot;,'&quot;&amp;[.C32]&amp;&quot;','&quot;&amp;[.D32]&amp;&quot;',&quot;&amp;[.E32]&amp;&quot;,to_date('&quot;&amp;YEAR([.J32])&amp;&quot;-&quot;&amp;MONTH([.J32])&amp;&quot;-&quot;&amp;DAY([.J32])&amp;&quot;','YYYY-MM-DD'),&quot;&amp;[.L32]&amp;&quot;,&quot;&amp;[.M32]&amp;&quot;,&quot;&amp;[.N32]&amp;&quot;,to_date('&quot;&amp;YEAR([.P32])&amp;&quot;-&quot;&amp;MONTH([.P32])&amp;&quot;-&quot;&amp;DAY([.P32])&amp;&quot;','YYYY-MM-DD'),to_date('&quot;&amp;YEAR([.U32])&amp;&quot;-&quot;&amp;MONTH([.U32])&amp;&quot;-&quot;&amp;DAY([.U32])&amp;&quot;','YYYY-MM-DD'),'&quot;&amp;[.W32]&amp;&quot;');&quot;" office:value-type="string" office:string-value="insert into EMP (ID,EMPNO,ENAME,JOB,MGR_EMP_ID,HIREDATE,SAL,COMM,DEPT_ID,EFF_BEG_DTM,AUD_BEG_DTM,AUD_BEG_USR) values (13,7844,'TURNER','SALESMAN',8,to_date('1981-9-8','YYYY-MM-DD'),1500,0,3,to_date('1981-9-8','YYYY-MM-DD'),to_date('1981-9-6','YYYY-MM-DD'),'SMITH');">
            <text:p>insert into EMP (ID,EMPNO,ENAME,JOB,MGR_EMP_ID,HIREDATE,SAL,COMM,DEPT_ID,EFF_BEG_DTM,AUD_BEG_DTM,AUD_BEG_USR) values (13,7844,'TURNER','SALESMAN',8,to_date('1981-9-8','YYYY-MM-DD'),1500,0,3,to_date('1981-9-8','YYYY-MM-DD'),to_date('1981-9-6','YYYY-MM-DD'),'SMITH');</text:p>
          </table:table-cell>
          <table:table-cell table:style-name="ce38" table:formula="of:=[.AD$1]&amp;[.A32]&amp;&quot;,&quot;&amp;[.B32]&amp;&quot;,'&quot;&amp;[.C32]&amp;&quot;','&quot;&amp;[.D32]&amp;&quot;',&quot;&amp;[.E32]&amp;&quot;,to_date('&quot;&amp;YEAR([.J32])&amp;&quot;-&quot;&amp;MONTH([.J32])&amp;&quot;-&quot;&amp;DAY([.J32])&amp;&quot;','YYYY-MM-DD'),&quot;&amp;[.L32]&amp;&quot;,&quot;&amp;[.M32]&amp;&quot;,&quot;&amp;[.N32]&amp;&quot;,to_date('&quot;&amp;YEAR([.P32])&amp;&quot;-&quot;&amp;MONTH([.P32])&amp;&quot;-&quot;&amp;DAY([.P32])&amp;&quot;','YYYY-MM-DD'),to_date('&quot;&amp;YEAR([.S32])&amp;&quot;-&quot;&amp;MONTH([.S32])&amp;&quot;-&quot;&amp;DAY([.S32])&amp;&quot;','YYYY-MM-DD'),'&quot;&amp;[.T32]&amp;&quot;',to_date('&quot;&amp;YEAR([.U32])&amp;&quot;-&quot;&amp;MONTH([.U32])&amp;&quot;-&quot;&amp;DAY([.U32])&amp;&quot;','YYYY-MM-DD'),'&quot;&amp;[.W32]&amp;&quot;',to_date('&quot;&amp;YEAR([.Y32])&amp;&quot;-&quot;&amp;MONTH([.Y32])&amp;&quot;-&quot;&amp;DAY([.Y32])&amp;&quot;','YYYY-MM-DD'),'&quot;&amp;[.AA32]&amp;&quot;');&quot;" office:value-type="string" office:string-value="insert into EMP_HIST (EMP_ID,EMPNO,ENAME,JOB,MGR_EMP_ID,HIREDATE,SAL,COMM,DEPT_ID,EFF_BEG_DTM,EFF_END_DTM,LAST_ACTIVE,AUD_BEG_DTM,AUD_BEG_USR,AUD_END_DTM,AUD_END_USR) values (13,7844,'TURNER','SALESMAN',8,to_date('1981-9-8','YYYY-MM-DD'),1500,0,3,to_date('1981-9-8','YYYY-MM-DD'),to_date('1899-12-30','YYYY-MM-DD'),'',to_date('1981-9-6','YYYY-MM-DD'),'SMITH',to_date('1899-12-30','YYYY-MM-DD'),'');">
            <text:p>insert into EMP_HIST (EMP_ID,EMPNO,ENAME,JOB,MGR_EMP_ID,HIREDATE,SAL,COMM,DEPT_ID,EFF_BEG_DTM,EFF_END_DTM,LAST_ACTIVE,AUD_BEG_DTM,AUD_BEG_USR,AUD_END_DTM,AUD_END_USR) values (13,7844,'TURNER','SALESMAN',8,to_date('1981-9-8','YYYY-MM-DD'),1500,0,3,to_date('1981-9-8','YYYY-MM-DD'),to_date('1899-12-30','YYYY-MM-DD'),'',to_date('1981-9-6','YYYY-MM-DD'),'SMITH',to_date('1899-12-30','YYYY-MM-DD'),'');</text:p>
          </table:table-cell>
          <table:table-cell table:style-name="ce37" office:value-type="string">
            <text:p><text:s/></text:p>
          </table:table-cell>
          <table:table-cell table:style-name="ce38" table:formula="of:=IF([.Y32]=&quot;&quot;;[.AC32];[.AD32])" office:value-type="string" office:string-value="insert into EMP (ID,EMPNO,ENAME,JOB,MGR_EMP_ID,HIREDATE,SAL,COMM,DEPT_ID,EFF_BEG_DTM,AUD_BEG_DTM,AUD_BEG_USR) values (13,7844,'TURNER','SALESMAN',8,to_date('1981-9-8','YYYY-MM-DD'),1500,0,3,to_date('1981-9-8','YYYY-MM-DD'),to_date('1981-9-6','YYYY-MM-DD'),'SMITH');">
            <text:p>insert into EMP (ID,EMPNO,ENAME,JOB,MGR_EMP_ID,HIREDATE,SAL,COMM,DEPT_ID,EFF_BEG_DTM,AUD_BEG_DTM,AUD_BEG_USR) values (13,7844,'TURNER','SALESMAN',8,to_date('1981-9-8','YYYY-MM-DD'),1500,0,3,to_date('1981-9-8','YYYY-MM-DD'),to_date('1981-9-6','YYYY-MM-DD'),'SMITH');</text:p>
          </table:table-cell>
          <table:table-cell table:style-name="ce19" table:number-columns-repeated="991"/>
          <table:table-cell table:style-name="ce3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11" office:value-type="float" office:value="7654">
            <text:p>7654</text:p>
          </table:table-cell>
          <table:table-cell table:style-name="ce19" office:value-type="string">
            <text:p>MARTIN</text:p>
          </table:table-cell>
          <table:table-cell table:style-name="ce19" office:value-type="string">
            <text:p>SALESMAN</text:p>
          </table:table-cell>
          <table:table-cell table:style-name="ce19" office:value-type="float" office:value="8">
            <text:p>8</text:p>
          </table:table-cell>
          <table:table-cell table:style-name="ce19" table:number-columns-repeated="3"/>
          <table:table-cell table:style-name="ce19" office:value-type="string">
            <text:p>Blake</text:p>
          </table:table-cell>
          <table:table-cell table:style-name="ce23" office:value-type="date" office:date-value="1981-09-28">
            <text:p>28. Sep. 1981</text:p>
          </table:table-cell>
          <table:table-cell table:style-name="ce27" table:formula="of:=IF([.J33]&lt;[.J32];[.K$1];&quot;&quot;)">
            <text:p/>
          </table:table-cell>
          <table:table-cell table:style-name="ce19" office:value-type="float" office:value="1250">
            <text:p>1250</text:p>
          </table:table-cell>
          <table:table-cell table:style-name="ce19" office:value-type="float" office:value="1400">
            <text:p>1400</text:p>
          </table:table-cell>
          <table:table-cell table:style-name="ce19" office:value-type="float" office:value="3">
            <text:p>3</text:p>
          </table:table-cell>
          <table:table-cell table:style-name="ce31" table:formula="of:=IF([.P33]&lt;[.J33];[.O$1];&quot;&quot;)">
            <text:p/>
          </table:table-cell>
          <table:table-cell table:style-name="ce23" office:value-type="date" office:date-value="1981-09-28">
            <text:p>28. Sep. 1981</text:p>
          </table:table-cell>
          <table:table-cell table:style-name="ce27" table:formula="of:=IF([.P33]&lt;[.P32];[.Q$1];&quot;&quot;)">
            <text:p/>
          </table:table-cell>
          <table:table-cell table:style-name="ce27" table:formula="of:=IF(AND([.P33]&gt;[.S33];[.S33]&lt;&gt;0);[.R$1];&quot;&quot;)">
            <text:p/>
          </table:table-cell>
          <table:table-cell table:style-name="ce23"/>
          <table:table-cell table:style-name="ce3"/>
          <table:table-cell table:style-name="ce33" office:value-type="date" office:date-value="1981-09-26T12:10:51.269531">
            <text:p>26. Sep. 1981</text:p>
          </table:table-cell>
          <table:table-cell table:style-name="ce27" table:formula="of:=IF([.U33]&lt;[.U32];[.V$1];&quot;&quot;)">
            <text:p/>
          </table:table-cell>
          <table:table-cell table:style-name="ce33" table:formula="of:=VLOOKUP([.U33];[Sheet2.$A$2:.$B$6];2)" office:value-type="string" office:string-value="SMITH">
            <text:p>SMITH</text:p>
          </table:table-cell>
          <table:table-cell table:style-name="ce33" table:formula="of:=IF(AND([.Y33]&lt;&gt;&quot;&quot;;[.Y33]&lt;[.U33]);[.X$1];&quot;&quot;)">
            <text:p/>
          </table:table-cell>
          <table:table-cell table:style-name="ce33"/>
          <table:table-cell table:style-name="ce27" table:formula="of:=IF(AND([.Y33]&lt;&gt;&quot;&quot;;[.Y33]&lt;[.Y32]);[.Z$1];&quot;&quot;)">
            <text:p/>
          </table:table-cell>
          <table:table-cell table:style-name="ce33" table:formula="of:=IF([.Y33]&lt;&gt;&quot;&quot;;VLOOKUP([.Y33];[Sheet2.$A$2:.$B$6];2);&quot;&quot;)">
            <text:p/>
          </table:table-cell>
          <table:table-cell/>
          <table:table-cell table:style-name="ce19" table:formula="of:=[.AC$1]&amp;[.A33]&amp;&quot;,&quot;&amp;[.B33]&amp;&quot;,'&quot;&amp;[.C33]&amp;&quot;','&quot;&amp;[.D33]&amp;&quot;',&quot;&amp;[.E33]&amp;&quot;,to_date('&quot;&amp;YEAR([.J33])&amp;&quot;-&quot;&amp;MONTH([.J33])&amp;&quot;-&quot;&amp;DAY([.J33])&amp;&quot;','YYYY-MM-DD'),&quot;&amp;[.L33]&amp;&quot;,&quot;&amp;[.M33]&amp;&quot;,&quot;&amp;[.N33]&amp;&quot;,to_date('&quot;&amp;YEAR([.P33])&amp;&quot;-&quot;&amp;MONTH([.P33])&amp;&quot;-&quot;&amp;DAY([.P33])&amp;&quot;','YYYY-MM-DD'),to_date('&quot;&amp;YEAR([.U33])&amp;&quot;-&quot;&amp;MONTH([.U33])&amp;&quot;-&quot;&amp;DAY([.U33])&amp;&quot;','YYYY-MM-DD'),'&quot;&amp;[.W33]&amp;&quot;');&quot;" office:value-type="string" office:string-value="insert into EMP (ID,EMPNO,ENAME,JOB,MGR_EMP_ID,HIREDATE,SAL,COMM,DEPT_ID,EFF_BEG_DTM,AUD_BEG_DTM,AUD_BEG_USR) values (14,7654,'MARTIN','SALESMAN',8,to_date('1981-9-28','YYYY-MM-DD'),1250,1400,3,to_date('1981-9-28','YYYY-MM-DD'),to_date('1981-9-26','YYYY-MM-DD'),'SMITH');">
            <text:p>insert into EMP (ID,EMPNO,ENAME,JOB,MGR_EMP_ID,HIREDATE,SAL,COMM,DEPT_ID,EFF_BEG_DTM,AUD_BEG_DTM,AUD_BEG_USR) values (14,7654,'MARTIN','SALESMAN',8,to_date('1981-9-28','YYYY-MM-DD'),1250,1400,3,to_date('1981-9-28','YYYY-MM-DD'),to_date('1981-9-26','YYYY-MM-DD'),'SMITH');</text:p>
          </table:table-cell>
          <table:table-cell table:style-name="ce38" table:formula="of:=[.AD$1]&amp;[.A33]&amp;&quot;,&quot;&amp;[.B33]&amp;&quot;,'&quot;&amp;[.C33]&amp;&quot;','&quot;&amp;[.D33]&amp;&quot;',&quot;&amp;[.E33]&amp;&quot;,to_date('&quot;&amp;YEAR([.J33])&amp;&quot;-&quot;&amp;MONTH([.J33])&amp;&quot;-&quot;&amp;DAY([.J33])&amp;&quot;','YYYY-MM-DD'),&quot;&amp;[.L33]&amp;&quot;,&quot;&amp;[.M33]&amp;&quot;,&quot;&amp;[.N33]&amp;&quot;,to_date('&quot;&amp;YEAR([.P33])&amp;&quot;-&quot;&amp;MONTH([.P33])&amp;&quot;-&quot;&amp;DAY([.P33])&amp;&quot;','YYYY-MM-DD'),to_date('&quot;&amp;YEAR([.S33])&amp;&quot;-&quot;&amp;MONTH([.S33])&amp;&quot;-&quot;&amp;DAY([.S33])&amp;&quot;','YYYY-MM-DD'),'&quot;&amp;[.T33]&amp;&quot;',to_date('&quot;&amp;YEAR([.U33])&amp;&quot;-&quot;&amp;MONTH([.U33])&amp;&quot;-&quot;&amp;DAY([.U33])&amp;&quot;','YYYY-MM-DD'),'&quot;&amp;[.W33]&amp;&quot;',to_date('&quot;&amp;YEAR([.Y33])&amp;&quot;-&quot;&amp;MONTH([.Y33])&amp;&quot;-&quot;&amp;DAY([.Y33])&amp;&quot;','YYYY-MM-DD'),'&quot;&amp;[.AA33]&amp;&quot;');&quot;" office:value-type="string" office:string-value="insert into EMP_HIST (EMP_ID,EMPNO,ENAME,JOB,MGR_EMP_ID,HIREDATE,SAL,COMM,DEPT_ID,EFF_BEG_DTM,EFF_END_DTM,LAST_ACTIVE,AUD_BEG_DTM,AUD_BEG_USR,AUD_END_DTM,AUD_END_USR) values (14,7654,'MARTIN','SALESMAN',8,to_date('1981-9-28','YYYY-MM-DD'),1250,1400,3,to_date('1981-9-28','YYYY-MM-DD'),to_date('1899-12-30','YYYY-MM-DD'),'',to_date('1981-9-26','YYYY-MM-DD'),'SMITH',to_date('1899-12-30','YYYY-MM-DD'),'');">
            <text:p>insert into EMP_HIST (EMP_ID,EMPNO,ENAME,JOB,MGR_EMP_ID,HIREDATE,SAL,COMM,DEPT_ID,EFF_BEG_DTM,EFF_END_DTM,LAST_ACTIVE,AUD_BEG_DTM,AUD_BEG_USR,AUD_END_DTM,AUD_END_USR) values (14,7654,'MARTIN','SALESMAN',8,to_date('1981-9-28','YYYY-MM-DD'),1250,1400,3,to_date('1981-9-28','YYYY-MM-DD'),to_date('1899-12-30','YYYY-MM-DD'),'',to_date('1981-9-26','YYYY-MM-DD'),'SMITH',to_date('1899-12-30','YYYY-MM-DD'),'');</text:p>
          </table:table-cell>
          <table:table-cell table:style-name="ce37" office:value-type="string">
            <text:p><text:s/></text:p>
          </table:table-cell>
          <table:table-cell table:style-name="ce38" table:formula="of:=IF([.Y33]=&quot;&quot;;[.AC33];[.AD33])" office:value-type="string" office:string-value="insert into EMP (ID,EMPNO,ENAME,JOB,MGR_EMP_ID,HIREDATE,SAL,COMM,DEPT_ID,EFF_BEG_DTM,AUD_BEG_DTM,AUD_BEG_USR) values (14,7654,'MARTIN','SALESMAN',8,to_date('1981-9-28','YYYY-MM-DD'),1250,1400,3,to_date('1981-9-28','YYYY-MM-DD'),to_date('1981-9-26','YYYY-MM-DD'),'SMITH');">
            <text:p>insert into EMP (ID,EMPNO,ENAME,JOB,MGR_EMP_ID,HIREDATE,SAL,COMM,DEPT_ID,EFF_BEG_DTM,AUD_BEG_DTM,AUD_BEG_USR) values (14,7654,'MARTIN','SALESMAN',8,to_date('1981-9-28','YYYY-MM-DD'),1250,1400,3,to_date('1981-9-28','YYYY-MM-DD'),to_date('1981-9-26','YYYY-MM-DD'),'SMITH');</text:p>
          </table:table-cell>
          <table:table-cell table:style-name="ce19" table:number-columns-repeated="991"/>
          <table:table-cell table:style-name="ce3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float" office:value="7839">
            <text:p>7839</text:p>
          </table:table-cell>
          <table:table-cell table:style-name="ce19" office:value-type="string">
            <text:p>KING</text:p>
          </table:table-cell>
          <table:table-cell table:style-name="ce19" office:value-type="string">
            <text:p>PRESIDENT</text:p>
          </table:table-cell>
          <table:table-cell table:style-name="ce16" office:value-type="string">
            <text:p>null</text:p>
          </table:table-cell>
          <table:table-cell table:style-name="ce19" table:number-columns-repeated="4"/>
          <table:table-cell table:style-name="ce23" office:value-type="date" office:date-value="1981-11-17">
            <text:p>17. Nov. 1981</text:p>
          </table:table-cell>
          <table:table-cell table:style-name="ce27" table:formula="of:=IF([.J34]&lt;[.J33];[.K$1];&quot;&quot;)">
            <text:p/>
          </table:table-cell>
          <table:table-cell table:style-name="ce19" office:value-type="float" office:value="5000">
            <text:p>5000</text:p>
          </table:table-cell>
          <table:table-cell table:style-name="ce19" office:value-type="string">
            <text:p>null</text:p>
          </table:table-cell>
          <table:table-cell table:style-name="ce19" office:value-type="float" office:value="1">
            <text:p>1</text:p>
          </table:table-cell>
          <table:table-cell table:style-name="ce31" table:formula="of:=IF([.P34]&lt;[.J34];[.O$1];&quot;&quot;)">
            <text:p/>
          </table:table-cell>
          <table:table-cell table:style-name="ce23" office:value-type="date" office:date-value="1981-11-17">
            <text:p>17. Nov. 1981</text:p>
          </table:table-cell>
          <table:table-cell table:style-name="ce27" table:formula="of:=IF([.P34]&lt;[.P33];[.Q$1];&quot;&quot;)">
            <text:p/>
          </table:table-cell>
          <table:table-cell table:style-name="ce27" table:formula="of:=IF(AND([.P34]&gt;[.S34];[.S34]&lt;&gt;0);[.R$1];&quot;&quot;)">
            <text:p/>
          </table:table-cell>
          <table:table-cell table:style-name="ce23"/>
          <table:table-cell table:style-name="ce3"/>
          <table:table-cell table:style-name="ce33" office:value-type="date" office:date-value="1981-11-18T04:31:13.828125">
            <text:p>18. Nov. 1981</text:p>
          </table:table-cell>
          <table:table-cell table:style-name="ce27" table:formula="of:=IF([.U34]&lt;[.U33];[.V$1];&quot;&quot;)">
            <text:p/>
          </table:table-cell>
          <table:table-cell table:style-name="ce33" table:formula="of:=VLOOKUP([.U34];[Sheet2.$A$2:.$B$6];2)" office:value-type="string" office:string-value="SMITH">
            <text:p>SMITH</text:p>
          </table:table-cell>
          <table:table-cell table:style-name="ce33" table:formula="of:=IF(AND([.Y34]&lt;&gt;&quot;&quot;;[.Y34]&lt;[.U34]);[.X$1];&quot;&quot;)">
            <text:p/>
          </table:table-cell>
          <table:table-cell table:style-name="ce33"/>
          <table:table-cell table:style-name="ce27" table:formula="of:=IF(AND([.Y34]&lt;&gt;&quot;&quot;;[.Y34]&lt;[.Y33]);[.Z$1];&quot;&quot;)">
            <text:p/>
          </table:table-cell>
          <table:table-cell table:style-name="ce33" table:formula="of:=IF([.Y34]&lt;&gt;&quot;&quot;;VLOOKUP([.Y34];[Sheet2.$A$2:.$B$6];2);&quot;&quot;)">
            <text:p/>
          </table:table-cell>
          <table:table-cell/>
          <table:table-cell table:style-name="ce19" table:formula="of:=[.AC$1]&amp;[.A34]&amp;&quot;,&quot;&amp;[.B34]&amp;&quot;,'&quot;&amp;[.C34]&amp;&quot;','&quot;&amp;[.D34]&amp;&quot;',&quot;&amp;[.E34]&amp;&quot;,to_date('&quot;&amp;YEAR([.J34])&amp;&quot;-&quot;&amp;MONTH([.J34])&amp;&quot;-&quot;&amp;DAY([.J34])&amp;&quot;','YYYY-MM-DD'),&quot;&amp;[.L34]&amp;&quot;,&quot;&amp;[.M34]&amp;&quot;,&quot;&amp;[.N34]&amp;&quot;,to_date('&quot;&amp;YEAR([.P34])&amp;&quot;-&quot;&amp;MONTH([.P34])&amp;&quot;-&quot;&amp;DAY([.P34])&amp;&quot;','YYYY-MM-DD'),to_date('&quot;&amp;YEAR([.U34])&amp;&quot;-&quot;&amp;MONTH([.U34])&amp;&quot;-&quot;&amp;DAY([.U34])&amp;&quot;','YYYY-MM-DD'),'&quot;&amp;[.W34]&amp;&quot;');&quot;" office:value-type="string" office:string-value="insert into EMP (ID,EMPNO,ENAME,JOB,MGR_EMP_ID,HIREDATE,SAL,COMM,DEPT_ID,EFF_BEG_DTM,AUD_BEG_DTM,AUD_BEG_USR) values (15,7839,'KING','PRESIDENT',null,to_date('1981-11-17','YYYY-MM-DD'),5000,null,1,to_date('1981-11-17','YYYY-MM-DD'),to_date('1981-11-18','YYYY-MM-DD'),'SMITH');">
            <text:p>insert into EMP (ID,EMPNO,ENAME,JOB,MGR_EMP_ID,HIREDATE,SAL,COMM,DEPT_ID,EFF_BEG_DTM,AUD_BEG_DTM,AUD_BEG_USR) values (15,7839,'KING','PRESIDENT',null,to_date('1981-11-17','YYYY-MM-DD'),5000,null,1,to_date('1981-11-17','YYYY-MM-DD'),to_date('1981-11-18','YYYY-MM-DD'),'SMITH');</text:p>
          </table:table-cell>
          <table:table-cell table:style-name="ce38" table:formula="of:=[.AD$1]&amp;[.A34]&amp;&quot;,&quot;&amp;[.B34]&amp;&quot;,'&quot;&amp;[.C34]&amp;&quot;','&quot;&amp;[.D34]&amp;&quot;',&quot;&amp;[.E34]&amp;&quot;,to_date('&quot;&amp;YEAR([.J34])&amp;&quot;-&quot;&amp;MONTH([.J34])&amp;&quot;-&quot;&amp;DAY([.J34])&amp;&quot;','YYYY-MM-DD'),&quot;&amp;[.L34]&amp;&quot;,&quot;&amp;[.M34]&amp;&quot;,&quot;&amp;[.N34]&amp;&quot;,to_date('&quot;&amp;YEAR([.P34])&amp;&quot;-&quot;&amp;MONTH([.P34])&amp;&quot;-&quot;&amp;DAY([.P34])&amp;&quot;','YYYY-MM-DD'),to_date('&quot;&amp;YEAR([.S34])&amp;&quot;-&quot;&amp;MONTH([.S34])&amp;&quot;-&quot;&amp;DAY([.S34])&amp;&quot;','YYYY-MM-DD'),'&quot;&amp;[.T34]&amp;&quot;',to_date('&quot;&amp;YEAR([.U34])&amp;&quot;-&quot;&amp;MONTH([.U34])&amp;&quot;-&quot;&amp;DAY([.U34])&amp;&quot;','YYYY-MM-DD'),'&quot;&amp;[.W34]&amp;&quot;',to_date('&quot;&amp;YEAR([.Y34])&amp;&quot;-&quot;&amp;MONTH([.Y34])&amp;&quot;-&quot;&amp;DAY([.Y34])&amp;&quot;','YYYY-MM-DD'),'&quot;&amp;[.AA34]&amp;&quot;');&quot;" office:value-type="string" office:string-value="insert into EMP_HIST (EMP_ID,EMPNO,ENAME,JOB,MGR_EMP_ID,HIREDATE,SAL,COMM,DEPT_ID,EFF_BEG_DTM,EFF_END_DTM,LAST_ACTIVE,AUD_BEG_DTM,AUD_BEG_USR,AUD_END_DTM,AUD_END_USR) values (15,7839,'KING','PRESIDENT',null,to_date('1981-11-17','YYYY-MM-DD'),5000,null,1,to_date('1981-11-17','YYYY-MM-DD'),to_date('1899-12-30','YYYY-MM-DD'),'',to_date('1981-11-18','YYYY-MM-DD'),'SMITH',to_date('1899-12-30','YYYY-MM-DD'),'');">
            <text:p>insert into EMP_HIST (EMP_ID,EMPNO,ENAME,JOB,MGR_EMP_ID,HIREDATE,SAL,COMM,DEPT_ID,EFF_BEG_DTM,EFF_END_DTM,LAST_ACTIVE,AUD_BEG_DTM,AUD_BEG_USR,AUD_END_DTM,AUD_END_USR) values (15,7839,'KING','PRESIDENT',null,to_date('1981-11-17','YYYY-MM-DD'),5000,null,1,to_date('1981-11-17','YYYY-MM-DD'),to_date('1899-12-30','YYYY-MM-DD'),'',to_date('1981-11-18','YYYY-MM-DD'),'SMITH',to_date('1899-12-30','YYYY-MM-DD'),'');</text:p>
          </table:table-cell>
          <table:table-cell table:style-name="ce37" office:value-type="string">
            <text:p><text:s/></text:p>
          </table:table-cell>
          <table:table-cell table:style-name="ce38" table:formula="of:=IF([.Y34]=&quot;&quot;;[.AC34];[.AD34])" office:value-type="string" office:string-value="insert into EMP (ID,EMPNO,ENAME,JOB,MGR_EMP_ID,HIREDATE,SAL,COMM,DEPT_ID,EFF_BEG_DTM,AUD_BEG_DTM,AUD_BEG_USR) values (15,7839,'KING','PRESIDENT',null,to_date('1981-11-17','YYYY-MM-DD'),5000,null,1,to_date('1981-11-17','YYYY-MM-DD'),to_date('1981-11-18','YYYY-MM-DD'),'SMITH');">
            <text:p>insert into EMP (ID,EMPNO,ENAME,JOB,MGR_EMP_ID,HIREDATE,SAL,COMM,DEPT_ID,EFF_BEG_DTM,AUD_BEG_DTM,AUD_BEG_USR) values (15,7839,'KING','PRESIDENT',null,to_date('1981-11-17','YYYY-MM-DD'),5000,null,1,to_date('1981-11-17','YYYY-MM-DD'),to_date('1981-11-18','YYYY-MM-DD'),'SMITH');</text:p>
          </table:table-cell>
          <table:table-cell table:style-name="ce19" table:number-columns-repeated="991"/>
          <table:table-cell table:style-name="ce3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12" office:value-type="float" office:value="7876">
            <text:p>7876</text:p>
          </table:table-cell>
          <table:table-cell table:style-name="ce16" office:value-type="string">
            <text:p>ADAMS</text:p>
          </table:table-cell>
          <table:table-cell table:style-name="ce16" office:value-type="string">
            <text:p>CLERK</text:p>
          </table:table-cell>
          <table:table-cell table:style-name="ce16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Jones</text:p>
          </table:table-cell>
          <table:table-cell table:style-name="ce20" office:value-type="date" office:date-value="1981-11-22">
            <text:p>22. Nov. 1981</text:p>
          </table:table-cell>
          <table:table-cell table:style-name="ce27" table:formula="of:=IF([.J35]&lt;[.J34];[.K$1];&quot;&quot;)">
            <text:p/>
          </table:table-cell>
          <table:table-cell table:style-name="ce16" office:value-type="float" office:value="1100">
            <text:p>1100</text:p>
          </table:table-cell>
          <table:table-cell table:style-name="ce16" office:value-type="string">
            <text:p>null</text:p>
          </table:table-cell>
          <table:table-cell table:style-name="ce16" office:value-type="float" office:value="2">
            <text:p>2</text:p>
          </table:table-cell>
          <table:table-cell table:style-name="ce31" table:formula="of:=IF([.P35]&lt;[.J35];[.O$1];&quot;&quot;)">
            <text:p/>
          </table:table-cell>
          <table:table-cell table:style-name="ce20" office:value-type="date" office:date-value="1981-11-22">
            <text:p>22. Nov. 1981</text:p>
          </table:table-cell>
          <table:table-cell table:style-name="ce27" table:formula="of:=IF([.P35]&lt;[.P34];[.Q$1];&quot;&quot;)">
            <text:p/>
          </table:table-cell>
          <table:table-cell table:style-name="ce27" table:formula="of:=IF(AND([.P35]&gt;[.S35];[.S35]&lt;&gt;0);[.R$1];&quot;&quot;)">
            <text:p/>
          </table:table-cell>
          <table:table-cell table:style-name="ce20" office:value-type="date" office:date-value="1982-06-15T12:00:00">
            <text:p>15. Jun. 1982</text:p>
          </table:table-cell>
          <table:table-cell table:style-name="ce3" office:value-type="string">
            <text:p>Y</text:p>
          </table:table-cell>
          <table:table-cell table:style-name="ce33" office:value-type="date" office:date-value="1981-11-20T20:54:14.589844">
            <text:p>20. Nov. 1981</text:p>
          </table:table-cell>
          <table:table-cell table:style-name="ce27" table:formula="of:=IF([.U35]&lt;[.U34];[.V$1];&quot;&quot;)">
            <text:p/>
          </table:table-cell>
          <table:table-cell table:style-name="ce33" table:formula="of:=VLOOKUP([.U35];[Sheet2.$A$2:.$B$6];2)" office:value-type="string" office:string-value="SMITH">
            <text:p>SMITH</text:p>
          </table:table-cell>
          <table:table-cell table:style-name="ce33" table:formula="of:=IF(AND([.Y35]&lt;&gt;&quot;&quot;;[.Y35]&lt;[.U35]);[.X$1];&quot;&quot;)">
            <text:p/>
          </table:table-cell>
          <table:table-cell table:style-name="ce33" office:value-type="date" office:date-value="1982-06-13T17:28:32.109375">
            <text:p>13. Jun. 1982</text:p>
          </table:table-cell>
          <table:table-cell table:style-name="ce27" table:formula="of:=IF(AND([.Y35]&lt;&gt;&quot;&quot;;[.Y35]&lt;[.Y34]);[.Z$1];&quot;&quot;)">
            <text:p/>
          </table:table-cell>
          <table:table-cell table:style-name="ce33" table:formula="of:=IF([.Y35]&lt;&gt;&quot;&quot;;VLOOKUP([.Y35];[Sheet2.$A$2:.$B$6];2);&quot;&quot;)" office:value-type="string" office:string-value="JAMES">
            <text:p>JAMES</text:p>
          </table:table-cell>
          <table:table-cell/>
          <table:table-cell table:style-name="ce19" table:formula="of:=[.AC$1]&amp;[.A35]&amp;&quot;,&quot;&amp;[.B35]&amp;&quot;,'&quot;&amp;[.C35]&amp;&quot;','&quot;&amp;[.D35]&amp;&quot;',&quot;&amp;[.E35]&amp;&quot;,to_date('&quot;&amp;YEAR([.J35])&amp;&quot;-&quot;&amp;MONTH([.J35])&amp;&quot;-&quot;&amp;DAY([.J35])&amp;&quot;','YYYY-MM-DD'),&quot;&amp;[.L35]&amp;&quot;,&quot;&amp;[.M35]&amp;&quot;,&quot;&amp;[.N35]&amp;&quot;,to_date('&quot;&amp;YEAR([.P35])&amp;&quot;-&quot;&amp;MONTH([.P35])&amp;&quot;-&quot;&amp;DAY([.P35])&amp;&quot;','YYYY-MM-DD'),to_date('&quot;&amp;YEAR([.U35])&amp;&quot;-&quot;&amp;MONTH([.U35])&amp;&quot;-&quot;&amp;DAY([.U35])&amp;&quot;','YYYY-MM-DD'),'&quot;&amp;[.W35]&amp;&quot;');&quot;" office:value-type="string" office:string-value="insert into EMP (ID,EMPNO,ENAME,JOB,MGR_EMP_ID,HIREDATE,SAL,COMM,DEPT_ID,EFF_BEG_DTM,AUD_BEG_DTM,AUD_BEG_USR) values (16,7876,'ADAMS','CLERK',6,to_date('1981-11-22','YYYY-MM-DD'),1100,null,2,to_date('1981-11-22','YYYY-MM-DD'),to_date('1981-11-20','YYYY-MM-DD'),'SMITH');">
            <text:p>insert into EMP (ID,EMPNO,ENAME,JOB,MGR_EMP_ID,HIREDATE,SAL,COMM,DEPT_ID,EFF_BEG_DTM,AUD_BEG_DTM,AUD_BEG_USR) values (16,7876,'ADAMS','CLERK',6,to_date('1981-11-22','YYYY-MM-DD'),1100,null,2,to_date('1981-11-22','YYYY-MM-DD'),to_date('1981-11-20','YYYY-MM-DD'),'SMITH');</text:p>
          </table:table-cell>
          <table:table-cell table:style-name="ce38" table:formula="of:=[.AD$1]&amp;[.A35]&amp;&quot;,&quot;&amp;[.B35]&amp;&quot;,'&quot;&amp;[.C35]&amp;&quot;','&quot;&amp;[.D35]&amp;&quot;',&quot;&amp;[.E35]&amp;&quot;,to_date('&quot;&amp;YEAR([.J35])&amp;&quot;-&quot;&amp;MONTH([.J35])&amp;&quot;-&quot;&amp;DAY([.J35])&amp;&quot;','YYYY-MM-DD'),&quot;&amp;[.L35]&amp;&quot;,&quot;&amp;[.M35]&amp;&quot;,&quot;&amp;[.N35]&amp;&quot;,to_date('&quot;&amp;YEAR([.P35])&amp;&quot;-&quot;&amp;MONTH([.P35])&amp;&quot;-&quot;&amp;DAY([.P35])&amp;&quot;','YYYY-MM-DD'),to_date('&quot;&amp;YEAR([.S35])&amp;&quot;-&quot;&amp;MONTH([.S35])&amp;&quot;-&quot;&amp;DAY([.S35])&amp;&quot;','YYYY-MM-DD'),'&quot;&amp;[.T35]&amp;&quot;',to_date('&quot;&amp;YEAR([.U35])&amp;&quot;-&quot;&amp;MONTH([.U35])&amp;&quot;-&quot;&amp;DAY([.U35])&amp;&quot;','YYYY-MM-DD'),'&quot;&amp;[.W35]&amp;&quot;',to_date('&quot;&amp;YEAR([.Y35])&amp;&quot;-&quot;&amp;MONTH([.Y35])&amp;&quot;-&quot;&amp;DAY([.Y35])&amp;&quot;','YYYY-MM-DD'),'&quot;&amp;[.AA35]&amp;&quot;');&quot;" office:value-type="string" office:string-value="insert into EMP_HIST (EMP_ID,EMPNO,ENAME,JOB,MGR_EMP_ID,HIREDATE,SAL,COMM,DEPT_ID,EFF_BEG_DTM,EFF_END_DTM,LAST_ACTIVE,AUD_BEG_DTM,AUD_BEG_USR,AUD_END_DTM,AUD_END_USR) values (16,7876,'ADAMS','CLERK',6,to_date('1981-11-22','YYYY-MM-DD'),1100,null,2,to_date('1981-11-22','YYYY-MM-DD'),to_date('1982-6-15','YYYY-MM-DD'),'Y',to_date('1981-11-20','YYYY-MM-DD'),'SMITH',to_date('1982-6-13','YYYY-MM-DD'),'JAMES');">
            <text:p>insert into EMP_HIST (EMP_ID,EMPNO,ENAME,JOB,MGR_EMP_ID,HIREDATE,SAL,COMM,DEPT_ID,EFF_BEG_DTM,EFF_END_DTM,LAST_ACTIVE,AUD_BEG_DTM,AUD_BEG_USR,AUD_END_DTM,AUD_END_USR) values (16,7876,'ADAMS','CLERK',6,to_date('1981-11-22','YYYY-MM-DD'),1100,null,2,to_date('1981-11-22','YYYY-MM-DD'),to_date('1982-6-15','YYYY-MM-DD'),'Y',to_date('1981-11-20','YYYY-MM-DD'),'SMITH',to_date('1982-6-13','YYYY-MM-DD'),'JAMES');</text:p>
          </table:table-cell>
          <table:table-cell table:style-name="ce37" office:value-type="string">
            <text:p><text:s/></text:p>
          </table:table-cell>
          <table:table-cell table:style-name="ce38" table:formula="of:=IF([.Y35]=&quot;&quot;;[.AC35];[.AD35])" office:value-type="string" office:string-value="insert into EMP_HIST (EMP_ID,EMPNO,ENAME,JOB,MGR_EMP_ID,HIREDATE,SAL,COMM,DEPT_ID,EFF_BEG_DTM,EFF_END_DTM,LAST_ACTIVE,AUD_BEG_DTM,AUD_BEG_USR,AUD_END_DTM,AUD_END_USR) values (16,7876,'ADAMS','CLERK',6,to_date('1981-11-22','YYYY-MM-DD'),1100,null,2,to_date('1981-11-22','YYYY-MM-DD'),to_date('1982-6-15','YYYY-MM-DD'),'Y',to_date('1981-11-20','YYYY-MM-DD'),'SMITH',to_date('1982-6-13','YYYY-MM-DD'),'JAMES');">
            <text:p>insert into EMP_HIST (EMP_ID,EMPNO,ENAME,JOB,MGR_EMP_ID,HIREDATE,SAL,COMM,DEPT_ID,EFF_BEG_DTM,EFF_END_DTM,LAST_ACTIVE,AUD_BEG_DTM,AUD_BEG_USR,AUD_END_DTM,AUD_END_USR) values (16,7876,'ADAMS','CLERK',6,to_date('1981-11-22','YYYY-MM-DD'),1100,null,2,to_date('1981-11-22','YYYY-MM-DD'),to_date('1982-6-15','YYYY-MM-DD'),'Y',to_date('1981-11-20','YYYY-MM-DD'),'SMITH',to_date('1982-6-13','YYYY-MM-DD'),'JAMES');</text:p>
          </table:table-cell>
          <table:table-cell table:style-name="ce19" table:number-columns-repeated="991"/>
          <table:table-cell table:style-name="ce3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float" office:value="7900">
            <text:p>7900</text:p>
          </table:table-cell>
          <table:table-cell table:style-name="ce19" office:value-type="string">
            <text:p>JAMES</text:p>
          </table:table-cell>
          <table:table-cell table:style-name="ce19" office:value-type="string">
            <text:p>CLERK</text:p>
          </table:table-cell>
          <table:table-cell table:style-name="ce19" office:value-type="float" office:value="8">
            <text:p>8</text:p>
          </table:table-cell>
          <table:table-cell table:style-name="ce19" table:number-columns-repeated="3"/>
          <table:table-cell table:style-name="ce19" office:value-type="string">
            <text:p>Blake</text:p>
          </table:table-cell>
          <table:table-cell table:style-name="ce23" office:value-type="date" office:date-value="1981-12-03">
            <text:p>3. Dec. 1981</text:p>
          </table:table-cell>
          <table:table-cell table:style-name="ce27" table:formula="of:=IF([.J36]&lt;[.J35];[.K$1];&quot;&quot;)">
            <text:p/>
          </table:table-cell>
          <table:table-cell table:style-name="ce19" office:value-type="float" office:value="950">
            <text:p>950</text:p>
          </table:table-cell>
          <table:table-cell table:style-name="ce19" office:value-type="string">
            <text:p>null</text:p>
          </table:table-cell>
          <table:table-cell table:style-name="ce19" office:value-type="float" office:value="3">
            <text:p>3</text:p>
          </table:table-cell>
          <table:table-cell table:style-name="ce31" table:formula="of:=IF([.P36]&lt;[.J36];[.O$1];&quot;&quot;)">
            <text:p/>
          </table:table-cell>
          <table:table-cell table:style-name="ce23" office:value-type="date" office:date-value="1981-12-03">
            <text:p>3. Dec. 1981</text:p>
          </table:table-cell>
          <table:table-cell table:style-name="ce27" table:formula="of:=IF([.P36]&lt;[.P35];[.Q$1];&quot;&quot;)">
            <text:p/>
          </table:table-cell>
          <table:table-cell table:style-name="ce27" table:formula="of:=IF(AND([.P36]&gt;[.S36];[.S36]&lt;&gt;0);[.R$1];&quot;&quot;)">
            <text:p/>
          </table:table-cell>
          <table:table-cell table:style-name="ce23"/>
          <table:table-cell table:style-name="ce3"/>
          <table:table-cell table:style-name="ce33" office:value-type="date" office:date-value="1981-12-05T08:48:23.90625">
            <text:p>5. Dec. 1981</text:p>
          </table:table-cell>
          <table:table-cell table:style-name="ce27" table:formula="of:=IF([.U36]&lt;[.U35];[.V$1];&quot;&quot;)">
            <text:p/>
          </table:table-cell>
          <table:table-cell table:style-name="ce33" table:formula="of:=VLOOKUP([.U36];[Sheet2.$A$2:.$B$6];2)" office:value-type="string" office:string-value="SMITH">
            <text:p>SMITH</text:p>
          </table:table-cell>
          <table:table-cell table:style-name="ce33" table:formula="of:=IF(AND([.Y36]&lt;&gt;&quot;&quot;;[.Y36]&lt;[.U36]);[.X$1];&quot;&quot;)">
            <text:p/>
          </table:table-cell>
          <table:table-cell table:style-name="ce33"/>
          <table:table-cell table:style-name="ce27" table:formula="of:=IF(AND([.Y36]&lt;&gt;&quot;&quot;;[.Y36]&lt;[.Y35]);[.Z$1];&quot;&quot;)">
            <text:p/>
          </table:table-cell>
          <table:table-cell table:style-name="ce33" table:formula="of:=IF([.Y36]&lt;&gt;&quot;&quot;;VLOOKUP([.Y36];[Sheet2.$A$2:.$B$6];2);&quot;&quot;)">
            <text:p/>
          </table:table-cell>
          <table:table-cell/>
          <table:table-cell table:style-name="ce19" table:formula="of:=[.AC$1]&amp;[.A36]&amp;&quot;,&quot;&amp;[.B36]&amp;&quot;,'&quot;&amp;[.C36]&amp;&quot;','&quot;&amp;[.D36]&amp;&quot;',&quot;&amp;[.E36]&amp;&quot;,to_date('&quot;&amp;YEAR([.J36])&amp;&quot;-&quot;&amp;MONTH([.J36])&amp;&quot;-&quot;&amp;DAY([.J36])&amp;&quot;','YYYY-MM-DD'),&quot;&amp;[.L36]&amp;&quot;,&quot;&amp;[.M36]&amp;&quot;,&quot;&amp;[.N36]&amp;&quot;,to_date('&quot;&amp;YEAR([.P36])&amp;&quot;-&quot;&amp;MONTH([.P36])&amp;&quot;-&quot;&amp;DAY([.P36])&amp;&quot;','YYYY-MM-DD'),to_date('&quot;&amp;YEAR([.U36])&amp;&quot;-&quot;&amp;MONTH([.U36])&amp;&quot;-&quot;&amp;DAY([.U36])&amp;&quot;','YYYY-MM-DD'),'&quot;&amp;[.W36]&amp;&quot;');&quot;" office:value-type="string" office:string-value="insert into EMP (ID,EMPNO,ENAME,JOB,MGR_EMP_ID,HIREDATE,SAL,COMM,DEPT_ID,EFF_BEG_DTM,AUD_BEG_DTM,AUD_BEG_USR) values (17,7900,'JAMES','CLERK',8,to_date('1981-12-3','YYYY-MM-DD'),950,null,3,to_date('1981-12-3','YYYY-MM-DD'),to_date('1981-12-5','YYYY-MM-DD'),'SMITH');">
            <text:p>insert into EMP (ID,EMPNO,ENAME,JOB,MGR_EMP_ID,HIREDATE,SAL,COMM,DEPT_ID,EFF_BEG_DTM,AUD_BEG_DTM,AUD_BEG_USR) values (17,7900,'JAMES','CLERK',8,to_date('1981-12-3','YYYY-MM-DD'),950,null,3,to_date('1981-12-3','YYYY-MM-DD'),to_date('1981-12-5','YYYY-MM-DD'),'SMITH');</text:p>
          </table:table-cell>
          <table:table-cell table:style-name="ce38" table:formula="of:=[.AD$1]&amp;[.A36]&amp;&quot;,&quot;&amp;[.B36]&amp;&quot;,'&quot;&amp;[.C36]&amp;&quot;','&quot;&amp;[.D36]&amp;&quot;',&quot;&amp;[.E36]&amp;&quot;,to_date('&quot;&amp;YEAR([.J36])&amp;&quot;-&quot;&amp;MONTH([.J36])&amp;&quot;-&quot;&amp;DAY([.J36])&amp;&quot;','YYYY-MM-DD'),&quot;&amp;[.L36]&amp;&quot;,&quot;&amp;[.M36]&amp;&quot;,&quot;&amp;[.N36]&amp;&quot;,to_date('&quot;&amp;YEAR([.P36])&amp;&quot;-&quot;&amp;MONTH([.P36])&amp;&quot;-&quot;&amp;DAY([.P36])&amp;&quot;','YYYY-MM-DD'),to_date('&quot;&amp;YEAR([.S36])&amp;&quot;-&quot;&amp;MONTH([.S36])&amp;&quot;-&quot;&amp;DAY([.S36])&amp;&quot;','YYYY-MM-DD'),'&quot;&amp;[.T36]&amp;&quot;',to_date('&quot;&amp;YEAR([.U36])&amp;&quot;-&quot;&amp;MONTH([.U36])&amp;&quot;-&quot;&amp;DAY([.U36])&amp;&quot;','YYYY-MM-DD'),'&quot;&amp;[.W36]&amp;&quot;',to_date('&quot;&amp;YEAR([.Y36])&amp;&quot;-&quot;&amp;MONTH([.Y36])&amp;&quot;-&quot;&amp;DAY([.Y36])&amp;&quot;','YYYY-MM-DD'),'&quot;&amp;[.AA36]&amp;&quot;');&quot;" office:value-type="string" office:string-value="insert into EMP_HIST (EMP_ID,EMPNO,ENAME,JOB,MGR_EMP_ID,HIREDATE,SAL,COMM,DEPT_ID,EFF_BEG_DTM,EFF_END_DTM,LAST_ACTIVE,AUD_BEG_DTM,AUD_BEG_USR,AUD_END_DTM,AUD_END_USR) values (17,7900,'JAMES','CLERK',8,to_date('1981-12-3','YYYY-MM-DD'),950,null,3,to_date('1981-12-3','YYYY-MM-DD'),to_date('1899-12-30','YYYY-MM-DD'),'',to_date('1981-12-5','YYYY-MM-DD'),'SMITH',to_date('1899-12-30','YYYY-MM-DD'),'');">
            <text:p>insert into EMP_HIST (EMP_ID,EMPNO,ENAME,JOB,MGR_EMP_ID,HIREDATE,SAL,COMM,DEPT_ID,EFF_BEG_DTM,EFF_END_DTM,LAST_ACTIVE,AUD_BEG_DTM,AUD_BEG_USR,AUD_END_DTM,AUD_END_USR) values (17,7900,'JAMES','CLERK',8,to_date('1981-12-3','YYYY-MM-DD'),950,null,3,to_date('1981-12-3','YYYY-MM-DD'),to_date('1899-12-30','YYYY-MM-DD'),'',to_date('1981-12-5','YYYY-MM-DD'),'SMITH',to_date('1899-12-30','YYYY-MM-DD'),'');</text:p>
          </table:table-cell>
          <table:table-cell table:style-name="ce37" office:value-type="string">
            <text:p><text:s/></text:p>
          </table:table-cell>
          <table:table-cell table:style-name="ce38" table:formula="of:=IF([.Y36]=&quot;&quot;;[.AC36];[.AD36])" office:value-type="string" office:string-value="insert into EMP (ID,EMPNO,ENAME,JOB,MGR_EMP_ID,HIREDATE,SAL,COMM,DEPT_ID,EFF_BEG_DTM,AUD_BEG_DTM,AUD_BEG_USR) values (17,7900,'JAMES','CLERK',8,to_date('1981-12-3','YYYY-MM-DD'),950,null,3,to_date('1981-12-3','YYYY-MM-DD'),to_date('1981-12-5','YYYY-MM-DD'),'SMITH');">
            <text:p>insert into EMP (ID,EMPNO,ENAME,JOB,MGR_EMP_ID,HIREDATE,SAL,COMM,DEPT_ID,EFF_BEG_DTM,AUD_BEG_DTM,AUD_BEG_USR) values (17,7900,'JAMES','CLERK',8,to_date('1981-12-3','YYYY-MM-DD'),950,null,3,to_date('1981-12-3','YYYY-MM-DD'),to_date('1981-12-5','YYYY-MM-DD'),'SMITH');</text:p>
          </table:table-cell>
          <table:table-cell table:style-name="ce19" table:number-columns-repeated="991"/>
          <table:table-cell table:style-name="ce3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float" office:value="7902">
            <text:p>7902</text:p>
          </table:table-cell>
          <table:table-cell table:style-name="ce19" office:value-type="string">
            <text:p>FORD</text:p>
          </table:table-cell>
          <table:table-cell table:style-name="ce19" office:value-type="string">
            <text:p>ANALYST</text:p>
          </table:table-cell>
          <table:table-cell table:style-name="ce19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Jones</text:p>
          </table:table-cell>
          <table:table-cell table:style-name="ce23" office:value-type="date" office:date-value="1981-12-03">
            <text:p>3. Dec. 1981</text:p>
          </table:table-cell>
          <table:table-cell table:style-name="ce27" table:formula="of:=IF([.J37]&lt;[.J36];[.K$1];&quot;&quot;)">
            <text:p/>
          </table:table-cell>
          <table:table-cell table:style-name="ce19" office:value-type="float" office:value="3000">
            <text:p>3000</text:p>
          </table:table-cell>
          <table:table-cell table:style-name="ce19" office:value-type="string">
            <text:p>null</text:p>
          </table:table-cell>
          <table:table-cell table:style-name="ce19" office:value-type="float" office:value="2">
            <text:p>2</text:p>
          </table:table-cell>
          <table:table-cell table:style-name="ce31" table:formula="of:=IF([.P37]&lt;[.J37];[.O$1];&quot;&quot;)">
            <text:p/>
          </table:table-cell>
          <table:table-cell table:style-name="ce23" office:value-type="date" office:date-value="1981-12-03">
            <text:p>3. Dec. 1981</text:p>
          </table:table-cell>
          <table:table-cell table:style-name="ce27" table:formula="of:=IF([.P37]&lt;[.P36];[.Q$1];&quot;&quot;)">
            <text:p/>
          </table:table-cell>
          <table:table-cell table:style-name="ce27" table:formula="of:=IF(AND([.P37]&gt;[.S37];[.S37]&lt;&gt;0);[.R$1];&quot;&quot;)">
            <text:p/>
          </table:table-cell>
          <table:table-cell table:style-name="ce23"/>
          <table:table-cell table:style-name="ce3"/>
          <table:table-cell table:style-name="ce33" office:value-type="date" office:date-value="1981-12-01T14:13:40.898438">
            <text:p>1. Dec. 1981</text:p>
          </table:table-cell>
          <table:table-cell table:style-name="ce27" table:formula="of:=IF([.U37]&lt;[.U36];[.V$1];&quot;&quot;)" office:value-type="string" office:string-value="FLAG">
            <text:p>FLAG</text:p>
          </table:table-cell>
          <table:table-cell table:style-name="ce33" table:formula="of:=VLOOKUP([.U37];[Sheet2.$A$2:.$B$6];2)" office:value-type="string" office:string-value="SMITH">
            <text:p>SMITH</text:p>
          </table:table-cell>
          <table:table-cell table:style-name="ce33" table:formula="of:=IF(AND([.Y37]&lt;&gt;&quot;&quot;;[.Y37]&lt;[.U37]);[.X$1];&quot;&quot;)">
            <text:p/>
          </table:table-cell>
          <table:table-cell table:style-name="ce33"/>
          <table:table-cell table:style-name="ce27" table:formula="of:=IF(AND([.Y37]&lt;&gt;&quot;&quot;;[.Y37]&lt;[.Y36]);[.Z$1];&quot;&quot;)">
            <text:p/>
          </table:table-cell>
          <table:table-cell table:style-name="ce33" table:formula="of:=IF([.Y37]&lt;&gt;&quot;&quot;;VLOOKUP([.Y37];[Sheet2.$A$2:.$B$6];2);&quot;&quot;)">
            <text:p/>
          </table:table-cell>
          <table:table-cell/>
          <table:table-cell table:style-name="ce19" table:formula="of:=[.AC$1]&amp;[.A37]&amp;&quot;,&quot;&amp;[.B37]&amp;&quot;,'&quot;&amp;[.C37]&amp;&quot;','&quot;&amp;[.D37]&amp;&quot;',&quot;&amp;[.E37]&amp;&quot;,to_date('&quot;&amp;YEAR([.J37])&amp;&quot;-&quot;&amp;MONTH([.J37])&amp;&quot;-&quot;&amp;DAY([.J37])&amp;&quot;','YYYY-MM-DD'),&quot;&amp;[.L37]&amp;&quot;,&quot;&amp;[.M37]&amp;&quot;,&quot;&amp;[.N37]&amp;&quot;,to_date('&quot;&amp;YEAR([.P37])&amp;&quot;-&quot;&amp;MONTH([.P37])&amp;&quot;-&quot;&amp;DAY([.P37])&amp;&quot;','YYYY-MM-DD'),to_date('&quot;&amp;YEAR([.U37])&amp;&quot;-&quot;&amp;MONTH([.U37])&amp;&quot;-&quot;&amp;DAY([.U37])&amp;&quot;','YYYY-MM-DD'),'&quot;&amp;[.W37]&amp;&quot;');&quot;" office:value-type="string" office:string-value="insert into EMP (ID,EMPNO,ENAME,JOB,MGR_EMP_ID,HIREDATE,SAL,COMM,DEPT_ID,EFF_BEG_DTM,AUD_BEG_DTM,AUD_BEG_USR) values (18,7902,'FORD','ANALYST',6,to_date('1981-12-3','YYYY-MM-DD'),3000,null,2,to_date('1981-12-3','YYYY-MM-DD'),to_date('1981-12-1','YYYY-MM-DD'),'SMITH');">
            <text:p>insert into EMP (ID,EMPNO,ENAME,JOB,MGR_EMP_ID,HIREDATE,SAL,COMM,DEPT_ID,EFF_BEG_DTM,AUD_BEG_DTM,AUD_BEG_USR) values (18,7902,'FORD','ANALYST',6,to_date('1981-12-3','YYYY-MM-DD'),3000,null,2,to_date('1981-12-3','YYYY-MM-DD'),to_date('1981-12-1','YYYY-MM-DD'),'SMITH');</text:p>
          </table:table-cell>
          <table:table-cell table:style-name="ce38" table:formula="of:=[.AD$1]&amp;[.A37]&amp;&quot;,&quot;&amp;[.B37]&amp;&quot;,'&quot;&amp;[.C37]&amp;&quot;','&quot;&amp;[.D37]&amp;&quot;',&quot;&amp;[.E37]&amp;&quot;,to_date('&quot;&amp;YEAR([.J37])&amp;&quot;-&quot;&amp;MONTH([.J37])&amp;&quot;-&quot;&amp;DAY([.J37])&amp;&quot;','YYYY-MM-DD'),&quot;&amp;[.L37]&amp;&quot;,&quot;&amp;[.M37]&amp;&quot;,&quot;&amp;[.N37]&amp;&quot;,to_date('&quot;&amp;YEAR([.P37])&amp;&quot;-&quot;&amp;MONTH([.P37])&amp;&quot;-&quot;&amp;DAY([.P37])&amp;&quot;','YYYY-MM-DD'),to_date('&quot;&amp;YEAR([.S37])&amp;&quot;-&quot;&amp;MONTH([.S37])&amp;&quot;-&quot;&amp;DAY([.S37])&amp;&quot;','YYYY-MM-DD'),'&quot;&amp;[.T37]&amp;&quot;',to_date('&quot;&amp;YEAR([.U37])&amp;&quot;-&quot;&amp;MONTH([.U37])&amp;&quot;-&quot;&amp;DAY([.U37])&amp;&quot;','YYYY-MM-DD'),'&quot;&amp;[.W37]&amp;&quot;',to_date('&quot;&amp;YEAR([.Y37])&amp;&quot;-&quot;&amp;MONTH([.Y37])&amp;&quot;-&quot;&amp;DAY([.Y37])&amp;&quot;','YYYY-MM-DD'),'&quot;&amp;[.AA37]&amp;&quot;');&quot;" office:value-type="string" office:string-value="insert into EMP_HIST (EMP_ID,EMPNO,ENAME,JOB,MGR_EMP_ID,HIREDATE,SAL,COMM,DEPT_ID,EFF_BEG_DTM,EFF_END_DTM,LAST_ACTIVE,AUD_BEG_DTM,AUD_BEG_USR,AUD_END_DTM,AUD_END_USR) values (18,7902,'FORD','ANALYST',6,to_date('1981-12-3','YYYY-MM-DD'),3000,null,2,to_date('1981-12-3','YYYY-MM-DD'),to_date('1899-12-30','YYYY-MM-DD'),'',to_date('1981-12-1','YYYY-MM-DD'),'SMITH',to_date('1899-12-30','YYYY-MM-DD'),'');">
            <text:p>insert into EMP_HIST (EMP_ID,EMPNO,ENAME,JOB,MGR_EMP_ID,HIREDATE,SAL,COMM,DEPT_ID,EFF_BEG_DTM,EFF_END_DTM,LAST_ACTIVE,AUD_BEG_DTM,AUD_BEG_USR,AUD_END_DTM,AUD_END_USR) values (18,7902,'FORD','ANALYST',6,to_date('1981-12-3','YYYY-MM-DD'),3000,null,2,to_date('1981-12-3','YYYY-MM-DD'),to_date('1899-12-30','YYYY-MM-DD'),'',to_date('1981-12-1','YYYY-MM-DD'),'SMITH',to_date('1899-12-30','YYYY-MM-DD'),'');</text:p>
          </table:table-cell>
          <table:table-cell table:style-name="ce37" office:value-type="string">
            <text:p><text:s/></text:p>
          </table:table-cell>
          <table:table-cell table:style-name="ce38" table:formula="of:=IF([.Y37]=&quot;&quot;;[.AC37];[.AD37])" office:value-type="string" office:string-value="insert into EMP (ID,EMPNO,ENAME,JOB,MGR_EMP_ID,HIREDATE,SAL,COMM,DEPT_ID,EFF_BEG_DTM,AUD_BEG_DTM,AUD_BEG_USR) values (18,7902,'FORD','ANALYST',6,to_date('1981-12-3','YYYY-MM-DD'),3000,null,2,to_date('1981-12-3','YYYY-MM-DD'),to_date('1981-12-1','YYYY-MM-DD'),'SMITH');">
            <text:p>insert into EMP (ID,EMPNO,ENAME,JOB,MGR_EMP_ID,HIREDATE,SAL,COMM,DEPT_ID,EFF_BEG_DTM,AUD_BEG_DTM,AUD_BEG_USR) values (18,7902,'FORD','ANALYST',6,to_date('1981-12-3','YYYY-MM-DD'),3000,null,2,to_date('1981-12-3','YYYY-MM-DD'),to_date('1981-12-1','YYYY-MM-DD'),'SMITH');</text:p>
          </table:table-cell>
          <table:table-cell table:style-name="ce19" table:number-columns-repeated="991"/>
          <table:table-cell table:style-name="ce3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11" office:value-type="float" office:value="7934">
            <text:p>7934</text:p>
          </table:table-cell>
          <table:table-cell table:style-name="ce19" office:value-type="string">
            <text:p>MILLER</text:p>
          </table:table-cell>
          <table:table-cell table:style-name="ce19" office:value-type="string">
            <text:p>CLERK</text:p>
          </table:table-cell>
          <table:table-cell table:style-name="ce19" office:value-type="float" office:value="9">
            <text:p>9</text:p>
          </table:table-cell>
          <table:table-cell table:style-name="ce19" table:number-columns-repeated="3"/>
          <table:table-cell table:style-name="ce19" office:value-type="string">
            <text:p>Clark</text:p>
          </table:table-cell>
          <table:table-cell table:style-name="ce23" office:value-type="date" office:date-value="1982-01-23">
            <text:p>23. Jan. 1982</text:p>
          </table:table-cell>
          <table:table-cell table:style-name="ce27" table:formula="of:=IF([.J38]&lt;[.J37];[.K$1];&quot;&quot;)">
            <text:p/>
          </table:table-cell>
          <table:table-cell table:style-name="ce19" office:value-type="float" office:value="1300">
            <text:p>1300</text:p>
          </table:table-cell>
          <table:table-cell table:style-name="ce19" office:value-type="string">
            <text:p>null</text:p>
          </table:table-cell>
          <table:table-cell table:style-name="ce19" office:value-type="float" office:value="1">
            <text:p>1</text:p>
          </table:table-cell>
          <table:table-cell table:style-name="ce31" table:formula="of:=IF([.P38]&lt;[.J38];[.O$1];&quot;&quot;)">
            <text:p/>
          </table:table-cell>
          <table:table-cell table:style-name="ce23" office:value-type="date" office:date-value="1982-01-23">
            <text:p>23. Jan. 1982</text:p>
          </table:table-cell>
          <table:table-cell table:style-name="ce27" table:formula="of:=IF([.P38]&lt;[.P37];[.Q$1];&quot;&quot;)">
            <text:p/>
          </table:table-cell>
          <table:table-cell table:style-name="ce27" table:formula="of:=IF(AND([.P38]&gt;[.S38];[.S38]&lt;&gt;0);[.R$1];&quot;&quot;)">
            <text:p/>
          </table:table-cell>
          <table:table-cell table:style-name="ce23"/>
          <table:table-cell table:style-name="ce3"/>
          <table:table-cell table:style-name="ce33" office:value-type="date" office:date-value="1982-01-21T05:43:15.410156">
            <text:p>21. Jan. 1982</text:p>
          </table:table-cell>
          <table:table-cell table:style-name="ce27" table:formula="of:=IF([.U38]&lt;[.U37];[.V$1];&quot;&quot;)">
            <text:p/>
          </table:table-cell>
          <table:table-cell table:style-name="ce33" table:formula="of:=VLOOKUP([.U38];[Sheet2.$A$2:.$B$6];2)" office:value-type="string" office:string-value="JAMES">
            <text:p>JAMES</text:p>
          </table:table-cell>
          <table:table-cell table:style-name="ce33" table:formula="of:=IF(AND([.Y38]&lt;&gt;&quot;&quot;;[.Y38]&lt;[.U38]);[.X$1];&quot;&quot;)">
            <text:p/>
          </table:table-cell>
          <table:table-cell table:style-name="ce33"/>
          <table:table-cell table:style-name="ce27" table:formula="of:=IF(AND([.Y38]&lt;&gt;&quot;&quot;;[.Y38]&lt;[.Y37]);[.Z$1];&quot;&quot;)">
            <text:p/>
          </table:table-cell>
          <table:table-cell table:style-name="ce33" table:formula="of:=IF([.Y38]&lt;&gt;&quot;&quot;;VLOOKUP([.Y38];[Sheet2.$A$2:.$B$6];2);&quot;&quot;)">
            <text:p/>
          </table:table-cell>
          <table:table-cell/>
          <table:table-cell table:style-name="ce19" table:formula="of:=[.AC$1]&amp;[.A38]&amp;&quot;,&quot;&amp;[.B38]&amp;&quot;,'&quot;&amp;[.C38]&amp;&quot;','&quot;&amp;[.D38]&amp;&quot;',&quot;&amp;[.E38]&amp;&quot;,to_date('&quot;&amp;YEAR([.J38])&amp;&quot;-&quot;&amp;MONTH([.J38])&amp;&quot;-&quot;&amp;DAY([.J38])&amp;&quot;','YYYY-MM-DD'),&quot;&amp;[.L38]&amp;&quot;,&quot;&amp;[.M38]&amp;&quot;,&quot;&amp;[.N38]&amp;&quot;,to_date('&quot;&amp;YEAR([.P38])&amp;&quot;-&quot;&amp;MONTH([.P38])&amp;&quot;-&quot;&amp;DAY([.P38])&amp;&quot;','YYYY-MM-DD'),to_date('&quot;&amp;YEAR([.U38])&amp;&quot;-&quot;&amp;MONTH([.U38])&amp;&quot;-&quot;&amp;DAY([.U38])&amp;&quot;','YYYY-MM-DD'),'&quot;&amp;[.W38]&amp;&quot;');&quot;" office:value-type="string" office:string-value="insert into EMP (ID,EMPNO,ENAME,JOB,MGR_EMP_ID,HIREDATE,SAL,COMM,DEPT_ID,EFF_BEG_DTM,AUD_BEG_DTM,AUD_BEG_USR) values (19,7934,'MILLER','CLERK',9,to_date('1982-1-23','YYYY-MM-DD'),1300,null,1,to_date('1982-1-23','YYYY-MM-DD'),to_date('1982-1-21','YYYY-MM-DD'),'JAMES');">
            <text:p>insert into EMP (ID,EMPNO,ENAME,JOB,MGR_EMP_ID,HIREDATE,SAL,COMM,DEPT_ID,EFF_BEG_DTM,AUD_BEG_DTM,AUD_BEG_USR) values (19,7934,'MILLER','CLERK',9,to_date('1982-1-23','YYYY-MM-DD'),1300,null,1,to_date('1982-1-23','YYYY-MM-DD'),to_date('1982-1-21','YYYY-MM-DD'),'JAMES');</text:p>
          </table:table-cell>
          <table:table-cell table:style-name="ce38" table:formula="of:=[.AD$1]&amp;[.A38]&amp;&quot;,&quot;&amp;[.B38]&amp;&quot;,'&quot;&amp;[.C38]&amp;&quot;','&quot;&amp;[.D38]&amp;&quot;',&quot;&amp;[.E38]&amp;&quot;,to_date('&quot;&amp;YEAR([.J38])&amp;&quot;-&quot;&amp;MONTH([.J38])&amp;&quot;-&quot;&amp;DAY([.J38])&amp;&quot;','YYYY-MM-DD'),&quot;&amp;[.L38]&amp;&quot;,&quot;&amp;[.M38]&amp;&quot;,&quot;&amp;[.N38]&amp;&quot;,to_date('&quot;&amp;YEAR([.P38])&amp;&quot;-&quot;&amp;MONTH([.P38])&amp;&quot;-&quot;&amp;DAY([.P38])&amp;&quot;','YYYY-MM-DD'),to_date('&quot;&amp;YEAR([.S38])&amp;&quot;-&quot;&amp;MONTH([.S38])&amp;&quot;-&quot;&amp;DAY([.S38])&amp;&quot;','YYYY-MM-DD'),'&quot;&amp;[.T38]&amp;&quot;',to_date('&quot;&amp;YEAR([.U38])&amp;&quot;-&quot;&amp;MONTH([.U38])&amp;&quot;-&quot;&amp;DAY([.U38])&amp;&quot;','YYYY-MM-DD'),'&quot;&amp;[.W38]&amp;&quot;',to_date('&quot;&amp;YEAR([.Y38])&amp;&quot;-&quot;&amp;MONTH([.Y38])&amp;&quot;-&quot;&amp;DAY([.Y38])&amp;&quot;','YYYY-MM-DD'),'&quot;&amp;[.AA38]&amp;&quot;');&quot;" office:value-type="string" office:string-value="insert into EMP_HIST (EMP_ID,EMPNO,ENAME,JOB,MGR_EMP_ID,HIREDATE,SAL,COMM,DEPT_ID,EFF_BEG_DTM,EFF_END_DTM,LAST_ACTIVE,AUD_BEG_DTM,AUD_BEG_USR,AUD_END_DTM,AUD_END_USR) values (19,7934,'MILLER','CLERK',9,to_date('1982-1-23','YYYY-MM-DD'),1300,null,1,to_date('1982-1-23','YYYY-MM-DD'),to_date('1899-12-30','YYYY-MM-DD'),'',to_date('1982-1-21','YYYY-MM-DD'),'JAMES',to_date('1899-12-30','YYYY-MM-DD'),'');">
            <text:p>insert into EMP_HIST (EMP_ID,EMPNO,ENAME,JOB,MGR_EMP_ID,HIREDATE,SAL,COMM,DEPT_ID,EFF_BEG_DTM,EFF_END_DTM,LAST_ACTIVE,AUD_BEG_DTM,AUD_BEG_USR,AUD_END_DTM,AUD_END_USR) values (19,7934,'MILLER','CLERK',9,to_date('1982-1-23','YYYY-MM-DD'),1300,null,1,to_date('1982-1-23','YYYY-MM-DD'),to_date('1899-12-30','YYYY-MM-DD'),'',to_date('1982-1-21','YYYY-MM-DD'),'JAMES',to_date('1899-12-30','YYYY-MM-DD'),'');</text:p>
          </table:table-cell>
          <table:table-cell table:style-name="ce37" office:value-type="string">
            <text:p><text:s/></text:p>
          </table:table-cell>
          <table:table-cell table:style-name="ce38" table:formula="of:=IF([.Y38]=&quot;&quot;;[.AC38];[.AD38])" office:value-type="string" office:string-value="insert into EMP (ID,EMPNO,ENAME,JOB,MGR_EMP_ID,HIREDATE,SAL,COMM,DEPT_ID,EFF_BEG_DTM,AUD_BEG_DTM,AUD_BEG_USR) values (19,7934,'MILLER','CLERK',9,to_date('1982-1-23','YYYY-MM-DD'),1300,null,1,to_date('1982-1-23','YYYY-MM-DD'),to_date('1982-1-21','YYYY-MM-DD'),'JAMES');">
            <text:p>insert into EMP (ID,EMPNO,ENAME,JOB,MGR_EMP_ID,HIREDATE,SAL,COMM,DEPT_ID,EFF_BEG_DTM,AUD_BEG_DTM,AUD_BEG_USR) values (19,7934,'MILLER','CLERK',9,to_date('1982-1-23','YYYY-MM-DD'),1300,null,1,to_date('1982-1-23','YYYY-MM-DD'),to_date('1982-1-21','YYYY-MM-DD'),'JAMES');</text:p>
          </table:table-cell>
          <table:table-cell table:style-name="ce19" table:number-columns-repeated="991"/>
          <table:table-cell table:style-name="ce3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11" office:value-type="float" office:value="7788">
            <text:p>7788</text:p>
          </table:table-cell>
          <table:table-cell table:style-name="ce19" office:value-type="string">
            <text:p>SCOTT</text:p>
          </table:table-cell>
          <table:table-cell table:style-name="ce19" office:value-type="string">
            <text:p>ANALYST</text:p>
          </table:table-cell>
          <table:table-cell table:style-name="ce19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Jones</text:p>
          </table:table-cell>
          <table:table-cell table:style-name="ce23" office:value-type="date" office:date-value="1982-12-09">
            <text:p>9. Dec. 1982</text:p>
          </table:table-cell>
          <table:table-cell table:style-name="ce27" table:formula="of:=IF([.J39]&lt;[.J38];[.K$1];&quot;&quot;)">
            <text:p/>
          </table:table-cell>
          <table:table-cell table:style-name="ce19" office:value-type="float" office:value="3000">
            <text:p>3000</text:p>
          </table:table-cell>
          <table:table-cell table:style-name="ce19" office:value-type="string">
            <text:p>null</text:p>
          </table:table-cell>
          <table:table-cell table:style-name="ce19" office:value-type="float" office:value="2">
            <text:p>2</text:p>
          </table:table-cell>
          <table:table-cell table:style-name="ce31" table:formula="of:=IF([.P39]&lt;[.J39];[.O$1];&quot;&quot;)">
            <text:p/>
          </table:table-cell>
          <table:table-cell table:style-name="ce23" office:value-type="date" office:date-value="1982-12-09">
            <text:p>9. Dec. 1982</text:p>
          </table:table-cell>
          <table:table-cell table:style-name="ce27" table:formula="of:=IF([.P39]&lt;[.P38];[.Q$1];&quot;&quot;)">
            <text:p/>
          </table:table-cell>
          <table:table-cell table:style-name="ce27" table:formula="of:=IF(AND([.P39]&gt;[.S39];[.S39]&lt;&gt;0);[.R$1];&quot;&quot;)">
            <text:p/>
          </table:table-cell>
          <table:table-cell table:style-name="ce23"/>
          <table:table-cell table:style-name="ce3"/>
          <table:table-cell table:style-name="ce33" office:value-type="date" office:date-value="1982-12-11T06:59:38.027344">
            <text:p>11. Dec. 1982</text:p>
          </table:table-cell>
          <table:table-cell table:style-name="ce27" table:formula="of:=IF([.U39]&lt;[.U38];[.V$1];&quot;&quot;)">
            <text:p/>
          </table:table-cell>
          <table:table-cell table:style-name="ce33" table:formula="of:=VLOOKUP([.U39];[Sheet2.$A$2:.$B$6];2)" office:value-type="string" office:string-value="JAMES">
            <text:p>JAMES</text:p>
          </table:table-cell>
          <table:table-cell table:style-name="ce33" table:formula="of:=IF(AND([.Y39]&lt;&gt;&quot;&quot;;[.Y39]&lt;[.U39]);[.X$1];&quot;&quot;)">
            <text:p/>
          </table:table-cell>
          <table:table-cell table:style-name="ce33"/>
          <table:table-cell table:style-name="ce27" table:formula="of:=IF(AND([.Y39]&lt;&gt;&quot;&quot;;[.Y39]&lt;[.Y38]);[.Z$1];&quot;&quot;)">
            <text:p/>
          </table:table-cell>
          <table:table-cell table:style-name="ce33" table:formula="of:=IF([.Y39]&lt;&gt;&quot;&quot;;VLOOKUP([.Y39];[Sheet2.$A$2:.$B$6];2);&quot;&quot;)">
            <text:p/>
          </table:table-cell>
          <table:table-cell/>
          <table:table-cell table:style-name="ce19" table:formula="of:=[.AC$1]&amp;[.A39]&amp;&quot;,&quot;&amp;[.B39]&amp;&quot;,'&quot;&amp;[.C39]&amp;&quot;','&quot;&amp;[.D39]&amp;&quot;',&quot;&amp;[.E39]&amp;&quot;,to_date('&quot;&amp;YEAR([.J39])&amp;&quot;-&quot;&amp;MONTH([.J39])&amp;&quot;-&quot;&amp;DAY([.J39])&amp;&quot;','YYYY-MM-DD'),&quot;&amp;[.L39]&amp;&quot;,&quot;&amp;[.M39]&amp;&quot;,&quot;&amp;[.N39]&amp;&quot;,to_date('&quot;&amp;YEAR([.P39])&amp;&quot;-&quot;&amp;MONTH([.P39])&amp;&quot;-&quot;&amp;DAY([.P39])&amp;&quot;','YYYY-MM-DD'),to_date('&quot;&amp;YEAR([.U39])&amp;&quot;-&quot;&amp;MONTH([.U39])&amp;&quot;-&quot;&amp;DAY([.U39])&amp;&quot;','YYYY-MM-DD'),'&quot;&amp;[.W39]&amp;&quot;');&quot;" office:value-type="string" office:string-value="insert into EMP (ID,EMPNO,ENAME,JOB,MGR_EMP_ID,HIREDATE,SAL,COMM,DEPT_ID,EFF_BEG_DTM,AUD_BEG_DTM,AUD_BEG_USR) values (20,7788,'SCOTT','ANALYST',6,to_date('1982-12-9','YYYY-MM-DD'),3000,null,2,to_date('1982-12-9','YYYY-MM-DD'),to_date('1982-12-11','YYYY-MM-DD'),'JAMES');">
            <text:p>insert into EMP (ID,EMPNO,ENAME,JOB,MGR_EMP_ID,HIREDATE,SAL,COMM,DEPT_ID,EFF_BEG_DTM,AUD_BEG_DTM,AUD_BEG_USR) values (20,7788,'SCOTT','ANALYST',6,to_date('1982-12-9','YYYY-MM-DD'),3000,null,2,to_date('1982-12-9','YYYY-MM-DD'),to_date('1982-12-11','YYYY-MM-DD'),'JAMES');</text:p>
          </table:table-cell>
          <table:table-cell table:style-name="ce38" table:formula="of:=[.AD$1]&amp;[.A39]&amp;&quot;,&quot;&amp;[.B39]&amp;&quot;,'&quot;&amp;[.C39]&amp;&quot;','&quot;&amp;[.D39]&amp;&quot;',&quot;&amp;[.E39]&amp;&quot;,to_date('&quot;&amp;YEAR([.J39])&amp;&quot;-&quot;&amp;MONTH([.J39])&amp;&quot;-&quot;&amp;DAY([.J39])&amp;&quot;','YYYY-MM-DD'),&quot;&amp;[.L39]&amp;&quot;,&quot;&amp;[.M39]&amp;&quot;,&quot;&amp;[.N39]&amp;&quot;,to_date('&quot;&amp;YEAR([.P39])&amp;&quot;-&quot;&amp;MONTH([.P39])&amp;&quot;-&quot;&amp;DAY([.P39])&amp;&quot;','YYYY-MM-DD'),to_date('&quot;&amp;YEAR([.S39])&amp;&quot;-&quot;&amp;MONTH([.S39])&amp;&quot;-&quot;&amp;DAY([.S39])&amp;&quot;','YYYY-MM-DD'),'&quot;&amp;[.T39]&amp;&quot;',to_date('&quot;&amp;YEAR([.U39])&amp;&quot;-&quot;&amp;MONTH([.U39])&amp;&quot;-&quot;&amp;DAY([.U39])&amp;&quot;','YYYY-MM-DD'),'&quot;&amp;[.W39]&amp;&quot;',to_date('&quot;&amp;YEAR([.Y39])&amp;&quot;-&quot;&amp;MONTH([.Y39])&amp;&quot;-&quot;&amp;DAY([.Y39])&amp;&quot;','YYYY-MM-DD'),'&quot;&amp;[.AA39]&amp;&quot;');&quot;" office:value-type="string" office:string-value="insert into EMP_HIST (EMP_ID,EMPNO,ENAME,JOB,MGR_EMP_ID,HIREDATE,SAL,COMM,DEPT_ID,EFF_BEG_DTM,EFF_END_DTM,LAST_ACTIVE,AUD_BEG_DTM,AUD_BEG_USR,AUD_END_DTM,AUD_END_USR) values (20,7788,'SCOTT','ANALYST',6,to_date('1982-12-9','YYYY-MM-DD'),3000,null,2,to_date('1982-12-9','YYYY-MM-DD'),to_date('1899-12-30','YYYY-MM-DD'),'',to_date('1982-12-11','YYYY-MM-DD'),'JAMES',to_date('1899-12-30','YYYY-MM-DD'),'');">
            <text:p>insert into EMP_HIST (EMP_ID,EMPNO,ENAME,JOB,MGR_EMP_ID,HIREDATE,SAL,COMM,DEPT_ID,EFF_BEG_DTM,EFF_END_DTM,LAST_ACTIVE,AUD_BEG_DTM,AUD_BEG_USR,AUD_END_DTM,AUD_END_USR) values (20,7788,'SCOTT','ANALYST',6,to_date('1982-12-9','YYYY-MM-DD'),3000,null,2,to_date('1982-12-9','YYYY-MM-DD'),to_date('1899-12-30','YYYY-MM-DD'),'',to_date('1982-12-11','YYYY-MM-DD'),'JAMES',to_date('1899-12-30','YYYY-MM-DD'),'');</text:p>
          </table:table-cell>
          <table:table-cell table:style-name="ce37" office:value-type="string">
            <text:p><text:s/></text:p>
          </table:table-cell>
          <table:table-cell table:style-name="ce38" table:formula="of:=IF([.Y39]=&quot;&quot;;[.AC39];[.AD39])" office:value-type="string" office:string-value="insert into EMP (ID,EMPNO,ENAME,JOB,MGR_EMP_ID,HIREDATE,SAL,COMM,DEPT_ID,EFF_BEG_DTM,AUD_BEG_DTM,AUD_BEG_USR) values (20,7788,'SCOTT','ANALYST',6,to_date('1982-12-9','YYYY-MM-DD'),3000,null,2,to_date('1982-12-9','YYYY-MM-DD'),to_date('1982-12-11','YYYY-MM-DD'),'JAMES');">
            <text:p>insert into EMP (ID,EMPNO,ENAME,JOB,MGR_EMP_ID,HIREDATE,SAL,COMM,DEPT_ID,EFF_BEG_DTM,AUD_BEG_DTM,AUD_BEG_USR) values (20,7788,'SCOTT','ANALYST',6,to_date('1982-12-9','YYYY-MM-DD'),3000,null,2,to_date('1982-12-9','YYYY-MM-DD'),to_date('1982-12-11','YYYY-MM-DD'),'JAMES');</text:p>
          </table:table-cell>
          <table:table-cell table:style-name="ce19" table:number-columns-repeated="991"/>
          <table:table-cell table:style-name="ce3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11" office:value-type="float" office:value="7876">
            <text:p>7876</text:p>
          </table:table-cell>
          <table:table-cell table:style-name="ce19" office:value-type="string">
            <text:p>ADAMS</text:p>
          </table:table-cell>
          <table:table-cell table:style-name="ce19" office:value-type="string">
            <text:p>CLERK</text:p>
          </table:table-cell>
          <table:table-cell table:style-name="ce19" office:value-type="float" office:value="20">
            <text:p>20</text:p>
          </table:table-cell>
          <table:table-cell table:style-name="ce19" table:number-columns-repeated="3"/>
          <table:table-cell table:style-name="ce19" office:value-type="string">
            <text:p>Scott</text:p>
          </table:table-cell>
          <table:table-cell table:style-name="ce23" office:value-type="date" office:date-value="1983-01-12">
            <text:p>12. Jan. 1983</text:p>
          </table:table-cell>
          <table:table-cell table:style-name="ce27" table:formula="of:=IF([.J40]&lt;[.J39];[.K$1];&quot;&quot;)">
            <text:p/>
          </table:table-cell>
          <table:table-cell table:style-name="ce19" office:value-type="float" office:value="1100">
            <text:p>1100</text:p>
          </table:table-cell>
          <table:table-cell table:style-name="ce19" office:value-type="string">
            <text:p>null</text:p>
          </table:table-cell>
          <table:table-cell table:style-name="ce19" office:value-type="float" office:value="2">
            <text:p>2</text:p>
          </table:table-cell>
          <table:table-cell table:style-name="ce31" table:formula="of:=IF([.P40]&lt;[.J40];[.O$1];&quot;&quot;)">
            <text:p/>
          </table:table-cell>
          <table:table-cell table:style-name="ce23" office:value-type="date" office:date-value="1983-01-12">
            <text:p>12. Jan. 1983</text:p>
          </table:table-cell>
          <table:table-cell table:style-name="ce27" table:formula="of:=IF([.P40]&lt;[.P39];[.Q$1];&quot;&quot;)">
            <text:p/>
          </table:table-cell>
          <table:table-cell table:style-name="ce27" table:formula="of:=IF(AND([.P40]&gt;[.S40];[.S40]&lt;&gt;0);[.R$1];&quot;&quot;)">
            <text:p/>
          </table:table-cell>
          <table:table-cell table:style-name="ce23"/>
          <table:table-cell table:style-name="ce3"/>
          <table:table-cell table:style-name="ce33" office:value-type="date" office:date-value="1983-01-12T01:44:48.574219">
            <text:p>12. Jan. 1983</text:p>
          </table:table-cell>
          <table:table-cell table:style-name="ce27" table:formula="of:=IF([.U40]&lt;[.U39];[.V$1];&quot;&quot;)">
            <text:p/>
          </table:table-cell>
          <table:table-cell table:style-name="ce33" table:formula="of:=VLOOKUP([.U40];[Sheet2.$A$2:.$B$6];2)" office:value-type="string" office:string-value="SMITH">
            <text:p>SMITH</text:p>
          </table:table-cell>
          <table:table-cell table:style-name="ce33" table:formula="of:=IF(AND([.Y40]&lt;&gt;&quot;&quot;;[.Y40]&lt;[.U40]);[.X$1];&quot;&quot;)">
            <text:p/>
          </table:table-cell>
          <table:table-cell table:style-name="ce33"/>
          <table:table-cell table:style-name="ce27" table:formula="of:=IF(AND([.Y40]&lt;&gt;&quot;&quot;;[.Y40]&lt;[.Y39]);[.Z$1];&quot;&quot;)">
            <text:p/>
          </table:table-cell>
          <table:table-cell table:style-name="ce33" table:formula="of:=IF([.Y40]&lt;&gt;&quot;&quot;;VLOOKUP([.Y40];[Sheet2.$A$2:.$B$6];2);&quot;&quot;)">
            <text:p/>
          </table:table-cell>
          <table:table-cell/>
          <table:table-cell table:style-name="ce19" table:formula="of:=[.AC$1]&amp;[.A40]&amp;&quot;,&quot;&amp;[.B40]&amp;&quot;,'&quot;&amp;[.C40]&amp;&quot;','&quot;&amp;[.D40]&amp;&quot;',&quot;&amp;[.E40]&amp;&quot;,to_date('&quot;&amp;YEAR([.J40])&amp;&quot;-&quot;&amp;MONTH([.J40])&amp;&quot;-&quot;&amp;DAY([.J40])&amp;&quot;','YYYY-MM-DD'),&quot;&amp;[.L40]&amp;&quot;,&quot;&amp;[.M40]&amp;&quot;,&quot;&amp;[.N40]&amp;&quot;,to_date('&quot;&amp;YEAR([.P40])&amp;&quot;-&quot;&amp;MONTH([.P40])&amp;&quot;-&quot;&amp;DAY([.P40])&amp;&quot;','YYYY-MM-DD'),to_date('&quot;&amp;YEAR([.U40])&amp;&quot;-&quot;&amp;MONTH([.U40])&amp;&quot;-&quot;&amp;DAY([.U40])&amp;&quot;','YYYY-MM-DD'),'&quot;&amp;[.W40]&amp;&quot;');&quot;" office:value-type="string" office:string-value="insert into EMP (ID,EMPNO,ENAME,JOB,MGR_EMP_ID,HIREDATE,SAL,COMM,DEPT_ID,EFF_BEG_DTM,AUD_BEG_DTM,AUD_BEG_USR) values (21,7876,'ADAMS','CLERK',20,to_date('1983-1-12','YYYY-MM-DD'),1100,null,2,to_date('1983-1-12','YYYY-MM-DD'),to_date('1983-1-12','YYYY-MM-DD'),'SMITH');">
            <text:p>insert into EMP (ID,EMPNO,ENAME,JOB,MGR_EMP_ID,HIREDATE,SAL,COMM,DEPT_ID,EFF_BEG_DTM,AUD_BEG_DTM,AUD_BEG_USR) values (21,7876,'ADAMS','CLERK',20,to_date('1983-1-12','YYYY-MM-DD'),1100,null,2,to_date('1983-1-12','YYYY-MM-DD'),to_date('1983-1-12','YYYY-MM-DD'),'SMITH');</text:p>
          </table:table-cell>
          <table:table-cell table:style-name="ce38" table:formula="of:=[.AD$1]&amp;[.A40]&amp;&quot;,&quot;&amp;[.B40]&amp;&quot;,'&quot;&amp;[.C40]&amp;&quot;','&quot;&amp;[.D40]&amp;&quot;',&quot;&amp;[.E40]&amp;&quot;,to_date('&quot;&amp;YEAR([.J40])&amp;&quot;-&quot;&amp;MONTH([.J40])&amp;&quot;-&quot;&amp;DAY([.J40])&amp;&quot;','YYYY-MM-DD'),&quot;&amp;[.L40]&amp;&quot;,&quot;&amp;[.M40]&amp;&quot;,&quot;&amp;[.N40]&amp;&quot;,to_date('&quot;&amp;YEAR([.P40])&amp;&quot;-&quot;&amp;MONTH([.P40])&amp;&quot;-&quot;&amp;DAY([.P40])&amp;&quot;','YYYY-MM-DD'),to_date('&quot;&amp;YEAR([.S40])&amp;&quot;-&quot;&amp;MONTH([.S40])&amp;&quot;-&quot;&amp;DAY([.S40])&amp;&quot;','YYYY-MM-DD'),'&quot;&amp;[.T40]&amp;&quot;',to_date('&quot;&amp;YEAR([.U40])&amp;&quot;-&quot;&amp;MONTH([.U40])&amp;&quot;-&quot;&amp;DAY([.U40])&amp;&quot;','YYYY-MM-DD'),'&quot;&amp;[.W40]&amp;&quot;',to_date('&quot;&amp;YEAR([.Y40])&amp;&quot;-&quot;&amp;MONTH([.Y40])&amp;&quot;-&quot;&amp;DAY([.Y40])&amp;&quot;','YYYY-MM-DD'),'&quot;&amp;[.AA40]&amp;&quot;');&quot;" office:value-type="string" office:string-value="insert into EMP_HIST (EMP_ID,EMPNO,ENAME,JOB,MGR_EMP_ID,HIREDATE,SAL,COMM,DEPT_ID,EFF_BEG_DTM,EFF_END_DTM,LAST_ACTIVE,AUD_BEG_DTM,AUD_BEG_USR,AUD_END_DTM,AUD_END_USR) values (21,7876,'ADAMS','CLERK',20,to_date('1983-1-12','YYYY-MM-DD'),1100,null,2,to_date('1983-1-12','YYYY-MM-DD'),to_date('1899-12-30','YYYY-MM-DD'),'',to_date('1983-1-12','YYYY-MM-DD'),'SMITH',to_date('1899-12-30','YYYY-MM-DD'),'');">
            <text:p>insert into EMP_HIST (EMP_ID,EMPNO,ENAME,JOB,MGR_EMP_ID,HIREDATE,SAL,COMM,DEPT_ID,EFF_BEG_DTM,EFF_END_DTM,LAST_ACTIVE,AUD_BEG_DTM,AUD_BEG_USR,AUD_END_DTM,AUD_END_USR) values (21,7876,'ADAMS','CLERK',20,to_date('1983-1-12','YYYY-MM-DD'),1100,null,2,to_date('1983-1-12','YYYY-MM-DD'),to_date('1899-12-30','YYYY-MM-DD'),'',to_date('1983-1-12','YYYY-MM-DD'),'SMITH',to_date('1899-12-30','YYYY-MM-DD'),'');</text:p>
          </table:table-cell>
          <table:table-cell table:style-name="ce37" office:value-type="string">
            <text:p><text:s/></text:p>
          </table:table-cell>
          <table:table-cell table:style-name="ce38" table:formula="of:=IF([.Y40]=&quot;&quot;;[.AC40];[.AD40])" office:value-type="string" office:string-value="insert into EMP (ID,EMPNO,ENAME,JOB,MGR_EMP_ID,HIREDATE,SAL,COMM,DEPT_ID,EFF_BEG_DTM,AUD_BEG_DTM,AUD_BEG_USR) values (21,7876,'ADAMS','CLERK',20,to_date('1983-1-12','YYYY-MM-DD'),1100,null,2,to_date('1983-1-12','YYYY-MM-DD'),to_date('1983-1-12','YYYY-MM-DD'),'SMITH');">
            <text:p>insert into EMP (ID,EMPNO,ENAME,JOB,MGR_EMP_ID,HIREDATE,SAL,COMM,DEPT_ID,EFF_BEG_DTM,AUD_BEG_DTM,AUD_BEG_USR) values (21,7876,'ADAMS','CLERK',20,to_date('1983-1-12','YYYY-MM-DD'),1100,null,2,to_date('1983-1-12','YYYY-MM-DD'),to_date('1983-1-12','YYYY-MM-DD'),'SMITH');</text:p>
          </table:table-cell>
          <table:table-cell table:style-name="ce19" table:number-columns-repeated="991"/>
          <table:table-cell table:style-name="ce3"/>
        </table:table-row>
        <table:table-row table:style-name="ro1">
          <table:table-cell table:style-name="ce5"/>
          <table:table-cell table:style-name="ce13" table:number-columns-repeated="9"/>
          <table:table-cell table:style-name="ce29"/>
          <table:table-cell table:style-name="ce13" table:number-columns-repeated="3"/>
          <table:table-cell table:style-name="ce29"/>
          <table:table-cell table:style-name="ce13" table:number-columns-repeated="4"/>
          <table:table-cell table:style-name="ce5" table:number-columns-repeated="8"/>
          <table:table-cell/>
          <table:table-cell table:style-name="ce13" table:number-columns-repeated="2"/>
          <table:table-cell/>
          <table:table-cell table:style-name="ce13" table:number-columns-repeated="992"/>
          <table:table-cell/>
        </table:table-row>
        <table:table-row table:style-name="ro1">
          <table:table-cell table:number-columns-repeated="20"/>
          <table:table-cell table:style-name="ce34" table:formula="of:=MIN([.U1:.U41])" office:value-type="date" office:date-value="1980-11-04T07:36:59.238281">
            <text:p>4. Nov. 1980</text:p>
          </table:table-cell>
          <table:table-cell table:style-name="ce34" table:number-columns-repeated="3"/>
          <table:table-cell table:style-name="ce34" table:formula="of:=MIN([.Y1:.Y41])" office:value-type="date" office:date-value="1981-05-12T17:14:12.539063">
            <text:p>12. May. 1981</text:p>
          </table:table-cell>
          <table:table-cell table:style-name="ce34" table:number-columns-repeated="2"/>
          <table:table-cell table:number-columns-repeated="997"/>
        </table:table-row>
        <table:table-row table:style-name="ro2">
          <table:table-cell table:number-columns-repeated="20"/>
          <table:table-cell table:style-name="ce34" table:formula="of:=MAX([.U1:.U41])" office:value-type="date" office:date-value="1983-02-26T00:41:05.332031">
            <text:p>26. Feb. 1983</text:p>
          </table:table-cell>
          <table:table-cell table:style-name="ce34" table:number-columns-repeated="3"/>
          <table:table-cell table:style-name="ce34" table:formula="of:=MAX([.Y1:.Y41])" office:value-type="date" office:date-value="1983-02-26T00:41:05.332031">
            <text:p>26. Feb. 1983</text:p>
          </table:table-cell>
          <table:table-cell table:style-name="ce34" table:number-columns-repeated="2"/>
          <table:table-cell/>
          <table:table-cell office:value-type="string">
            <text:p><text:span text:style-name="T1">A</text:span>,<text:span text:style-name="T2">B</text:span>,<text:span text:style-name="T3">C,</text:span><text:span text:style-name="T4">D,</text:span><text:span text:style-name="T5">E,</text:span><text:span text:style-name="T6">J,</text:span><text:span text:style-name="T7">L,</text:span><text:span text:style-name="T8">M,</text:span><text:span text:style-name="T1">N,</text:span><text:span text:style-name="T2">P,</text:span><text:span text:style-name="T3">U,</text:span><text:span text:style-name="T4">V</text:span></text:p>
          </table:table-cell>
          <table:table-cell table:style-name="Default" office:value-type="string">
            <text:p><text:span text:style-name="T1">A,</text:span><text:span text:style-name="T2">B</text:span><text:span text:style-name="T1">,</text:span><text:span text:style-name="T3">C</text:span><text:span text:style-name="T1">,</text:span><text:span text:style-name="T4">D</text:span><text:span text:style-name="T1">,</text:span><text:span text:style-name="T5">E</text:span><text:span text:style-name="T1">,</text:span><text:span text:style-name="T6">J</text:span><text:span text:style-name="T1">,</text:span><text:span text:style-name="T7">L</text:span><text:span text:style-name="T1">,</text:span><text:span text:style-name="T8">M</text:span><text:span text:style-name="T1">,N,</text:span><text:span text:style-name="T2">P</text:span><text:span text:style-name="T1">,</text:span><text:span text:style-name="T3">S</text:span><text:span text:style-name="T1">,</text:span><text:span text:style-name="T4">T</text:span><text:span text:style-name="T1">,</text:span><text:span text:style-name="T5">U</text:span><text:span text:style-name="T1">,</text:span><text:span text:style-name="T6">V</text:span><text:span text:style-name="T1">,</text:span><text:span text:style-name="T7">W</text:span><text:span text:style-name="T1">,</text:span><text:span text:style-name="T8">X</text:span></text:p>
          </table:table-cell>
          <table:table-cell table:number-columns-repeated="994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4" table:default-cell-style-name="ce18"/>
        <table:table-column table:style-name="co4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date" office:date-value="1980-01-01">
            <text:p>01/01/80</text:p>
          </table:table-cell>
          <table:table-cell office:value-type="string">
            <text:p>DAVIS</text:p>
          </table:table-cell>
        </table:table-row>
        <table:table-row table:style-name="ro1">
          <table:table-cell office:value-type="date" office:date-value="1981-01-01">
            <text:p>01/01/81</text:p>
          </table:table-cell>
          <table:table-cell office:value-type="string">
            <text:p>THOMPSON</text:p>
          </table:table-cell>
        </table:table-row>
        <table:table-row table:style-name="ro1">
          <table:table-cell office:value-type="date" office:date-value="1981-08-21">
            <text:p>08/21/81</text:p>
          </table:table-cell>
          <table:table-cell office:value-type="string">
            <text:p>SMITH</text:p>
          </table:table-cell>
        </table:table-row>
        <table:table-row table:style-name="ro1">
          <table:table-cell office:value-type="date" office:date-value="1982-01-01">
            <text:p>01/01/82</text:p>
          </table:table-cell>
          <table:table-cell office:value-type="string">
            <text:p>JAMES</text:p>
          </table:table-cell>
        </table:table-row>
        <table:table-row table:style-name="ro1">
          <table:table-cell office:value-type="date" office:date-value="1983-01-01">
            <text:p>01/01/83</text:p>
          </table:table-cell>
          <table:table-cell office:value-type="string">
            <text:p>SMITH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S1048573">
          <table:sort>
            <table:sort-by table:field-number="1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4/18/2012</text:date>, <text:time>19:4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H7S</meta:editing-duration>
    <meta:editing-cycles>41</meta:editing-cycles>
    <meta:generator>OpenOffice.org/3.3$Win32 OpenOffice.org_project/330m20$Build-9567</meta:generator>
    <dc:date>2012-04-18T19:46:36.80</dc:date>
    <dc:creator>Duane Dieterich</dc:creator>
    <meta:document-statistic meta:table-count="3" meta:cell-count="1117" meta:object-count="0"/>
    <meta:user-defined meta:name="Info 1"/>
    <meta:user-defined meta:name="Info 2"/>
    <meta:user-defined meta:name="Info 3"/>
    <meta:user-defined meta:name="Info 4"/>
  </office:meta>
</office:document-meta>
</file>